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472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4937in"/>
    </style:style>
    <style:style style:name="co12" style:family="table-column">
      <style:table-column-properties fo:break-before="auto" style:column-width="1.5689in"/>
    </style:style>
    <style:style style:name="co13" style:family="table-column">
      <style:table-column-properties fo:break-before="auto" style:column-width="1.557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at1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16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4" table:default-cell-style-name="Default"/>
        <table:table-column table:style-name="co7" table:number-columns-repeated="18" table:default-cell-style-name="Default"/>
        <table:table-column table:style-name="co9" table:default-cell-style-name="Default"/>
        <table:table-column table:style-name="co7" table:number-columns-repeated="6" table:default-cell-style-name="Default"/>
        <table:table-column table:style-name="co4" table:default-cell-style-name="Default"/>
        <table:table-column table:style-name="co8" table:default-cell-style-name="Default"/>
        <table:table-column table:style-name="co7" table:number-columns-repeated="19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15" table:default-cell-style-name="Default"/>
        <table:table-column table:style-name="co5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number-columns-repeated="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4" table:default-cell-style-name="Default"/>
        <table:table-column table:style-name="co8" table:number-columns-repeated="2" table:default-cell-style-name="Default"/>
        <table:table-column table:style-name="co7" table:number-columns-repeated="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4" table:number-columns-repeated="51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50020599365" calcext:value-type="float">
            <text:p>0.066715002059937</text:p>
          </table:table-cell>
          <table:table-cell office:value-type="float" office:value="0.100072622299194" calcext:value-type="float">
            <text:p>0.100072622299194</text:p>
          </table:table-cell>
          <table:table-cell office:value-type="float" office:value="0.133430480957031" calcext:value-type="float">
            <text:p>0.133430480957031</text:p>
          </table:table-cell>
          <table:table-cell office:value-type="float" office:value="0.166788339614868" calcext:value-type="float">
            <text:p>0.166788339614868</text:p>
          </table:table-cell>
          <table:table-cell office:value-type="float" office:value="0.233504056930542" calcext:value-type="float">
            <text:p>0.233504056930542</text:p>
          </table:table-cell>
          <table:table-cell office:value-type="float" office:value="0.266861915588379" calcext:value-type="float">
            <text:p>0.266861915588379</text:p>
          </table:table-cell>
          <table:table-cell office:value-type="float" office:value="0.300219774246216" calcext:value-type="float">
            <text:p>0.300219774246216</text:p>
          </table:table-cell>
          <table:table-cell office:value-type="float" office:value="0.36693549156189" calcext:value-type="float">
            <text:p>0.36693549156189</text:p>
          </table:table-cell>
          <table:table-cell office:value-type="float" office:value="0.400293588638306" calcext:value-type="float">
            <text:p>0.400293588638306</text:p>
          </table:table-cell>
          <table:table-cell office:value-type="float" office:value="0.433651447296143" calcext:value-type="float">
            <text:p>0.433651447296143</text:p>
          </table:table-cell>
          <table:table-cell office:value-type="float" office:value="0.46700930595398" calcext:value-type="float">
            <text:p>0.46700930595398</text:p>
          </table:table-cell>
          <table:table-cell office:value-type="float" office:value="0.500367164611816" calcext:value-type="float">
            <text:p>0.500367164611816</text:p>
          </table:table-cell>
          <table:table-cell office:value-type="float" office:value="0.567083120346069" calcext:value-type="float">
            <text:p>0.567083120346069</text:p>
          </table:table-cell>
          <table:table-cell office:value-type="float" office:value="0.600440979003906" calcext:value-type="float">
            <text:p>0.600440979003906</text:p>
          </table:table-cell>
          <table:table-cell office:value-type="float" office:value="0.66715669631958" calcext:value-type="float">
            <text:p>0.66715669631958</text:p>
          </table:table-cell>
          <table:table-cell office:value-type="float" office:value="0.700514554977417" calcext:value-type="float">
            <text:p>0.700514554977417</text:p>
          </table:table-cell>
          <table:table-cell office:value-type="float" office:value="0.733872652053833" calcext:value-type="float">
            <text:p>0.733872652053833</text:p>
          </table:table-cell>
          <table:table-cell office:value-type="float" office:value="0.800588607788086" calcext:value-type="float">
            <text:p>0.800588607788086</text:p>
          </table:table-cell>
          <table:table-cell office:value-type="float" office:value="0.867304563522339" calcext:value-type="float">
            <text:p>0.867304563522339</text:p>
          </table:table-cell>
          <table:table-cell office:value-type="float" office:value="0.934020280838013" calcext:value-type="float">
            <text:p>0.934020280838013</text:p>
          </table:table-cell>
          <table:table-cell office:value-type="float" office:value="1.00073623657227" calcext:value-type="float">
            <text:p>1.00073623657227</text:p>
          </table:table-cell>
          <table:table-cell office:value-type="float" office:value="1.03409433364868" calcext:value-type="float">
            <text:p>1.03409433364868</text:p>
          </table:table-cell>
          <table:table-cell office:value-type="float" office:value="1.06745219230652" calcext:value-type="float">
            <text:p>1.06745219230652</text:p>
          </table:table-cell>
          <table:table-cell office:value-type="float" office:value="1.16752433776855" calcext:value-type="float">
            <text:p>1.16752433776855</text:p>
          </table:table-cell>
          <table:table-cell office:value-type="float" office:value="1.23423862457275" calcext:value-type="float">
            <text:p>1.23423862457275</text:p>
          </table:table-cell>
          <table:table-cell office:value-type="float" office:value="1.30095267295837" calcext:value-type="float">
            <text:p>1.30095267295837</text:p>
          </table:table-cell>
          <table:table-cell office:value-type="float" office:value="1.40102362632751" calcext:value-type="float">
            <text:p>1.40102362632751</text:p>
          </table:table-cell>
          <table:table-cell office:value-type="float" office:value="1.46773815155029" calcext:value-type="float">
            <text:p>1.46773815155029</text:p>
          </table:table-cell>
          <table:table-cell office:value-type="float" office:value="1.53445196151733" calcext:value-type="float">
            <text:p>1.53445196151733</text:p>
          </table:table-cell>
          <table:table-cell office:value-type="float" office:value="1.56780910491943" calcext:value-type="float">
            <text:p>1.56780910491943</text:p>
          </table:table-cell>
          <table:table-cell office:value-type="float" office:value="1.63452315330505" calcext:value-type="float">
            <text:p>1.63452315330505</text:p>
          </table:table-cell>
          <table:table-cell office:value-type="float" office:value="1.70123744010925" calcext:value-type="float">
            <text:p>1.70123744010925</text:p>
          </table:table-cell>
          <table:table-cell office:value-type="float" office:value="1.76795125007629" calcext:value-type="float">
            <text:p>1.76795125007629</text:p>
          </table:table-cell>
          <table:table-cell office:value-type="float" office:value="1.80130839347839" calcext:value-type="float">
            <text:p>1.80130839347839</text:p>
          </table:table-cell>
          <table:table-cell office:value-type="float" office:value="1.86802244186401" calcext:value-type="float">
            <text:p>1.86802244186401</text:p>
          </table:table-cell>
          <table:table-cell office:value-type="float" office:value="1.96809363365173" calcext:value-type="float">
            <text:p>1.96809363365173</text:p>
          </table:table-cell>
          <table:table-cell office:value-type="float" office:value="2.00145053863525" calcext:value-type="float">
            <text:p>2.00145053863525</text:p>
          </table:table-cell>
          <table:table-cell office:value-type="float" office:value="2.03480744361877" calcext:value-type="float">
            <text:p>2.03480744361877</text:p>
          </table:table-cell>
          <table:table-cell office:value-type="float" office:value="2.10152149200439" calcext:value-type="float">
            <text:p>2.10152149200439</text:p>
          </table:table-cell>
          <table:table-cell office:value-type="float" office:value="2.13487863540649" calcext:value-type="float">
            <text:p>2.13487863540649</text:p>
          </table:table-cell>
          <table:table-cell office:value-type="float" office:value="2.16823577880859" calcext:value-type="float">
            <text:p>2.16823577880859</text:p>
          </table:table-cell>
          <table:table-cell office:value-type="float" office:value="2.23495030403137" calcext:value-type="float">
            <text:p>2.23495030403137</text:p>
          </table:table-cell>
          <table:table-cell office:value-type="float" office:value="2.30166482925415" calcext:value-type="float">
            <text:p>2.30166482925415</text:p>
          </table:table-cell>
          <table:table-cell office:value-type="float" office:value="2.36837911605835" calcext:value-type="float">
            <text:p>2.36837911605835</text:p>
          </table:table-cell>
          <table:table-cell office:value-type="float" office:value="2.40173625946045" calcext:value-type="float">
            <text:p>2.40173625946045</text:p>
          </table:table-cell>
          <table:table-cell office:value-type="float" office:value="2.46845078468323" calcext:value-type="float">
            <text:p>2.46845078468323</text:p>
          </table:table-cell>
          <table:table-cell office:value-type="float" office:value="2.53516530990601" calcext:value-type="float">
            <text:p>2.53516530990601</text:p>
          </table:table-cell>
          <table:table-cell office:value-type="float" office:value="2.6018795967102" calcext:value-type="float">
            <text:p>2.6018795967102</text:p>
          </table:table-cell>
          <table:table-cell office:value-type="float" office:value="2.66859412193298" calcext:value-type="float">
            <text:p>2.66859412193298</text:p>
          </table:table-cell>
          <table:table-cell office:value-type="float" office:value="2.73530840873718" calcext:value-type="float">
            <text:p>2.73530840873718</text:p>
          </table:table-cell>
          <table:table-cell office:value-type="float" office:value="2.86873698234558" calcext:value-type="float">
            <text:p>2.86873698234558</text:p>
          </table:table-cell>
          <table:table-cell office:value-type="float" office:value="2.90209436416626" calcext:value-type="float">
            <text:p>2.90209436416626</text:p>
          </table:table-cell>
          <table:table-cell office:value-type="float" office:value="2.96880865097046" calcext:value-type="float">
            <text:p>2.96880865097046</text:p>
          </table:table-cell>
          <table:table-cell office:value-type="float" office:value="3.13559603691101" calcext:value-type="float">
            <text:p>3.13559603691101</text:p>
          </table:table-cell>
          <table:table-cell office:value-type="float" office:value="3.20231342315674" calcext:value-type="float">
            <text:p>3.20231342315674</text:p>
          </table:table-cell>
          <table:table-cell office:value-type="float" office:value="3.23567223548889" calcext:value-type="float">
            <text:p>3.23567223548889</text:p>
          </table:table-cell>
          <table:table-cell office:value-type="float" office:value="3.3023898601532" calcext:value-type="float">
            <text:p>3.3023898601532</text:p>
          </table:table-cell>
          <table:table-cell office:value-type="float" office:value="3.33574867248535" calcext:value-type="float">
            <text:p>3.33574867248535</text:p>
          </table:table-cell>
          <table:table-cell office:value-type="float" office:value="3.46918392181396" calcext:value-type="float">
            <text:p>3.46918392181396</text:p>
          </table:table-cell>
          <table:table-cell office:value-type="float" office:value="3.53590154647827" calcext:value-type="float">
            <text:p>3.53590154647827</text:p>
          </table:table-cell>
          <table:table-cell office:value-type="float" office:value="3.60261940956116" calcext:value-type="float">
            <text:p>3.60261940956116</text:p>
          </table:table-cell>
          <table:table-cell office:value-type="float" office:value="3.7026960849762" calcext:value-type="float">
            <text:p>3.7026960849762</text:p>
          </table:table-cell>
          <table:table-cell office:value-type="float" office:value="3.73605489730835" calcext:value-type="float">
            <text:p>3.73605489730835</text:p>
          </table:table-cell>
          <table:table-cell office:value-type="float" office:value="3.80277299880981" calcext:value-type="float">
            <text:p>3.80277299880981</text:p>
          </table:table-cell>
          <table:table-cell office:value-type="float" office:value="3.83613181114197" calcext:value-type="float">
            <text:p>3.83613181114197</text:p>
          </table:table-cell>
          <table:table-cell office:value-type="float" office:value="3.8694908618927" calcext:value-type="float">
            <text:p>3.8694908618927</text:p>
          </table:table-cell>
          <table:table-cell office:value-type="float" office:value="3.90284991264343" calcext:value-type="float">
            <text:p>3.90284991264343</text:p>
          </table:table-cell>
          <table:table-cell office:value-type="float" office:value="3.96956777572632" calcext:value-type="float">
            <text:p>3.96956777572632</text:p>
          </table:table-cell>
          <table:table-cell office:value-type="float" office:value="4.03628587722778" calcext:value-type="float">
            <text:p>4.03628587722778</text:p>
          </table:table-cell>
          <table:table-cell office:value-type="float" office:value="4.10300397872925" calcext:value-type="float">
            <text:p>4.10300397872925</text:p>
          </table:table-cell>
          <table:table-cell office:value-type="float" office:value="4.16971850395203" calcext:value-type="float">
            <text:p>4.16971850395203</text:p>
          </table:table-cell>
          <table:table-cell office:value-type="float" office:value="4.20307588577271" calcext:value-type="float">
            <text:p>4.20307588577271</text:p>
          </table:table-cell>
          <table:table-cell office:value-type="float" office:value="4.23643302917481" calcext:value-type="float">
            <text:p>4.23643302917481</text:p>
          </table:table-cell>
          <table:table-cell office:value-type="float" office:value="4.30314779281616" calcext:value-type="float">
            <text:p>4.30314779281616</text:p>
          </table:table-cell>
          <table:table-cell office:value-type="float" office:value="4.36986255645752" calcext:value-type="float">
            <text:p>4.36986255645752</text:p>
          </table:table-cell>
          <table:table-cell office:value-type="float" office:value="4.4365770816803" calcext:value-type="float">
            <text:p>4.4365770816803</text:p>
          </table:table-cell>
          <table:table-cell office:value-type="float" office:value="4.50329184532166" calcext:value-type="float">
            <text:p>4.50329184532166</text:p>
          </table:table-cell>
          <table:table-cell office:value-type="float" office:value="4.53664898872376" calcext:value-type="float">
            <text:p>4.53664898872376</text:p>
          </table:table-cell>
          <table:table-cell office:value-type="float" office:value="4.70343565940857" calcext:value-type="float">
            <text:p>4.70343565940857</text:p>
          </table:table-cell>
          <table:table-cell office:value-type="float" office:value="4.77015018463135" calcext:value-type="float">
            <text:p>4.77015018463135</text:p>
          </table:table-cell>
          <table:table-cell office:value-type="float" office:value="4.83686470985413" calcext:value-type="float">
            <text:p>4.83686470985413</text:p>
          </table:table-cell>
          <table:table-cell office:value-type="float" office:value="4.87022209167481" calcext:value-type="float">
            <text:p>4.87022209167481</text:p>
          </table:table-cell>
          <table:table-cell office:value-type="float" office:value="4.93693685531616" calcext:value-type="float">
            <text:p>4.93693685531616</text:p>
          </table:table-cell>
          <table:table-cell office:value-type="float" office:value="5.00365138053894" calcext:value-type="float">
            <text:p>5.00365138053894</text:p>
          </table:table-cell>
          <table:table-cell office:value-type="float" office:value="5.10372304916382" calcext:value-type="float">
            <text:p>5.10372304916382</text:p>
          </table:table-cell>
          <table:table-cell office:value-type="float" office:value="5.27051472663879" calcext:value-type="float">
            <text:p>5.27051472663879</text:p>
          </table:table-cell>
          <table:table-cell office:value-type="float" office:value="5.33723115921021" calcext:value-type="float">
            <text:p>5.33723115921021</text:p>
          </table:table-cell>
          <table:table-cell office:value-type="float" office:value="5.37058973312378" calcext:value-type="float">
            <text:p>5.37058973312378</text:p>
          </table:table-cell>
          <table:table-cell office:value-type="float" office:value="5.40394806861877" calcext:value-type="float">
            <text:p>5.40394806861877</text:p>
          </table:table-cell>
          <table:table-cell office:value-type="float" office:value="5.43730616569519" calcext:value-type="float">
            <text:p>5.43730616569519</text:p>
          </table:table-cell>
          <table:table-cell office:value-type="float" office:value="5.47066450119019" calcext:value-type="float">
            <text:p>5.47066450119019</text:p>
          </table:table-cell>
          <table:table-cell office:value-type="float" office:value="5.53738141059876" calcext:value-type="float">
            <text:p>5.53738141059876</text:p>
          </table:table-cell>
          <table:table-cell office:value-type="float" office:value="5.63745641708374" calcext:value-type="float">
            <text:p>5.63745641708374</text:p>
          </table:table-cell>
          <table:table-cell office:value-type="float" office:value="5.70417308807373" calcext:value-type="float">
            <text:p>5.70417308807373</text:p>
          </table:table-cell>
          <table:table-cell office:value-type="float" office:value="5.87096476554871" calcext:value-type="float">
            <text:p>5.87096476554871</text:p>
          </table:table-cell>
          <table:table-cell office:value-type="float" office:value="5.90432333946228" calcext:value-type="float">
            <text:p>5.90432333946228</text:p>
          </table:table-cell>
          <table:table-cell office:value-type="float" office:value="5.93768167495728" calcext:value-type="float">
            <text:p>5.93768167495728</text:p>
          </table:table-cell>
          <table:table-cell office:value-type="float" office:value="6.00439834594727" calcext:value-type="float">
            <text:p>6.00439834594727</text:p>
          </table:table-cell>
          <table:table-cell office:value-type="float" office:value="6.03775715827942" calcext:value-type="float">
            <text:p>6.03775715827942</text:p>
          </table:table-cell>
          <table:table-cell office:value-type="float" office:value="6.07111549377441" calcext:value-type="float">
            <text:p>6.07111549377441</text:p>
          </table:table-cell>
          <table:table-cell office:value-type="float" office:value="6.10447382926941" calcext:value-type="float">
            <text:p>6.10447382926941</text:p>
          </table:table-cell>
          <table:table-cell office:value-type="float" office:value="6.17118763923645" calcext:value-type="float">
            <text:p>6.17118763923645</text:p>
          </table:table-cell>
          <table:table-cell office:value-type="float" office:value="6.23790121078491" calcext:value-type="float">
            <text:p>6.23790121078491</text:p>
          </table:table-cell>
          <table:table-cell office:value-type="float" office:value="6.27125787734985" calcext:value-type="float">
            <text:p>6.27125787734985</text:p>
          </table:table-cell>
          <table:table-cell office:value-type="float" office:value="6.30461478233337" calcext:value-type="float">
            <text:p>6.30461478233337</text:p>
          </table:table-cell>
          <table:table-cell office:value-type="float" office:value="6.40468502044678" calcext:value-type="float">
            <text:p>6.40468502044678</text:p>
          </table:table-cell>
          <table:table-cell office:value-type="float" office:value="6.47139859199524" calcext:value-type="float">
            <text:p>6.47139859199524</text:p>
          </table:table-cell>
          <table:table-cell office:value-type="float" office:value="6.53811240196228" calcext:value-type="float">
            <text:p>6.53811240196228</text:p>
          </table:table-cell>
          <table:table-cell office:value-type="float" office:value="6.57146906852722" calcext:value-type="float">
            <text:p>6.57146906852722</text:p>
          </table:table-cell>
          <table:table-cell office:value-type="float" office:value="6.63818264007568" calcext:value-type="float">
            <text:p>6.63818264007568</text:p>
          </table:table-cell>
          <table:table-cell office:value-type="float" office:value="6.67153930664063" calcext:value-type="float">
            <text:p>6.67153930664063</text:p>
          </table:table-cell>
          <table:table-cell office:value-type="float" office:value="6.70489597320557" calcext:value-type="float">
            <text:p>6.70489597320557</text:p>
          </table:table-cell>
          <table:table-cell office:value-type="float" office:value="6.77160930633545" calcext:value-type="float">
            <text:p>6.77160930633545</text:p>
          </table:table-cell>
          <table:table-cell office:value-type="float" office:value="6.83832311630249" calcext:value-type="float">
            <text:p>6.83832311630249</text:p>
          </table:table-cell>
          <table:table-cell office:value-type="float" office:value="6.90503644943237" calcext:value-type="float">
            <text:p>6.90503644943237</text:p>
          </table:table-cell>
          <table:table-cell office:value-type="float" office:value="6.97174978256226" calcext:value-type="float">
            <text:p>6.97174978256226</text:p>
          </table:table-cell>
          <table:table-cell office:value-type="float" office:value="7.0051064491272" calcext:value-type="float">
            <text:p>7.0051064491272</text:p>
          </table:table-cell>
          <table:table-cell office:value-type="float" office:value="7.07181978225708" calcext:value-type="float">
            <text:p>7.07181978225708</text:p>
          </table:table-cell>
          <table:table-cell office:value-type="float" office:value="7.10517644882202" calcext:value-type="float">
            <text:p>7.10517644882202</text:p>
          </table:table-cell>
          <table:table-cell office:value-type="float" office:value="7.1385338306427" calcext:value-type="float">
            <text:p>7.1385338306427</text:p>
          </table:table-cell>
          <table:table-cell office:value-type="float" office:value="7.1718909740448" calcext:value-type="float">
            <text:p>7.1718909740448</text:p>
          </table:table-cell>
          <table:table-cell office:value-type="float" office:value="7.20524787902832" calcext:value-type="float">
            <text:p>7.20524787902832</text:p>
          </table:table-cell>
          <table:table-cell office:value-type="float" office:value="7.23860502243042" calcext:value-type="float">
            <text:p>7.23860502243042</text:p>
          </table:table-cell>
          <table:table-cell office:value-type="float" office:value="7.27196216583252" calcext:value-type="float">
            <text:p>7.27196216583252</text:p>
          </table:table-cell>
          <table:table-cell office:value-type="float" office:value="7.30531930923462" calcext:value-type="float">
            <text:p>7.30531930923462</text:p>
          </table:table-cell>
          <table:table-cell office:value-type="float" office:value="7.33867645263672" calcext:value-type="float">
            <text:p>7.33867645263672</text:p>
          </table:table-cell>
          <table:table-cell office:value-type="float" office:value="7.43874788284302" calcext:value-type="float">
            <text:p>7.43874788284302</text:p>
          </table:table-cell>
          <table:table-cell office:value-type="float" office:value="7.50546216964722" calcext:value-type="float">
            <text:p>7.50546216964722</text:p>
          </table:table-cell>
          <table:table-cell office:value-type="float" office:value="7.57217621803284" calcext:value-type="float">
            <text:p>7.57217621803284</text:p>
          </table:table-cell>
          <table:table-cell office:value-type="float" office:value="7.67224764823914" calcext:value-type="float">
            <text:p>7.67224764823914</text:p>
          </table:table-cell>
          <table:table-cell office:value-type="float" office:value="7.70560479164124" calcext:value-type="float">
            <text:p>7.70560479164124</text:p>
          </table:table-cell>
          <table:table-cell office:value-type="float" office:value="7.77231907844543" calcext:value-type="float">
            <text:p>7.77231907844543</text:p>
          </table:table-cell>
          <table:table-cell office:value-type="float" office:value="7.83903312683106" calcext:value-type="float">
            <text:p>7.83903312683106</text:p>
          </table:table-cell>
          <table:table-cell office:value-type="float" office:value="7.90574741363525" calcext:value-type="float">
            <text:p>7.90574741363525</text:p>
          </table:table-cell>
          <table:table-cell office:value-type="float" office:value="7.97246170043945" calcext:value-type="float">
            <text:p>7.97246170043945</text:p>
          </table:table-cell>
          <table:table-cell office:value-type="float" office:value="8.03917574882507" calcext:value-type="float">
            <text:p>8.03917574882507</text:p>
          </table:table-cell>
          <table:table-cell office:value-type="float" office:value="8.10589027404785" calcext:value-type="float">
            <text:p>8.10589027404785</text:p>
          </table:table-cell>
          <table:table-cell office:value-type="float" office:value="8.13924813270569" calcext:value-type="float">
            <text:p>8.13924813270569</text:p>
          </table:table-cell>
          <table:table-cell office:value-type="float" office:value="8.20596385002136" calcext:value-type="float">
            <text:p>8.20596385002136</text:p>
          </table:table-cell>
          <table:table-cell office:value-type="float" office:value="8.30603766441345" calcext:value-type="float">
            <text:p>8.30603766441345</text:p>
          </table:table-cell>
          <table:table-cell office:value-type="float" office:value="8.33939552307129" calcext:value-type="float">
            <text:p>8.33939552307129</text:p>
          </table:table-cell>
          <table:table-cell office:value-type="float" office:value="8.37275338172913" calcext:value-type="float">
            <text:p>8.37275338172913</text:p>
          </table:table-cell>
          <table:table-cell office:value-type="float" office:value="8.40611147880554" calcext:value-type="float">
            <text:p>8.40611147880554</text:p>
          </table:table-cell>
          <table:table-cell office:value-type="float" office:value="8.43946957588196" calcext:value-type="float">
            <text:p>8.43946957588196</text:p>
          </table:table-cell>
          <table:table-cell office:value-type="float" office:value="8.50618529319763" calcext:value-type="float">
            <text:p>8.50618529319763</text:p>
          </table:table-cell>
          <table:table-cell office:value-type="float" office:value="8.53954339027405" calcext:value-type="float">
            <text:p>8.53954339027405</text:p>
          </table:table-cell>
          <table:table-cell office:value-type="float" office:value="8.57290148735046" calcext:value-type="float">
            <text:p>8.57290148735046</text:p>
          </table:table-cell>
          <table:table-cell office:value-type="float" office:value="8.63961720466614" calcext:value-type="float">
            <text:p>8.63961720466614</text:p>
          </table:table-cell>
          <table:table-cell office:value-type="float" office:value="8.73969125747681" calcext:value-type="float">
            <text:p>8.73969125747681</text:p>
          </table:table-cell>
          <table:table-cell office:value-type="float" office:value="8.77304935455322" calcext:value-type="float">
            <text:p>8.77304935455322</text:p>
          </table:table-cell>
          <table:table-cell office:value-type="float" office:value="8.90648126602173" calcext:value-type="float">
            <text:p>8.90648126602173</text:p>
          </table:table-cell>
          <table:table-cell office:value-type="float" office:value="8.93983936309814" calcext:value-type="float">
            <text:p>8.93983936309814</text:p>
          </table:table-cell>
          <table:table-cell office:value-type="float" office:value="8.97319722175598" calcext:value-type="float">
            <text:p>8.97319722175598</text:p>
          </table:table-cell>
          <table:table-cell office:value-type="float" office:value="9.00655555725098" calcext:value-type="float">
            <text:p>9.00655555725098</text:p>
          </table:table-cell>
          <table:table-cell office:value-type="float" office:value="9.07327151298523" calcext:value-type="float">
            <text:p>9.07327151298523</text:p>
          </table:table-cell>
          <table:table-cell office:value-type="float" office:value="9.13998675346375" calcext:value-type="float">
            <text:p>9.13998675346375</text:p>
          </table:table-cell>
          <table:table-cell office:value-type="float" office:value="9.20670127868652" calcext:value-type="float">
            <text:p>9.20670127868652</text:p>
          </table:table-cell>
          <table:table-cell office:value-type="float" office:value="9.27341556549072" calcext:value-type="float">
            <text:p>9.27341556549072</text:p>
          </table:table-cell>
          <table:table-cell office:value-type="float" office:value="9.34012985229492" calcext:value-type="float">
            <text:p>9.34012985229492</text:p>
          </table:table-cell>
          <table:table-cell office:value-type="float" office:value="9.50691604614258" calcext:value-type="float">
            <text:p>9.50691604614258</text:p>
          </table:table-cell>
          <table:table-cell office:value-type="float" office:value="9.57363033294678" calcext:value-type="float">
            <text:p>9.57363033294678</text:p>
          </table:table-cell>
          <table:table-cell office:value-type="float" office:value="9.64034485816956" calcext:value-type="float">
            <text:p>9.64034485816956</text:p>
          </table:table-cell>
          <table:table-cell office:value-type="float" office:value="9.70705914497376" calcext:value-type="float">
            <text:p>9.70705914497376</text:p>
          </table:table-cell>
          <table:table-cell office:value-type="float" office:value="9.77377343177795" calcext:value-type="float">
            <text:p>9.77377343177795</text:p>
          </table:table-cell>
          <table:table-cell office:value-type="float" office:value="9.80713057518005" calcext:value-type="float">
            <text:p>9.80713057518005</text:p>
          </table:table-cell>
          <table:table-cell office:value-type="float" office:value="9.84048771858215" calcext:value-type="float">
            <text:p>9.84048771858215</text:p>
          </table:table-cell>
          <table:table-cell office:value-type="float" office:value="9.87384510040283" calcext:value-type="float">
            <text:p>9.87384510040283</text:p>
          </table:table-cell>
          <table:table-cell office:value-type="float" office:value="9.90720224380493" calcext:value-type="float">
            <text:p>9.90720224380493</text:p>
          </table:table-cell>
          <table:table-cell office:value-type="float" office:value="9.94055938720703" calcext:value-type="float">
            <text:p>9.94055938720703</text:p>
          </table:table-cell>
          <table:table-cell office:value-type="float" office:value="9.97391653060913" calcext:value-type="float">
            <text:p>9.97391653060913</text:p>
          </table:table-cell>
          <table:table-cell office:value-type="float" office:value="10.0072736740112" calcext:value-type="float">
            <text:p>10.0072736740112</text:p>
          </table:table-cell>
          <table:table-cell office:value-type="float" office:value="10.1407024860382" calcext:value-type="float">
            <text:p>10.1407024860382</text:p>
          </table:table-cell>
          <table:table-cell office:value-type="float" office:value="10.207417011261" calcext:value-type="float">
            <text:p>10.207417011261</text:p>
          </table:table-cell>
          <table:table-cell office:value-type="float" office:value="10.2741312980652" calcext:value-type="float">
            <text:p>10.2741312980652</text:p>
          </table:table-cell>
          <table:table-cell office:value-type="float" office:value="10.3074884414673" calcext:value-type="float">
            <text:p>10.3074884414673</text:p>
          </table:table-cell>
          <table:table-cell office:value-type="float" office:value="10.3742032051086" calcext:value-type="float">
            <text:p>10.3742032051086</text:p>
          </table:table-cell>
          <table:table-cell office:value-type="float" office:value="10.4075603485107" calcext:value-type="float">
            <text:p>10.4075603485107</text:p>
          </table:table-cell>
          <table:table-cell office:value-type="float" office:value="10.4409174919128" calcext:value-type="float">
            <text:p>10.4409174919128</text:p>
          </table:table-cell>
          <table:table-cell office:value-type="float" office:value="10.4742746353149" calcext:value-type="float">
            <text:p>10.4742746353149</text:p>
          </table:table-cell>
          <table:table-cell office:value-type="float" office:value="10.507631778717" calcext:value-type="float">
            <text:p>10.507631778717</text:p>
          </table:table-cell>
          <table:table-cell office:value-type="float" office:value="10.5743465423584" calcext:value-type="float">
            <text:p>10.5743465423584</text:p>
          </table:table-cell>
          <table:table-cell office:value-type="float" office:value="10.7744896411896" calcext:value-type="float">
            <text:p>10.7744896411896</text:p>
          </table:table-cell>
          <table:table-cell office:value-type="float" office:value="10.8078467845917" calcext:value-type="float">
            <text:p>10.8078467845917</text:p>
          </table:table-cell>
          <table:table-cell office:value-type="float" office:value="10.8745610713959" calcext:value-type="float">
            <text:p>10.8745610713959</text:p>
          </table:table-cell>
          <table:table-cell office:value-type="float" office:value="10.9412755966187" calcext:value-type="float">
            <text:p>10.9412755966187</text:p>
          </table:table-cell>
          <table:table-cell office:value-type="float" office:value="11.0079901218414" calcext:value-type="float">
            <text:p>11.0079901218414</text:p>
          </table:table-cell>
          <table:table-cell office:value-type="float" office:value="11.0747044086456" calcext:value-type="float">
            <text:p>11.0747044086456</text:p>
          </table:table-cell>
          <table:table-cell office:value-type="float" office:value="11.1080615520477" calcext:value-type="float">
            <text:p>11.1080615520477</text:p>
          </table:table-cell>
          <table:table-cell office:value-type="float" office:value="11.1747763156891" calcext:value-type="float">
            <text:p>11.1747763156891</text:p>
          </table:table-cell>
          <table:table-cell office:value-type="float" office:value="11.241491317749" calcext:value-type="float">
            <text:p>11.241491317749</text:p>
          </table:table-cell>
          <table:table-cell office:value-type="float" office:value="11.3082060813904" calcext:value-type="float">
            <text:p>11.3082060813904</text:p>
          </table:table-cell>
          <table:table-cell office:value-type="float" office:value="11.3749208450317" calcext:value-type="float">
            <text:p>11.3749208450317</text:p>
          </table:table-cell>
          <table:table-cell office:value-type="float" office:value="11.4416360855103" calcext:value-type="float">
            <text:p>11.4416360855103</text:p>
          </table:table-cell>
          <table:table-cell office:value-type="float" office:value="11.5083508491516" calcext:value-type="float">
            <text:p>11.5083508491516</text:p>
          </table:table-cell>
          <table:table-cell office:value-type="float" office:value="11.5417082309723" calcext:value-type="float">
            <text:p>11.5417082309723</text:p>
          </table:table-cell>
          <table:table-cell office:value-type="float" office:value="11.6084232330322" calcext:value-type="float">
            <text:p>11.6084232330322</text:p>
          </table:table-cell>
          <table:table-cell office:value-type="float" office:value="11.6417808532715" calcext:value-type="float">
            <text:p>11.6417808532715</text:p>
          </table:table-cell>
          <table:table-cell office:value-type="float" office:value="11.808568239212" calcext:value-type="float">
            <text:p>11.808568239212</text:p>
          </table:table-cell>
          <table:table-cell office:value-type="float" office:value="12.0087132453918" calcext:value-type="float">
            <text:p>12.0087132453918</text:p>
          </table:table-cell>
          <table:table-cell office:value-type="float" office:value="12.0420706272125" calcext:value-type="float">
            <text:p>12.0420706272125</text:p>
          </table:table-cell>
          <table:table-cell office:value-type="float" office:value="12.0754280090332" calcext:value-type="float">
            <text:p>12.0754280090332</text:p>
          </table:table-cell>
          <table:table-cell office:value-type="float" office:value="12.1421422958374" calcext:value-type="float">
            <text:p>12.1421422958374</text:p>
          </table:table-cell>
          <table:table-cell office:value-type="float" office:value="12.2755699157715" calcext:value-type="float">
            <text:p>12.2755699157715</text:p>
          </table:table-cell>
          <table:table-cell office:value-type="float" office:value="12.3089265823364" calcext:value-type="float">
            <text:p>12.3089265823364</text:p>
          </table:table-cell>
          <table:table-cell office:value-type="float" office:value="12.3756401538849" calcext:value-type="float">
            <text:p>12.3756401538849</text:p>
          </table:table-cell>
          <table:table-cell office:value-type="float" office:value="12.4089970588684" calcext:value-type="float">
            <text:p>12.4089970588684</text:p>
          </table:table-cell>
          <table:table-cell office:value-type="float" office:value="12.4757103919983" calcext:value-type="float">
            <text:p>12.4757103919983</text:p>
          </table:table-cell>
          <table:table-cell office:value-type="float" office:value="12.5424242019653" calcext:value-type="float">
            <text:p>12.5424242019653</text:p>
          </table:table-cell>
          <table:table-cell office:value-type="float" office:value="12.6091377735138" calcext:value-type="float">
            <text:p>12.6091377735138</text:p>
          </table:table-cell>
          <table:table-cell office:value-type="float" office:value="12.6424944400787" calcext:value-type="float">
            <text:p>12.6424944400787</text:p>
          </table:table-cell>
          <table:table-cell office:value-type="float" office:value="12.6758511066437" calcext:value-type="float">
            <text:p>12.6758511066437</text:p>
          </table:table-cell>
          <table:table-cell office:value-type="float" office:value="12.7092080116272" calcext:value-type="float">
            <text:p>12.7092080116272</text:p>
          </table:table-cell>
          <table:table-cell office:value-type="float" office:value="12.7425646781921" calcext:value-type="float">
            <text:p>12.7425646781921</text:p>
          </table:table-cell>
          <table:table-cell office:value-type="float" office:value="12.7759213447571" calcext:value-type="float">
            <text:p>12.7759213447571</text:p>
          </table:table-cell>
          <table:table-cell office:value-type="float" office:value="12.809278011322" calcext:value-type="float">
            <text:p>12.809278011322</text:p>
          </table:table-cell>
          <table:table-cell office:value-type="float" office:value="12.8426349163055" calcext:value-type="float">
            <text:p>12.8426349163055</text:p>
          </table:table-cell>
          <table:table-cell office:value-type="float" office:value="12.8759918212891" calcext:value-type="float">
            <text:p>12.8759918212891</text:p>
          </table:table-cell>
          <table:table-cell office:value-type="float" office:value="12.909348487854" calcext:value-type="float">
            <text:p>12.909348487854</text:p>
          </table:table-cell>
          <table:table-cell office:value-type="float" office:value="12.9760618209839" calcext:value-type="float">
            <text:p>12.9760618209839</text:p>
          </table:table-cell>
          <table:table-cell office:value-type="float" office:value="13.0094184875488" calcext:value-type="float">
            <text:p>13.0094184875488</text:p>
          </table:table-cell>
          <table:table-cell office:value-type="float" office:value="13.0761318206787" calcext:value-type="float">
            <text:p>13.0761318206787</text:p>
          </table:table-cell>
          <table:table-cell office:value-type="float" office:value="13.1094884872437" calcext:value-type="float">
            <text:p>13.1094884872437</text:p>
          </table:table-cell>
          <table:table-cell office:value-type="float" office:value="13.1428453922272" calcext:value-type="float">
            <text:p>13.1428453922272</text:p>
          </table:table-cell>
          <table:table-cell office:value-type="float" office:value="13.2095592021942" calcext:value-type="float">
            <text:p>13.2095592021942</text:p>
          </table:table-cell>
          <table:table-cell office:value-type="float" office:value="13.2429158687592" calcext:value-type="float">
            <text:p>13.2429158687592</text:p>
          </table:table-cell>
          <table:table-cell office:value-type="float" office:value="13.3096294403076" calcext:value-type="float">
            <text:p>13.3096294403076</text:p>
          </table:table-cell>
          <table:table-cell office:value-type="float" office:value="13.3429861068726" calcext:value-type="float">
            <text:p>13.3429861068726</text:p>
          </table:table-cell>
          <table:table-cell office:value-type="float" office:value="13.3763430118561" calcext:value-type="float">
            <text:p>13.3763430118561</text:p>
          </table:table-cell>
          <table:table-cell office:value-type="float" office:value="13.443056344986" calcext:value-type="float">
            <text:p>13.443056344986</text:p>
          </table:table-cell>
          <table:table-cell office:value-type="float" office:value="13.4764132499695" calcext:value-type="float">
            <text:p>13.4764132499695</text:p>
          </table:table-cell>
          <table:table-cell office:value-type="float" office:value="13.509770154953" calcext:value-type="float">
            <text:p>13.509770154953</text:p>
          </table:table-cell>
          <table:table-cell office:value-type="float" office:value="13.5431268215179" calcext:value-type="float">
            <text:p>13.5431268215179</text:p>
          </table:table-cell>
          <table:table-cell office:value-type="float" office:value="13.5764834880829" calcext:value-type="float">
            <text:p>13.5764834880829</text:p>
          </table:table-cell>
          <table:table-cell office:value-type="float" office:value="13.6431970596313" calcext:value-type="float">
            <text:p>13.6431970596313</text:p>
          </table:table-cell>
          <table:table-cell office:value-type="float" office:value="13.6765537261963" calcext:value-type="float">
            <text:p>13.6765537261963</text:p>
          </table:table-cell>
          <table:table-cell office:value-type="float" office:value="13.7432670593262" calcext:value-type="float">
            <text:p>13.7432670593262</text:p>
          </table:table-cell>
          <table:table-cell office:value-type="float" office:value="13.8099806308746" calcext:value-type="float">
            <text:p>13.8099806308746</text:p>
          </table:table-cell>
          <table:table-cell office:value-type="float" office:value="13.8766942024231" calcext:value-type="float">
            <text:p>13.8766942024231</text:p>
          </table:table-cell>
          <table:table-cell office:value-type="float" office:value="14.1101908683777" calcext:value-type="float">
            <text:p>14.1101908683777</text:p>
          </table:table-cell>
          <table:table-cell office:value-type="float" office:value="14.2102613449097" calcext:value-type="float">
            <text:p>14.2102613449097</text:p>
          </table:table-cell>
          <table:table-cell office:value-type="float" office:value="14.2769749164581" calcext:value-type="float">
            <text:p>14.2769749164581</text:p>
          </table:table-cell>
          <table:table-cell office:value-type="float" office:value="14.343688249588" calcext:value-type="float">
            <text:p>14.343688249588</text:p>
          </table:table-cell>
          <table:table-cell office:value-type="float" office:value="14.4104018211365" calcext:value-type="float">
            <text:p>14.4104018211365</text:p>
          </table:table-cell>
          <table:table-cell office:value-type="float" office:value="14.4437584877014" calcext:value-type="float">
            <text:p>14.4437584877014</text:p>
          </table:table-cell>
          <table:table-cell office:value-type="float" office:value="14.4771151542664" calcext:value-type="float">
            <text:p>14.4771151542664</text:p>
          </table:table-cell>
          <table:table-cell office:value-type="float" office:value="14.5438289642334" calcext:value-type="float">
            <text:p>14.5438289642334</text:p>
          </table:table-cell>
          <table:table-cell office:value-type="float" office:value="14.6105422973633" calcext:value-type="float">
            <text:p>14.6105422973633</text:p>
          </table:table-cell>
          <table:table-cell office:value-type="float" office:value="14.6772556304932" calcext:value-type="float">
            <text:p>14.6772556304932</text:p>
          </table:table-cell>
          <table:table-cell office:value-type="float" office:value="14.743968963623" calcext:value-type="float">
            <text:p>14.743968963623</text:p>
          </table:table-cell>
          <table:table-cell office:value-type="float" office:value="14.8440392017365" calcext:value-type="float">
            <text:p>14.8440392017365</text:p>
          </table:table-cell>
          <table:table-cell office:value-type="float" office:value="14.9107525348663" calcext:value-type="float">
            <text:p>14.9107525348663</text:p>
          </table:table-cell>
          <table:table-cell office:value-type="float" office:value="14.9441092014313" calcext:value-type="float">
            <text:p>14.9441092014313</text:p>
          </table:table-cell>
          <table:table-cell office:value-type="float" office:value="14.9774658679962" calcext:value-type="float">
            <text:p>14.9774658679962</text:p>
          </table:table-cell>
          <table:table-cell office:value-type="float" office:value="15.0441789627075" calcext:value-type="float">
            <text:p>15.0441789627075</text:p>
          </table:table-cell>
          <table:table-cell office:value-type="float" office:value="15.0775356292725" calcext:value-type="float">
            <text:p>15.0775356292725</text:p>
          </table:table-cell>
          <table:table-cell office:value-type="float" office:value="15.1442492008209" calcext:value-type="float">
            <text:p>15.1442492008209</text:p>
          </table:table-cell>
          <table:table-cell office:value-type="float" office:value="15.2109632492065" calcext:value-type="float">
            <text:p>15.2109632492065</text:p>
          </table:table-cell>
          <table:table-cell office:value-type="float" office:value="15.277676820755" calcext:value-type="float">
            <text:p>15.277676820755</text:p>
          </table:table-cell>
          <table:table-cell office:value-type="float" office:value="15.344390630722" calcext:value-type="float">
            <text:p>15.344390630722</text:p>
          </table:table-cell>
          <table:table-cell office:value-type="float" office:value="15.4111042022705" calcext:value-type="float">
            <text:p>15.4111042022705</text:p>
          </table:table-cell>
          <table:table-cell office:value-type="float" office:value="15.4778182506561" calcext:value-type="float">
            <text:p>15.4778182506561</text:p>
          </table:table-cell>
          <table:table-cell office:value-type="float" office:value="15.5445318222046" calcext:value-type="float">
            <text:p>15.5445318222046</text:p>
          </table:table-cell>
          <table:table-cell office:value-type="float" office:value="15.6112453937531" calcext:value-type="float">
            <text:p>15.6112453937531</text:p>
          </table:table-cell>
          <table:table-cell office:value-type="float" office:value="15.6779589653015" calcext:value-type="float">
            <text:p>15.6779589653015</text:p>
          </table:table-cell>
          <table:table-cell office:value-type="float" office:value="15.7446727752686" calcext:value-type="float">
            <text:p>15.7446727752686</text:p>
          </table:table-cell>
          <table:table-cell office:value-type="float" office:value="15.7780296802521" calcext:value-type="float">
            <text:p>15.7780296802521</text:p>
          </table:table-cell>
          <table:table-cell office:value-type="float" office:value="15.8447432518005" calcext:value-type="float">
            <text:p>15.8447432518005</text:p>
          </table:table-cell>
          <table:table-cell office:value-type="float" office:value="15.911456823349" calcext:value-type="float">
            <text:p>15.911456823349</text:p>
          </table:table-cell>
          <table:table-cell office:value-type="float" office:value="15.9448137283325" calcext:value-type="float">
            <text:p>15.9448137283325</text:p>
          </table:table-cell>
          <table:table-cell office:value-type="float" office:value="15.9781703948975" calcext:value-type="float">
            <text:p>15.9781703948975</text:p>
          </table:table-cell>
          <table:table-cell office:value-type="float" office:value="16.011527299881" calcext:value-type="float">
            <text:p>16.011527299881</text:p>
          </table:table-cell>
          <table:table-cell office:value-type="float" office:value="16.0782406330109" calcext:value-type="float">
            <text:p>16.0782406330109</text:p>
          </table:table-cell>
          <table:table-cell office:value-type="float" office:value="16.1449556350708" calcext:value-type="float">
            <text:p>16.1449556350708</text:p>
          </table:table-cell>
          <table:table-cell office:value-type="float" office:value="16.2116713523865" calcext:value-type="float">
            <text:p>16.2116713523865</text:p>
          </table:table-cell>
          <table:table-cell office:value-type="float" office:value="16.2783873081207" calcext:value-type="float">
            <text:p>16.2783873081207</text:p>
          </table:table-cell>
          <table:table-cell office:value-type="float" office:value="16.3451030254364" calcext:value-type="float">
            <text:p>16.3451030254364</text:p>
          </table:table-cell>
          <table:table-cell office:value-type="float" office:value="16.4118189811707" calcext:value-type="float">
            <text:p>16.4118189811707</text:p>
          </table:table-cell>
          <table:table-cell office:value-type="float" office:value="16.4785346984863" calcext:value-type="float">
            <text:p>16.4785346984863</text:p>
          </table:table-cell>
          <table:table-cell office:value-type="float" office:value="16.5118925571442" calcext:value-type="float">
            <text:p>16.5118925571442</text:p>
          </table:table-cell>
          <table:table-cell office:value-type="float" office:value="16.545250415802" calcext:value-type="float">
            <text:p>16.545250415802</text:p>
          </table:table-cell>
          <table:table-cell office:value-type="float" office:value="16.5786085128784" calcext:value-type="float">
            <text:p>16.5786085128784</text:p>
          </table:table-cell>
          <table:table-cell office:value-type="float" office:value="16.6119663715363" calcext:value-type="float">
            <text:p>16.6119663715363</text:p>
          </table:table-cell>
          <table:table-cell office:value-type="float" office:value="16.6453244686127" calcext:value-type="float">
            <text:p>16.6453244686127</text:p>
          </table:table-cell>
          <table:table-cell office:value-type="float" office:value="16.7120401859283" calcext:value-type="float">
            <text:p>16.7120401859283</text:p>
          </table:table-cell>
          <table:table-cell office:value-type="float" office:value="16.7787561416626" calcext:value-type="float">
            <text:p>16.7787561416626</text:p>
          </table:table-cell>
          <table:table-cell office:value-type="float" office:value="16.8454720973969" calcext:value-type="float">
            <text:p>16.8454720973969</text:p>
          </table:table-cell>
          <table:table-cell office:value-type="float" office:value="16.9121882915497" calcext:value-type="float">
            <text:p>16.9121882915497</text:p>
          </table:table-cell>
          <table:table-cell office:value-type="float" office:value="16.9789040088654" calcext:value-type="float">
            <text:p>16.9789040088654</text:p>
          </table:table-cell>
          <table:table-cell office:value-type="float" office:value="17.0122623443604" calcext:value-type="float">
            <text:p>17.0122623443604</text:p>
          </table:table-cell>
          <table:table-cell office:value-type="float" office:value="17.078978061676" calcext:value-type="float">
            <text:p>17.078978061676</text:p>
          </table:table-cell>
          <table:table-cell office:value-type="float" office:value="17.1123361587524" calcext:value-type="float">
            <text:p>17.1123361587524</text:p>
          </table:table-cell>
          <table:table-cell office:value-type="float" office:value="17.1456933021545" calcext:value-type="float">
            <text:p>17.1456933021545</text:p>
          </table:table-cell>
          <table:table-cell office:value-type="float" office:value="17.1790504455566" calcext:value-type="float">
            <text:p>17.1790504455566</text:p>
          </table:table-cell>
          <table:table-cell office:value-type="float" office:value="17.2124078273773" calcext:value-type="float">
            <text:p>17.2124078273773</text:p>
          </table:table-cell>
          <table:table-cell office:value-type="float" office:value="17.2457649707794" calcext:value-type="float">
            <text:p>17.2457649707794</text:p>
          </table:table-cell>
          <table:table-cell office:value-type="float" office:value="17.3124794960022" calcext:value-type="float">
            <text:p>17.3124794960022</text:p>
          </table:table-cell>
          <table:table-cell office:value-type="float" office:value="17.3791937828064" calcext:value-type="float">
            <text:p>17.3791937828064</text:p>
          </table:table-cell>
          <table:table-cell office:value-type="float" office:value="17.4459083080292" calcext:value-type="float">
            <text:p>17.4459083080292</text:p>
          </table:table-cell>
          <table:table-cell office:value-type="float" office:value="17.5126225948334" calcext:value-type="float">
            <text:p>17.5126225948334</text:p>
          </table:table-cell>
          <table:table-cell office:value-type="float" office:value="17.5459797382355" calcext:value-type="float">
            <text:p>17.5459797382355</text:p>
          </table:table-cell>
          <table:table-cell office:value-type="float" office:value="17.5793368816376" calcext:value-type="float">
            <text:p>17.5793368816376</text:p>
          </table:table-cell>
          <table:table-cell office:value-type="float" office:value="17.6460514068604" calcext:value-type="float">
            <text:p>17.6460514068604</text:p>
          </table:table-cell>
          <table:table-cell office:value-type="float" office:value="17.7127659320831" calcext:value-type="float">
            <text:p>17.7127659320831</text:p>
          </table:table-cell>
          <table:table-cell office:value-type="float" office:value="17.7461230754852" calcext:value-type="float">
            <text:p>17.7461230754852</text:p>
          </table:table-cell>
          <table:table-cell office:value-type="float" office:value="17.7794802188873" calcext:value-type="float">
            <text:p>17.7794802188873</text:p>
          </table:table-cell>
          <table:table-cell office:value-type="float" office:value="17.8461945056915" calcext:value-type="float">
            <text:p>17.8461945056915</text:p>
          </table:table-cell>
          <table:table-cell office:value-type="float" office:value="17.8795518875122" calcext:value-type="float">
            <text:p>17.8795518875122</text:p>
          </table:table-cell>
          <table:table-cell office:value-type="float" office:value="17.9462661743164" calcext:value-type="float">
            <text:p>17.9462661743164</text:p>
          </table:table-cell>
          <table:table-cell office:value-type="float" office:value="18.012980222702" calcext:value-type="float">
            <text:p>18.012980222702</text:p>
          </table:table-cell>
          <table:table-cell office:value-type="float" office:value="18.0796945095062" calcext:value-type="float">
            <text:p>18.0796945095062</text:p>
          </table:table-cell>
          <table:table-cell office:value-type="float" office:value="18.146409034729" calcext:value-type="float">
            <text:p>18.146409034729</text:p>
          </table:table-cell>
          <table:table-cell office:value-type="float" office:value="18.1797661781311" calcext:value-type="float">
            <text:p>18.1797661781311</text:p>
          </table:table-cell>
          <table:table-cell office:value-type="float" office:value="18.2131233215332" calcext:value-type="float">
            <text:p>18.2131233215332</text:p>
          </table:table-cell>
          <table:table-cell office:value-type="float" office:value="18.2464804649353" calcext:value-type="float">
            <text:p>18.2464804649353</text:p>
          </table:table-cell>
          <table:table-cell office:value-type="float" office:value="18.3131945133209" calcext:value-type="float">
            <text:p>18.3131945133209</text:p>
          </table:table-cell>
          <table:table-cell office:value-type="float" office:value="18.3799090385437" calcext:value-type="float">
            <text:p>18.3799090385437</text:p>
          </table:table-cell>
          <table:table-cell office:value-type="float" office:value="18.4132661819458" calcext:value-type="float">
            <text:p>18.4132661819458</text:p>
          </table:table-cell>
          <table:table-cell office:value-type="float" office:value="18.4466233253479" calcext:value-type="float">
            <text:p>18.4466233253479</text:p>
          </table:table-cell>
          <table:table-cell office:value-type="float" office:value="18.5466945171356" calcext:value-type="float">
            <text:p>18.5466945171356</text:p>
          </table:table-cell>
          <table:table-cell office:value-type="float" office:value="18.6134090423584" calcext:value-type="float">
            <text:p>18.6134090423584</text:p>
          </table:table-cell>
          <table:table-cell office:value-type="float" office:value="18.6467659473419" calcext:value-type="float">
            <text:p>18.6467659473419</text:p>
          </table:table-cell>
          <table:table-cell office:value-type="float" office:value="18.7134802341461" calcext:value-type="float">
            <text:p>18.7134802341461</text:p>
          </table:table-cell>
          <table:table-cell office:value-type="float" office:value="18.7468373775482" calcext:value-type="float">
            <text:p>18.7468373775482</text:p>
          </table:table-cell>
          <table:table-cell office:value-type="float" office:value="18.7801942825317" calcext:value-type="float">
            <text:p>18.7801942825317</text:p>
          </table:table-cell>
          <table:table-cell office:value-type="float" office:value="18.8135514259338" calcext:value-type="float">
            <text:p>18.8135514259338</text:p>
          </table:table-cell>
          <table:table-cell office:value-type="float" office:value="18.8469088077545" calcext:value-type="float">
            <text:p>18.8469088077545</text:p>
          </table:table-cell>
          <table:table-cell office:value-type="float" office:value="18.8802659511566" calcext:value-type="float">
            <text:p>18.8802659511566</text:p>
          </table:table-cell>
          <table:table-cell office:value-type="float" office:value="18.9136228561401" calcext:value-type="float">
            <text:p>18.9136228561401</text:p>
          </table:table-cell>
          <table:table-cell table:number-columns-repeated="514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52874965150407" calcext:value-type="float">
            <text:p>0.152874965150407</text:p>
          </table:table-cell>
          <table:table-cell office:value-type="float" office:value="0.152742077572884" calcext:value-type="float">
            <text:p>0.152742077572884</text:p>
          </table:table-cell>
          <table:table-cell office:value-type="float" office:value="0.15291832007423" calcext:value-type="float">
            <text:p>0.15291832007423</text:p>
          </table:table-cell>
          <table:table-cell office:value-type="float" office:value="0.15264072632767" calcext:value-type="float">
            <text:p>0.15264072632767</text:p>
          </table:table-cell>
          <table:table-cell office:value-type="float" office:value="0.152801426945269" calcext:value-type="float">
            <text:p>0.152801426945269</text:p>
          </table:table-cell>
          <table:table-cell office:value-type="float" office:value="0.152713475658153" calcext:value-type="float">
            <text:p>0.152713475658153</text:p>
          </table:table-cell>
          <table:table-cell office:value-type="float" office:value="0.15282697466573" calcext:value-type="float">
            <text:p>0.15282697466573</text:p>
          </table:table-cell>
          <table:table-cell office:value-type="float" office:value="0.152771026134463" calcext:value-type="float">
            <text:p>0.152771026134463</text:p>
          </table:table-cell>
          <table:table-cell office:value-type="float" office:value="0.152458155971222" calcext:value-type="float">
            <text:p>0.152458155971222</text:p>
          </table:table-cell>
          <table:table-cell office:value-type="float" office:value="0.15306505441078" calcext:value-type="float">
            <text:p>0.15306505441078</text:p>
          </table:table-cell>
          <table:table-cell office:value-type="float" office:value="0.152897793154888" calcext:value-type="float">
            <text:p>0.152897793154888</text:p>
          </table:table-cell>
          <table:table-cell office:value-type="float" office:value="0.152905557032724" calcext:value-type="float">
            <text:p>0.152905557032724</text:p>
          </table:table-cell>
          <table:table-cell office:value-type="float" office:value="0.152876902272779" calcext:value-type="float">
            <text:p>0.152876902272779</text:p>
          </table:table-cell>
          <table:table-cell office:value-type="float" office:value="0.152899642058003" calcext:value-type="float">
            <text:p>0.152899642058003</text:p>
          </table:table-cell>
          <table:table-cell office:value-type="float" office:value="0.152528165586004" calcext:value-type="float">
            <text:p>0.152528165586004</text:p>
          </table:table-cell>
          <table:table-cell office:value-type="float" office:value="0.152684468916079" calcext:value-type="float">
            <text:p>0.152684468916079</text:p>
          </table:table-cell>
          <table:table-cell office:value-type="float" office:value="0.152958013225109" calcext:value-type="float">
            <text:p>0.152958013225109</text:p>
          </table:table-cell>
          <table:table-cell office:value-type="float" office:value="0.152671447473437" calcext:value-type="float">
            <text:p>0.152671447473437</text:p>
          </table:table-cell>
          <table:table-cell office:value-type="float" office:value="0.15278429034462" calcext:value-type="float">
            <text:p>0.15278429034462</text:p>
          </table:table-cell>
          <table:table-cell office:value-type="float" office:value="0.152818602347613" calcext:value-type="float">
            <text:p>0.152818602347613</text:p>
          </table:table-cell>
          <table:table-cell office:value-type="float" office:value="0.152678905126855" calcext:value-type="float">
            <text:p>0.152678905126855</text:p>
          </table:table-cell>
          <table:table-cell office:value-type="float" office:value="0.15285373877352" calcext:value-type="float">
            <text:p>0.15285373877352</text:p>
          </table:table-cell>
          <table:table-cell office:value-type="float" office:value="0.152659564787924" calcext:value-type="float">
            <text:p>0.152659564787924</text:p>
          </table:table-cell>
          <table:table-cell office:value-type="float" office:value="0.15281691738776" calcext:value-type="float">
            <text:p>0.15281691738776</text:p>
          </table:table-cell>
          <table:table-cell office:value-type="float" office:value="0.152879070736467" calcext:value-type="float">
            <text:p>0.152879070736467</text:p>
          </table:table-cell>
          <table:table-cell office:value-type="float" office:value="0.152705352975949" calcext:value-type="float">
            <text:p>0.152705352975949</text:p>
          </table:table-cell>
          <table:table-cell office:value-type="float" office:value="0.15285087009972" calcext:value-type="float">
            <text:p>0.15285087009972</text:p>
          </table:table-cell>
          <table:table-cell office:value-type="float" office:value="0.152834249113094" calcext:value-type="float">
            <text:p>0.152834249113094</text:p>
          </table:table-cell>
          <table:table-cell office:value-type="float" office:value="0.154414012959981" calcext:value-type="float">
            <text:p>0.154414012959981</text:p>
          </table:table-cell>
          <table:table-cell office:value-type="float" office:value="0.157470932487255" calcext:value-type="float">
            <text:p>0.157470932487255</text:p>
          </table:table-cell>
          <table:table-cell office:value-type="float" office:value="0.155750569084134" calcext:value-type="float">
            <text:p>0.155750569084134</text:p>
          </table:table-cell>
          <table:table-cell office:value-type="float" office:value="0.15487197646284" calcext:value-type="float">
            <text:p>0.15487197646284</text:p>
          </table:table-cell>
          <table:table-cell office:value-type="float" office:value="0.155871761461639" calcext:value-type="float">
            <text:p>0.155871761461639</text:p>
          </table:table-cell>
          <table:table-cell office:value-type="float" office:value="0.151616489742457" calcext:value-type="float">
            <text:p>0.151616489742457</text:p>
          </table:table-cell>
          <table:table-cell office:value-type="float" office:value="0.149662557986287" calcext:value-type="float">
            <text:p>0.149662557986287</text:p>
          </table:table-cell>
          <table:table-cell office:value-type="float" office:value="0.160614557292222" calcext:value-type="float">
            <text:p>0.160614557292222</text:p>
          </table:table-cell>
          <table:table-cell office:value-type="float" office:value="0.166460306880402" calcext:value-type="float">
            <text:p>0.166460306880402</text:p>
          </table:table-cell>
          <table:table-cell office:value-type="float" office:value="0.168458922400699" calcext:value-type="float">
            <text:p>0.168458922400699</text:p>
          </table:table-cell>
          <table:table-cell office:value-type="float" office:value="0.169927884875184" calcext:value-type="float">
            <text:p>0.169927884875184</text:p>
          </table:table-cell>
          <table:table-cell office:value-type="float" office:value="0.172745643183353" calcext:value-type="float">
            <text:p>0.172745643183353</text:p>
          </table:table-cell>
          <table:table-cell office:value-type="float" office:value="0.171791449530979" calcext:value-type="float">
            <text:p>0.171791449530979</text:p>
          </table:table-cell>
          <table:table-cell office:value-type="float" office:value="0.171165308096802" calcext:value-type="float">
            <text:p>0.171165308096802</text:p>
          </table:table-cell>
          <table:table-cell office:value-type="float" office:value="0.165156715816216" calcext:value-type="float">
            <text:p>0.165156715816216</text:p>
          </table:table-cell>
          <table:table-cell office:value-type="float" office:value="0.167602898032087" calcext:value-type="float">
            <text:p>0.167602898032087</text:p>
          </table:table-cell>
          <table:table-cell office:value-type="float" office:value="0.16756414401494" calcext:value-type="float">
            <text:p>0.16756414401494</text:p>
          </table:table-cell>
          <table:table-cell office:value-type="float" office:value="0.1681001092934" calcext:value-type="float">
            <text:p>0.1681001092934</text:p>
          </table:table-cell>
          <table:table-cell office:value-type="float" office:value="0.177225858620884" calcext:value-type="float">
            <text:p>0.177225858620884</text:p>
          </table:table-cell>
          <table:table-cell office:value-type="float" office:value="0.180682341890652" calcext:value-type="float">
            <text:p>0.180682341890652</text:p>
          </table:table-cell>
          <table:table-cell office:value-type="float" office:value="0.186360586640465" calcext:value-type="float">
            <text:p>0.186360586640465</text:p>
          </table:table-cell>
          <table:table-cell office:value-type="float" office:value="0.188209040526987" calcext:value-type="float">
            <text:p>0.188209040526987</text:p>
          </table:table-cell>
          <table:table-cell office:value-type="float" office:value="0.192227602334944" calcext:value-type="float">
            <text:p>0.192227602334944</text:p>
          </table:table-cell>
          <table:table-cell office:value-type="float" office:value="0.174242509672327" calcext:value-type="float">
            <text:p>0.174242509672327</text:p>
          </table:table-cell>
          <table:table-cell office:value-type="float" office:value="0.169755540041192" calcext:value-type="float">
            <text:p>0.169755540041192</text:p>
          </table:table-cell>
          <table:table-cell office:value-type="float" office:value="0.168500567036" calcext:value-type="float">
            <text:p>0.168500567036</text:p>
          </table:table-cell>
          <table:table-cell office:value-type="float" office:value="0.189255343818974" calcext:value-type="float">
            <text:p>0.189255343818974</text:p>
          </table:table-cell>
          <table:table-cell office:value-type="float" office:value="0.192264828504061" calcext:value-type="float">
            <text:p>0.192264828504061</text:p>
          </table:table-cell>
          <table:table-cell office:value-type="float" office:value="0.196006314880506" calcext:value-type="float">
            <text:p>0.196006314880506</text:p>
          </table:table-cell>
          <table:table-cell office:value-type="float" office:value="0.201709745847807" calcext:value-type="float">
            <text:p>0.201709745847807</text:p>
          </table:table-cell>
          <table:table-cell office:value-type="float" office:value="0.206980456680032" calcext:value-type="float">
            <text:p>0.206980456680032</text:p>
          </table:table-cell>
          <table:table-cell office:value-type="float" office:value="0.188808394382111" calcext:value-type="float">
            <text:p>0.188808394382111</text:p>
          </table:table-cell>
          <table:table-cell office:value-type="float" office:value="0.174035187972202" calcext:value-type="float">
            <text:p>0.174035187972202</text:p>
          </table:table-cell>
          <table:table-cell office:value-type="float" office:value="0.172523126496519" calcext:value-type="float">
            <text:p>0.172523126496519</text:p>
          </table:table-cell>
          <table:table-cell office:value-type="float" office:value="0.194077504963059" calcext:value-type="float">
            <text:p>0.194077504963059</text:p>
          </table:table-cell>
          <table:table-cell office:value-type="float" office:value="0.190763494135472" calcext:value-type="float">
            <text:p>0.190763494135472</text:p>
          </table:table-cell>
          <table:table-cell office:value-type="float" office:value="0.186004124999831" calcext:value-type="float">
            <text:p>0.186004124999831</text:p>
          </table:table-cell>
          <table:table-cell office:value-type="float" office:value="0.185367391288563" calcext:value-type="float">
            <text:p>0.185367391288563</text:p>
          </table:table-cell>
          <table:table-cell office:value-type="float" office:value="0.183306839104616" calcext:value-type="float">
            <text:p>0.183306839104616</text:p>
          </table:table-cell>
          <table:table-cell office:value-type="float" office:value="0.184099608360453" calcext:value-type="float">
            <text:p>0.184099608360453</text:p>
          </table:table-cell>
          <table:table-cell office:value-type="float" office:value="0.184916309332988" calcext:value-type="float">
            <text:p>0.184916309332988</text:p>
          </table:table-cell>
          <table:table-cell office:value-type="float" office:value="0.174392526540552" calcext:value-type="float">
            <text:p>0.174392526540552</text:p>
          </table:table-cell>
          <table:table-cell office:value-type="float" office:value="0.164431639947809" calcext:value-type="float">
            <text:p>0.164431639947809</text:p>
          </table:table-cell>
          <table:table-cell office:value-type="float" office:value="0.161208264724361" calcext:value-type="float">
            <text:p>0.161208264724361</text:p>
          </table:table-cell>
          <table:table-cell office:value-type="float" office:value="0.159722518069405" calcext:value-type="float">
            <text:p>0.159722518069405</text:p>
          </table:table-cell>
          <table:table-cell office:value-type="float" office:value="0.157363974510269" calcext:value-type="float">
            <text:p>0.157363974510269</text:p>
          </table:table-cell>
          <table:table-cell office:value-type="float" office:value="0.170329285932919" calcext:value-type="float">
            <text:p>0.170329285932919</text:p>
          </table:table-cell>
          <table:table-cell office:value-type="float" office:value="0.171775923566956" calcext:value-type="float">
            <text:p>0.171775923566956</text:p>
          </table:table-cell>
          <table:table-cell office:value-type="float" office:value="0.175208191708434" calcext:value-type="float">
            <text:p>0.175208191708434</text:p>
          </table:table-cell>
          <table:table-cell office:value-type="float" office:value="0.173773680337842" calcext:value-type="float">
            <text:p>0.173773680337842</text:p>
          </table:table-cell>
          <table:table-cell office:value-type="float" office:value="0.178221406677788" calcext:value-type="float">
            <text:p>0.178221406677788</text:p>
          </table:table-cell>
          <table:table-cell office:value-type="float" office:value="0.142163347767004" calcext:value-type="float">
            <text:p>0.142163347767004</text:p>
          </table:table-cell>
          <table:table-cell office:value-type="float" office:value="0.138733738406308" calcext:value-type="float">
            <text:p>0.138733738406308</text:p>
          </table:table-cell>
          <table:table-cell office:value-type="float" office:value="0.136113316767309" calcext:value-type="float">
            <text:p>0.136113316767309</text:p>
          </table:table-cell>
          <table:table-cell office:value-type="float" office:value="0.136213435846594" calcext:value-type="float">
            <text:p>0.136213435846594</text:p>
          </table:table-cell>
          <table:table-cell office:value-type="float" office:value="0.150058412891058" calcext:value-type="float">
            <text:p>0.150058412891058</text:p>
          </table:table-cell>
          <table:table-cell office:value-type="float" office:value="0.153133971906949" calcext:value-type="float">
            <text:p>0.153133971906949</text:p>
          </table:table-cell>
          <table:table-cell office:value-type="float" office:value="0.158294269014746" calcext:value-type="float">
            <text:p>0.158294269014746</text:p>
          </table:table-cell>
          <table:table-cell office:value-type="float" office:value="0.126084335703556" calcext:value-type="float">
            <text:p>0.126084335703556</text:p>
          </table:table-cell>
          <table:table-cell office:value-type="float" office:value="0.12478193442619" calcext:value-type="float">
            <text:p>0.12478193442619</text:p>
          </table:table-cell>
          <table:table-cell office:value-type="float" office:value="0.125217064276288" calcext:value-type="float">
            <text:p>0.125217064276288</text:p>
          </table:table-cell>
          <table:table-cell office:value-type="float" office:value="0.124801916947158" calcext:value-type="float">
            <text:p>0.124801916947158</text:p>
          </table:table-cell>
          <table:table-cell office:value-type="float" office:value="0.120409263166745" calcext:value-type="float">
            <text:p>0.120409263166745</text:p>
          </table:table-cell>
          <table:table-cell office:value-type="float" office:value="0.117996673175105" calcext:value-type="float">
            <text:p>0.117996673175105</text:p>
          </table:table-cell>
          <table:table-cell office:value-type="float" office:value="0.125799911328057" calcext:value-type="float">
            <text:p>0.125799911328057</text:p>
          </table:table-cell>
          <table:table-cell office:value-type="float" office:value="0.136542064653287" calcext:value-type="float">
            <text:p>0.136542064653287</text:p>
          </table:table-cell>
          <table:table-cell office:value-type="float" office:value="0.137680301616654" calcext:value-type="float">
            <text:p>0.137680301616654</text:p>
          </table:table-cell>
          <table:table-cell office:value-type="float" office:value="0.110934688137366" calcext:value-type="float">
            <text:p>0.110934688137366</text:p>
          </table:table-cell>
          <table:table-cell office:value-type="float" office:value="0.10621317132211" calcext:value-type="float">
            <text:p>0.10621317132211</text:p>
          </table:table-cell>
          <table:table-cell office:value-type="float" office:value="0.106370559420016" calcext:value-type="float">
            <text:p>0.106370559420016</text:p>
          </table:table-cell>
          <table:table-cell office:value-type="float" office:value="0.106349355412165" calcext:value-type="float">
            <text:p>0.106349355412165</text:p>
          </table:table-cell>
          <table:table-cell office:value-type="float" office:value="0.105908057613187" calcext:value-type="float">
            <text:p>0.105908057613187</text:p>
          </table:table-cell>
          <table:table-cell office:value-type="float" office:value="0.103582296007752" calcext:value-type="float">
            <text:p>0.103582296007752</text:p>
          </table:table-cell>
          <table:table-cell office:value-type="float" office:value="0.108585918488433" calcext:value-type="float">
            <text:p>0.108585918488433</text:p>
          </table:table-cell>
          <table:table-cell office:value-type="float" office:value="0.11814914960919" calcext:value-type="float">
            <text:p>0.11814914960919</text:p>
          </table:table-cell>
          <table:table-cell office:value-type="float" office:value="0.128119456575152" calcext:value-type="float">
            <text:p>0.128119456575152</text:p>
          </table:table-cell>
          <table:table-cell office:value-type="float" office:value="0.130709399384033" calcext:value-type="float">
            <text:p>0.130709399384033</text:p>
          </table:table-cell>
          <table:table-cell office:value-type="float" office:value="0.128376945884241" calcext:value-type="float">
            <text:p>0.128376945884241</text:p>
          </table:table-cell>
          <table:table-cell office:value-type="float" office:value="0.122958180559816" calcext:value-type="float">
            <text:p>0.122958180559816</text:p>
          </table:table-cell>
          <table:table-cell office:value-type="float" office:value="0.109030819823027" calcext:value-type="float">
            <text:p>0.109030819823027</text:p>
          </table:table-cell>
          <table:table-cell office:value-type="float" office:value="0.109044060749958" calcext:value-type="float">
            <text:p>0.109044060749958</text:p>
          </table:table-cell>
          <table:table-cell office:value-type="float" office:value="0.110929990678131" calcext:value-type="float">
            <text:p>0.110929990678131</text:p>
          </table:table-cell>
          <table:table-cell office:value-type="float" office:value="0.110112979226484" calcext:value-type="float">
            <text:p>0.110112979226484</text:p>
          </table:table-cell>
          <table:table-cell office:value-type="float" office:value="0.108376142535462" calcext:value-type="float">
            <text:p>0.108376142535462</text:p>
          </table:table-cell>
          <table:table-cell office:value-type="float" office:value="0.110152327318426" calcext:value-type="float">
            <text:p>0.110152327318426</text:p>
          </table:table-cell>
          <table:table-cell office:value-type="float" office:value="0.11464516805268" calcext:value-type="float">
            <text:p>0.11464516805268</text:p>
          </table:table-cell>
          <table:table-cell office:value-type="float" office:value="0.122234517769559" calcext:value-type="float">
            <text:p>0.122234517769559</text:p>
          </table:table-cell>
          <table:table-cell office:value-type="float" office:value="0.122870787412488" calcext:value-type="float">
            <text:p>0.122870787412488</text:p>
          </table:table-cell>
          <table:table-cell office:value-type="float" office:value="0.1237957401989" calcext:value-type="float">
            <text:p>0.1237957401989</text:p>
          </table:table-cell>
          <table:table-cell office:value-type="float" office:value="0.121182948024779" calcext:value-type="float">
            <text:p>0.121182948024779</text:p>
          </table:table-cell>
          <table:table-cell office:value-type="float" office:value="0.106545044044312" calcext:value-type="float">
            <text:p>0.106545044044312</text:p>
          </table:table-cell>
          <table:table-cell office:value-type="float" office:value="0.10541641266993" calcext:value-type="float">
            <text:p>0.10541641266993</text:p>
          </table:table-cell>
          <table:table-cell office:value-type="float" office:value="0.110810849191511" calcext:value-type="float">
            <text:p>0.110810849191511</text:p>
          </table:table-cell>
          <table:table-cell office:value-type="float" office:value="0.109843875469058" calcext:value-type="float">
            <text:p>0.109843875469058</text:p>
          </table:table-cell>
          <table:table-cell office:value-type="float" office:value="0.109447399876914" calcext:value-type="float">
            <text:p>0.109447399876914</text:p>
          </table:table-cell>
          <table:table-cell office:value-type="float" office:value="0.111587117911889" calcext:value-type="float">
            <text:p>0.111587117911889</text:p>
          </table:table-cell>
          <table:table-cell office:value-type="float" office:value="0.105052046034344" calcext:value-type="float">
            <text:p>0.105052046034344</text:p>
          </table:table-cell>
          <table:table-cell office:value-type="float" office:value="0.104807332708143" calcext:value-type="float">
            <text:p>0.104807332708143</text:p>
          </table:table-cell>
          <table:table-cell office:value-type="float" office:value="0.112512392719629" calcext:value-type="float">
            <text:p>0.112512392719629</text:p>
          </table:table-cell>
          <table:table-cell office:value-type="float" office:value="0.12721414352131" calcext:value-type="float">
            <text:p>0.12721414352131</text:p>
          </table:table-cell>
          <table:table-cell office:value-type="float" office:value="0.130566932931493" calcext:value-type="float">
            <text:p>0.130566932931493</text:p>
          </table:table-cell>
          <table:table-cell office:value-type="float" office:value="0.133744008726546" calcext:value-type="float">
            <text:p>0.133744008726546</text:p>
          </table:table-cell>
          <table:table-cell office:value-type="float" office:value="0.115984608441552" calcext:value-type="float">
            <text:p>0.115984608441552</text:p>
          </table:table-cell>
          <table:table-cell office:value-type="float" office:value="0.111737418562066" calcext:value-type="float">
            <text:p>0.111737418562066</text:p>
          </table:table-cell>
          <table:table-cell office:value-type="float" office:value="0.114952956330272" calcext:value-type="float">
            <text:p>0.114952956330272</text:p>
          </table:table-cell>
          <table:table-cell office:value-type="float" office:value="0.11860547995714" calcext:value-type="float">
            <text:p>0.11860547995714</text:p>
          </table:table-cell>
          <table:table-cell office:value-type="float" office:value="0.110433880123508" calcext:value-type="float">
            <text:p>0.110433880123508</text:p>
          </table:table-cell>
          <table:table-cell office:value-type="float" office:value="0.120733516781169" calcext:value-type="float">
            <text:p>0.120733516781169</text:p>
          </table:table-cell>
          <table:table-cell office:value-type="float" office:value="0.125990192251594" calcext:value-type="float">
            <text:p>0.125990192251594</text:p>
          </table:table-cell>
          <table:table-cell office:value-type="float" office:value="0.132320995025766" calcext:value-type="float">
            <text:p>0.132320995025766</text:p>
          </table:table-cell>
          <table:table-cell office:value-type="float" office:value="0.134725351238312" calcext:value-type="float">
            <text:p>0.134725351238312</text:p>
          </table:table-cell>
          <table:table-cell office:value-type="float" office:value="0.131730263094523" calcext:value-type="float">
            <text:p>0.131730263094523</text:p>
          </table:table-cell>
          <table:table-cell office:value-type="float" office:value="0.114914900911229" calcext:value-type="float">
            <text:p>0.114914900911229</text:p>
          </table:table-cell>
          <table:table-cell office:value-type="float" office:value="0.11559904467788" calcext:value-type="float">
            <text:p>0.11559904467788</text:p>
          </table:table-cell>
          <table:table-cell office:value-type="float" office:value="0.117523291615219" calcext:value-type="float">
            <text:p>0.117523291615219</text:p>
          </table:table-cell>
          <table:table-cell office:value-type="float" office:value="0.118174596896839" calcext:value-type="float">
            <text:p>0.118174596896839</text:p>
          </table:table-cell>
          <table:table-cell office:value-type="float" office:value="0.119251659236313" calcext:value-type="float">
            <text:p>0.119251659236313</text:p>
          </table:table-cell>
          <table:table-cell office:value-type="float" office:value="0.113792851135926" calcext:value-type="float">
            <text:p>0.113792851135926</text:p>
          </table:table-cell>
          <table:table-cell office:value-type="float" office:value="0.11948312424917" calcext:value-type="float">
            <text:p>0.11948312424917</text:p>
          </table:table-cell>
          <table:table-cell office:value-type="float" office:value="0.123659123466405" calcext:value-type="float">
            <text:p>0.123659123466405</text:p>
          </table:table-cell>
          <table:table-cell office:value-type="float" office:value="0.128972171251329" calcext:value-type="float">
            <text:p>0.128972171251329</text:p>
          </table:table-cell>
          <table:table-cell office:value-type="float" office:value="0.138046949242373" calcext:value-type="float">
            <text:p>0.138046949242373</text:p>
          </table:table-cell>
          <table:table-cell office:value-type="float" office:value="0.13634371929075" calcext:value-type="float">
            <text:p>0.13634371929075</text:p>
          </table:table-cell>
          <table:table-cell office:value-type="float" office:value="0.119947560141111" calcext:value-type="float">
            <text:p>0.119947560141111</text:p>
          </table:table-cell>
          <table:table-cell office:value-type="float" office:value="0.118017788879598" calcext:value-type="float">
            <text:p>0.118017788879598</text:p>
          </table:table-cell>
          <table:table-cell office:value-type="float" office:value="0.120086286217866" calcext:value-type="float">
            <text:p>0.120086286217866</text:p>
          </table:table-cell>
          <table:table-cell office:value-type="float" office:value="0.121641790839881" calcext:value-type="float">
            <text:p>0.121641790839881</text:p>
          </table:table-cell>
          <table:table-cell office:value-type="float" office:value="0.121809539379926" calcext:value-type="float">
            <text:p>0.121809539379926</text:p>
          </table:table-cell>
          <table:table-cell office:value-type="float" office:value="0.122045947261934" calcext:value-type="float">
            <text:p>0.122045947261934</text:p>
          </table:table-cell>
          <table:table-cell office:value-type="float" office:value="0.134697397659815" calcext:value-type="float">
            <text:p>0.134697397659815</text:p>
          </table:table-cell>
          <table:table-cell office:value-type="float" office:value="0.140265078827036" calcext:value-type="float">
            <text:p>0.140265078827036</text:p>
          </table:table-cell>
          <table:table-cell office:value-type="float" office:value="0.146922992768463" calcext:value-type="float">
            <text:p>0.146922992768463</text:p>
          </table:table-cell>
          <table:table-cell office:value-type="float" office:value="0.13099811603917" calcext:value-type="float">
            <text:p>0.13099811603917</text:p>
          </table:table-cell>
          <table:table-cell office:value-type="float" office:value="0.125484721861336" calcext:value-type="float">
            <text:p>0.125484721861336</text:p>
          </table:table-cell>
          <table:table-cell office:value-type="float" office:value="0.12836339915771" calcext:value-type="float">
            <text:p>0.12836339915771</text:p>
          </table:table-cell>
          <table:table-cell office:value-type="float" office:value="0.130002712640954" calcext:value-type="float">
            <text:p>0.130002712640954</text:p>
          </table:table-cell>
          <table:table-cell office:value-type="float" office:value="0.143362181819276" calcext:value-type="float">
            <text:p>0.143362181819276</text:p>
          </table:table-cell>
          <table:table-cell office:value-type="float" office:value="0.146181484140017" calcext:value-type="float">
            <text:p>0.146181484140017</text:p>
          </table:table-cell>
          <table:table-cell office:value-type="float" office:value="0.149622415997398" calcext:value-type="float">
            <text:p>0.149622415997398</text:p>
          </table:table-cell>
          <table:table-cell office:value-type="float" office:value="0.152838988403515" calcext:value-type="float">
            <text:p>0.152838988403515</text:p>
          </table:table-cell>
          <table:table-cell office:value-type="float" office:value="0.157103165986405" calcext:value-type="float">
            <text:p>0.157103165986405</text:p>
          </table:table-cell>
          <table:table-cell office:value-type="float" office:value="0.159228742748994" calcext:value-type="float">
            <text:p>0.159228742748994</text:p>
          </table:table-cell>
          <table:table-cell office:value-type="float" office:value="0.158642100558558" calcext:value-type="float">
            <text:p>0.158642100558558</text:p>
          </table:table-cell>
          <table:table-cell office:value-type="float" office:value="0.160603438607642" calcext:value-type="float">
            <text:p>0.160603438607642</text:p>
          </table:table-cell>
          <table:table-cell office:value-type="float" office:value="0.140804276449004" calcext:value-type="float">
            <text:p>0.140804276449004</text:p>
          </table:table-cell>
          <table:table-cell office:value-type="float" office:value="0.139631910589449" calcext:value-type="float">
            <text:p>0.139631910589449</text:p>
          </table:table-cell>
          <table:table-cell office:value-type="float" office:value="0.142926208139406" calcext:value-type="float">
            <text:p>0.142926208139406</text:p>
          </table:table-cell>
          <table:table-cell office:value-type="float" office:value="0.143231014123286" calcext:value-type="float">
            <text:p>0.143231014123286</text:p>
          </table:table-cell>
          <table:table-cell office:value-type="float" office:value="0.159508823933841" calcext:value-type="float">
            <text:p>0.159508823933841</text:p>
          </table:table-cell>
          <table:table-cell office:value-type="float" office:value="0.160626843343273" calcext:value-type="float">
            <text:p>0.160626843343273</text:p>
          </table:table-cell>
          <table:table-cell office:value-type="float" office:value="0.161289010104806" calcext:value-type="float">
            <text:p>0.161289010104806</text:p>
          </table:table-cell>
          <table:table-cell office:value-type="float" office:value="0.163238603615641" calcext:value-type="float">
            <text:p>0.163238603615641</text:p>
          </table:table-cell>
          <table:table-cell office:value-type="float" office:value="0.16945314277239" calcext:value-type="float">
            <text:p>0.16945314277239</text:p>
          </table:table-cell>
          <table:table-cell office:value-type="float" office:value="0.169388921795816" calcext:value-type="float">
            <text:p>0.169388921795816</text:p>
          </table:table-cell>
          <table:table-cell office:value-type="float" office:value="0.144887054693852" calcext:value-type="float">
            <text:p>0.144887054693852</text:p>
          </table:table-cell>
          <table:table-cell office:value-type="float" office:value="0.144377311550274" calcext:value-type="float">
            <text:p>0.144377311550274</text:p>
          </table:table-cell>
          <table:table-cell office:value-type="float" office:value="0.145188632040178" calcext:value-type="float">
            <text:p>0.145188632040178</text:p>
          </table:table-cell>
          <table:table-cell office:value-type="float" office:value="0.151285766738775" calcext:value-type="float">
            <text:p>0.151285766738775</text:p>
          </table:table-cell>
          <table:table-cell office:value-type="float" office:value="0.158493537396874" calcext:value-type="float">
            <text:p>0.158493537396874</text:p>
          </table:table-cell>
          <table:table-cell office:value-type="float" office:value="0.156708045284689" calcext:value-type="float">
            <text:p>0.156708045284689</text:p>
          </table:table-cell>
          <table:table-cell office:value-type="float" office:value="0.161937527575778" calcext:value-type="float">
            <text:p>0.161937527575778</text:p>
          </table:table-cell>
          <table:table-cell office:value-type="float" office:value="0.162731672087937" calcext:value-type="float">
            <text:p>0.162731672087937</text:p>
          </table:table-cell>
          <table:table-cell office:value-type="float" office:value="0.162107557059004" calcext:value-type="float">
            <text:p>0.162107557059004</text:p>
          </table:table-cell>
          <table:table-cell office:value-type="float" office:value="0.150919000213426" calcext:value-type="float">
            <text:p>0.150919000213426</text:p>
          </table:table-cell>
          <table:table-cell office:value-type="float" office:value="0.140473803867174" calcext:value-type="float">
            <text:p>0.140473803867174</text:p>
          </table:table-cell>
          <table:table-cell office:value-type="float" office:value="0.136432234160472" calcext:value-type="float">
            <text:p>0.136432234160472</text:p>
          </table:table-cell>
          <table:table-cell office:value-type="float" office:value="0.136607098516202" calcext:value-type="float">
            <text:p>0.136607098516202</text:p>
          </table:table-cell>
          <table:table-cell office:value-type="float" office:value="0.140588313543301" calcext:value-type="float">
            <text:p>0.140588313543301</text:p>
          </table:table-cell>
          <table:table-cell office:value-type="float" office:value="0.156241575423055" calcext:value-type="float">
            <text:p>0.156241575423055</text:p>
          </table:table-cell>
          <table:table-cell office:value-type="float" office:value="0.15819546971687" calcext:value-type="float">
            <text:p>0.15819546971687</text:p>
          </table:table-cell>
          <table:table-cell office:value-type="float" office:value="0.173215530091678" calcext:value-type="float">
            <text:p>0.173215530091678</text:p>
          </table:table-cell>
          <table:table-cell office:value-type="float" office:value="0.14401493053731" calcext:value-type="float">
            <text:p>0.14401493053731</text:p>
          </table:table-cell>
          <table:table-cell office:value-type="float" office:value="0.14200874846906" calcext:value-type="float">
            <text:p>0.14200874846906</text:p>
          </table:table-cell>
          <table:table-cell office:value-type="float" office:value="0.142458972733527" calcext:value-type="float">
            <text:p>0.142458972733527</text:p>
          </table:table-cell>
          <table:table-cell office:value-type="float" office:value="0.146143751838203" calcext:value-type="float">
            <text:p>0.146143751838203</text:p>
          </table:table-cell>
          <table:table-cell office:value-type="float" office:value="0.170015529367312" calcext:value-type="float">
            <text:p>0.170015529367312</text:p>
          </table:table-cell>
          <table:table-cell office:value-type="float" office:value="0.171191235242721" calcext:value-type="float">
            <text:p>0.171191235242721</text:p>
          </table:table-cell>
          <table:table-cell office:value-type="float" office:value="0.177792639917449" calcext:value-type="float">
            <text:p>0.177792639917449</text:p>
          </table:table-cell>
          <table:table-cell office:value-type="float" office:value="0.179114538711695" calcext:value-type="float">
            <text:p>0.179114538711695</text:p>
          </table:table-cell>
          <table:table-cell office:value-type="float" office:value="0.176620780848435" calcext:value-type="float">
            <text:p>0.176620780848435</text:p>
          </table:table-cell>
          <table:table-cell office:value-type="float" office:value="0.163673162849931" calcext:value-type="float">
            <text:p>0.163673162849931</text:p>
          </table:table-cell>
          <table:table-cell office:value-type="float" office:value="0.157514358172009" calcext:value-type="float">
            <text:p>0.157514358172009</text:p>
          </table:table-cell>
          <table:table-cell office:value-type="float" office:value="0.157493116547338" calcext:value-type="float">
            <text:p>0.157493116547338</text:p>
          </table:table-cell>
          <table:table-cell office:value-type="float" office:value="0.158724443250359" calcext:value-type="float">
            <text:p>0.158724443250359</text:p>
          </table:table-cell>
          <table:table-cell office:value-type="float" office:value="0.160775939386265" calcext:value-type="float">
            <text:p>0.160775939386265</text:p>
          </table:table-cell>
          <table:table-cell office:value-type="float" office:value="0.163760879973465" calcext:value-type="float">
            <text:p>0.163760879973465</text:p>
          </table:table-cell>
          <table:table-cell office:value-type="float" office:value="0.168337119380502" calcext:value-type="float">
            <text:p>0.168337119380502</text:p>
          </table:table-cell>
          <table:table-cell office:value-type="float" office:value="0.18094906253152" calcext:value-type="float">
            <text:p>0.18094906253152</text:p>
          </table:table-cell>
          <table:table-cell office:value-type="float" office:value="0.178125257453987" calcext:value-type="float">
            <text:p>0.178125257453987</text:p>
          </table:table-cell>
          <table:table-cell office:value-type="float" office:value="0.179976040903816" calcext:value-type="float">
            <text:p>0.179976040903816</text:p>
          </table:table-cell>
          <table:table-cell office:value-type="float" office:value="0.180203328130285" calcext:value-type="float">
            <text:p>0.180203328130285</text:p>
          </table:table-cell>
          <table:table-cell office:value-type="float" office:value="0.185018839088976" calcext:value-type="float">
            <text:p>0.185018839088976</text:p>
          </table:table-cell>
          <table:table-cell office:value-type="float" office:value="0.185388027254552" calcext:value-type="float">
            <text:p>0.185388027254552</text:p>
          </table:table-cell>
          <table:table-cell office:value-type="float" office:value="0.183555706263076" calcext:value-type="float">
            <text:p>0.183555706263076</text:p>
          </table:table-cell>
          <table:table-cell office:value-type="float" office:value="0.178843280650207" calcext:value-type="float">
            <text:p>0.178843280650207</text:p>
          </table:table-cell>
          <table:table-cell office:value-type="float" office:value="0.173206498720438" calcext:value-type="float">
            <text:p>0.173206498720438</text:p>
          </table:table-cell>
          <table:table-cell office:value-type="float" office:value="0.165521428900907" calcext:value-type="float">
            <text:p>0.165521428900907</text:p>
          </table:table-cell>
          <table:table-cell office:value-type="float" office:value="0.163114662387224" calcext:value-type="float">
            <text:p>0.163114662387224</text:p>
          </table:table-cell>
          <table:table-cell office:value-type="float" office:value="0.163654712018282" calcext:value-type="float">
            <text:p>0.163654712018282</text:p>
          </table:table-cell>
          <table:table-cell office:value-type="float" office:value="0.167608178376965" calcext:value-type="float">
            <text:p>0.167608178376965</text:p>
          </table:table-cell>
          <table:table-cell office:value-type="float" office:value="0.172088134849227" calcext:value-type="float">
            <text:p>0.172088134849227</text:p>
          </table:table-cell>
          <table:table-cell office:value-type="float" office:value="0.190971681765027" calcext:value-type="float">
            <text:p>0.190971681765027</text:p>
          </table:table-cell>
          <table:table-cell office:value-type="float" office:value="0.191125015529598" calcext:value-type="float">
            <text:p>0.191125015529598</text:p>
          </table:table-cell>
          <table:table-cell office:value-type="float" office:value="0.194715656872191" calcext:value-type="float">
            <text:p>0.194715656872191</text:p>
          </table:table-cell>
          <table:table-cell office:value-type="float" office:value="0.197372803169177" calcext:value-type="float">
            <text:p>0.197372803169177</text:p>
          </table:table-cell>
          <table:table-cell office:value-type="float" office:value="0.197430451422532" calcext:value-type="float">
            <text:p>0.197430451422532</text:p>
          </table:table-cell>
          <table:table-cell office:value-type="float" office:value="0.194696891533654" calcext:value-type="float">
            <text:p>0.194696891533654</text:p>
          </table:table-cell>
          <table:table-cell office:value-type="float" office:value="0.196271884447096" calcext:value-type="float">
            <text:p>0.196271884447096</text:p>
          </table:table-cell>
          <table:table-cell office:value-type="float" office:value="0.18306951440666" calcext:value-type="float">
            <text:p>0.18306951440666</text:p>
          </table:table-cell>
          <table:table-cell office:value-type="float" office:value="0.17216527651968" calcext:value-type="float">
            <text:p>0.17216527651968</text:p>
          </table:table-cell>
          <table:table-cell office:value-type="float" office:value="0.1652542681099" calcext:value-type="float">
            <text:p>0.1652542681099</text:p>
          </table:table-cell>
          <table:table-cell office:value-type="float" office:value="0.196882829027494" calcext:value-type="float">
            <text:p>0.196882829027494</text:p>
          </table:table-cell>
          <table:table-cell office:value-type="float" office:value="0.193159345570538" calcext:value-type="float">
            <text:p>0.193159345570538</text:p>
          </table:table-cell>
          <table:table-cell office:value-type="float" office:value="0.181840265703241" calcext:value-type="float">
            <text:p>0.181840265703241</text:p>
          </table:table-cell>
          <table:table-cell office:value-type="float" office:value="0.170682224483573" calcext:value-type="float">
            <text:p>0.170682224483573</text:p>
          </table:table-cell>
          <table:table-cell office:value-type="float" office:value="0.172831151282327" calcext:value-type="float">
            <text:p>0.172831151282327</text:p>
          </table:table-cell>
          <table:table-cell office:value-type="float" office:value="0.173817517001047" calcext:value-type="float">
            <text:p>0.173817517001047</text:p>
          </table:table-cell>
          <table:table-cell office:value-type="float" office:value="0.174470311796911" calcext:value-type="float">
            <text:p>0.174470311796911</text:p>
          </table:table-cell>
          <table:table-cell office:value-type="float" office:value="0.173293685715448" calcext:value-type="float">
            <text:p>0.173293685715448</text:p>
          </table:table-cell>
          <table:table-cell office:value-type="float" office:value="0.170956465046776" calcext:value-type="float">
            <text:p>0.170956465046776</text:p>
          </table:table-cell>
          <table:table-cell office:value-type="float" office:value="0.169843421248028" calcext:value-type="float">
            <text:p>0.169843421248028</text:p>
          </table:table-cell>
          <table:table-cell office:value-type="float" office:value="0.171147643597615" calcext:value-type="float">
            <text:p>0.171147643597615</text:p>
          </table:table-cell>
          <table:table-cell office:value-type="float" office:value="0.17003887193674" calcext:value-type="float">
            <text:p>0.17003887193674</text:p>
          </table:table-cell>
          <table:table-cell office:value-type="float" office:value="0.170019846249998" calcext:value-type="float">
            <text:p>0.170019846249998</text:p>
          </table:table-cell>
          <table:table-cell office:value-type="float" office:value="0.170223667538581" calcext:value-type="float">
            <text:p>0.170223667538581</text:p>
          </table:table-cell>
          <table:table-cell office:value-type="float" office:value="0.169744720852509" calcext:value-type="float">
            <text:p>0.169744720852509</text:p>
          </table:table-cell>
          <table:table-cell office:value-type="float" office:value="0.170065367692604" calcext:value-type="float">
            <text:p>0.170065367692604</text:p>
          </table:table-cell>
          <table:table-cell office:value-type="float" office:value="0.16988057109609" calcext:value-type="float">
            <text:p>0.16988057109609</text:p>
          </table:table-cell>
          <table:table-cell office:value-type="float" office:value="0.170088265926304" calcext:value-type="float">
            <text:p>0.170088265926304</text:p>
          </table:table-cell>
          <table:table-cell office:value-type="float" office:value="0.169927803694161" calcext:value-type="float">
            <text:p>0.169927803694161</text:p>
          </table:table-cell>
          <table:table-cell office:value-type="float" office:value="0.170192564373226" calcext:value-type="float">
            <text:p>0.170192564373226</text:p>
          </table:table-cell>
          <table:table-cell office:value-type="float" office:value="0.169829448801978" calcext:value-type="float">
            <text:p>0.169829448801978</text:p>
          </table:table-cell>
          <table:table-cell office:value-type="float" office:value="0.169755829594448" calcext:value-type="float">
            <text:p>0.169755829594448</text:p>
          </table:table-cell>
          <table:table-cell office:value-type="float" office:value="0.170087462608499" calcext:value-type="float">
            <text:p>0.170087462608499</text:p>
          </table:table-cell>
          <table:table-cell office:value-type="float" office:value="0.169772782207946" calcext:value-type="float">
            <text:p>0.169772782207946</text:p>
          </table:table-cell>
          <table:table-cell office:value-type="float" office:value="0.169925881922423" calcext:value-type="float">
            <text:p>0.169925881922423</text:p>
          </table:table-cell>
          <table:table-cell office:value-type="float" office:value="0.169907392099846" calcext:value-type="float">
            <text:p>0.169907392099846</text:p>
          </table:table-cell>
          <table:table-cell office:value-type="float" office:value="0.169927801664439" calcext:value-type="float">
            <text:p>0.169927801664439</text:p>
          </table:table-cell>
          <table:table-cell office:value-type="float" office:value="0.170013293536102" calcext:value-type="float">
            <text:p>0.170013293536102</text:p>
          </table:table-cell>
          <table:table-cell office:value-type="float" office:value="0.169823104581881" calcext:value-type="float">
            <text:p>0.169823104581881</text:p>
          </table:table-cell>
          <table:table-cell office:value-type="float" office:value="0.170017297037741" calcext:value-type="float">
            <text:p>0.170017297037741</text:p>
          </table:table-cell>
          <table:table-cell office:value-type="float" office:value="0.169789603801642" calcext:value-type="float">
            <text:p>0.169789603801642</text:p>
          </table:table-cell>
          <table:table-cell office:value-type="float" office:value="0.170111996830902" calcext:value-type="float">
            <text:p>0.170111996830902</text:p>
          </table:table-cell>
          <table:table-cell office:value-type="float" office:value="0.16992676182169" calcext:value-type="float">
            <text:p>0.16992676182169</text:p>
          </table:table-cell>
          <table:table-cell office:value-type="float" office:value="0.170160136604274" calcext:value-type="float">
            <text:p>0.170160136604274</text:p>
          </table:table-cell>
          <table:table-cell office:value-type="float" office:value="0.169850415034981" calcext:value-type="float">
            <text:p>0.169850415034981</text:p>
          </table:table-cell>
          <table:table-cell office:value-type="float" office:value="0.169927629088411" calcext:value-type="float">
            <text:p>0.169927629088411</text:p>
          </table:table-cell>
          <table:table-cell office:value-type="float" office:value="0.169833391708496" calcext:value-type="float">
            <text:p>0.169833391708496</text:p>
          </table:table-cell>
          <table:table-cell office:value-type="float" office:value="0.170179243121063" calcext:value-type="float">
            <text:p>0.170179243121063</text:p>
          </table:table-cell>
          <table:table-cell office:value-type="float" office:value="0.170075102058019" calcext:value-type="float">
            <text:p>0.170075102058019</text:p>
          </table:table-cell>
          <table:table-cell office:value-type="float" office:value="0.169909455057941" calcext:value-type="float">
            <text:p>0.169909455057941</text:p>
          </table:table-cell>
          <table:table-cell office:value-type="float" office:value="0.169981474419846" calcext:value-type="float">
            <text:p>0.169981474419846</text:p>
          </table:table-cell>
          <table:table-cell office:value-type="float" office:value="0.170141743114418" calcext:value-type="float">
            <text:p>0.170141743114418</text:p>
          </table:table-cell>
          <table:table-cell office:value-type="float" office:value="0.169882303342775" calcext:value-type="float">
            <text:p>0.169882303342775</text:p>
          </table:table-cell>
          <table:table-cell office:value-type="float" office:value="0.169954157062185" calcext:value-type="float">
            <text:p>0.169954157062185</text:p>
          </table:table-cell>
          <table:table-cell office:value-type="float" office:value="0.169782141704391" calcext:value-type="float">
            <text:p>0.169782141704391</text:p>
          </table:table-cell>
          <table:table-cell office:value-type="float" office:value="0.170142317377716" calcext:value-type="float">
            <text:p>0.170142317377716</text:p>
          </table:table-cell>
          <table:table-cell office:value-type="float" office:value="0.16978493898998" calcext:value-type="float">
            <text:p>0.16978493898998</text:p>
          </table:table-cell>
          <table:table-cell office:value-type="float" office:value="0.169802161819697" calcext:value-type="float">
            <text:p>0.169802161819697</text:p>
          </table:table-cell>
          <table:table-cell office:value-type="float" office:value="0.170082822940378" calcext:value-type="float">
            <text:p>0.170082822940378</text:p>
          </table:table-cell>
          <table:table-cell office:value-type="float" office:value="0.170038238811228" calcext:value-type="float">
            <text:p>0.170038238811228</text:p>
          </table:table-cell>
          <table:table-cell office:value-type="float" office:value="0.170193435577145" calcext:value-type="float">
            <text:p>0.170193435577145</text:p>
          </table:table-cell>
          <table:table-cell office:value-type="float" office:value="0.169917607808569" calcext:value-type="float">
            <text:p>0.169917607808569</text:p>
          </table:table-cell>
          <table:table-cell office:value-type="float" office:value="0.170225491584594" calcext:value-type="float">
            <text:p>0.170225491584594</text:p>
          </table:table-cell>
          <table:table-cell office:value-type="float" office:value="0.170059670510531" calcext:value-type="float">
            <text:p>0.170059670510531</text:p>
          </table:table-cell>
          <table:table-cell office:value-type="float" office:value="0.16967220407221" calcext:value-type="float">
            <text:p>0.16967220407221</text:p>
          </table:table-cell>
          <table:table-cell office:value-type="float" office:value="0.169968399929791" calcext:value-type="float">
            <text:p>0.169968399929791</text:p>
          </table:table-cell>
          <table:table-cell office:value-type="float" office:value="0.170004558573301" calcext:value-type="float">
            <text:p>0.170004558573301</text:p>
          </table:table-cell>
          <table:table-cell office:value-type="float" office:value="0.170004272922757" calcext:value-type="float">
            <text:p>0.170004272922757</text:p>
          </table:table-cell>
          <table:table-cell office:value-type="float" office:value="0.170240235315759" calcext:value-type="float">
            <text:p>0.170240235315759</text:p>
          </table:table-cell>
          <table:table-cell office:value-type="float" office:value="0.169980387361891" calcext:value-type="float">
            <text:p>0.169980387361891</text:p>
          </table:table-cell>
          <table:table-cell office:value-type="float" office:value="0.169840200372153" calcext:value-type="float">
            <text:p>0.169840200372153</text:p>
          </table:table-cell>
          <table:table-cell office:value-type="float" office:value="0.170091467705982" calcext:value-type="float">
            <text:p>0.170091467705982</text:p>
          </table:table-cell>
          <table:table-cell office:value-type="float" office:value="0.170129791936827" calcext:value-type="float">
            <text:p>0.170129791936827</text:p>
          </table:table-cell>
          <table:table-cell office:value-type="float" office:value="0.170007130722701" calcext:value-type="float">
            <text:p>0.170007130722701</text:p>
          </table:table-cell>
          <table:table-cell office:value-type="float" office:value="0.170137668838805" calcext:value-type="float">
            <text:p>0.170137668838805</text:p>
          </table:table-cell>
          <table:table-cell office:value-type="float" office:value="0.169784612747428" calcext:value-type="float">
            <text:p>0.169784612747428</text:p>
          </table:table-cell>
          <table:table-cell office:value-type="float" office:value="0.170016379226769" calcext:value-type="float">
            <text:p>0.170016379226769</text:p>
          </table:table-cell>
          <table:table-cell office:value-type="float" office:value="0.169987272169841" calcext:value-type="float">
            <text:p>0.169987272169841</text:p>
          </table:table-cell>
          <table:table-cell office:value-type="float" office:value="0.170021860375661" calcext:value-type="float">
            <text:p>0.170021860375661</text:p>
          </table:table-cell>
          <table:table-cell office:value-type="float" office:value="0.170098214563593" calcext:value-type="float">
            <text:p>0.170098214563593</text:p>
          </table:table-cell>
          <table:table-cell office:value-type="float" office:value="0.169933638004559" calcext:value-type="float">
            <text:p>0.169933638004559</text:p>
          </table:table-cell>
          <table:table-cell office:value-type="float" office:value="0.170071132526939" calcext:value-type="float">
            <text:p>0.170071132526939</text:p>
          </table:table-cell>
          <table:table-cell office:value-type="float" office:value="0.17008451265086" calcext:value-type="float">
            <text:p>0.17008451265086</text:p>
          </table:table-cell>
          <table:table-cell office:value-type="float" office:value="0.169907848439628" calcext:value-type="float">
            <text:p>0.169907848439628</text:p>
          </table:table-cell>
          <table:table-cell office:value-type="float" office:value="0.16985285381956" calcext:value-type="float">
            <text:p>0.16985285381956</text:p>
          </table:table-cell>
          <table:table-cell office:value-type="float" office:value="0.170042292779749" calcext:value-type="float">
            <text:p>0.170042292779749</text:p>
          </table:table-cell>
          <table:table-cell office:value-type="float" office:value="0.169968841092176" calcext:value-type="float">
            <text:p>0.169968841092176</text:p>
          </table:table-cell>
          <table:table-cell office:value-type="float" office:value="0.17008917579116" calcext:value-type="float">
            <text:p>0.17008917579116</text:p>
          </table:table-cell>
          <table:table-cell office:value-type="float" office:value="0.169881812025002" calcext:value-type="float">
            <text:p>0.169881812025002</text:p>
          </table:table-cell>
          <table:table-cell office:value-type="float" office:value="0.169858433171877" calcext:value-type="float">
            <text:p>0.169858433171877</text:p>
          </table:table-cell>
          <table:table-cell office:value-type="float" office:value="0.17002668683335" calcext:value-type="float">
            <text:p>0.17002668683335</text:p>
          </table:table-cell>
          <table:table-cell office:value-type="float" office:value="0.170012804065935" calcext:value-type="float">
            <text:p>0.170012804065935</text:p>
          </table:table-cell>
          <table:table-cell office:value-type="float" office:value="0.170149091757109" calcext:value-type="float">
            <text:p>0.170149091757109</text:p>
          </table:table-cell>
          <table:table-cell office:value-type="float" office:value="0.170098286055399" calcext:value-type="float">
            <text:p>0.170098286055399</text:p>
          </table:table-cell>
          <table:table-cell office:value-type="float" office:value="0.170077316848463" calcext:value-type="float">
            <text:p>0.170077316848463</text:p>
          </table:table-cell>
          <table:table-cell office:value-type="float" office:value="0.170192914740738" calcext:value-type="float">
            <text:p>0.170192914740738</text:p>
          </table:table-cell>
          <table:table-cell office:value-type="float" office:value="0.170053584582392" calcext:value-type="float">
            <text:p>0.170053584582392</text:p>
          </table:table-cell>
          <table:table-cell office:value-type="float" office:value="0.169816178584382" calcext:value-type="float">
            <text:p>0.169816178584382</text:p>
          </table:table-cell>
          <table:table-cell office:value-type="float" office:value="0.170195324053185" calcext:value-type="float">
            <text:p>0.170195324053185</text:p>
          </table:table-cell>
          <table:table-cell office:value-type="float" office:value="0.170082684378674" calcext:value-type="float">
            <text:p>0.170082684378674</text:p>
          </table:table-cell>
          <table:table-cell table:number-columns-repeated="514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68166458972937" calcext:value-type="float">
            <text:p>-0.016816645897294</text:p>
          </table:table-cell>
          <table:table-cell office:value-type="float" office:value="-0.0167467288191567" calcext:value-type="float">
            <text:p>-0.016746728819157</text:p>
          </table:table-cell>
          <table:table-cell office:value-type="float" office:value="-0.0168214427028273" calcext:value-type="float">
            <text:p>-0.016821442702827</text:p>
          </table:table-cell>
          <table:table-cell office:value-type="float" office:value="-0.0167409909863578" calcext:value-type="float">
            <text:p>-0.016740990986358</text:p>
          </table:table-cell>
          <table:table-cell office:value-type="float" office:value="-0.0168002461982415" calcext:value-type="float">
            <text:p>-0.016800246198242</text:p>
          </table:table-cell>
          <table:table-cell office:value-type="float" office:value="-0.0167376965494457" calcext:value-type="float">
            <text:p>-0.016737696549446</text:p>
          </table:table-cell>
          <table:table-cell office:value-type="float" office:value="-0.0167404721510828" calcext:value-type="float">
            <text:p>-0.016740472151083</text:p>
          </table:table-cell>
          <table:table-cell office:value-type="float" office:value="-0.0167423271092649" calcext:value-type="float">
            <text:p>-0.016742327109265</text:p>
          </table:table-cell>
          <table:table-cell office:value-type="float" office:value="-0.0166878922001946" calcext:value-type="float">
            <text:p>-0.016687892200195</text:p>
          </table:table-cell>
          <table:table-cell office:value-type="float" office:value="-0.0167698465494401" calcext:value-type="float">
            <text:p>-0.01676984654944</text:p>
          </table:table-cell>
          <table:table-cell office:value-type="float" office:value="-0.0167543410416766" calcext:value-type="float">
            <text:p>-0.016754341041677</text:p>
          </table:table-cell>
          <table:table-cell office:value-type="float" office:value="-0.0167546973664287" calcext:value-type="float">
            <text:p>-0.016754697366429</text:p>
          </table:table-cell>
          <table:table-cell office:value-type="float" office:value="-0.0167478109099405" calcext:value-type="float">
            <text:p>-0.016747810909941</text:p>
          </table:table-cell>
          <table:table-cell office:value-type="float" office:value="-0.0167576015980873" calcext:value-type="float">
            <text:p>-0.016757601598087</text:p>
          </table:table-cell>
          <table:table-cell office:value-type="float" office:value="-0.0167179067274198" calcext:value-type="float">
            <text:p>-0.01671790672742</text:p>
          </table:table-cell>
          <table:table-cell office:value-type="float" office:value="-0.0167430884208192" calcext:value-type="float">
            <text:p>-0.016743088420819</text:p>
          </table:table-cell>
          <table:table-cell office:value-type="float" office:value="-0.0168259315429256" calcext:value-type="float">
            <text:p>-0.016825931542926</text:p>
          </table:table-cell>
          <table:table-cell office:value-type="float" office:value="-0.0167240673726665" calcext:value-type="float">
            <text:p>-0.016724067372667</text:p>
          </table:table-cell>
          <table:table-cell office:value-type="float" office:value="-0.0167435319210714" calcext:value-type="float">
            <text:p>-0.016743531921071</text:p>
          </table:table-cell>
          <table:table-cell office:value-type="float" office:value="-0.0167455831012939" calcext:value-type="float">
            <text:p>-0.016745583101294</text:p>
          </table:table-cell>
          <table:table-cell office:value-type="float" office:value="-0.0167270045807981" calcext:value-type="float">
            <text:p>-0.016727004580798</text:p>
          </table:table-cell>
          <table:table-cell office:value-type="float" office:value="-0.0167560208682481" calcext:value-type="float">
            <text:p>-0.016756020868248</text:p>
          </table:table-cell>
          <table:table-cell office:value-type="float" office:value="-0.0167310139545752" calcext:value-type="float">
            <text:p>-0.016731013954575</text:p>
          </table:table-cell>
          <table:table-cell office:value-type="float" office:value="-0.0167529519696628" calcext:value-type="float">
            <text:p>-0.016752951969663</text:p>
          </table:table-cell>
          <table:table-cell office:value-type="float" office:value="-0.0168035175537259" calcext:value-type="float">
            <text:p>-0.016803517553726</text:p>
          </table:table-cell>
          <table:table-cell office:value-type="float" office:value="-0.0167417902354542" calcext:value-type="float">
            <text:p>-0.016741790235454</text:p>
          </table:table-cell>
          <table:table-cell office:value-type="float" office:value="-0.0168011772229809" calcext:value-type="float">
            <text:p>-0.016801177222981</text:p>
          </table:table-cell>
          <table:table-cell office:value-type="float" office:value="-0.016751126971645" calcext:value-type="float">
            <text:p>-0.016751126971645</text:p>
          </table:table-cell>
          <table:table-cell office:value-type="float" office:value="-0.0171639433368935" calcext:value-type="float">
            <text:p>-0.017163943336894</text:p>
          </table:table-cell>
          <table:table-cell office:value-type="float" office:value="-0.0162896567603646" calcext:value-type="float">
            <text:p>-0.016289656760365</text:p>
          </table:table-cell>
          <table:table-cell office:value-type="float" office:value="-0.0179931409991553" calcext:value-type="float">
            <text:p>-0.017993140999155</text:p>
          </table:table-cell>
          <table:table-cell office:value-type="float" office:value="-0.020334460068217" calcext:value-type="float">
            <text:p>-0.020334460068217</text:p>
          </table:table-cell>
          <table:table-cell office:value-type="float" office:value="-0.0170881156637232" calcext:value-type="float">
            <text:p>-0.017088115663723</text:p>
          </table:table-cell>
          <table:table-cell office:value-type="float" office:value="-0.0173833875909014" calcext:value-type="float">
            <text:p>-0.017383387590901</text:p>
          </table:table-cell>
          <table:table-cell office:value-type="float" office:value="-0.0173382416022333" calcext:value-type="float">
            <text:p>-0.017338241602233</text:p>
          </table:table-cell>
          <table:table-cell office:value-type="float" office:value="-0.0217971955449342" calcext:value-type="float">
            <text:p>-0.021797195544934</text:p>
          </table:table-cell>
          <table:table-cell office:value-type="float" office:value="-0.0260305762578214" calcext:value-type="float">
            <text:p>-0.026030576257822</text:p>
          </table:table-cell>
          <table:table-cell office:value-type="float" office:value="-0.0233334440066047" calcext:value-type="float">
            <text:p>-0.023333444006605</text:p>
          </table:table-cell>
          <table:table-cell office:value-type="float" office:value="-0.0224712747911778" calcext:value-type="float">
            <text:p>-0.022471274791178</text:p>
          </table:table-cell>
          <table:table-cell office:value-type="float" office:value="-0.022472800802279" calcext:value-type="float">
            <text:p>-0.022472800802279</text:p>
          </table:table-cell>
          <table:table-cell office:value-type="float" office:value="-0.0197778316395142" calcext:value-type="float">
            <text:p>-0.019777831639514</text:p>
          </table:table-cell>
          <table:table-cell office:value-type="float" office:value="-0.0210085811368639" calcext:value-type="float">
            <text:p>-0.021008581136864</text:p>
          </table:table-cell>
          <table:table-cell office:value-type="float" office:value="-0.0238497065078677" calcext:value-type="float">
            <text:p>-0.023849706507868</text:p>
          </table:table-cell>
          <table:table-cell office:value-type="float" office:value="-0.0230309019717412" calcext:value-type="float">
            <text:p>-0.023030901971741</text:p>
          </table:table-cell>
          <table:table-cell office:value-type="float" office:value="-0.0214927500279134" calcext:value-type="float">
            <text:p>-0.021492750027913</text:p>
          </table:table-cell>
          <table:table-cell office:value-type="float" office:value="-0.0218291810357935" calcext:value-type="float">
            <text:p>-0.021829181035794</text:p>
          </table:table-cell>
          <table:table-cell office:value-type="float" office:value="-0.0213639179790595" calcext:value-type="float">
            <text:p>-0.02136391797906</text:p>
          </table:table-cell>
          <table:table-cell office:value-type="float" office:value="-0.0270927095233373" calcext:value-type="float">
            <text:p>-0.027092709523337</text:p>
          </table:table-cell>
          <table:table-cell office:value-type="float" office:value="-0.0276192919939686" calcext:value-type="float">
            <text:p>-0.027619291993969</text:p>
          </table:table-cell>
          <table:table-cell office:value-type="float" office:value="-0.026578199522685" calcext:value-type="float">
            <text:p>-0.026578199522685</text:p>
          </table:table-cell>
          <table:table-cell office:value-type="float" office:value="-0.0256116599929122" calcext:value-type="float">
            <text:p>-0.025611659992912</text:p>
          </table:table-cell>
          <table:table-cell office:value-type="float" office:value="-0.0265198781296606" calcext:value-type="float">
            <text:p>-0.026519878129661</text:p>
          </table:table-cell>
          <table:table-cell office:value-type="float" office:value="-0.0258462333812772" calcext:value-type="float">
            <text:p>-0.025846233381277</text:p>
          </table:table-cell>
          <table:table-cell office:value-type="float" office:value="-0.0244153898205964" calcext:value-type="float">
            <text:p>-0.024415389820596</text:p>
          </table:table-cell>
          <table:table-cell office:value-type="float" office:value="-0.0287148046052367" calcext:value-type="float">
            <text:p>-0.028714804605237</text:p>
          </table:table-cell>
          <table:table-cell office:value-type="float" office:value="-0.0301136037251624" calcext:value-type="float">
            <text:p>-0.030113603725162</text:p>
          </table:table-cell>
          <table:table-cell office:value-type="float" office:value="-0.0283130215414676" calcext:value-type="float">
            <text:p>-0.028313021541468</text:p>
          </table:table-cell>
          <table:table-cell office:value-type="float" office:value="-0.0285870033960011" calcext:value-type="float">
            <text:p>-0.028587003396001</text:p>
          </table:table-cell>
          <table:table-cell office:value-type="float" office:value="-0.0274432272827998" calcext:value-type="float">
            <text:p>-0.0274432272828</text:p>
          </table:table-cell>
          <table:table-cell office:value-type="float" office:value="-0.0265660831389324" calcext:value-type="float">
            <text:p>-0.026566083138933</text:p>
          </table:table-cell>
          <table:table-cell office:value-type="float" office:value="-0.0231325718141744" calcext:value-type="float">
            <text:p>-0.023132571814174</text:p>
          </table:table-cell>
          <table:table-cell office:value-type="float" office:value="-0.0238516440959149" calcext:value-type="float">
            <text:p>-0.023851644095915</text:p>
          </table:table-cell>
          <table:table-cell office:value-type="float" office:value="-0.0263954279634598" calcext:value-type="float">
            <text:p>-0.02639542796346</text:p>
          </table:table-cell>
          <table:table-cell office:value-type="float" office:value="-0.0280764794496657" calcext:value-type="float">
            <text:p>-0.028076479449666</text:p>
          </table:table-cell>
          <table:table-cell office:value-type="float" office:value="-0.0283667740516982" calcext:value-type="float">
            <text:p>-0.028366774051698</text:p>
          </table:table-cell>
          <table:table-cell office:value-type="float" office:value="-0.0264194669172548" calcext:value-type="float">
            <text:p>-0.026419466917255</text:p>
          </table:table-cell>
          <table:table-cell office:value-type="float" office:value="-0.0253558996012485" calcext:value-type="float">
            <text:p>-0.025355899601249</text:p>
          </table:table-cell>
          <table:table-cell office:value-type="float" office:value="-0.0259500458455072" calcext:value-type="float">
            <text:p>-0.025950045845507</text:p>
          </table:table-cell>
          <table:table-cell office:value-type="float" office:value="-0.0234766787973311" calcext:value-type="float">
            <text:p>-0.023476678797331</text:p>
          </table:table-cell>
          <table:table-cell office:value-type="float" office:value="-0.0247879233568073" calcext:value-type="float">
            <text:p>-0.024787923356807</text:p>
          </table:table-cell>
          <table:table-cell office:value-type="float" office:value="-0.0258813459160214" calcext:value-type="float">
            <text:p>-0.025881345916021</text:p>
          </table:table-cell>
          <table:table-cell office:value-type="float" office:value="-0.0227947131156097" calcext:value-type="float">
            <text:p>-0.02279471311561</text:p>
          </table:table-cell>
          <table:table-cell office:value-type="float" office:value="-0.0236992656115906" calcext:value-type="float">
            <text:p>-0.023699265611591</text:p>
          </table:table-cell>
          <table:table-cell office:value-type="float" office:value="-0.0225178288028169" calcext:value-type="float">
            <text:p>-0.022517828802817</text:p>
          </table:table-cell>
          <table:table-cell office:value-type="float" office:value="-0.0235781809250725" calcext:value-type="float">
            <text:p>-0.023578180925073</text:p>
          </table:table-cell>
          <table:table-cell office:value-type="float" office:value="-0.0258509906225591" calcext:value-type="float">
            <text:p>-0.025850990622559</text:p>
          </table:table-cell>
          <table:table-cell office:value-type="float" office:value="-0.0252166070398813" calcext:value-type="float">
            <text:p>-0.025216607039881</text:p>
          </table:table-cell>
          <table:table-cell office:value-type="float" office:value="-0.0251593227053159" calcext:value-type="float">
            <text:p>-0.025159322705316</text:p>
          </table:table-cell>
          <table:table-cell office:value-type="float" office:value="-0.0243857158331735" calcext:value-type="float">
            <text:p>-0.024385715833174</text:p>
          </table:table-cell>
          <table:table-cell office:value-type="float" office:value="-0.0239391353856645" calcext:value-type="float">
            <text:p>-0.023939135385665</text:p>
          </table:table-cell>
          <table:table-cell office:value-type="float" office:value="-0.0206070786851536" calcext:value-type="float">
            <text:p>-0.020607078685154</text:p>
          </table:table-cell>
          <table:table-cell office:value-type="float" office:value="-0.0203915123456348" calcext:value-type="float">
            <text:p>-0.020391512345635</text:p>
          </table:table-cell>
          <table:table-cell office:value-type="float" office:value="-0.0166354371703055" calcext:value-type="float">
            <text:p>-0.016635437170306</text:p>
          </table:table-cell>
          <table:table-cell office:value-type="float" office:value="-0.0225999731364268" calcext:value-type="float">
            <text:p>-0.022599973136427</text:p>
          </table:table-cell>
          <table:table-cell office:value-type="float" office:value="-0.0236260721501635" calcext:value-type="float">
            <text:p>-0.023626072150164</text:p>
          </table:table-cell>
          <table:table-cell office:value-type="float" office:value="-0.0225143261270248" calcext:value-type="float">
            <text:p>-0.022514326127025</text:p>
          </table:table-cell>
          <table:table-cell office:value-type="float" office:value="-0.0223550789161544" calcext:value-type="float">
            <text:p>-0.022355078916154</text:p>
          </table:table-cell>
          <table:table-cell office:value-type="float" office:value="-0.0217972681423873" calcext:value-type="float">
            <text:p>-0.021797268142387</text:p>
          </table:table-cell>
          <table:table-cell office:value-type="float" office:value="-0.0204599444078515" calcext:value-type="float">
            <text:p>-0.020459944407852</text:p>
          </table:table-cell>
          <table:table-cell office:value-type="float" office:value="-0.0212940486218278" calcext:value-type="float">
            <text:p>-0.021294048621828</text:p>
          </table:table-cell>
          <table:table-cell office:value-type="float" office:value="-0.0211488567757803" calcext:value-type="float">
            <text:p>-0.02114885677578</text:p>
          </table:table-cell>
          <table:table-cell office:value-type="float" office:value="-0.0183828373207622" calcext:value-type="float">
            <text:p>-0.018382837320762</text:p>
          </table:table-cell>
          <table:table-cell office:value-type="float" office:value="-0.0208323599056884" calcext:value-type="float">
            <text:p>-0.020832359905688</text:p>
          </table:table-cell>
          <table:table-cell office:value-type="float" office:value="-0.0225892935274625" calcext:value-type="float">
            <text:p>-0.022589293527463</text:p>
          </table:table-cell>
          <table:table-cell office:value-type="float" office:value="-0.0202550689690934" calcext:value-type="float">
            <text:p>-0.020255068969093</text:p>
          </table:table-cell>
          <table:table-cell office:value-type="float" office:value="-0.0209259907490924" calcext:value-type="float">
            <text:p>-0.020925990749092</text:p>
          </table:table-cell>
          <table:table-cell office:value-type="float" office:value="-0.0208669870458893" calcext:value-type="float">
            <text:p>-0.020866987045889</text:p>
          </table:table-cell>
          <table:table-cell office:value-type="float" office:value="-0.0192573524794289" calcext:value-type="float">
            <text:p>-0.019257352479429</text:p>
          </table:table-cell>
          <table:table-cell office:value-type="float" office:value="-0.0183643245004428" calcext:value-type="float">
            <text:p>-0.018364324500443</text:p>
          </table:table-cell>
          <table:table-cell office:value-type="float" office:value="-0.0187669630300552" calcext:value-type="float">
            <text:p>-0.018766963030055</text:p>
          </table:table-cell>
          <table:table-cell office:value-type="float" office:value="-0.0166177639349147" calcext:value-type="float">
            <text:p>-0.016617763934915</text:p>
          </table:table-cell>
          <table:table-cell office:value-type="float" office:value="-0.0183667856598906" calcext:value-type="float">
            <text:p>-0.018366785659891</text:p>
          </table:table-cell>
          <table:table-cell office:value-type="float" office:value="-0.0233640696287302" calcext:value-type="float">
            <text:p>-0.02336406962873</text:p>
          </table:table-cell>
          <table:table-cell office:value-type="float" office:value="-0.0233272400433566" calcext:value-type="float">
            <text:p>-0.023327240043357</text:p>
          </table:table-cell>
          <table:table-cell office:value-type="float" office:value="-0.0205311251038606" calcext:value-type="float">
            <text:p>-0.020531125103861</text:p>
          </table:table-cell>
          <table:table-cell office:value-type="float" office:value="-0.0195010546817036" calcext:value-type="float">
            <text:p>-0.019501054681704</text:p>
          </table:table-cell>
          <table:table-cell office:value-type="float" office:value="-0.0185238625120952" calcext:value-type="float">
            <text:p>-0.018523862512095</text:p>
          </table:table-cell>
          <table:table-cell office:value-type="float" office:value="-0.0205907671861638" calcext:value-type="float">
            <text:p>-0.020590767186164</text:p>
          </table:table-cell>
          <table:table-cell office:value-type="float" office:value="-0.0207470034047775" calcext:value-type="float">
            <text:p>-0.020747003404778</text:p>
          </table:table-cell>
          <table:table-cell office:value-type="float" office:value="-0.0190633206845245" calcext:value-type="float">
            <text:p>-0.019063320684525</text:p>
          </table:table-cell>
          <table:table-cell office:value-type="float" office:value="-0.0193200008404453" calcext:value-type="float">
            <text:p>-0.019320000840445</text:p>
          </table:table-cell>
          <table:table-cell office:value-type="float" office:value="-0.0171774453823807" calcext:value-type="float">
            <text:p>-0.017177445382381</text:p>
          </table:table-cell>
          <table:table-cell office:value-type="float" office:value="-0.0157997646734932" calcext:value-type="float">
            <text:p>-0.015799764673493</text:p>
          </table:table-cell>
          <table:table-cell office:value-type="float" office:value="-0.0218799068142541" calcext:value-type="float">
            <text:p>-0.021879906814254</text:p>
          </table:table-cell>
          <table:table-cell office:value-type="float" office:value="-0.0238631528162774" calcext:value-type="float">
            <text:p>-0.023863152816277</text:p>
          </table:table-cell>
          <table:table-cell office:value-type="float" office:value="-0.0194789378174304" calcext:value-type="float">
            <text:p>-0.01947893781743</text:p>
          </table:table-cell>
          <table:table-cell office:value-type="float" office:value="-0.01821059311378" calcext:value-type="float">
            <text:p>-0.01821059311378</text:p>
          </table:table-cell>
          <table:table-cell office:value-type="float" office:value="-0.0185396653057495" calcext:value-type="float">
            <text:p>-0.01853966530575</text:p>
          </table:table-cell>
          <table:table-cell office:value-type="float" office:value="-0.0203977038574992" calcext:value-type="float">
            <text:p>-0.020397703857499</text:p>
          </table:table-cell>
          <table:table-cell office:value-type="float" office:value="-0.0216096993974235" calcext:value-type="float">
            <text:p>-0.021609699397424</text:p>
          </table:table-cell>
          <table:table-cell office:value-type="float" office:value="-0.0223721478452367" calcext:value-type="float">
            <text:p>-0.022372147845237</text:p>
          </table:table-cell>
          <table:table-cell office:value-type="float" office:value="-0.0207003974504978" calcext:value-type="float">
            <text:p>-0.020700397450498</text:p>
          </table:table-cell>
          <table:table-cell office:value-type="float" office:value="-0.0198413432374484" calcext:value-type="float">
            <text:p>-0.019841343237448</text:p>
          </table:table-cell>
          <table:table-cell office:value-type="float" office:value="-0.021071081670445" calcext:value-type="float">
            <text:p>-0.021071081670445</text:p>
          </table:table-cell>
          <table:table-cell office:value-type="float" office:value="-0.020237119236461" calcext:value-type="float">
            <text:p>-0.020237119236461</text:p>
          </table:table-cell>
          <table:table-cell office:value-type="float" office:value="-0.0154517516258435" calcext:value-type="float">
            <text:p>-0.015451751625844</text:p>
          </table:table-cell>
          <table:table-cell office:value-type="float" office:value="-0.0181597806209067" calcext:value-type="float">
            <text:p>-0.018159780620907</text:p>
          </table:table-cell>
          <table:table-cell office:value-type="float" office:value="-0.0246568338489357" calcext:value-type="float">
            <text:p>-0.024656833848936</text:p>
          </table:table-cell>
          <table:table-cell office:value-type="float" office:value="-0.0215911054571257" calcext:value-type="float">
            <text:p>-0.021591105457126</text:p>
          </table:table-cell>
          <table:table-cell office:value-type="float" office:value="-0.0215495419897851" calcext:value-type="float">
            <text:p>-0.021549541989785</text:p>
          </table:table-cell>
          <table:table-cell office:value-type="float" office:value="-0.0226731881404047" calcext:value-type="float">
            <text:p>-0.022673188140405</text:p>
          </table:table-cell>
          <table:table-cell office:value-type="float" office:value="-0.0229515831643168" calcext:value-type="float">
            <text:p>-0.022951583164317</text:p>
          </table:table-cell>
          <table:table-cell office:value-type="float" office:value="-0.0226182370677537" calcext:value-type="float">
            <text:p>-0.022618237067754</text:p>
          </table:table-cell>
          <table:table-cell office:value-type="float" office:value="-0.0223730094288673" calcext:value-type="float">
            <text:p>-0.022373009428867</text:p>
          </table:table-cell>
          <table:table-cell office:value-type="float" office:value="-0.0185091856681661" calcext:value-type="float">
            <text:p>-0.018509185668166</text:p>
          </table:table-cell>
          <table:table-cell office:value-type="float" office:value="-0.0224395812380223" calcext:value-type="float">
            <text:p>-0.022439581238022</text:p>
          </table:table-cell>
          <table:table-cell office:value-type="float" office:value="-0.0255508316185817" calcext:value-type="float">
            <text:p>-0.025550831618582</text:p>
          </table:table-cell>
          <table:table-cell office:value-type="float" office:value="-0.0222631176623618" calcext:value-type="float">
            <text:p>-0.022263117662362</text:p>
          </table:table-cell>
          <table:table-cell office:value-type="float" office:value="-0.0219905479694004" calcext:value-type="float">
            <text:p>-0.021990547969401</text:p>
          </table:table-cell>
          <table:table-cell office:value-type="float" office:value="-0.020557088463002" calcext:value-type="float">
            <text:p>-0.020557088463002</text:p>
          </table:table-cell>
          <table:table-cell office:value-type="float" office:value="-0.0228178661761115" calcext:value-type="float">
            <text:p>-0.022817866176112</text:p>
          </table:table-cell>
          <table:table-cell office:value-type="float" office:value="-0.0237959870978615" calcext:value-type="float">
            <text:p>-0.023795987097862</text:p>
          </table:table-cell>
          <table:table-cell office:value-type="float" office:value="-0.0230386700398224" calcext:value-type="float">
            <text:p>-0.023038670039822</text:p>
          </table:table-cell>
          <table:table-cell office:value-type="float" office:value="-0.0212467662755825" calcext:value-type="float">
            <text:p>-0.021246766275583</text:p>
          </table:table-cell>
          <table:table-cell office:value-type="float" office:value="-0.021586310372027" calcext:value-type="float">
            <text:p>-0.021586310372027</text:p>
          </table:table-cell>
          <table:table-cell office:value-type="float" office:value="-0.0194916028254833" calcext:value-type="float">
            <text:p>-0.019491602825483</text:p>
          </table:table-cell>
          <table:table-cell office:value-type="float" office:value="-0.0192775391247503" calcext:value-type="float">
            <text:p>-0.01927753912475</text:p>
          </table:table-cell>
          <table:table-cell office:value-type="float" office:value="-0.0222289453119873" calcext:value-type="float">
            <text:p>-0.022228945311987</text:p>
          </table:table-cell>
          <table:table-cell office:value-type="float" office:value="-0.0259599604258989" calcext:value-type="float">
            <text:p>-0.025959960425899</text:p>
          </table:table-cell>
          <table:table-cell office:value-type="float" office:value="-0.0225965520627844" calcext:value-type="float">
            <text:p>-0.022596552062784</text:p>
          </table:table-cell>
          <table:table-cell office:value-type="float" office:value="-0.0218081936808084" calcext:value-type="float">
            <text:p>-0.021808193680809</text:p>
          </table:table-cell>
          <table:table-cell office:value-type="float" office:value="-0.0227669549091767" calcext:value-type="float">
            <text:p>-0.022766954909177</text:p>
          </table:table-cell>
          <table:table-cell office:value-type="float" office:value="-0.0236473347359241" calcext:value-type="float">
            <text:p>-0.023647334735924</text:p>
          </table:table-cell>
          <table:table-cell office:value-type="float" office:value="-0.0231839987492442" calcext:value-type="float">
            <text:p>-0.023183998749244</text:p>
          </table:table-cell>
          <table:table-cell office:value-type="float" office:value="-0.0217422932029405" calcext:value-type="float">
            <text:p>-0.021742293202941</text:p>
          </table:table-cell>
          <table:table-cell office:value-type="float" office:value="-0.0225148853042566" calcext:value-type="float">
            <text:p>-0.022514885304257</text:p>
          </table:table-cell>
          <table:table-cell office:value-type="float" office:value="-0.0179633480091893" calcext:value-type="float">
            <text:p>-0.017963348009189</text:p>
          </table:table-cell>
          <table:table-cell office:value-type="float" office:value="-0.0251776633294874" calcext:value-type="float">
            <text:p>-0.025177663329488</text:p>
          </table:table-cell>
          <table:table-cell office:value-type="float" office:value="-0.0261978861818992" calcext:value-type="float">
            <text:p>-0.026197886181899</text:p>
          </table:table-cell>
          <table:table-cell office:value-type="float" office:value="-0.0235782444956531" calcext:value-type="float">
            <text:p>-0.023578244495653</text:p>
          </table:table-cell>
          <table:table-cell office:value-type="float" office:value="-0.0231834083541317" calcext:value-type="float">
            <text:p>-0.023183408354132</text:p>
          </table:table-cell>
          <table:table-cell office:value-type="float" office:value="-0.0233160736843717" calcext:value-type="float">
            <text:p>-0.023316073684372</text:p>
          </table:table-cell>
          <table:table-cell office:value-type="float" office:value="-0.0210037052572024" calcext:value-type="float">
            <text:p>-0.021003705257202</text:p>
          </table:table-cell>
          <table:table-cell office:value-type="float" office:value="-0.0210544140457981" calcext:value-type="float">
            <text:p>-0.021054414045798</text:p>
          </table:table-cell>
          <table:table-cell office:value-type="float" office:value="-0.0219420982141854" calcext:value-type="float">
            <text:p>-0.021942098214185</text:p>
          </table:table-cell>
          <table:table-cell office:value-type="float" office:value="-0.0255100839591357" calcext:value-type="float">
            <text:p>-0.025510083959136</text:p>
          </table:table-cell>
          <table:table-cell office:value-type="float" office:value="-0.0269288145379405" calcext:value-type="float">
            <text:p>-0.026928814537941</text:p>
          </table:table-cell>
          <table:table-cell office:value-type="float" office:value="-0.0272051628969053" calcext:value-type="float">
            <text:p>-0.027205162896905</text:p>
          </table:table-cell>
          <table:table-cell office:value-type="float" office:value="-0.0254889253573844" calcext:value-type="float">
            <text:p>-0.025488925357384</text:p>
          </table:table-cell>
          <table:table-cell office:value-type="float" office:value="-0.0242577616107088" calcext:value-type="float">
            <text:p>-0.024257761610709</text:p>
          </table:table-cell>
          <table:table-cell office:value-type="float" office:value="-0.0238490557346032" calcext:value-type="float">
            <text:p>-0.023849055734603</text:p>
          </table:table-cell>
          <table:table-cell office:value-type="float" office:value="-0.0230215929463973" calcext:value-type="float">
            <text:p>-0.023021592946397</text:p>
          </table:table-cell>
          <table:table-cell office:value-type="float" office:value="-0.0243942597122234" calcext:value-type="float">
            <text:p>-0.024394259712223</text:p>
          </table:table-cell>
          <table:table-cell office:value-type="float" office:value="-0.0227202982417632" calcext:value-type="float">
            <text:p>-0.022720298241763</text:p>
          </table:table-cell>
          <table:table-cell office:value-type="float" office:value="-0.022439403342711" calcext:value-type="float">
            <text:p>-0.022439403342711</text:p>
          </table:table-cell>
          <table:table-cell office:value-type="float" office:value="-0.022221736441213" calcext:value-type="float">
            <text:p>-0.022221736441213</text:p>
          </table:table-cell>
          <table:table-cell office:value-type="float" office:value="-0.0224417831998977" calcext:value-type="float">
            <text:p>-0.022441783199898</text:p>
          </table:table-cell>
          <table:table-cell office:value-type="float" office:value="-0.0261420879028705" calcext:value-type="float">
            <text:p>-0.026142087902871</text:p>
          </table:table-cell>
          <table:table-cell office:value-type="float" office:value="-0.0270578487127253" calcext:value-type="float">
            <text:p>-0.027057848712725</text:p>
          </table:table-cell>
          <table:table-cell office:value-type="float" office:value="-0.0276609260044242" calcext:value-type="float">
            <text:p>-0.027660926004424</text:p>
          </table:table-cell>
          <table:table-cell office:value-type="float" office:value="-0.026451376935487" calcext:value-type="float">
            <text:p>-0.026451376935487</text:p>
          </table:table-cell>
          <table:table-cell office:value-type="float" office:value="-0.0246915854817971" calcext:value-type="float">
            <text:p>-0.024691585481797</text:p>
          </table:table-cell>
          <table:table-cell office:value-type="float" office:value="-0.0251262798325067" calcext:value-type="float">
            <text:p>-0.025126279832507</text:p>
          </table:table-cell>
          <table:table-cell office:value-type="float" office:value="-0.0238707828519247" calcext:value-type="float">
            <text:p>-0.023870782851925</text:p>
          </table:table-cell>
          <table:table-cell office:value-type="float" office:value="-0.022471187289486" calcext:value-type="float">
            <text:p>-0.022471187289486</text:p>
          </table:table-cell>
          <table:table-cell office:value-type="float" office:value="-0.0203987637377037" calcext:value-type="float">
            <text:p>-0.020398763737704</text:p>
          </table:table-cell>
          <table:table-cell office:value-type="float" office:value="-0.0242533019405751" calcext:value-type="float">
            <text:p>-0.024253301940575</text:p>
          </table:table-cell>
          <table:table-cell office:value-type="float" office:value="-0.0269033008536852" calcext:value-type="float">
            <text:p>-0.026903300853685</text:p>
          </table:table-cell>
          <table:table-cell office:value-type="float" office:value="-0.0265355293918975" calcext:value-type="float">
            <text:p>-0.026535529391898</text:p>
          </table:table-cell>
          <table:table-cell office:value-type="float" office:value="-0.023386409996137" calcext:value-type="float">
            <text:p>-0.023386409996137</text:p>
          </table:table-cell>
          <table:table-cell office:value-type="float" office:value="-0.0210852806744453" calcext:value-type="float">
            <text:p>-0.021085280674445</text:p>
          </table:table-cell>
          <table:table-cell office:value-type="float" office:value="-0.0230011818321967" calcext:value-type="float">
            <text:p>-0.023001181832197</text:p>
          </table:table-cell>
          <table:table-cell office:value-type="float" office:value="-0.0237594436556763" calcext:value-type="float">
            <text:p>-0.023759443655676</text:p>
          </table:table-cell>
          <table:table-cell office:value-type="float" office:value="-0.020568125337766" calcext:value-type="float">
            <text:p>-0.020568125337766</text:p>
          </table:table-cell>
          <table:table-cell office:value-type="float" office:value="-0.020952345722142" calcext:value-type="float">
            <text:p>-0.020952345722142</text:p>
          </table:table-cell>
          <table:table-cell office:value-type="float" office:value="-0.0190548132507567" calcext:value-type="float">
            <text:p>-0.019054813250757</text:p>
          </table:table-cell>
          <table:table-cell office:value-type="float" office:value="-0.0235630986946212" calcext:value-type="float">
            <text:p>-0.023563098694621</text:p>
          </table:table-cell>
          <table:table-cell office:value-type="float" office:value="-0.0254203086640998" calcext:value-type="float">
            <text:p>-0.0254203086641</text:p>
          </table:table-cell>
          <table:table-cell office:value-type="float" office:value="-0.0240121891954237" calcext:value-type="float">
            <text:p>-0.024012189195424</text:p>
          </table:table-cell>
          <table:table-cell office:value-type="float" office:value="-0.023548392394929" calcext:value-type="float">
            <text:p>-0.023548392394929</text:p>
          </table:table-cell>
          <table:table-cell office:value-type="float" office:value="-0.0215338880878246" calcext:value-type="float">
            <text:p>-0.021533888087825</text:p>
          </table:table-cell>
          <table:table-cell office:value-type="float" office:value="-0.0210701275254179" calcext:value-type="float">
            <text:p>-0.021070127525418</text:p>
          </table:table-cell>
          <table:table-cell office:value-type="float" office:value="-0.0211899172088955" calcext:value-type="float">
            <text:p>-0.021189917208896</text:p>
          </table:table-cell>
          <table:table-cell office:value-type="float" office:value="-0.0267458635607547" calcext:value-type="float">
            <text:p>-0.026745863560755</text:p>
          </table:table-cell>
          <table:table-cell office:value-type="float" office:value="-0.0259171382495449" calcext:value-type="float">
            <text:p>-0.025917138249545</text:p>
          </table:table-cell>
          <table:table-cell office:value-type="float" office:value="-0.0228639793859144" calcext:value-type="float">
            <text:p>-0.022863979385914</text:p>
          </table:table-cell>
          <table:table-cell office:value-type="float" office:value="-0.0230996443998141" calcext:value-type="float">
            <text:p>-0.023099644399814</text:p>
          </table:table-cell>
          <table:table-cell office:value-type="float" office:value="-0.0217015098114427" calcext:value-type="float">
            <text:p>-0.021701509811443</text:p>
          </table:table-cell>
          <table:table-cell office:value-type="float" office:value="-0.0235908990150371" calcext:value-type="float">
            <text:p>-0.023590899015037</text:p>
          </table:table-cell>
          <table:table-cell office:value-type="float" office:value="-0.0238410033695161" calcext:value-type="float">
            <text:p>-0.023841003369516</text:p>
          </table:table-cell>
          <table:table-cell office:value-type="float" office:value="-0.0216664385946575" calcext:value-type="float">
            <text:p>-0.021666438594658</text:p>
          </table:table-cell>
          <table:table-cell office:value-type="float" office:value="-0.021176139318772" calcext:value-type="float">
            <text:p>-0.021176139318772</text:p>
          </table:table-cell>
          <table:table-cell office:value-type="float" office:value="-0.0218075251165656" calcext:value-type="float">
            <text:p>-0.021807525116566</text:p>
          </table:table-cell>
          <table:table-cell office:value-type="float" office:value="-0.0210322009153938" calcext:value-type="float">
            <text:p>-0.021032200915394</text:p>
          </table:table-cell>
          <table:table-cell office:value-type="float" office:value="-0.0188010355883331" calcext:value-type="float">
            <text:p>-0.018801035588333</text:p>
          </table:table-cell>
          <table:table-cell office:value-type="float" office:value="-0.0232160608997366" calcext:value-type="float">
            <text:p>-0.023216060899737</text:p>
          </table:table-cell>
          <table:table-cell office:value-type="float" office:value="-0.0256207330548119" calcext:value-type="float">
            <text:p>-0.025620733054812</text:p>
          </table:table-cell>
          <table:table-cell office:value-type="float" office:value="-0.0271377598209763" calcext:value-type="float">
            <text:p>-0.027137759820976</text:p>
          </table:table-cell>
          <table:table-cell office:value-type="float" office:value="-0.0273945321701738" calcext:value-type="float">
            <text:p>-0.027394532170174</text:p>
          </table:table-cell>
          <table:table-cell office:value-type="float" office:value="-0.0237896418784869" calcext:value-type="float">
            <text:p>-0.023789641878487</text:p>
          </table:table-cell>
          <table:table-cell office:value-type="float" office:value="-0.0237538994988829" calcext:value-type="float">
            <text:p>-0.023753899498883</text:p>
          </table:table-cell>
          <table:table-cell office:value-type="float" office:value="-0.0209833563111525" calcext:value-type="float">
            <text:p>-0.020983356311153</text:p>
          </table:table-cell>
          <table:table-cell office:value-type="float" office:value="-0.021646859332966" calcext:value-type="float">
            <text:p>-0.021646859332966</text:p>
          </table:table-cell>
          <table:table-cell office:value-type="float" office:value="-0.0225986831106094" calcext:value-type="float">
            <text:p>-0.022598683110609</text:p>
          </table:table-cell>
          <table:table-cell office:value-type="float" office:value="-0.0230687872354919" calcext:value-type="float">
            <text:p>-0.023068787235492</text:p>
          </table:table-cell>
          <table:table-cell office:value-type="float" office:value="-0.0214067387986803" calcext:value-type="float">
            <text:p>-0.02140673879868</text:p>
          </table:table-cell>
          <table:table-cell office:value-type="float" office:value="-0.0202623565623582" calcext:value-type="float">
            <text:p>-0.020262356562358</text:p>
          </table:table-cell>
          <table:table-cell office:value-type="float" office:value="-0.0197347474974974" calcext:value-type="float">
            <text:p>-0.019734747497498</text:p>
          </table:table-cell>
          <table:table-cell office:value-type="float" office:value="-0.0190187712097428" calcext:value-type="float">
            <text:p>-0.019018771209743</text:p>
          </table:table-cell>
          <table:table-cell office:value-type="float" office:value="-0.025669631907363" calcext:value-type="float">
            <text:p>-0.025669631907363</text:p>
          </table:table-cell>
          <table:table-cell office:value-type="float" office:value="-0.0267432535570328" calcext:value-type="float">
            <text:p>-0.026743253557033</text:p>
          </table:table-cell>
          <table:table-cell office:value-type="float" office:value="-0.027414678120776" calcext:value-type="float">
            <text:p>-0.027414678120776</text:p>
          </table:table-cell>
          <table:table-cell office:value-type="float" office:value="-0.0260487905504639" calcext:value-type="float">
            <text:p>-0.026048790550464</text:p>
          </table:table-cell>
          <table:table-cell office:value-type="float" office:value="-0.0247731051017503" calcext:value-type="float">
            <text:p>-0.02477310510175</text:p>
          </table:table-cell>
          <table:table-cell office:value-type="float" office:value="-0.0246013881915825" calcext:value-type="float">
            <text:p>-0.024601388191583</text:p>
          </table:table-cell>
          <table:table-cell office:value-type="float" office:value="-0.0223225766530672" calcext:value-type="float">
            <text:p>-0.022322576653067</text:p>
          </table:table-cell>
          <table:table-cell office:value-type="float" office:value="-0.0233375313699836" calcext:value-type="float">
            <text:p>-0.023337531369984</text:p>
          </table:table-cell>
          <table:table-cell office:value-type="float" office:value="-0.024466533524934" calcext:value-type="float">
            <text:p>-0.024466533524934</text:p>
          </table:table-cell>
          <table:table-cell office:value-type="float" office:value="-0.0215619693876951" calcext:value-type="float">
            <text:p>-0.021561969387695</text:p>
          </table:table-cell>
          <table:table-cell office:value-type="float" office:value="-0.0289440014585237" calcext:value-type="float">
            <text:p>-0.028944001458524</text:p>
          </table:table-cell>
          <table:table-cell office:value-type="float" office:value="-0.0251369250194572" calcext:value-type="float">
            <text:p>-0.025136925019457</text:p>
          </table:table-cell>
          <table:table-cell office:value-type="float" office:value="-0.0225539142655748" calcext:value-type="float">
            <text:p>-0.022553914265575</text:p>
          </table:table-cell>
          <table:table-cell office:value-type="float" office:value="-0.0204916499994307" calcext:value-type="float">
            <text:p>-0.020491649999431</text:p>
          </table:table-cell>
          <table:table-cell office:value-type="float" office:value="-0.0197023375139992" calcext:value-type="float">
            <text:p>-0.019702337513999</text:p>
          </table:table-cell>
          <table:table-cell office:value-type="float" office:value="-0.0194636979720191" calcext:value-type="float">
            <text:p>-0.019463697972019</text:p>
          </table:table-cell>
          <table:table-cell office:value-type="float" office:value="-0.0191554401280343" calcext:value-type="float">
            <text:p>-0.019155440128034</text:p>
          </table:table-cell>
          <table:table-cell office:value-type="float" office:value="-0.0193516841842983" calcext:value-type="float">
            <text:p>-0.019351684184298</text:p>
          </table:table-cell>
          <table:table-cell office:value-type="float" office:value="-0.0197152492663667" calcext:value-type="float">
            <text:p>-0.019715249266367</text:p>
          </table:table-cell>
          <table:table-cell office:value-type="float" office:value="-0.0201106796203943" calcext:value-type="float">
            <text:p>-0.020110679620394</text:p>
          </table:table-cell>
          <table:table-cell office:value-type="float" office:value="-0.0202542466081184" calcext:value-type="float">
            <text:p>-0.020254246608119</text:p>
          </table:table-cell>
          <table:table-cell office:value-type="float" office:value="-0.0199088216928505" calcext:value-type="float">
            <text:p>-0.019908821692851</text:p>
          </table:table-cell>
          <table:table-cell office:value-type="float" office:value="-0.0200209439874291" calcext:value-type="float">
            <text:p>-0.020020943987429</text:p>
          </table:table-cell>
          <table:table-cell office:value-type="float" office:value="-0.0200851554345165" calcext:value-type="float">
            <text:p>-0.020085155434517</text:p>
          </table:table-cell>
          <table:table-cell office:value-type="float" office:value="-0.0200836780698924" calcext:value-type="float">
            <text:p>-0.020083678069893</text:p>
          </table:table-cell>
          <table:table-cell office:value-type="float" office:value="-0.0201691204187682" calcext:value-type="float">
            <text:p>-0.020169120418768</text:p>
          </table:table-cell>
          <table:table-cell office:value-type="float" office:value="-0.0201375080591963" calcext:value-type="float">
            <text:p>-0.020137508059196</text:p>
          </table:table-cell>
          <table:table-cell office:value-type="float" office:value="-0.0200795329118007" calcext:value-type="float">
            <text:p>-0.020079532911801</text:p>
          </table:table-cell>
          <table:table-cell office:value-type="float" office:value="-0.0200322579798158" calcext:value-type="float">
            <text:p>-0.020032257979816</text:p>
          </table:table-cell>
          <table:table-cell office:value-type="float" office:value="-0.0200705176967146" calcext:value-type="float">
            <text:p>-0.020070517696715</text:p>
          </table:table-cell>
          <table:table-cell office:value-type="float" office:value="-0.020054654687572" calcext:value-type="float">
            <text:p>-0.020054654687572</text:p>
          </table:table-cell>
          <table:table-cell office:value-type="float" office:value="-0.02002569506597" calcext:value-type="float">
            <text:p>-0.02002569506597</text:p>
          </table:table-cell>
          <table:table-cell office:value-type="float" office:value="-0.0200601353966068" calcext:value-type="float">
            <text:p>-0.020060135396607</text:p>
          </table:table-cell>
          <table:table-cell office:value-type="float" office:value="-0.0200227074482513" calcext:value-type="float">
            <text:p>-0.020022707448251</text:p>
          </table:table-cell>
          <table:table-cell office:value-type="float" office:value="-0.0200651856828611" calcext:value-type="float">
            <text:p>-0.020065185682861</text:p>
          </table:table-cell>
          <table:table-cell office:value-type="float" office:value="-0.0200504639112917" calcext:value-type="float">
            <text:p>-0.020050463911292</text:p>
          </table:table-cell>
          <table:table-cell office:value-type="float" office:value="-0.0200471893760942" calcext:value-type="float">
            <text:p>-0.020047189376094</text:p>
          </table:table-cell>
          <table:table-cell office:value-type="float" office:value="-0.0200540332873117" calcext:value-type="float">
            <text:p>-0.020054033287312</text:p>
          </table:table-cell>
          <table:table-cell office:value-type="float" office:value="-0.0200325478971143" calcext:value-type="float">
            <text:p>-0.020032547897114</text:p>
          </table:table-cell>
          <table:table-cell office:value-type="float" office:value="-0.0200555442655192" calcext:value-type="float">
            <text:p>-0.020055544265519</text:p>
          </table:table-cell>
          <table:table-cell office:value-type="float" office:value="-0.0200185662539537" calcext:value-type="float">
            <text:p>-0.020018566253954</text:p>
          </table:table-cell>
          <table:table-cell office:value-type="float" office:value="-0.0200793513172547" calcext:value-type="float">
            <text:p>-0.020079351317255</text:p>
          </table:table-cell>
          <table:table-cell office:value-type="float" office:value="-0.0200294583553615" calcext:value-type="float">
            <text:p>-0.020029458355362</text:p>
          </table:table-cell>
          <table:table-cell office:value-type="float" office:value="-0.0200802320404065" calcext:value-type="float">
            <text:p>-0.020080232040407</text:p>
          </table:table-cell>
          <table:table-cell office:value-type="float" office:value="-0.0200472416901" calcext:value-type="float">
            <text:p>-0.0200472416901</text:p>
          </table:table-cell>
          <table:table-cell office:value-type="float" office:value="-0.0200493937271189" calcext:value-type="float">
            <text:p>-0.020049393727119</text:p>
          </table:table-cell>
          <table:table-cell office:value-type="float" office:value="-0.0200284755132471" calcext:value-type="float">
            <text:p>-0.020028475513247</text:p>
          </table:table-cell>
          <table:table-cell office:value-type="float" office:value="-0.0200803314268446" calcext:value-type="float">
            <text:p>-0.020080331426845</text:p>
          </table:table-cell>
          <table:table-cell office:value-type="float" office:value="-0.020072609070747" calcext:value-type="float">
            <text:p>-0.020072609070747</text:p>
          </table:table-cell>
          <table:table-cell office:value-type="float" office:value="-0.0200478870744245" calcext:value-type="float">
            <text:p>-0.020047887074425</text:p>
          </table:table-cell>
          <table:table-cell office:value-type="float" office:value="-0.020056670995085" calcext:value-type="float">
            <text:p>-0.020056670995085</text:p>
          </table:table-cell>
          <table:table-cell office:value-type="float" office:value="-0.0200740325580054" calcext:value-type="float">
            <text:p>-0.020074032558006</text:p>
          </table:table-cell>
          <table:table-cell office:value-type="float" office:value="-0.0200465796230461" calcext:value-type="float">
            <text:p>-0.020046579623046</text:p>
          </table:table-cell>
          <table:table-cell office:value-type="float" office:value="-0.0200401256657702" calcext:value-type="float">
            <text:p>-0.02004012566577</text:p>
          </table:table-cell>
          <table:table-cell office:value-type="float" office:value="-0.0200335563045417" calcext:value-type="float">
            <text:p>-0.020033556304542</text:p>
          </table:table-cell>
          <table:table-cell office:value-type="float" office:value="-0.0200830510880331" calcext:value-type="float">
            <text:p>-0.020083051088033</text:p>
          </table:table-cell>
          <table:table-cell office:value-type="float" office:value="-0.0200308840731845" calcext:value-type="float">
            <text:p>-0.020030884073185</text:p>
          </table:table-cell>
          <table:table-cell office:value-type="float" office:value="-0.0200327927411131" calcext:value-type="float">
            <text:p>-0.020032792741113</text:p>
          </table:table-cell>
          <table:table-cell office:value-type="float" office:value="-0.0200858248664501" calcext:value-type="float">
            <text:p>-0.02008582486645</text:p>
          </table:table-cell>
          <table:table-cell office:value-type="float" office:value="-0.0200649841981156" calcext:value-type="float">
            <text:p>-0.020064984198116</text:p>
          </table:table-cell>
          <table:table-cell office:value-type="float" office:value="-0.0200763856245439" calcext:value-type="float">
            <text:p>-0.020076385624544</text:p>
          </table:table-cell>
          <table:table-cell office:value-type="float" office:value="-0.0200482761842244" calcext:value-type="float">
            <text:p>-0.020048276184224</text:p>
          </table:table-cell>
          <table:table-cell office:value-type="float" office:value="-0.0200964159925029" calcext:value-type="float">
            <text:p>-0.020096415992503</text:p>
          </table:table-cell>
          <table:table-cell office:value-type="float" office:value="-0.0200672055455744" calcext:value-type="float">
            <text:p>-0.020067205545574</text:p>
          </table:table-cell>
          <table:table-cell office:value-type="float" office:value="-0.0200146015026123" calcext:value-type="float">
            <text:p>-0.020014601502612</text:p>
          </table:table-cell>
          <table:table-cell office:value-type="float" office:value="-0.0200556963489832" calcext:value-type="float">
            <text:p>-0.020055696348983</text:p>
          </table:table-cell>
          <table:table-cell office:value-type="float" office:value="-0.020066885081026" calcext:value-type="float">
            <text:p>-0.020066885081026</text:p>
          </table:table-cell>
          <table:table-cell office:value-type="float" office:value="-0.0200728572250044" calcext:value-type="float">
            <text:p>-0.020072857225005</text:p>
          </table:table-cell>
          <table:table-cell office:value-type="float" office:value="-0.0200868307673793" calcext:value-type="float">
            <text:p>-0.020086830767379</text:p>
          </table:table-cell>
          <table:table-cell office:value-type="float" office:value="-0.0200598601316308" calcext:value-type="float">
            <text:p>-0.020059860131631</text:p>
          </table:table-cell>
          <table:table-cell office:value-type="float" office:value="-0.0200376145625442" calcext:value-type="float">
            <text:p>-0.020037614562544</text:p>
          </table:table-cell>
          <table:table-cell office:value-type="float" office:value="-0.0200697686693091" calcext:value-type="float">
            <text:p>-0.020069768669309</text:p>
          </table:table-cell>
          <table:table-cell office:value-type="float" office:value="-0.0200853208457647" calcext:value-type="float">
            <text:p>-0.020085320845765</text:p>
          </table:table-cell>
          <table:table-cell office:value-type="float" office:value="-0.0200599813266441" calcext:value-type="float">
            <text:p>-0.020059981326644</text:p>
          </table:table-cell>
          <table:table-cell office:value-type="float" office:value="-0.0200868474473389" calcext:value-type="float">
            <text:p>-0.020086847447339</text:p>
          </table:table-cell>
          <table:table-cell office:value-type="float" office:value="-0.0200412494858708" calcext:value-type="float">
            <text:p>-0.020041249485871</text:p>
          </table:table-cell>
          <table:table-cell office:value-type="float" office:value="-0.0200605860219978" calcext:value-type="float">
            <text:p>-0.020060586021998</text:p>
          </table:table-cell>
          <table:table-cell office:value-type="float" office:value="-0.0200579308702531" calcext:value-type="float">
            <text:p>-0.020057930870253</text:p>
          </table:table-cell>
          <table:table-cell office:value-type="float" office:value="-0.0200675865423377" calcext:value-type="float">
            <text:p>-0.020067586542338</text:p>
          </table:table-cell>
          <table:table-cell office:value-type="float" office:value="-0.0200787173391525" calcext:value-type="float">
            <text:p>-0.020078717339153</text:p>
          </table:table-cell>
          <table:table-cell office:value-type="float" office:value="-0.0200632580984609" calcext:value-type="float">
            <text:p>-0.020063258098461</text:p>
          </table:table-cell>
          <table:table-cell office:value-type="float" office:value="-0.0200734625972144" calcext:value-type="float">
            <text:p>-0.020073462597215</text:p>
          </table:table-cell>
          <table:table-cell office:value-type="float" office:value="-0.020070727692863" calcext:value-type="float">
            <text:p>-0.020070727692863</text:p>
          </table:table-cell>
          <table:table-cell office:value-type="float" office:value="-0.0200486597223946" calcext:value-type="float">
            <text:p>-0.020048659722395</text:p>
          </table:table-cell>
          <table:table-cell office:value-type="float" office:value="-0.0200435055419408" calcext:value-type="float">
            <text:p>-0.020043505541941</text:p>
          </table:table-cell>
          <table:table-cell office:value-type="float" office:value="-0.0200664751748843" calcext:value-type="float">
            <text:p>-0.020066475174884</text:p>
          </table:table-cell>
          <table:table-cell office:value-type="float" office:value="-0.0200629208966771" calcext:value-type="float">
            <text:p>-0.020062920896677</text:p>
          </table:table-cell>
          <table:table-cell office:value-type="float" office:value="-0.0200708647353735" calcext:value-type="float">
            <text:p>-0.020070864735374</text:p>
          </table:table-cell>
          <table:table-cell office:value-type="float" office:value="-0.0200478350611639" calcext:value-type="float">
            <text:p>-0.020047835061164</text:p>
          </table:table-cell>
          <table:table-cell office:value-type="float" office:value="-0.0200479719916616" calcext:value-type="float">
            <text:p>-0.020047971991662</text:p>
          </table:table-cell>
          <table:table-cell office:value-type="float" office:value="-0.0200653680991496" calcext:value-type="float">
            <text:p>-0.02006536809915</text:p>
          </table:table-cell>
          <table:table-cell office:value-type="float" office:value="-0.0200744414750928" calcext:value-type="float">
            <text:p>-0.020074441475093</text:p>
          </table:table-cell>
          <table:table-cell office:value-type="float" office:value="-0.0200775815209024" calcext:value-type="float">
            <text:p>-0.020077581520902</text:p>
          </table:table-cell>
          <table:table-cell office:value-type="float" office:value="-0.0200718495090782" calcext:value-type="float">
            <text:p>-0.020071849509078</text:p>
          </table:table-cell>
          <table:table-cell office:value-type="float" office:value="-0.0200674954892478" calcext:value-type="float">
            <text:p>-0.020067495489248</text:p>
          </table:table-cell>
          <table:table-cell office:value-type="float" office:value="-0.0200918746794635" calcext:value-type="float">
            <text:p>-0.020091874679464</text:p>
          </table:table-cell>
          <table:table-cell office:value-type="float" office:value="-0.0200726782773179" calcext:value-type="float">
            <text:p>-0.020072678277318</text:p>
          </table:table-cell>
          <table:table-cell office:value-type="float" office:value="-0.0200354646807113" calcext:value-type="float">
            <text:p>-0.020035464680711</text:p>
          </table:table-cell>
          <table:table-cell office:value-type="float" office:value="-0.020098086430092" calcext:value-type="float">
            <text:p>-0.020098086430092</text:p>
          </table:table-cell>
          <table:table-cell office:value-type="float" office:value="-0.0200715030132051" calcext:value-type="float">
            <text:p>-0.020071503013205</text:p>
          </table:table-cell>
          <table:table-cell table:number-columns-repeated="514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12075183423561" calcext:value-type="float">
            <text:p>0.612075183423561</text:p>
          </table:table-cell>
          <table:table-cell office:value-type="float" office:value="0.611496111657964" calcext:value-type="float">
            <text:p>0.611496111657964</text:p>
          </table:table-cell>
          <table:table-cell office:value-type="float" office:value="0.612248309977937" calcext:value-type="float">
            <text:p>0.612248309977937</text:p>
          </table:table-cell>
          <table:table-cell office:value-type="float" office:value="0.611102223686432" calcext:value-type="float">
            <text:p>0.611102223686432</text:p>
          </table:table-cell>
          <table:table-cell office:value-type="float" office:value="0.611742975152975" calcext:value-type="float">
            <text:p>0.611742975152975</text:p>
          </table:table-cell>
          <table:table-cell office:value-type="float" office:value="0.611399428867568" calcext:value-type="float">
            <text:p>0.611399428867568</text:p>
          </table:table-cell>
          <table:table-cell office:value-type="float" office:value="0.611901650086891" calcext:value-type="float">
            <text:p>0.611901650086891</text:p>
          </table:table-cell>
          <table:table-cell office:value-type="float" office:value="0.611680505511652" calcext:value-type="float">
            <text:p>0.611680505511652</text:p>
          </table:table-cell>
          <table:table-cell office:value-type="float" office:value="0.610371523483976" calcext:value-type="float">
            <text:p>0.610371523483976</text:p>
          </table:table-cell>
          <table:table-cell office:value-type="float" office:value="0.61282292658654" calcext:value-type="float">
            <text:p>0.61282292658654</text:p>
          </table:table-cell>
          <table:table-cell office:value-type="float" office:value="0.612115213023216" calcext:value-type="float">
            <text:p>0.612115213023216</text:p>
          </table:table-cell>
          <table:table-cell office:value-type="float" office:value="0.612173192574462" calcext:value-type="float">
            <text:p>0.612173192574462</text:p>
          </table:table-cell>
          <table:table-cell office:value-type="float" office:value="0.612086045886985" calcext:value-type="float">
            <text:p>0.612086045886985</text:p>
          </table:table-cell>
          <table:table-cell office:value-type="float" office:value="0.612138622193395" calcext:value-type="float">
            <text:p>0.612138622193395</text:p>
          </table:table-cell>
          <table:table-cell office:value-type="float" office:value="0.610629641707634" calcext:value-type="float">
            <text:p>0.610629641707634</text:p>
          </table:table-cell>
          <table:table-cell office:value-type="float" office:value="0.611280030964506" calcext:value-type="float">
            <text:p>0.611280030964506</text:p>
          </table:table-cell>
          <table:table-cell office:value-type="float" office:value="0.612399458424827" calcext:value-type="float">
            <text:p>0.612399458424827</text:p>
          </table:table-cell>
          <table:table-cell office:value-type="float" office:value="0.61127077960196" calcext:value-type="float">
            <text:p>0.61127077960196</text:p>
          </table:table-cell>
          <table:table-cell office:value-type="float" office:value="0.611610657959887" calcext:value-type="float">
            <text:p>0.611610657959887</text:p>
          </table:table-cell>
          <table:table-cell office:value-type="float" office:value="0.611852403971537" calcext:value-type="float">
            <text:p>0.611852403971537</text:p>
          </table:table-cell>
          <table:table-cell office:value-type="float" office:value="0.611190946068928" calcext:value-type="float">
            <text:p>0.611190946068928</text:p>
          </table:table-cell>
          <table:table-cell office:value-type="float" office:value="0.611936063628923" calcext:value-type="float">
            <text:p>0.611936063628923</text:p>
          </table:table-cell>
          <table:table-cell office:value-type="float" office:value="0.611193808654675" calcext:value-type="float">
            <text:p>0.611193808654675</text:p>
          </table:table-cell>
          <table:table-cell office:value-type="float" office:value="0.611720822700257" calcext:value-type="float">
            <text:p>0.611720822700257</text:p>
          </table:table-cell>
          <table:table-cell office:value-type="float" office:value="0.612052898889406" calcext:value-type="float">
            <text:p>0.612052898889406</text:p>
          </table:table-cell>
          <table:table-cell office:value-type="float" office:value="0.611371583487412" calcext:value-type="float">
            <text:p>0.611371583487412</text:p>
          </table:table-cell>
          <table:table-cell office:value-type="float" office:value="0.611936086834335" calcext:value-type="float">
            <text:p>0.611936086834335</text:p>
          </table:table-cell>
          <table:table-cell office:value-type="float" office:value="0.611883551272725" calcext:value-type="float">
            <text:p>0.611883551272725</text:p>
          </table:table-cell>
          <table:table-cell office:value-type="float" office:value="0.612854448188942" calcext:value-type="float">
            <text:p>0.612854448188942</text:p>
          </table:table-cell>
          <table:table-cell office:value-type="float" office:value="0.616775314956607" calcext:value-type="float">
            <text:p>0.616775314956607</text:p>
          </table:table-cell>
          <table:table-cell office:value-type="float" office:value="0.618124453231462" calcext:value-type="float">
            <text:p>0.618124453231462</text:p>
          </table:table-cell>
          <table:table-cell office:value-type="float" office:value="0.614234396459245" calcext:value-type="float">
            <text:p>0.614234396459245</text:p>
          </table:table-cell>
          <table:table-cell office:value-type="float" office:value="0.616200828236929" calcext:value-type="float">
            <text:p>0.616200828236929</text:p>
          </table:table-cell>
          <table:table-cell office:value-type="float" office:value="0.606493895203007" calcext:value-type="float">
            <text:p>0.606493895203007</text:p>
          </table:table-cell>
          <table:table-cell office:value-type="float" office:value="0.601185107635003" calcext:value-type="float">
            <text:p>0.601185107635003</text:p>
          </table:table-cell>
          <table:table-cell office:value-type="float" office:value="0.615355228990139" calcext:value-type="float">
            <text:p>0.615355228990139</text:p>
          </table:table-cell>
          <table:table-cell office:value-type="float" office:value="0.601038064048531" calcext:value-type="float">
            <text:p>0.601038064048531</text:p>
          </table:table-cell>
          <table:table-cell office:value-type="float" office:value="0.597462795589383" calcext:value-type="float">
            <text:p>0.597462795589383</text:p>
          </table:table-cell>
          <table:table-cell office:value-type="float" office:value="0.592901745392931" calcext:value-type="float">
            <text:p>0.592901745392931</text:p>
          </table:table-cell>
          <table:table-cell office:value-type="float" office:value="0.582175617011896" calcext:value-type="float">
            <text:p>0.582175617011896</text:p>
          </table:table-cell>
          <table:table-cell office:value-type="float" office:value="0.573137886511727" calcext:value-type="float">
            <text:p>0.573137886511727</text:p>
          </table:table-cell>
          <table:table-cell office:value-type="float" office:value="0.57663469859911" calcext:value-type="float">
            <text:p>0.57663469859911</text:p>
          </table:table-cell>
          <table:table-cell office:value-type="float" office:value="0.558654412797845" calcext:value-type="float">
            <text:p>0.558654412797845</text:p>
          </table:table-cell>
          <table:table-cell office:value-type="float" office:value="0.553499512832186" calcext:value-type="float">
            <text:p>0.553499512832186</text:p>
          </table:table-cell>
          <table:table-cell office:value-type="float" office:value="0.54063837256729" calcext:value-type="float">
            <text:p>0.54063837256729</text:p>
          </table:table-cell>
          <table:table-cell office:value-type="float" office:value="0.540034936157908" calcext:value-type="float">
            <text:p>0.540034936157908</text:p>
          </table:table-cell>
          <table:table-cell office:value-type="float" office:value="0.548814763024064" calcext:value-type="float">
            <text:p>0.548814763024064</text:p>
          </table:table-cell>
          <table:table-cell office:value-type="float" office:value="0.537409375202722" calcext:value-type="float">
            <text:p>0.537409375202722</text:p>
          </table:table-cell>
          <table:table-cell office:value-type="float" office:value="0.53871085210196" calcext:value-type="float">
            <text:p>0.53871085210196</text:p>
          </table:table-cell>
          <table:table-cell office:value-type="float" office:value="0.53600793234025" calcext:value-type="float">
            <text:p>0.53600793234025</text:p>
          </table:table-cell>
          <table:table-cell office:value-type="float" office:value="0.540789097561261" calcext:value-type="float">
            <text:p>0.540789097561261</text:p>
          </table:table-cell>
          <table:table-cell office:value-type="float" office:value="0.529860435277794" calcext:value-type="float">
            <text:p>0.529860435277794</text:p>
          </table:table-cell>
          <table:table-cell office:value-type="float" office:value="0.52271335893455" calcext:value-type="float">
            <text:p>0.52271335893455</text:p>
          </table:table-cell>
          <table:table-cell office:value-type="float" office:value="0.520840369772525" calcext:value-type="float">
            <text:p>0.520840369772525</text:p>
          </table:table-cell>
          <table:table-cell office:value-type="float" office:value="0.515969332326131" calcext:value-type="float">
            <text:p>0.515969332326131</text:p>
          </table:table-cell>
          <table:table-cell office:value-type="float" office:value="0.51698975205263" calcext:value-type="float">
            <text:p>0.51698975205263</text:p>
          </table:table-cell>
          <table:table-cell office:value-type="float" office:value="0.523045428630332" calcext:value-type="float">
            <text:p>0.523045428630332</text:p>
          </table:table-cell>
          <table:table-cell office:value-type="float" office:value="0.522861144626948" calcext:value-type="float">
            <text:p>0.522861144626948</text:p>
          </table:table-cell>
          <table:table-cell office:value-type="float" office:value="0.533431943106313" calcext:value-type="float">
            <text:p>0.533431943106313</text:p>
          </table:table-cell>
          <table:table-cell office:value-type="float" office:value="0.542380525015402" calcext:value-type="float">
            <text:p>0.542380525015402</text:p>
          </table:table-cell>
          <table:table-cell office:value-type="float" office:value="0.522017293653622" calcext:value-type="float">
            <text:p>0.522017293653622</text:p>
          </table:table-cell>
          <table:table-cell office:value-type="float" office:value="0.513397715591381" calcext:value-type="float">
            <text:p>0.513397715591381</text:p>
          </table:table-cell>
          <table:table-cell office:value-type="float" office:value="0.516612231528548" calcext:value-type="float">
            <text:p>0.516612231528548</text:p>
          </table:table-cell>
          <table:table-cell office:value-type="float" office:value="0.505363060823707" calcext:value-type="float">
            <text:p>0.505363060823707</text:p>
          </table:table-cell>
          <table:table-cell office:value-type="float" office:value="0.502867799972615" calcext:value-type="float">
            <text:p>0.502867799972615</text:p>
          </table:table-cell>
          <table:table-cell office:value-type="float" office:value="0.504499254759829" calcext:value-type="float">
            <text:p>0.504499254759829</text:p>
          </table:table-cell>
          <table:table-cell office:value-type="float" office:value="0.49961402440406" calcext:value-type="float">
            <text:p>0.49961402440406</text:p>
          </table:table-cell>
          <table:table-cell office:value-type="float" office:value="0.496792025485914" calcext:value-type="float">
            <text:p>0.496792025485914</text:p>
          </table:table-cell>
          <table:table-cell office:value-type="float" office:value="0.50144269720632" calcext:value-type="float">
            <text:p>0.50144269720632</text:p>
          </table:table-cell>
          <table:table-cell office:value-type="float" office:value="0.503217800092086" calcext:value-type="float">
            <text:p>0.503217800092086</text:p>
          </table:table-cell>
          <table:table-cell office:value-type="float" office:value="0.489917152250671" calcext:value-type="float">
            <text:p>0.489917152250671</text:p>
          </table:table-cell>
          <table:table-cell office:value-type="float" office:value="0.485636278261023" calcext:value-type="float">
            <text:p>0.485636278261023</text:p>
          </table:table-cell>
          <table:table-cell office:value-type="float" office:value="0.48508871532592" calcext:value-type="float">
            <text:p>0.48508871532592</text:p>
          </table:table-cell>
          <table:table-cell office:value-type="float" office:value="0.481138165871246" calcext:value-type="float">
            <text:p>0.481138165871246</text:p>
          </table:table-cell>
          <table:table-cell office:value-type="float" office:value="0.505049565155574" calcext:value-type="float">
            <text:p>0.505049565155574</text:p>
          </table:table-cell>
          <table:table-cell office:value-type="float" office:value="0.490045176224943" calcext:value-type="float">
            <text:p>0.490045176224943</text:p>
          </table:table-cell>
          <table:table-cell office:value-type="float" office:value="0.489243176950878" calcext:value-type="float">
            <text:p>0.489243176950878</text:p>
          </table:table-cell>
          <table:table-cell office:value-type="float" office:value="0.491058510415721" calcext:value-type="float">
            <text:p>0.491058510415721</text:p>
          </table:table-cell>
          <table:table-cell office:value-type="float" office:value="0.510586641559189" calcext:value-type="float">
            <text:p>0.510586641559189</text:p>
          </table:table-cell>
          <table:table-cell office:value-type="float" office:value="0.506706688914389" calcext:value-type="float">
            <text:p>0.506706688914389</text:p>
          </table:table-cell>
          <table:table-cell office:value-type="float" office:value="0.501390892197344" calcext:value-type="float">
            <text:p>0.501390892197344</text:p>
          </table:table-cell>
          <table:table-cell office:value-type="float" office:value="0.500943596753855" calcext:value-type="float">
            <text:p>0.500943596753855</text:p>
          </table:table-cell>
          <table:table-cell office:value-type="float" office:value="0.500188897840775" calcext:value-type="float">
            <text:p>0.500188897840775</text:p>
          </table:table-cell>
          <table:table-cell office:value-type="float" office:value="0.518508196635112" calcext:value-type="float">
            <text:p>0.518508196635112</text:p>
          </table:table-cell>
          <table:table-cell office:value-type="float" office:value="0.505562462826945" calcext:value-type="float">
            <text:p>0.505562462826945</text:p>
          </table:table-cell>
          <table:table-cell office:value-type="float" office:value="0.507571068330652" calcext:value-type="float">
            <text:p>0.507571068330652</text:p>
          </table:table-cell>
          <table:table-cell office:value-type="float" office:value="0.534213981975948" calcext:value-type="float">
            <text:p>0.534213981975948</text:p>
          </table:table-cell>
          <table:table-cell office:value-type="float" office:value="0.535947695983501" calcext:value-type="float">
            <text:p>0.535947695983501</text:p>
          </table:table-cell>
          <table:table-cell office:value-type="float" office:value="0.535522269411306" calcext:value-type="float">
            <text:p>0.535522269411306</text:p>
          </table:table-cell>
          <table:table-cell office:value-type="float" office:value="0.540156544441241" calcext:value-type="float">
            <text:p>0.540156544441241</text:p>
          </table:table-cell>
          <table:table-cell office:value-type="float" office:value="0.531218505195699" calcext:value-type="float">
            <text:p>0.531218505195699</text:p>
          </table:table-cell>
          <table:table-cell office:value-type="float" office:value="0.524574658360404" calcext:value-type="float">
            <text:p>0.524574658360404</text:p>
          </table:table-cell>
          <table:table-cell office:value-type="float" office:value="0.5301243324984" calcext:value-type="float">
            <text:p>0.5301243324984</text:p>
          </table:table-cell>
          <table:table-cell office:value-type="float" office:value="0.521542430190554" calcext:value-type="float">
            <text:p>0.521542430190554</text:p>
          </table:table-cell>
          <table:table-cell office:value-type="float" office:value="0.506488977466921" calcext:value-type="float">
            <text:p>0.506488977466921</text:p>
          </table:table-cell>
          <table:table-cell office:value-type="float" office:value="0.534507026680772" calcext:value-type="float">
            <text:p>0.534507026680772</text:p>
          </table:table-cell>
          <table:table-cell office:value-type="float" office:value="0.522894092724455" calcext:value-type="float">
            <text:p>0.522894092724455</text:p>
          </table:table-cell>
          <table:table-cell office:value-type="float" office:value="0.524023766419083" calcext:value-type="float">
            <text:p>0.524023766419083</text:p>
          </table:table-cell>
          <table:table-cell office:value-type="float" office:value="0.52506601639176" calcext:value-type="float">
            <text:p>0.52506601639176</text:p>
          </table:table-cell>
          <table:table-cell office:value-type="float" office:value="0.530627608331071" calcext:value-type="float">
            <text:p>0.530627608331071</text:p>
          </table:table-cell>
          <table:table-cell office:value-type="float" office:value="0.522668368842888" calcext:value-type="float">
            <text:p>0.522668368842888</text:p>
          </table:table-cell>
          <table:table-cell office:value-type="float" office:value="0.536352215021464" calcext:value-type="float">
            <text:p>0.536352215021464</text:p>
          </table:table-cell>
          <table:table-cell office:value-type="float" office:value="0.5383659278964" calcext:value-type="float">
            <text:p>0.5383659278964</text:p>
          </table:table-cell>
          <table:table-cell office:value-type="float" office:value="0.544789407228092" calcext:value-type="float">
            <text:p>0.544789407228092</text:p>
          </table:table-cell>
          <table:table-cell office:value-type="float" office:value="0.537435172948162" calcext:value-type="float">
            <text:p>0.537435172948162</text:p>
          </table:table-cell>
          <table:table-cell office:value-type="float" office:value="0.523233417333084" calcext:value-type="float">
            <text:p>0.523233417333084</text:p>
          </table:table-cell>
          <table:table-cell office:value-type="float" office:value="0.543323564589797" calcext:value-type="float">
            <text:p>0.543323564589797</text:p>
          </table:table-cell>
          <table:table-cell office:value-type="float" office:value="0.538680420324802" calcext:value-type="float">
            <text:p>0.538680420324802</text:p>
          </table:table-cell>
          <table:table-cell office:value-type="float" office:value="0.534781589307332" calcext:value-type="float">
            <text:p>0.534781589307332</text:p>
          </table:table-cell>
          <table:table-cell office:value-type="float" office:value="0.533877922624864" calcext:value-type="float">
            <text:p>0.533877922624864</text:p>
          </table:table-cell>
          <table:table-cell office:value-type="float" office:value="0.530585659469395" calcext:value-type="float">
            <text:p>0.530585659469395</text:p>
          </table:table-cell>
          <table:table-cell office:value-type="float" office:value="0.527286595499447" calcext:value-type="float">
            <text:p>0.527286595499447</text:p>
          </table:table-cell>
          <table:table-cell office:value-type="float" office:value="0.528216134721704" calcext:value-type="float">
            <text:p>0.528216134721704</text:p>
          </table:table-cell>
          <table:table-cell office:value-type="float" office:value="0.523592066579012" calcext:value-type="float">
            <text:p>0.523592066579012</text:p>
          </table:table-cell>
          <table:table-cell office:value-type="float" office:value="0.53656448047776" calcext:value-type="float">
            <text:p>0.53656448047776</text:p>
          </table:table-cell>
          <table:table-cell office:value-type="float" office:value="0.517058227044155" calcext:value-type="float">
            <text:p>0.517058227044155</text:p>
          </table:table-cell>
          <table:table-cell office:value-type="float" office:value="0.523893392624035" calcext:value-type="float">
            <text:p>0.523893392624035</text:p>
          </table:table-cell>
          <table:table-cell office:value-type="float" office:value="0.529647755571317" calcext:value-type="float">
            <text:p>0.529647755571317</text:p>
          </table:table-cell>
          <table:table-cell office:value-type="float" office:value="0.51581718367331" calcext:value-type="float">
            <text:p>0.51581718367331</text:p>
          </table:table-cell>
          <table:table-cell office:value-type="float" office:value="0.517763711901809" calcext:value-type="float">
            <text:p>0.517763711901809</text:p>
          </table:table-cell>
          <table:table-cell office:value-type="float" office:value="0.531954413416733" calcext:value-type="float">
            <text:p>0.531954413416733</text:p>
          </table:table-cell>
          <table:table-cell office:value-type="float" office:value="0.519861368927097" calcext:value-type="float">
            <text:p>0.519861368927097</text:p>
          </table:table-cell>
          <table:table-cell office:value-type="float" office:value="0.519231791086188" calcext:value-type="float">
            <text:p>0.519231791086188</text:p>
          </table:table-cell>
          <table:table-cell office:value-type="float" office:value="0.538772145723833" calcext:value-type="float">
            <text:p>0.538772145723833</text:p>
          </table:table-cell>
          <table:table-cell office:value-type="float" office:value="0.523345753693523" calcext:value-type="float">
            <text:p>0.523345753693523</text:p>
          </table:table-cell>
          <table:table-cell office:value-type="float" office:value="0.52026815648783" calcext:value-type="float">
            <text:p>0.52026815648783</text:p>
          </table:table-cell>
          <table:table-cell office:value-type="float" office:value="0.538562100063566" calcext:value-type="float">
            <text:p>0.538562100063566</text:p>
          </table:table-cell>
          <table:table-cell office:value-type="float" office:value="0.531709092805349" calcext:value-type="float">
            <text:p>0.531709092805349</text:p>
          </table:table-cell>
          <table:table-cell office:value-type="float" office:value="0.511046515406552" calcext:value-type="float">
            <text:p>0.511046515406552</text:p>
          </table:table-cell>
          <table:table-cell office:value-type="float" office:value="0.521693359294667" calcext:value-type="float">
            <text:p>0.521693359294667</text:p>
          </table:table-cell>
          <table:table-cell office:value-type="float" office:value="0.522535408027037" calcext:value-type="float">
            <text:p>0.522535408027037</text:p>
          </table:table-cell>
          <table:table-cell office:value-type="float" office:value="0.517118749369008" calcext:value-type="float">
            <text:p>0.517118749369008</text:p>
          </table:table-cell>
          <table:table-cell office:value-type="float" office:value="0.518181288747432" calcext:value-type="float">
            <text:p>0.518181288747432</text:p>
          </table:table-cell>
          <table:table-cell office:value-type="float" office:value="0.534597483777043" calcext:value-type="float">
            <text:p>0.534597483777043</text:p>
          </table:table-cell>
          <table:table-cell office:value-type="float" office:value="0.514411630059596" calcext:value-type="float">
            <text:p>0.514411630059596</text:p>
          </table:table-cell>
          <table:table-cell office:value-type="float" office:value="0.529479794422418" calcext:value-type="float">
            <text:p>0.529479794422418</text:p>
          </table:table-cell>
          <table:table-cell office:value-type="float" office:value="0.516519819382599" calcext:value-type="float">
            <text:p>0.516519819382599</text:p>
          </table:table-cell>
          <table:table-cell office:value-type="float" office:value="0.507035381587766" calcext:value-type="float">
            <text:p>0.507035381587766</text:p>
          </table:table-cell>
          <table:table-cell office:value-type="float" office:value="0.509701607194037" calcext:value-type="float">
            <text:p>0.509701607194037</text:p>
          </table:table-cell>
          <table:table-cell office:value-type="float" office:value="0.509814333953776" calcext:value-type="float">
            <text:p>0.509814333953776</text:p>
          </table:table-cell>
          <table:table-cell office:value-type="float" office:value="0.507717727807724" calcext:value-type="float">
            <text:p>0.507717727807724</text:p>
          </table:table-cell>
          <table:table-cell office:value-type="float" office:value="0.50924453127724" calcext:value-type="float">
            <text:p>0.50924453127724</text:p>
          </table:table-cell>
          <table:table-cell office:value-type="float" office:value="0.508758501225881" calcext:value-type="float">
            <text:p>0.508758501225881</text:p>
          </table:table-cell>
          <table:table-cell office:value-type="float" office:value="0.505051424766296" calcext:value-type="float">
            <text:p>0.505051424766296</text:p>
          </table:table-cell>
          <table:table-cell office:value-type="float" office:value="0.512283617569199" calcext:value-type="float">
            <text:p>0.512283617569199</text:p>
          </table:table-cell>
          <table:table-cell office:value-type="float" office:value="0.50633670362102" calcext:value-type="float">
            <text:p>0.50633670362102</text:p>
          </table:table-cell>
          <table:table-cell office:value-type="float" office:value="0.522268915732074" calcext:value-type="float">
            <text:p>0.522268915732074</text:p>
          </table:table-cell>
          <table:table-cell office:value-type="float" office:value="0.522815156776723" calcext:value-type="float">
            <text:p>0.522815156776723</text:p>
          </table:table-cell>
          <table:table-cell office:value-type="float" office:value="0.511279137957579" calcext:value-type="float">
            <text:p>0.511279137957579</text:p>
          </table:table-cell>
          <table:table-cell office:value-type="float" office:value="0.501272165879014" calcext:value-type="float">
            <text:p>0.501272165879014</text:p>
          </table:table-cell>
          <table:table-cell office:value-type="float" office:value="0.493369639486534" calcext:value-type="float">
            <text:p>0.493369639486534</text:p>
          </table:table-cell>
          <table:table-cell office:value-type="float" office:value="0.501704191576062" calcext:value-type="float">
            <text:p>0.501704191576062</text:p>
          </table:table-cell>
          <table:table-cell office:value-type="float" office:value="0.497159282155348" calcext:value-type="float">
            <text:p>0.497159282155348</text:p>
          </table:table-cell>
          <table:table-cell office:value-type="float" office:value="0.498117194891784" calcext:value-type="float">
            <text:p>0.498117194891784</text:p>
          </table:table-cell>
          <table:table-cell office:value-type="float" office:value="0.496976176660012" calcext:value-type="float">
            <text:p>0.496976176660012</text:p>
          </table:table-cell>
          <table:table-cell office:value-type="float" office:value="0.504284644957582" calcext:value-type="float">
            <text:p>0.504284644957582</text:p>
          </table:table-cell>
          <table:table-cell office:value-type="float" office:value="0.504887044710513" calcext:value-type="float">
            <text:p>0.504887044710513</text:p>
          </table:table-cell>
          <table:table-cell office:value-type="float" office:value="0.516866164775403" calcext:value-type="float">
            <text:p>0.516866164775403</text:p>
          </table:table-cell>
          <table:table-cell office:value-type="float" office:value="0.505408874320691" calcext:value-type="float">
            <text:p>0.505408874320691</text:p>
          </table:table-cell>
          <table:table-cell office:value-type="float" office:value="0.501571130030233" calcext:value-type="float">
            <text:p>0.501571130030233</text:p>
          </table:table-cell>
          <table:table-cell office:value-type="float" office:value="0.503875073547633" calcext:value-type="float">
            <text:p>0.503875073547633</text:p>
          </table:table-cell>
          <table:table-cell office:value-type="float" office:value="0.495532552544129" calcext:value-type="float">
            <text:p>0.495532552544129</text:p>
          </table:table-cell>
          <table:table-cell office:value-type="float" office:value="0.494926632125578" calcext:value-type="float">
            <text:p>0.494926632125578</text:p>
          </table:table-cell>
          <table:table-cell office:value-type="float" office:value="0.49714510509899" calcext:value-type="float">
            <text:p>0.49714510509899</text:p>
          </table:table-cell>
          <table:table-cell office:value-type="float" office:value="0.521058786236088" calcext:value-type="float">
            <text:p>0.521058786236088</text:p>
          </table:table-cell>
          <table:table-cell office:value-type="float" office:value="0.515366936083622" calcext:value-type="float">
            <text:p>0.515366936083622</text:p>
          </table:table-cell>
          <table:table-cell office:value-type="float" office:value="0.511908519671906" calcext:value-type="float">
            <text:p>0.511908519671906</text:p>
          </table:table-cell>
          <table:table-cell office:value-type="float" office:value="0.508461808904485" calcext:value-type="float">
            <text:p>0.508461808904485</text:p>
          </table:table-cell>
          <table:table-cell office:value-type="float" office:value="0.507998183928273" calcext:value-type="float">
            <text:p>0.507998183928273</text:p>
          </table:table-cell>
          <table:table-cell office:value-type="float" office:value="0.504005403316928" calcext:value-type="float">
            <text:p>0.504005403316928</text:p>
          </table:table-cell>
          <table:table-cell office:value-type="float" office:value="0.497127577066305" calcext:value-type="float">
            <text:p>0.497127577066305</text:p>
          </table:table-cell>
          <table:table-cell office:value-type="float" office:value="0.503798465653735" calcext:value-type="float">
            <text:p>0.503798465653735</text:p>
          </table:table-cell>
          <table:table-cell office:value-type="float" office:value="0.501303177589821" calcext:value-type="float">
            <text:p>0.501303177589821</text:p>
          </table:table-cell>
          <table:table-cell office:value-type="float" office:value="0.502321762643685" calcext:value-type="float">
            <text:p>0.502321762643685</text:p>
          </table:table-cell>
          <table:table-cell office:value-type="float" office:value="0.497264381235691" calcext:value-type="float">
            <text:p>0.497264381235691</text:p>
          </table:table-cell>
          <table:table-cell office:value-type="float" office:value="0.49037431689229" calcext:value-type="float">
            <text:p>0.49037431689229</text:p>
          </table:table-cell>
          <table:table-cell office:value-type="float" office:value="0.518758201253137" calcext:value-type="float">
            <text:p>0.518758201253137</text:p>
          </table:table-cell>
          <table:table-cell office:value-type="float" office:value="0.510518299991917" calcext:value-type="float">
            <text:p>0.510518299991917</text:p>
          </table:table-cell>
          <table:table-cell office:value-type="float" office:value="0.499566324190418" calcext:value-type="float">
            <text:p>0.499566324190418</text:p>
          </table:table-cell>
          <table:table-cell office:value-type="float" office:value="0.497503048204135" calcext:value-type="float">
            <text:p>0.497503048204135</text:p>
          </table:table-cell>
          <table:table-cell office:value-type="float" office:value="0.506662768693911" calcext:value-type="float">
            <text:p>0.506662768693911</text:p>
          </table:table-cell>
          <table:table-cell office:value-type="float" office:value="0.498165476174999" calcext:value-type="float">
            <text:p>0.498165476174999</text:p>
          </table:table-cell>
          <table:table-cell office:value-type="float" office:value="0.50082546705869" calcext:value-type="float">
            <text:p>0.50082546705869</text:p>
          </table:table-cell>
          <table:table-cell office:value-type="float" office:value="0.502608757017002" calcext:value-type="float">
            <text:p>0.502608757017002</text:p>
          </table:table-cell>
          <table:table-cell office:value-type="float" office:value="0.496516488960792" calcext:value-type="float">
            <text:p>0.496516488960792</text:p>
          </table:table-cell>
          <table:table-cell office:value-type="float" office:value="0.504411991674201" calcext:value-type="float">
            <text:p>0.504411991674201</text:p>
          </table:table-cell>
          <table:table-cell office:value-type="float" office:value="0.505514844218078" calcext:value-type="float">
            <text:p>0.505514844218078</text:p>
          </table:table-cell>
          <table:table-cell office:value-type="float" office:value="0.491223435749187" calcext:value-type="float">
            <text:p>0.491223435749187</text:p>
          </table:table-cell>
          <table:table-cell office:value-type="float" office:value="0.502361125819567" calcext:value-type="float">
            <text:p>0.502361125819567</text:p>
          </table:table-cell>
          <table:table-cell office:value-type="float" office:value="0.493009492966375" calcext:value-type="float">
            <text:p>0.493009492966375</text:p>
          </table:table-cell>
          <table:table-cell office:value-type="float" office:value="0.498060372988857" calcext:value-type="float">
            <text:p>0.498060372988857</text:p>
          </table:table-cell>
          <table:table-cell office:value-type="float" office:value="0.502210027882835" calcext:value-type="float">
            <text:p>0.502210027882835</text:p>
          </table:table-cell>
          <table:table-cell office:value-type="float" office:value="0.496966789679168" calcext:value-type="float">
            <text:p>0.496966789679168</text:p>
          </table:table-cell>
          <table:table-cell office:value-type="float" office:value="0.491619126872761" calcext:value-type="float">
            <text:p>0.491619126872761</text:p>
          </table:table-cell>
          <table:table-cell office:value-type="float" office:value="0.48683987576573" calcext:value-type="float">
            <text:p>0.48683987576573</text:p>
          </table:table-cell>
          <table:table-cell office:value-type="float" office:value="0.496248020111099" calcext:value-type="float">
            <text:p>0.496248020111099</text:p>
          </table:table-cell>
          <table:table-cell office:value-type="float" office:value="0.515563069328625" calcext:value-type="float">
            <text:p>0.515563069328625</text:p>
          </table:table-cell>
          <table:table-cell office:value-type="float" office:value="0.50363486695764" calcext:value-type="float">
            <text:p>0.50363486695764</text:p>
          </table:table-cell>
          <table:table-cell office:value-type="float" office:value="0.500948377298033" calcext:value-type="float">
            <text:p>0.500948377298033</text:p>
          </table:table-cell>
          <table:table-cell office:value-type="float" office:value="0.512865439638238" calcext:value-type="float">
            <text:p>0.512865439638238</text:p>
          </table:table-cell>
          <table:table-cell office:value-type="float" office:value="0.508050155388798" calcext:value-type="float">
            <text:p>0.508050155388798</text:p>
          </table:table-cell>
          <table:table-cell office:value-type="float" office:value="0.507037300519654" calcext:value-type="float">
            <text:p>0.507037300519654</text:p>
          </table:table-cell>
          <table:table-cell office:value-type="float" office:value="0.504660645174992" calcext:value-type="float">
            <text:p>0.504660645174992</text:p>
          </table:table-cell>
          <table:table-cell office:value-type="float" office:value="0.507314283301106" calcext:value-type="float">
            <text:p>0.507314283301106</text:p>
          </table:table-cell>
          <table:table-cell office:value-type="float" office:value="0.498286143132218" calcext:value-type="float">
            <text:p>0.498286143132218</text:p>
          </table:table-cell>
          <table:table-cell office:value-type="float" office:value="0.496881866537632" calcext:value-type="float">
            <text:p>0.496881866537632</text:p>
          </table:table-cell>
          <table:table-cell office:value-type="float" office:value="0.495398158093829" calcext:value-type="float">
            <text:p>0.495398158093829</text:p>
          </table:table-cell>
          <table:table-cell office:value-type="float" office:value="0.502810116846879" calcext:value-type="float">
            <text:p>0.502810116846879</text:p>
          </table:table-cell>
          <table:table-cell office:value-type="float" office:value="0.506092550525537" calcext:value-type="float">
            <text:p>0.506092550525537</text:p>
          </table:table-cell>
          <table:table-cell office:value-type="float" office:value="0.507456958764647" calcext:value-type="float">
            <text:p>0.507456958764647</text:p>
          </table:table-cell>
          <table:table-cell office:value-type="float" office:value="0.505934413759735" calcext:value-type="float">
            <text:p>0.505934413759735</text:p>
          </table:table-cell>
          <table:table-cell office:value-type="float" office:value="0.504059471073892" calcext:value-type="float">
            <text:p>0.504059471073892</text:p>
          </table:table-cell>
          <table:table-cell office:value-type="float" office:value="0.49937041738919" calcext:value-type="float">
            <text:p>0.49937041738919</text:p>
          </table:table-cell>
          <table:table-cell office:value-type="float" office:value="0.499635800872177" calcext:value-type="float">
            <text:p>0.499635800872177</text:p>
          </table:table-cell>
          <table:table-cell office:value-type="float" office:value="0.498288844787593" calcext:value-type="float">
            <text:p>0.498288844787593</text:p>
          </table:table-cell>
          <table:table-cell office:value-type="float" office:value="0.521482033485988" calcext:value-type="float">
            <text:p>0.521482033485988</text:p>
          </table:table-cell>
          <table:table-cell office:value-type="float" office:value="0.5040413714765" calcext:value-type="float">
            <text:p>0.5040413714765</text:p>
          </table:table-cell>
          <table:table-cell office:value-type="float" office:value="0.5042048136025" calcext:value-type="float">
            <text:p>0.5042048136025</text:p>
          </table:table-cell>
          <table:table-cell office:value-type="float" office:value="0.500960633793294" calcext:value-type="float">
            <text:p>0.500960633793294</text:p>
          </table:table-cell>
          <table:table-cell office:value-type="float" office:value="0.504773939988519" calcext:value-type="float">
            <text:p>0.504773939988519</text:p>
          </table:table-cell>
          <table:table-cell office:value-type="float" office:value="0.504960678309738" calcext:value-type="float">
            <text:p>0.504960678309738</text:p>
          </table:table-cell>
          <table:table-cell office:value-type="float" office:value="0.50751544611058" calcext:value-type="float">
            <text:p>0.50751544611058</text:p>
          </table:table-cell>
          <table:table-cell office:value-type="float" office:value="0.509852541080233" calcext:value-type="float">
            <text:p>0.509852541080233</text:p>
          </table:table-cell>
          <table:table-cell office:value-type="float" office:value="0.50765008584797" calcext:value-type="float">
            <text:p>0.50765008584797</text:p>
          </table:table-cell>
          <table:table-cell office:value-type="float" office:value="0.502900180179053" calcext:value-type="float">
            <text:p>0.502900180179053</text:p>
          </table:table-cell>
          <table:table-cell office:value-type="float" office:value="0.502146129695356" calcext:value-type="float">
            <text:p>0.502146129695356</text:p>
          </table:table-cell>
          <table:table-cell office:value-type="float" office:value="0.493752225331591" calcext:value-type="float">
            <text:p>0.493752225331591</text:p>
          </table:table-cell>
          <table:table-cell office:value-type="float" office:value="0.492585684939221" calcext:value-type="float">
            <text:p>0.492585684939221</text:p>
          </table:table-cell>
          <table:table-cell office:value-type="float" office:value="0.491700448998618" calcext:value-type="float">
            <text:p>0.491700448998618</text:p>
          </table:table-cell>
          <table:table-cell office:value-type="float" office:value="0.511860894806007" calcext:value-type="float">
            <text:p>0.511860894806007</text:p>
          </table:table-cell>
          <table:table-cell office:value-type="float" office:value="0.504469779510583" calcext:value-type="float">
            <text:p>0.504469779510583</text:p>
          </table:table-cell>
          <table:table-cell office:value-type="float" office:value="0.505384113167689" calcext:value-type="float">
            <text:p>0.505384113167689</text:p>
          </table:table-cell>
          <table:table-cell office:value-type="float" office:value="0.510082158815081" calcext:value-type="float">
            <text:p>0.510082158815081</text:p>
          </table:table-cell>
          <table:table-cell office:value-type="float" office:value="0.508666019988848" calcext:value-type="float">
            <text:p>0.508666019988848</text:p>
          </table:table-cell>
          <table:table-cell office:value-type="float" office:value="0.509241129079432" calcext:value-type="float">
            <text:p>0.509241129079432</text:p>
          </table:table-cell>
          <table:table-cell office:value-type="float" office:value="0.517675719355917" calcext:value-type="float">
            <text:p>0.517675719355917</text:p>
          </table:table-cell>
          <table:table-cell office:value-type="float" office:value="0.508338422860889" calcext:value-type="float">
            <text:p>0.508338422860889</text:p>
          </table:table-cell>
          <table:table-cell office:value-type="float" office:value="0.49650066594673" calcext:value-type="float">
            <text:p>0.49650066594673</text:p>
          </table:table-cell>
          <table:table-cell office:value-type="float" office:value="0.482748269598024" calcext:value-type="float">
            <text:p>0.482748269598024</text:p>
          </table:table-cell>
          <table:table-cell office:value-type="float" office:value="0.483233027730201" calcext:value-type="float">
            <text:p>0.483233027730201</text:p>
          </table:table-cell>
          <table:table-cell office:value-type="float" office:value="0.497555852366865" calcext:value-type="float">
            <text:p>0.497555852366865</text:p>
          </table:table-cell>
          <table:table-cell office:value-type="float" office:value="0.499096226136922" calcext:value-type="float">
            <text:p>0.499096226136922</text:p>
          </table:table-cell>
          <table:table-cell office:value-type="float" office:value="0.481903095761433" calcext:value-type="float">
            <text:p>0.481903095761433</text:p>
          </table:table-cell>
          <table:table-cell office:value-type="float" office:value="0.479654460784908" calcext:value-type="float">
            <text:p>0.479654460784908</text:p>
          </table:table-cell>
          <table:table-cell office:value-type="float" office:value="0.478588586349433" calcext:value-type="float">
            <text:p>0.478588586349433</text:p>
          </table:table-cell>
          <table:table-cell office:value-type="float" office:value="0.480123678889378" calcext:value-type="float">
            <text:p>0.480123678889378</text:p>
          </table:table-cell>
          <table:table-cell office:value-type="float" office:value="0.485877813543254" calcext:value-type="float">
            <text:p>0.485877813543254</text:p>
          </table:table-cell>
          <table:table-cell office:value-type="float" office:value="0.492034758942937" calcext:value-type="float">
            <text:p>0.492034758942937</text:p>
          </table:table-cell>
          <table:table-cell office:value-type="float" office:value="0.492424845982314" calcext:value-type="float">
            <text:p>0.492424845982314</text:p>
          </table:table-cell>
          <table:table-cell office:value-type="float" office:value="0.492003676299926" calcext:value-type="float">
            <text:p>0.492003676299926</text:p>
          </table:table-cell>
          <table:table-cell office:value-type="float" office:value="0.486103212210174" calcext:value-type="float">
            <text:p>0.486103212210174</text:p>
          </table:table-cell>
          <table:table-cell office:value-type="float" office:value="0.48542558133257" calcext:value-type="float">
            <text:p>0.48542558133257</text:p>
          </table:table-cell>
          <table:table-cell office:value-type="float" office:value="0.486600157645893" calcext:value-type="float">
            <text:p>0.486600157645893</text:p>
          </table:table-cell>
          <table:table-cell office:value-type="float" office:value="0.486199065590438" calcext:value-type="float">
            <text:p>0.486199065590438</text:p>
          </table:table-cell>
          <table:table-cell office:value-type="float" office:value="0.487963576730599" calcext:value-type="float">
            <text:p>0.487963576730599</text:p>
          </table:table-cell>
          <table:table-cell office:value-type="float" office:value="0.487061309819934" calcext:value-type="float">
            <text:p>0.487061309819934</text:p>
          </table:table-cell>
          <table:table-cell office:value-type="float" office:value="0.486735019503998" calcext:value-type="float">
            <text:p>0.486735019503998</text:p>
          </table:table-cell>
          <table:table-cell office:value-type="float" office:value="0.486118532508377" calcext:value-type="float">
            <text:p>0.486118532508377</text:p>
          </table:table-cell>
          <table:table-cell office:value-type="float" office:value="0.487024315661655" calcext:value-type="float">
            <text:p>0.487024315661655</text:p>
          </table:table-cell>
          <table:table-cell office:value-type="float" office:value="0.486253179358857" calcext:value-type="float">
            <text:p>0.486253179358857</text:p>
          </table:table-cell>
          <table:table-cell office:value-type="float" office:value="0.485975852068142" calcext:value-type="float">
            <text:p>0.485975852068142</text:p>
          </table:table-cell>
          <table:table-cell office:value-type="float" office:value="0.486731829675901" calcext:value-type="float">
            <text:p>0.486731829675901</text:p>
          </table:table-cell>
          <table:table-cell office:value-type="float" office:value="0.485935268735092" calcext:value-type="float">
            <text:p>0.485935268735092</text:p>
          </table:table-cell>
          <table:table-cell office:value-type="float" office:value="0.48635669831647" calcext:value-type="float">
            <text:p>0.48635669831647</text:p>
          </table:table-cell>
          <table:table-cell office:value-type="float" office:value="0.486259258918714" calcext:value-type="float">
            <text:p>0.486259258918714</text:p>
          </table:table-cell>
          <table:table-cell office:value-type="float" office:value="0.486312280743024" calcext:value-type="float">
            <text:p>0.486312280743024</text:p>
          </table:table-cell>
          <table:table-cell office:value-type="float" office:value="0.486572684380886" calcext:value-type="float">
            <text:p>0.486572684380886</text:p>
          </table:table-cell>
          <table:table-cell office:value-type="float" office:value="0.486018470836586" calcext:value-type="float">
            <text:p>0.486018470836586</text:p>
          </table:table-cell>
          <table:table-cell office:value-type="float" office:value="0.486521960678776" calcext:value-type="float">
            <text:p>0.486521960678776</text:p>
          </table:table-cell>
          <table:table-cell office:value-type="float" office:value="0.485911574450673" calcext:value-type="float">
            <text:p>0.485911574450673</text:p>
          </table:table-cell>
          <table:table-cell office:value-type="float" office:value="0.486825782385143" calcext:value-type="float">
            <text:p>0.486825782385143</text:p>
          </table:table-cell>
          <table:table-cell office:value-type="float" office:value="0.486289066286324" calcext:value-type="float">
            <text:p>0.486289066286324</text:p>
          </table:table-cell>
          <table:table-cell office:value-type="float" office:value="0.486941134695746" calcext:value-type="float">
            <text:p>0.486941134695746</text:p>
          </table:table-cell>
          <table:table-cell office:value-type="float" office:value="0.486035085619382" calcext:value-type="float">
            <text:p>0.486035085619382</text:p>
          </table:table-cell>
          <table:table-cell office:value-type="float" office:value="0.48626534644908" calcext:value-type="float">
            <text:p>0.48626534644908</text:p>
          </table:table-cell>
          <table:table-cell office:value-type="float" office:value="0.486011714441636" calcext:value-type="float">
            <text:p>0.486011714441636</text:p>
          </table:table-cell>
          <table:table-cell office:value-type="float" office:value="0.486983062564449" calcext:value-type="float">
            <text:p>0.486983062564449</text:p>
          </table:table-cell>
          <table:table-cell office:value-type="float" office:value="0.486687661234234" calcext:value-type="float">
            <text:p>0.486687661234234</text:p>
          </table:table-cell>
          <table:table-cell office:value-type="float" office:value="0.486215615370088" calcext:value-type="float">
            <text:p>0.486215615370088</text:p>
          </table:table-cell>
          <table:table-cell office:value-type="float" office:value="0.48640242844114" calcext:value-type="float">
            <text:p>0.48640242844114</text:p>
          </table:table-cell>
          <table:table-cell office:value-type="float" office:value="0.486874071255125" calcext:value-type="float">
            <text:p>0.486874071255125</text:p>
          </table:table-cell>
          <table:table-cell office:value-type="float" office:value="0.486141771509233" calcext:value-type="float">
            <text:p>0.486141771509233</text:p>
          </table:table-cell>
          <table:table-cell office:value-type="float" office:value="0.486337866577746" calcext:value-type="float">
            <text:p>0.486337866577746</text:p>
          </table:table-cell>
          <table:table-cell office:value-type="float" office:value="0.48584087331732" calcext:value-type="float">
            <text:p>0.48584087331732</text:p>
          </table:table-cell>
          <table:table-cell office:value-type="float" office:value="0.48685410352981" calcext:value-type="float">
            <text:p>0.48685410352981</text:p>
          </table:table-cell>
          <table:table-cell office:value-type="float" office:value="0.485804201656026" calcext:value-type="float">
            <text:p>0.485804201656026</text:p>
          </table:table-cell>
          <table:table-cell office:value-type="float" office:value="0.485893999282714" calcext:value-type="float">
            <text:p>0.485893999282714</text:p>
          </table:table-cell>
          <table:table-cell office:value-type="float" office:value="0.486672854735899" calcext:value-type="float">
            <text:p>0.486672854735899</text:p>
          </table:table-cell>
          <table:table-cell office:value-type="float" office:value="0.486541385915962" calcext:value-type="float">
            <text:p>0.486541385915962</text:p>
          </table:table-cell>
          <table:table-cell office:value-type="float" office:value="0.486992995373554" calcext:value-type="float">
            <text:p>0.486992995373554</text:p>
          </table:table-cell>
          <table:table-cell office:value-type="float" office:value="0.486182692132108" calcext:value-type="float">
            <text:p>0.486182692132108</text:p>
          </table:table-cell>
          <table:table-cell office:value-type="float" office:value="0.487058493805538" calcext:value-type="float">
            <text:p>0.487058493805538</text:p>
          </table:table-cell>
          <table:table-cell office:value-type="float" office:value="0.48658231319265" calcext:value-type="float">
            <text:p>0.48658231319265</text:p>
          </table:table-cell>
          <table:table-cell office:value-type="float" office:value="0.485496560574407" calcext:value-type="float">
            <text:p>0.485496560574407</text:p>
          </table:table-cell>
          <table:table-cell office:value-type="float" office:value="0.486307313918132" calcext:value-type="float">
            <text:p>0.486307313918132</text:p>
          </table:table-cell>
          <table:table-cell office:value-type="float" office:value="0.486414234226561" calcext:value-type="float">
            <text:p>0.486414234226561</text:p>
          </table:table-cell>
          <table:table-cell office:value-type="float" office:value="0.486402148008562" calcext:value-type="float">
            <text:p>0.486402148008562</text:p>
          </table:table-cell>
          <table:table-cell office:value-type="float" office:value="0.487093695772901" calcext:value-type="float">
            <text:p>0.487093695772901</text:p>
          </table:table-cell>
          <table:table-cell office:value-type="float" office:value="0.486357328977628" calcext:value-type="float">
            <text:p>0.486357328977628</text:p>
          </table:table-cell>
          <table:table-cell office:value-type="float" office:value="0.485927647675555" calcext:value-type="float">
            <text:p>0.485927647675555</text:p>
          </table:table-cell>
          <table:table-cell office:value-type="float" office:value="0.486624434916035" calcext:value-type="float">
            <text:p>0.486624434916035</text:p>
          </table:table-cell>
          <table:table-cell office:value-type="float" office:value="0.48677141275439" calcext:value-type="float">
            <text:p>0.48677141275439</text:p>
          </table:table-cell>
          <table:table-cell office:value-type="float" office:value="0.486439604130146" calcext:value-type="float">
            <text:p>0.486439604130146</text:p>
          </table:table-cell>
          <table:table-cell office:value-type="float" office:value="0.486772855098334" calcext:value-type="float">
            <text:p>0.486772855098334</text:p>
          </table:table-cell>
          <table:table-cell office:value-type="float" office:value="0.485767653782837" calcext:value-type="float">
            <text:p>0.485767653782837</text:p>
          </table:table-cell>
          <table:table-cell office:value-type="float" office:value="0.486448275771073" calcext:value-type="float">
            <text:p>0.486448275771073</text:p>
          </table:table-cell>
          <table:table-cell office:value-type="float" office:value="0.486356772745215" calcext:value-type="float">
            <text:p>0.486356772745215</text:p>
          </table:table-cell>
          <table:table-cell office:value-type="float" office:value="0.486474706912577" calcext:value-type="float">
            <text:p>0.486474706912577</text:p>
          </table:table-cell>
          <table:table-cell office:value-type="float" office:value="0.486675402037068" calcext:value-type="float">
            <text:p>0.486675402037068</text:p>
          </table:table-cell>
          <table:table-cell office:value-type="float" office:value="0.486207766291532" calcext:value-type="float">
            <text:p>0.486207766291532</text:p>
          </table:table-cell>
          <table:table-cell office:value-type="float" office:value="0.486572535058067" calcext:value-type="float">
            <text:p>0.486572535058067</text:p>
          </table:table-cell>
          <table:table-cell office:value-type="float" office:value="0.486642756383473" calcext:value-type="float">
            <text:p>0.486642756383473</text:p>
          </table:table-cell>
          <table:table-cell office:value-type="float" office:value="0.48612735228892" calcext:value-type="float">
            <text:p>0.48612735228892</text:p>
          </table:table-cell>
          <table:table-cell office:value-type="float" office:value="0.485980078629426" calcext:value-type="float">
            <text:p>0.485980078629426</text:p>
          </table:table-cell>
          <table:table-cell office:value-type="float" office:value="0.486506911338475" calcext:value-type="float">
            <text:p>0.486506911338475</text:p>
          </table:table-cell>
          <table:table-cell office:value-type="float" office:value="0.486287432543371" calcext:value-type="float">
            <text:p>0.486287432543371</text:p>
          </table:table-cell>
          <table:table-cell office:value-type="float" office:value="0.486625373310128" calcext:value-type="float">
            <text:p>0.486625373310128</text:p>
          </table:table-cell>
          <table:table-cell office:value-type="float" office:value="0.486017370263086" calcext:value-type="float">
            <text:p>0.486017370263086</text:p>
          </table:table-cell>
          <table:table-cell office:value-type="float" office:value="0.485982746831136" calcext:value-type="float">
            <text:p>0.485982746831136</text:p>
          </table:table-cell>
          <table:table-cell office:value-type="float" office:value="0.486446064432521" calcext:value-type="float">
            <text:p>0.486446064432521</text:p>
          </table:table-cell>
          <table:table-cell office:value-type="float" office:value="0.486424268374661" calcext:value-type="float">
            <text:p>0.486424268374661</text:p>
          </table:table-cell>
          <table:table-cell office:value-type="float" office:value="0.486794789460094" calcext:value-type="float">
            <text:p>0.486794789460094</text:p>
          </table:table-cell>
          <table:table-cell office:value-type="float" office:value="0.486657538979443" calcext:value-type="float">
            <text:p>0.486657538979443</text:p>
          </table:table-cell>
          <table:table-cell office:value-type="float" office:value="0.486566734339542" calcext:value-type="float">
            <text:p>0.486566734339542</text:p>
          </table:table-cell>
          <table:table-cell office:value-type="float" office:value="0.486914969132053" calcext:value-type="float">
            <text:p>0.486914969132053</text:p>
          </table:table-cell>
          <table:table-cell office:value-type="float" office:value="0.486500366383762" calcext:value-type="float">
            <text:p>0.486500366383762</text:p>
          </table:table-cell>
          <table:table-cell office:value-type="float" office:value="0.485834713948817" calcext:value-type="float">
            <text:p>0.485834713948817</text:p>
          </table:table-cell>
          <table:table-cell office:value-type="float" office:value="0.486954358742628" calcext:value-type="float">
            <text:p>0.486954358742628</text:p>
          </table:table-cell>
          <table:table-cell office:value-type="float" office:value="0.486615579176857" calcext:value-type="float">
            <text:p>0.486615579176857</text:p>
          </table:table-cell>
          <table:table-cell table:number-columns-repeated="514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15936084229184" calcext:value-type="float">
            <text:p>-0.215936084229184</text:p>
          </table:table-cell>
          <table:table-cell office:value-type="float" office:value="-0.215788077431482" calcext:value-type="float">
            <text:p>-0.215788077431482</text:p>
          </table:table-cell>
          <table:table-cell office:value-type="float" office:value="-0.215964762625568" calcext:value-type="float">
            <text:p>-0.215964762625568</text:p>
          </table:table-cell>
          <table:table-cell office:value-type="float" office:value="-0.215684594141868" calcext:value-type="float">
            <text:p>-0.215684594141868</text:p>
          </table:table-cell>
          <table:table-cell office:value-type="float" office:value="-0.215847037332967" calcext:value-type="float">
            <text:p>-0.215847037332967</text:p>
          </table:table-cell>
          <table:table-cell office:value-type="float" office:value="-0.215766407003546" calcext:value-type="float">
            <text:p>-0.215766407003546</text:p>
          </table:table-cell>
          <table:table-cell office:value-type="float" office:value="-0.215877112983206" calcext:value-type="float">
            <text:p>-0.215877112983206</text:p>
          </table:table-cell>
          <table:table-cell office:value-type="float" office:value="-0.215822399506921" calcext:value-type="float">
            <text:p>-0.215822399506921</text:p>
          </table:table-cell>
          <table:table-cell office:value-type="float" office:value="-0.215520339335784" calcext:value-type="float">
            <text:p>-0.215520339335784</text:p>
          </table:table-cell>
          <table:table-cell office:value-type="float" office:value="-0.216127704256425" calcext:value-type="float">
            <text:p>-0.216127704256425</text:p>
          </table:table-cell>
          <table:table-cell office:value-type="float" office:value="-0.215955026257468" calcext:value-type="float">
            <text:p>-0.215955026257468</text:p>
          </table:table-cell>
          <table:table-cell office:value-type="float" office:value="-0.215958025662455" calcext:value-type="float">
            <text:p>-0.215958025662455</text:p>
          </table:table-cell>
          <table:table-cell office:value-type="float" office:value="-0.215924536502191" calcext:value-type="float">
            <text:p>-0.215924536502191</text:p>
          </table:table-cell>
          <table:table-cell office:value-type="float" office:value="-0.215960037192592" calcext:value-type="float">
            <text:p>-0.215960037192592</text:p>
          </table:table-cell>
          <table:table-cell office:value-type="float" office:value="-0.215581721754532" calcext:value-type="float">
            <text:p>-0.215581721754532</text:p>
          </table:table-cell>
          <table:table-cell office:value-type="float" office:value="-0.215747249538821" calcext:value-type="float">
            <text:p>-0.215747249538821</text:p>
          </table:table-cell>
          <table:table-cell office:value-type="float" office:value="-0.216004757621784" calcext:value-type="float">
            <text:p>-0.216004757621784</text:p>
          </table:table-cell>
          <table:table-cell office:value-type="float" office:value="-0.215715092919542" calcext:value-type="float">
            <text:p>-0.215715092919542</text:p>
          </table:table-cell>
          <table:table-cell office:value-type="float" office:value="-0.215833369814485" calcext:value-type="float">
            <text:p>-0.215833369814485</text:p>
          </table:table-cell>
          <table:table-cell office:value-type="float" office:value="-0.215867931587407" calcext:value-type="float">
            <text:p>-0.215867931587407</text:p>
          </table:table-cell>
          <table:table-cell office:value-type="float" office:value="-0.215731422247874" calcext:value-type="float">
            <text:p>-0.215731422247874</text:p>
          </table:table-cell>
          <table:table-cell office:value-type="float" office:value="-0.21591087884225" calcext:value-type="float">
            <text:p>-0.21591087884225</text:p>
          </table:table-cell>
          <table:table-cell office:value-type="float" office:value="-0.215709073352003" calcext:value-type="float">
            <text:p>-0.215709073352003</text:p>
          </table:table-cell>
          <table:table-cell office:value-type="float" office:value="-0.215858644622639" calcext:value-type="float">
            <text:p>-0.215858644622639</text:p>
          </table:table-cell>
          <table:table-cell office:value-type="float" office:value="-0.215924226971889" calcext:value-type="float">
            <text:p>-0.215924226971889</text:p>
          </table:table-cell>
          <table:table-cell office:value-type="float" office:value="-0.215747548501747" calcext:value-type="float">
            <text:p>-0.215747548501747</text:p>
          </table:table-cell>
          <table:table-cell office:value-type="float" office:value="-0.215900118887049" calcext:value-type="float">
            <text:p>-0.215900118887049</text:p>
          </table:table-cell>
          <table:table-cell office:value-type="float" office:value="-0.215893353417979" calcext:value-type="float">
            <text:p>-0.215893353417979</text:p>
          </table:table-cell>
          <table:table-cell office:value-type="float" office:value="-0.21747592384672" calcext:value-type="float">
            <text:p>-0.21747592384672</text:p>
          </table:table-cell>
          <table:table-cell office:value-type="float" office:value="-0.220516006770384" calcext:value-type="float">
            <text:p>-0.220516006770384</text:p>
          </table:table-cell>
          <table:table-cell office:value-type="float" office:value="-0.218812518852095" calcext:value-type="float">
            <text:p>-0.218812518852095</text:p>
          </table:table-cell>
          <table:table-cell office:value-type="float" office:value="-0.217900610382055" calcext:value-type="float">
            <text:p>-0.217900610382055</text:p>
          </table:table-cell>
          <table:table-cell office:value-type="float" office:value="-0.218915279251631" calcext:value-type="float">
            <text:p>-0.218915279251631</text:p>
          </table:table-cell>
          <table:table-cell office:value-type="float" office:value="-0.214679683142775" calcext:value-type="float">
            <text:p>-0.214679683142775</text:p>
          </table:table-cell>
          <table:table-cell office:value-type="float" office:value="-0.212706761498844" calcext:value-type="float">
            <text:p>-0.212706761498844</text:p>
          </table:table-cell>
          <table:table-cell office:value-type="float" office:value="-0.223674720554669" calcext:value-type="float">
            <text:p>-0.223674720554669</text:p>
          </table:table-cell>
          <table:table-cell office:value-type="float" office:value="-0.229509284413907" calcext:value-type="float">
            <text:p>-0.229509284413907</text:p>
          </table:table-cell>
          <table:table-cell office:value-type="float" office:value="-0.231503804703076" calcext:value-type="float">
            <text:p>-0.231503804703076</text:p>
          </table:table-cell>
          <table:table-cell office:value-type="float" office:value="-0.232971817596869" calcext:value-type="float">
            <text:p>-0.232971817596869</text:p>
          </table:table-cell>
          <table:table-cell office:value-type="float" office:value="-0.235802780152272" calcext:value-type="float">
            <text:p>-0.235802780152272</text:p>
          </table:table-cell>
          <table:table-cell office:value-type="float" office:value="-0.234863234712746" calcext:value-type="float">
            <text:p>-0.234863234712746</text:p>
          </table:table-cell>
          <table:table-cell office:value-type="float" office:value="-0.234223172740649" calcext:value-type="float">
            <text:p>-0.234223172740649</text:p>
          </table:table-cell>
          <table:table-cell office:value-type="float" office:value="-0.22821595467023" calcext:value-type="float">
            <text:p>-0.22821595467023</text:p>
          </table:table-cell>
          <table:table-cell office:value-type="float" office:value="-0.230670251164881" calcext:value-type="float">
            <text:p>-0.230670251164881</text:p>
          </table:table-cell>
          <table:table-cell office:value-type="float" office:value="-0.230634396430077" calcext:value-type="float">
            <text:p>-0.230634396430077</text:p>
          </table:table-cell>
          <table:table-cell office:value-type="float" office:value="-0.231151035895379" calcext:value-type="float">
            <text:p>-0.231151035895379</text:p>
          </table:table-cell>
          <table:table-cell office:value-type="float" office:value="-0.240281062519249" calcext:value-type="float">
            <text:p>-0.240281062519249</text:p>
          </table:table-cell>
          <table:table-cell office:value-type="float" office:value="-0.243750337750015" calcext:value-type="float">
            <text:p>-0.243750337750015</text:p>
          </table:table-cell>
          <table:table-cell office:value-type="float" office:value="-0.249411007421606" calcext:value-type="float">
            <text:p>-0.249411007421606</text:p>
          </table:table-cell>
          <table:table-cell office:value-type="float" office:value="-0.251284426919929" calcext:value-type="float">
            <text:p>-0.251284426919929</text:p>
          </table:table-cell>
          <table:table-cell office:value-type="float" office:value="-0.25528438429574" calcext:value-type="float">
            <text:p>-0.25528438429574</text:p>
          </table:table-cell>
          <table:table-cell office:value-type="float" office:value="-0.237295934754552" calcext:value-type="float">
            <text:p>-0.237295934754552</text:p>
          </table:table-cell>
          <table:table-cell office:value-type="float" office:value="-0.232802333992566" calcext:value-type="float">
            <text:p>-0.232802333992566</text:p>
          </table:table-cell>
          <table:table-cell office:value-type="float" office:value="-0.231548784511735" calcext:value-type="float">
            <text:p>-0.231548784511735</text:p>
          </table:table-cell>
          <table:table-cell office:value-type="float" office:value="-0.252295705459464" calcext:value-type="float">
            <text:p>-0.252295705459464</text:p>
          </table:table-cell>
          <table:table-cell office:value-type="float" office:value="-0.255310882329715" calcext:value-type="float">
            <text:p>-0.255310882329715</text:p>
          </table:table-cell>
          <table:table-cell office:value-type="float" office:value="-0.259040443756479" calcext:value-type="float">
            <text:p>-0.259040443756479</text:p>
          </table:table-cell>
          <table:table-cell office:value-type="float" office:value="-0.264753821422566" calcext:value-type="float">
            <text:p>-0.264753821422566</text:p>
          </table:table-cell>
          <table:table-cell office:value-type="float" office:value="-0.270050199423394" calcext:value-type="float">
            <text:p>-0.270050199423394</text:p>
          </table:table-cell>
          <table:table-cell office:value-type="float" office:value="-0.25187498964605" calcext:value-type="float">
            <text:p>-0.25187498964605</text:p>
          </table:table-cell>
          <table:table-cell office:value-type="float" office:value="-0.237099679747699" calcext:value-type="float">
            <text:p>-0.237099679747699</text:p>
          </table:table-cell>
          <table:table-cell office:value-type="float" office:value="-0.235614171813877" calcext:value-type="float">
            <text:p>-0.235614171813877</text:p>
          </table:table-cell>
          <table:table-cell office:value-type="float" office:value="-0.257136605638621" calcext:value-type="float">
            <text:p>-0.257136605638621</text:p>
          </table:table-cell>
          <table:table-cell office:value-type="float" office:value="-0.253817600140865" calcext:value-type="float">
            <text:p>-0.253817600140865</text:p>
          </table:table-cell>
          <table:table-cell office:value-type="float" office:value="-0.249053505980214" calcext:value-type="float">
            <text:p>-0.249053505980214</text:p>
          </table:table-cell>
          <table:table-cell office:value-type="float" office:value="-0.248417127436631" calcext:value-type="float">
            <text:p>-0.248417127436631</text:p>
          </table:table-cell>
          <table:table-cell office:value-type="float" office:value="-0.246381000477975" calcext:value-type="float">
            <text:p>-0.246381000477975</text:p>
          </table:table-cell>
          <table:table-cell office:value-type="float" office:value="-0.247167213244736" calcext:value-type="float">
            <text:p>-0.247167213244736</text:p>
          </table:table-cell>
          <table:table-cell office:value-type="float" office:value="-0.247970750503762" calcext:value-type="float">
            <text:p>-0.247970750503762</text:p>
          </table:table-cell>
          <table:table-cell office:value-type="float" office:value="-0.237456567425004" calcext:value-type="float">
            <text:p>-0.237456567425004</text:p>
          </table:table-cell>
          <table:table-cell office:value-type="float" office:value="-0.227495956031962" calcext:value-type="float">
            <text:p>-0.227495956031962</text:p>
          </table:table-cell>
          <table:table-cell office:value-type="float" office:value="-0.224277716667138" calcext:value-type="float">
            <text:p>-0.224277716667138</text:p>
          </table:table-cell>
          <table:table-cell office:value-type="float" office:value="-0.222784377657968" calcext:value-type="float">
            <text:p>-0.222784377657968</text:p>
          </table:table-cell>
          <table:table-cell office:value-type="float" office:value="-0.220408486434558" calcext:value-type="float">
            <text:p>-0.220408486434558</text:p>
          </table:table-cell>
          <table:table-cell office:value-type="float" office:value="-0.23336615452642" calcext:value-type="float">
            <text:p>-0.23336615452642</text:p>
          </table:table-cell>
          <table:table-cell office:value-type="float" office:value="-0.234847693637786" calcext:value-type="float">
            <text:p>-0.234847693637786</text:p>
          </table:table-cell>
          <table:table-cell office:value-type="float" office:value="-0.238274686757499" calcext:value-type="float">
            <text:p>-0.238274686757499</text:p>
          </table:table-cell>
          <table:table-cell office:value-type="float" office:value="-0.236829408664869" calcext:value-type="float">
            <text:p>-0.236829408664869</text:p>
          </table:table-cell>
          <table:table-cell office:value-type="float" office:value="-0.241298219674153" calcext:value-type="float">
            <text:p>-0.241298219674153</text:p>
          </table:table-cell>
          <table:table-cell office:value-type="float" office:value="-0.205235530327596" calcext:value-type="float">
            <text:p>-0.205235530327596</text:p>
          </table:table-cell>
          <table:table-cell office:value-type="float" office:value="-0.201794968447796" calcext:value-type="float">
            <text:p>-0.201794968447796</text:p>
          </table:table-cell>
          <table:table-cell office:value-type="float" office:value="-0.19917504154397" calcext:value-type="float">
            <text:p>-0.19917504154397</text:p>
          </table:table-cell>
          <table:table-cell office:value-type="float" office:value="-0.199286077169085" calcext:value-type="float">
            <text:p>-0.199286077169085</text:p>
          </table:table-cell>
          <table:table-cell office:value-type="float" office:value="-0.213126757156104" calcext:value-type="float">
            <text:p>-0.213126757156104</text:p>
          </table:table-cell>
          <table:table-cell office:value-type="float" office:value="-0.216197229964706" calcext:value-type="float">
            <text:p>-0.216197229964706</text:p>
          </table:table-cell>
          <table:table-cell office:value-type="float" office:value="-0.221379863220821" calcext:value-type="float">
            <text:p>-0.221379863220821</text:p>
          </table:table-cell>
          <table:table-cell office:value-type="float" office:value="-0.18923949954797" calcext:value-type="float">
            <text:p>-0.18923949954797</text:p>
          </table:table-cell>
          <table:table-cell office:value-type="float" office:value="-0.18802017393545" calcext:value-type="float">
            <text:p>-0.18802017393545</text:p>
          </table:table-cell>
          <table:table-cell office:value-type="float" office:value="-0.188493221605457" calcext:value-type="float">
            <text:p>-0.188493221605457</text:p>
          </table:table-cell>
          <table:table-cell office:value-type="float" office:value="-0.188080853695726" calcext:value-type="float">
            <text:p>-0.188080853695726</text:p>
          </table:table-cell>
          <table:table-cell office:value-type="float" office:value="-0.183710065409157" calcext:value-type="float">
            <text:p>-0.183710065409157</text:p>
          </table:table-cell>
          <table:table-cell office:value-type="float" office:value="-0.181285751143468" calcext:value-type="float">
            <text:p>-0.181285751143468</text:p>
          </table:table-cell>
          <table:table-cell office:value-type="float" office:value="-0.189104842120066" calcext:value-type="float">
            <text:p>-0.189104842120066</text:p>
          </table:table-cell>
          <table:table-cell office:value-type="float" office:value="-0.199869626504928" calcext:value-type="float">
            <text:p>-0.199869626504928</text:p>
          </table:table-cell>
          <table:table-cell office:value-type="float" office:value="-0.201002255483768" calcext:value-type="float">
            <text:p>-0.201002255483768</text:p>
          </table:table-cell>
          <table:table-cell office:value-type="float" office:value="-0.174212337420161" calcext:value-type="float">
            <text:p>-0.174212337420161</text:p>
          </table:table-cell>
          <table:table-cell office:value-type="float" office:value="-0.169493974432506" calcext:value-type="float">
            <text:p>-0.169493974432506</text:p>
          </table:table-cell>
          <table:table-cell office:value-type="float" office:value="-0.16967108906618" calcext:value-type="float">
            <text:p>-0.16967108906618</text:p>
          </table:table-cell>
          <table:table-cell office:value-type="float" office:value="-0.169637814080672" calcext:value-type="float">
            <text:p>-0.169637814080672</text:p>
          </table:table-cell>
          <table:table-cell office:value-type="float" office:value="-0.169194812436828" calcext:value-type="float">
            <text:p>-0.169194812436828</text:p>
          </table:table-cell>
          <table:table-cell office:value-type="float" office:value="-0.166875402277501" calcext:value-type="float">
            <text:p>-0.166875402277501</text:p>
          </table:table-cell>
          <table:table-cell office:value-type="float" office:value="-0.171844437928989" calcext:value-type="float">
            <text:p>-0.171844437928989</text:p>
          </table:table-cell>
          <table:table-cell office:value-type="float" office:value="-0.181397735042787" calcext:value-type="float">
            <text:p>-0.181397735042787</text:p>
          </table:table-cell>
          <table:table-cell office:value-type="float" office:value="-0.191392279011727" calcext:value-type="float">
            <text:p>-0.191392279011727</text:p>
          </table:table-cell>
          <table:table-cell office:value-type="float" office:value="-0.193991079086264" calcext:value-type="float">
            <text:p>-0.193991079086264</text:p>
          </table:table-cell>
          <table:table-cell office:value-type="float" office:value="-0.191642475286635" calcext:value-type="float">
            <text:p>-0.191642475286635</text:p>
          </table:table-cell>
          <table:table-cell office:value-type="float" office:value="-0.186141764181502" calcext:value-type="float">
            <text:p>-0.186141764181502</text:p>
          </table:table-cell>
          <table:table-cell office:value-type="float" office:value="-0.172216244541319" calcext:value-type="float">
            <text:p>-0.172216244541319</text:p>
          </table:table-cell>
          <table:table-cell office:value-type="float" office:value="-0.172211784516176" calcext:value-type="float">
            <text:p>-0.172211784516176</text:p>
          </table:table-cell>
          <table:table-cell office:value-type="float" office:value="-0.174106686561447" calcext:value-type="float">
            <text:p>-0.174106686561447</text:p>
          </table:table-cell>
          <table:table-cell office:value-type="float" office:value="-0.173294970945308" calcext:value-type="float">
            <text:p>-0.173294970945308</text:p>
          </table:table-cell>
          <table:table-cell office:value-type="float" office:value="-0.171552533995469" calcext:value-type="float">
            <text:p>-0.171552533995469</text:p>
          </table:table-cell>
          <table:table-cell office:value-type="float" office:value="-0.17331619642914" calcext:value-type="float">
            <text:p>-0.17331619642914</text:p>
          </table:table-cell>
          <table:table-cell office:value-type="float" office:value="-0.17781174699438" calcext:value-type="float">
            <text:p>-0.17781174699438</text:p>
          </table:table-cell>
          <table:table-cell office:value-type="float" office:value="-0.185404273897327" calcext:value-type="float">
            <text:p>-0.185404273897327</text:p>
          </table:table-cell>
          <table:table-cell office:value-type="float" office:value="-0.18600008800385" calcext:value-type="float">
            <text:p>-0.18600008800385</text:p>
          </table:table-cell>
          <table:table-cell office:value-type="float" office:value="-0.186949689239393" calcext:value-type="float">
            <text:p>-0.186949689239393</text:p>
          </table:table-cell>
          <table:table-cell office:value-type="float" office:value="-0.184338977659781" calcext:value-type="float">
            <text:p>-0.184338977659781</text:p>
          </table:table-cell>
          <table:table-cell office:value-type="float" office:value="-0.169748615722746" calcext:value-type="float">
            <text:p>-0.169748615722746</text:p>
          </table:table-cell>
          <table:table-cell office:value-type="float" office:value="-0.168648273987538" calcext:value-type="float">
            <text:p>-0.168648273987538</text:p>
          </table:table-cell>
          <table:table-cell office:value-type="float" office:value="-0.174060377748164" calcext:value-type="float">
            <text:p>-0.174060377748164</text:p>
          </table:table-cell>
          <table:table-cell office:value-type="float" office:value="-0.173076162730979" calcext:value-type="float">
            <text:p>-0.173076162730979</text:p>
          </table:table-cell>
          <table:table-cell office:value-type="float" office:value="-0.172699422903004" calcext:value-type="float">
            <text:p>-0.172699422903004</text:p>
          </table:table-cell>
          <table:table-cell office:value-type="float" office:value="-0.174855880050463" calcext:value-type="float">
            <text:p>-0.174855880050463</text:p>
          </table:table-cell>
          <table:table-cell office:value-type="float" office:value="-0.168342714460838" calcext:value-type="float">
            <text:p>-0.168342714460838</text:p>
          </table:table-cell>
          <table:table-cell office:value-type="float" office:value="-0.1681387699" calcext:value-type="float">
            <text:p>-0.1681387699</text:p>
          </table:table-cell>
          <table:table-cell office:value-type="float" office:value="-0.17587494042246" calcext:value-type="float">
            <text:p>-0.17587494042246</text:p>
          </table:table-cell>
          <table:table-cell office:value-type="float" office:value="-0.190724723079339" calcext:value-type="float">
            <text:p>-0.190724723079339</text:p>
          </table:table-cell>
          <table:table-cell office:value-type="float" office:value="-0.194147567582236" calcext:value-type="float">
            <text:p>-0.194147567582236</text:p>
          </table:table-cell>
          <table:table-cell office:value-type="float" office:value="-0.197384018479258" calcext:value-type="float">
            <text:p>-0.197384018479258</text:p>
          </table:table-cell>
          <table:table-cell office:value-type="float" office:value="-0.179707225536738" calcext:value-type="float">
            <text:p>-0.179707225536738</text:p>
          </table:table-cell>
          <table:table-cell office:value-type="float" office:value="-0.175487802576424" calcext:value-type="float">
            <text:p>-0.175487802576424</text:p>
          </table:table-cell>
          <table:table-cell office:value-type="float" office:value="-0.178778549031828" calcext:value-type="float">
            <text:p>-0.178778549031828</text:p>
          </table:table-cell>
          <table:table-cell office:value-type="float" office:value="-0.182472387115918" calcext:value-type="float">
            <text:p>-0.182472387115918</text:p>
          </table:table-cell>
          <table:table-cell office:value-type="float" office:value="-0.174254136333635" calcext:value-type="float">
            <text:p>-0.174254136333635</text:p>
          </table:table-cell>
          <table:table-cell office:value-type="float" office:value="-0.184412848555944" calcext:value-type="float">
            <text:p>-0.184412848555944</text:p>
          </table:table-cell>
          <table:table-cell office:value-type="float" office:value="-0.189658796975364" calcext:value-type="float">
            <text:p>-0.189658796975364</text:p>
          </table:table-cell>
          <table:table-cell office:value-type="float" office:value="-0.196002854334556" calcext:value-type="float">
            <text:p>-0.196002854334556</text:p>
          </table:table-cell>
          <table:table-cell office:value-type="float" office:value="-0.198440223287776" calcext:value-type="float">
            <text:p>-0.198440223287776</text:p>
          </table:table-cell>
          <table:table-cell office:value-type="float" office:value="-0.19549271358556" calcext:value-type="float">
            <text:p>-0.19549271358556</text:p>
          </table:table-cell>
          <table:table-cell office:value-type="float" office:value="-0.178498816683142" calcext:value-type="float">
            <text:p>-0.178498816683142</text:p>
          </table:table-cell>
          <table:table-cell office:value-type="float" office:value="-0.17904815350753" calcext:value-type="float">
            <text:p>-0.17904815350753</text:p>
          </table:table-cell>
          <table:table-cell office:value-type="float" office:value="-0.180845406323082" calcext:value-type="float">
            <text:p>-0.180845406323082</text:p>
          </table:table-cell>
          <table:table-cell office:value-type="float" office:value="-0.181491623443634" calcext:value-type="float">
            <text:p>-0.181491623443634</text:p>
          </table:table-cell>
          <table:table-cell office:value-type="float" office:value="-0.18252535929478" calcext:value-type="float">
            <text:p>-0.18252535929478</text:p>
          </table:table-cell>
          <table:table-cell office:value-type="float" office:value="-0.177005863160808" calcext:value-type="float">
            <text:p>-0.177005863160808</text:p>
          </table:table-cell>
          <table:table-cell office:value-type="float" office:value="-0.182704404440248" calcext:value-type="float">
            <text:p>-0.182704404440248</text:p>
          </table:table-cell>
          <table:table-cell office:value-type="float" office:value="-0.186867845810908" calcext:value-type="float">
            <text:p>-0.186867845810908</text:p>
          </table:table-cell>
          <table:table-cell office:value-type="float" office:value="-0.19217184738691" calcext:value-type="float">
            <text:p>-0.19217184738691</text:p>
          </table:table-cell>
          <table:table-cell office:value-type="float" office:value="-0.201239613528234" calcext:value-type="float">
            <text:p>-0.201239613528234</text:p>
          </table:table-cell>
          <table:table-cell office:value-type="float" office:value="-0.199506177078" calcext:value-type="float">
            <text:p>-0.199506177078</text:p>
          </table:table-cell>
          <table:table-cell office:value-type="float" office:value="-0.183105279135212" calcext:value-type="float">
            <text:p>-0.183105279135212</text:p>
          </table:table-cell>
          <table:table-cell office:value-type="float" office:value="-0.181180327255644" calcext:value-type="float">
            <text:p>-0.181180327255644</text:p>
          </table:table-cell>
          <table:table-cell office:value-type="float" office:value="-0.183242504392959" calcext:value-type="float">
            <text:p>-0.183242504392959</text:p>
          </table:table-cell>
          <table:table-cell office:value-type="float" office:value="-0.184803202135686" calcext:value-type="float">
            <text:p>-0.184803202135686</text:p>
          </table:table-cell>
          <table:table-cell office:value-type="float" office:value="-0.184969763774822" calcext:value-type="float">
            <text:p>-0.184969763774822</text:p>
          </table:table-cell>
          <table:table-cell office:value-type="float" office:value="-0.185212329508913" calcext:value-type="float">
            <text:p>-0.185212329508913</text:p>
          </table:table-cell>
          <table:table-cell office:value-type="float" office:value="-0.197849088528554" calcext:value-type="float">
            <text:p>-0.197849088528554</text:p>
          </table:table-cell>
          <table:table-cell office:value-type="float" office:value="-0.203410654489348" calcext:value-type="float">
            <text:p>-0.203410654489348</text:p>
          </table:table-cell>
          <table:table-cell office:value-type="float" office:value="-0.210072295070879" calcext:value-type="float">
            <text:p>-0.210072295070879</text:p>
          </table:table-cell>
          <table:table-cell office:value-type="float" office:value="-0.194124221788901" calcext:value-type="float">
            <text:p>-0.194124221788901</text:p>
          </table:table-cell>
          <table:table-cell office:value-type="float" office:value="-0.188552562684668" calcext:value-type="float">
            <text:p>-0.188552562684668</text:p>
          </table:table-cell>
          <table:table-cell office:value-type="float" office:value="-0.19143548448572" calcext:value-type="float">
            <text:p>-0.19143548448572</text:p>
          </table:table-cell>
          <table:table-cell office:value-type="float" office:value="-0.1930642454528" calcext:value-type="float">
            <text:p>-0.1930642454528</text:p>
          </table:table-cell>
          <table:table-cell office:value-type="float" office:value="-0.206435159157397" calcext:value-type="float">
            <text:p>-0.206435159157397</text:p>
          </table:table-cell>
          <table:table-cell office:value-type="float" office:value="-0.209250098000978" calcext:value-type="float">
            <text:p>-0.209250098000978</text:p>
          </table:table-cell>
          <table:table-cell office:value-type="float" office:value="-0.21269341447349" calcext:value-type="float">
            <text:p>-0.21269341447349</text:p>
          </table:table-cell>
          <table:table-cell office:value-type="float" office:value="-0.215907907558832" calcext:value-type="float">
            <text:p>-0.215907907558832</text:p>
          </table:table-cell>
          <table:table-cell office:value-type="float" office:value="-0.220165875509198" calcext:value-type="float">
            <text:p>-0.220165875509198</text:p>
          </table:table-cell>
          <table:table-cell office:value-type="float" office:value="-0.222287485073208" calcext:value-type="float">
            <text:p>-0.222287485073208</text:p>
          </table:table-cell>
          <table:table-cell office:value-type="float" office:value="-0.221713129233336" calcext:value-type="float">
            <text:p>-0.221713129233336</text:p>
          </table:table-cell>
          <table:table-cell office:value-type="float" office:value="-0.223659092957501" calcext:value-type="float">
            <text:p>-0.223659092957501</text:p>
          </table:table-cell>
          <table:table-cell office:value-type="float" office:value="-0.203861922138413" calcext:value-type="float">
            <text:p>-0.203861922138413</text:p>
          </table:table-cell>
          <table:table-cell office:value-type="float" office:value="-0.202713847598694" calcext:value-type="float">
            <text:p>-0.202713847598694</text:p>
          </table:table-cell>
          <table:table-cell office:value-type="float" office:value="-0.20599697198535" calcext:value-type="float">
            <text:p>-0.20599697198535</text:p>
          </table:table-cell>
          <table:table-cell office:value-type="float" office:value="-0.206297342179499" calcext:value-type="float">
            <text:p>-0.206297342179499</text:p>
          </table:table-cell>
          <table:table-cell office:value-type="float" office:value="-0.222577981990884" calcext:value-type="float">
            <text:p>-0.222577981990884</text:p>
          </table:table-cell>
          <table:table-cell office:value-type="float" office:value="-0.223688143637628" calcext:value-type="float">
            <text:p>-0.223688143637628</text:p>
          </table:table-cell>
          <table:table-cell office:value-type="float" office:value="-0.224350820235967" calcext:value-type="float">
            <text:p>-0.224350820235967</text:p>
          </table:table-cell>
          <table:table-cell office:value-type="float" office:value="-0.226295335501874" calcext:value-type="float">
            <text:p>-0.226295335501874</text:p>
          </table:table-cell>
          <table:table-cell office:value-type="float" office:value="-0.232521405688935" calcext:value-type="float">
            <text:p>-0.232521405688935</text:p>
          </table:table-cell>
          <table:table-cell office:value-type="float" office:value="-0.232449120343784" calcext:value-type="float">
            <text:p>-0.232449120343784</text:p>
          </table:table-cell>
          <table:table-cell office:value-type="float" office:value="-0.207947742833481" calcext:value-type="float">
            <text:p>-0.207947742833481</text:p>
          </table:table-cell>
          <table:table-cell office:value-type="float" office:value="-0.207438906324857" calcext:value-type="float">
            <text:p>-0.207438906324857</text:p>
          </table:table-cell>
          <table:table-cell office:value-type="float" office:value="-0.208259055422408" calcext:value-type="float">
            <text:p>-0.208259055422408</text:p>
          </table:table-cell>
          <table:table-cell office:value-type="float" office:value="-0.21435674674203" calcext:value-type="float">
            <text:p>-0.21435674674203</text:p>
          </table:table-cell>
          <table:table-cell office:value-type="float" office:value="-0.221557791440255" calcext:value-type="float">
            <text:p>-0.221557791440255</text:p>
          </table:table-cell>
          <table:table-cell office:value-type="float" office:value="-0.21977297958028" calcext:value-type="float">
            <text:p>-0.21977297958028</text:p>
          </table:table-cell>
          <table:table-cell office:value-type="float" office:value="-0.224999264230189" calcext:value-type="float">
            <text:p>-0.224999264230189</text:p>
          </table:table-cell>
          <table:table-cell office:value-type="float" office:value="-0.225789987178018" calcext:value-type="float">
            <text:p>-0.225789987178018</text:p>
          </table:table-cell>
          <table:table-cell office:value-type="float" office:value="-0.225156845177503" calcext:value-type="float">
            <text:p>-0.225156845177503</text:p>
          </table:table-cell>
          <table:table-cell office:value-type="float" office:value="-0.213989855174768" calcext:value-type="float">
            <text:p>-0.213989855174768</text:p>
          </table:table-cell>
          <table:table-cell office:value-type="float" office:value="-0.203549466713134" calcext:value-type="float">
            <text:p>-0.203549466713134</text:p>
          </table:table-cell>
          <table:table-cell office:value-type="float" office:value="-0.199478318499206" calcext:value-type="float">
            <text:p>-0.199478318499206</text:p>
          </table:table-cell>
          <table:table-cell office:value-type="float" office:value="-0.1996717996333" calcext:value-type="float">
            <text:p>-0.1996717996333</text:p>
          </table:table-cell>
          <table:table-cell office:value-type="float" office:value="-0.203642828447556" calcext:value-type="float">
            <text:p>-0.203642828447556</text:p>
          </table:table-cell>
          <table:table-cell office:value-type="float" office:value="-0.219312778284053" calcext:value-type="float">
            <text:p>-0.219312778284053</text:p>
          </table:table-cell>
          <table:table-cell office:value-type="float" office:value="-0.221249296642873" calcext:value-type="float">
            <text:p>-0.221249296642873</text:p>
          </table:table-cell>
          <table:table-cell office:value-type="float" office:value="-0.236261057107551" calcext:value-type="float">
            <text:p>-0.236261057107551</text:p>
          </table:table-cell>
          <table:table-cell office:value-type="float" office:value="-0.207070659042601" calcext:value-type="float">
            <text:p>-0.207070659042601</text:p>
          </table:table-cell>
          <table:table-cell office:value-type="float" office:value="-0.20506028789587" calcext:value-type="float">
            <text:p>-0.20506028789587</text:p>
          </table:table-cell>
          <table:table-cell office:value-type="float" office:value="-0.205508212173167" calcext:value-type="float">
            <text:p>-0.205508212173167</text:p>
          </table:table-cell>
          <table:table-cell office:value-type="float" office:value="-0.209187041477685" calcext:value-type="float">
            <text:p>-0.209187041477685</text:p>
          </table:table-cell>
          <table:table-cell office:value-type="float" office:value="-0.233059172483243" calcext:value-type="float">
            <text:p>-0.233059172483243</text:p>
          </table:table-cell>
          <table:table-cell office:value-type="float" office:value="-0.234237564293319" calcext:value-type="float">
            <text:p>-0.234237564293319</text:p>
          </table:table-cell>
          <table:table-cell office:value-type="float" office:value="-0.24083465982222" calcext:value-type="float">
            <text:p>-0.24083465982222</text:p>
          </table:table-cell>
          <table:table-cell office:value-type="float" office:value="-0.242159929728336" calcext:value-type="float">
            <text:p>-0.242159929728336</text:p>
          </table:table-cell>
          <table:table-cell office:value-type="float" office:value="-0.239659041276622" calcext:value-type="float">
            <text:p>-0.239659041276622</text:p>
          </table:table-cell>
          <table:table-cell office:value-type="float" office:value="-0.226728547268961" calcext:value-type="float">
            <text:p>-0.226728547268961</text:p>
          </table:table-cell>
          <table:table-cell office:value-type="float" office:value="-0.220555086058253" calcext:value-type="float">
            <text:p>-0.220555086058253</text:p>
          </table:table-cell>
          <table:table-cell office:value-type="float" office:value="-0.220536626362094" calcext:value-type="float">
            <text:p>-0.220536626362094</text:p>
          </table:table-cell>
          <table:table-cell office:value-type="float" office:value="-0.221779779154875" calcext:value-type="float">
            <text:p>-0.221779779154875</text:p>
          </table:table-cell>
          <table:table-cell office:value-type="float" office:value="-0.223841357984377" calcext:value-type="float">
            <text:p>-0.223841357984377</text:p>
          </table:table-cell>
          <table:table-cell office:value-type="float" office:value="-0.22680219085179" calcext:value-type="float">
            <text:p>-0.22680219085179</text:p>
          </table:table-cell>
          <table:table-cell office:value-type="float" office:value="-0.231392061177858" calcext:value-type="float">
            <text:p>-0.231392061177858</text:p>
          </table:table-cell>
          <table:table-cell office:value-type="float" office:value="-0.244010033267397" calcext:value-type="float">
            <text:p>-0.244010033267397</text:p>
          </table:table-cell>
          <table:table-cell office:value-type="float" office:value="-0.241185436078652" calcext:value-type="float">
            <text:p>-0.241185436078652</text:p>
          </table:table-cell>
          <table:table-cell office:value-type="float" office:value="-0.243024667294429" calcext:value-type="float">
            <text:p>-0.243024667294429</text:p>
          </table:table-cell>
          <table:table-cell office:value-type="float" office:value="-0.243255969652195" calcext:value-type="float">
            <text:p>-0.243255969652195</text:p>
          </table:table-cell>
          <table:table-cell office:value-type="float" office:value="-0.248074323800493" calcext:value-type="float">
            <text:p>-0.248074323800493</text:p>
          </table:table-cell>
          <table:table-cell office:value-type="float" office:value="-0.248442222594117" calcext:value-type="float">
            <text:p>-0.248442222594117</text:p>
          </table:table-cell>
          <table:table-cell office:value-type="float" office:value="-0.246620625886997" calcext:value-type="float">
            <text:p>-0.246620625886997</text:p>
          </table:table-cell>
          <table:table-cell office:value-type="float" office:value="-0.241897514541584" calcext:value-type="float">
            <text:p>-0.241897514541584</text:p>
          </table:table-cell>
          <table:table-cell office:value-type="float" office:value="-0.236241116322118" calcext:value-type="float">
            <text:p>-0.236241116322118</text:p>
          </table:table-cell>
          <table:table-cell office:value-type="float" office:value="-0.228574688818296" calcext:value-type="float">
            <text:p>-0.228574688818296</text:p>
          </table:table-cell>
          <table:table-cell office:value-type="float" office:value="-0.226153209440278" calcext:value-type="float">
            <text:p>-0.226153209440278</text:p>
          </table:table-cell>
          <table:table-cell office:value-type="float" office:value="-0.226703559019199" calcext:value-type="float">
            <text:p>-0.226703559019199</text:p>
          </table:table-cell>
          <table:table-cell office:value-type="float" office:value="-0.230664154543195" calcext:value-type="float">
            <text:p>-0.230664154543195</text:p>
          </table:table-cell>
          <table:table-cell office:value-type="float" office:value="-0.235135326101494" calcext:value-type="float">
            <text:p>-0.235135326101494</text:p>
          </table:table-cell>
          <table:table-cell office:value-type="float" office:value="-0.254017658131768" calcext:value-type="float">
            <text:p>-0.254017658131768</text:p>
          </table:table-cell>
          <table:table-cell office:value-type="float" office:value="-0.254179287449017" calcext:value-type="float">
            <text:p>-0.254179287449017</text:p>
          </table:table-cell>
          <table:table-cell office:value-type="float" office:value="-0.257753839598371" calcext:value-type="float">
            <text:p>-0.257753839598371</text:p>
          </table:table-cell>
          <table:table-cell office:value-type="float" office:value="-0.260394116168387" calcext:value-type="float">
            <text:p>-0.260394116168387</text:p>
          </table:table-cell>
          <table:table-cell office:value-type="float" office:value="-0.26049276014764" calcext:value-type="float">
            <text:p>-0.26049276014764</text:p>
          </table:table-cell>
          <table:table-cell office:value-type="float" office:value="-0.257742670237441" calcext:value-type="float">
            <text:p>-0.257742670237441</text:p>
          </table:table-cell>
          <table:table-cell office:value-type="float" office:value="-0.259304817264652" calcext:value-type="float">
            <text:p>-0.259304817264652</text:p>
          </table:table-cell>
          <table:table-cell office:value-type="float" office:value="-0.246113390503936" calcext:value-type="float">
            <text:p>-0.246113390503936</text:p>
          </table:table-cell>
          <table:table-cell office:value-type="float" office:value="-0.235176764963621" calcext:value-type="float">
            <text:p>-0.235176764963621</text:p>
          </table:table-cell>
          <table:table-cell office:value-type="float" office:value="-0.228295882237818" calcext:value-type="float">
            <text:p>-0.228295882237818</text:p>
          </table:table-cell>
          <table:table-cell office:value-type="float" office:value="-0.259919117594138" calcext:value-type="float">
            <text:p>-0.259919117594138</text:p>
          </table:table-cell>
          <table:table-cell office:value-type="float" office:value="-0.256203871160777" calcext:value-type="float">
            <text:p>-0.256203871160777</text:p>
          </table:table-cell>
          <table:table-cell office:value-type="float" office:value="-0.244879104553664" calcext:value-type="float">
            <text:p>-0.244879104553664</text:p>
          </table:table-cell>
          <table:table-cell office:value-type="float" office:value="-0.233723435869313" calcext:value-type="float">
            <text:p>-0.233723435869313</text:p>
          </table:table-cell>
          <table:table-cell office:value-type="float" office:value="-0.235873684665889" calcext:value-type="float">
            <text:p>-0.235873684665889</text:p>
          </table:table-cell>
          <table:table-cell office:value-type="float" office:value="-0.236858508836874" calcext:value-type="float">
            <text:p>-0.236858508836874</text:p>
          </table:table-cell>
          <table:table-cell office:value-type="float" office:value="-0.23751711694295" calcext:value-type="float">
            <text:p>-0.23751711694295</text:p>
          </table:table-cell>
          <table:table-cell office:value-type="float" office:value="-0.236330757160653" calcext:value-type="float">
            <text:p>-0.236330757160653</text:p>
          </table:table-cell>
          <table:table-cell office:value-type="float" office:value="-0.233984725807546" calcext:value-type="float">
            <text:p>-0.233984725807546</text:p>
          </table:table-cell>
          <table:table-cell office:value-type="float" office:value="-0.232873562703288" calcext:value-type="float">
            <text:p>-0.232873562703288</text:p>
          </table:table-cell>
          <table:table-cell office:value-type="float" office:value="-0.234190550853939" calcext:value-type="float">
            <text:p>-0.234190550853939</text:p>
          </table:table-cell>
          <table:table-cell office:value-type="float" office:value="-0.233071563464789" calcext:value-type="float">
            <text:p>-0.233071563464789</text:p>
          </table:table-cell>
          <table:table-cell office:value-type="float" office:value="-0.233059855178497" calcext:value-type="float">
            <text:p>-0.233059855178497</text:p>
          </table:table-cell>
          <table:table-cell office:value-type="float" office:value="-0.233260289538133" calcext:value-type="float">
            <text:p>-0.233260289538133</text:p>
          </table:table-cell>
          <table:table-cell office:value-type="float" office:value="-0.232778061391299" calcext:value-type="float">
            <text:p>-0.232778061391299</text:p>
          </table:table-cell>
          <table:table-cell office:value-type="float" office:value="-0.233098897096125" calcext:value-type="float">
            <text:p>-0.233098897096125</text:p>
          </table:table-cell>
          <table:table-cell office:value-type="float" office:value="-0.232899176435111" calcext:value-type="float">
            <text:p>-0.232899176435111</text:p>
          </table:table-cell>
          <table:table-cell office:value-type="float" office:value="-0.233137726113742" calcext:value-type="float">
            <text:p>-0.233137726113742</text:p>
          </table:table-cell>
          <table:table-cell office:value-type="float" office:value="-0.232956343408626" calcext:value-type="float">
            <text:p>-0.232956343408626</text:p>
          </table:table-cell>
          <table:table-cell office:value-type="float" office:value="-0.233221591613689" calcext:value-type="float">
            <text:p>-0.233221591613689</text:p>
          </table:table-cell>
          <table:table-cell office:value-type="float" office:value="-0.232869430211705" calcext:value-type="float">
            <text:p>-0.232869430211705</text:p>
          </table:table-cell>
          <table:table-cell office:value-type="float" office:value="-0.232801502762662" calcext:value-type="float">
            <text:p>-0.232801502762662</text:p>
          </table:table-cell>
          <table:table-cell office:value-type="float" office:value="-0.233122799489806" calcext:value-type="float">
            <text:p>-0.233122799489806</text:p>
          </table:table-cell>
          <table:table-cell office:value-type="float" office:value="-0.232783294297345" calcext:value-type="float">
            <text:p>-0.232783294297345</text:p>
          </table:table-cell>
          <table:table-cell office:value-type="float" office:value="-0.232968230827735" calcext:value-type="float">
            <text:p>-0.232968230827735</text:p>
          </table:table-cell>
          <table:table-cell office:value-type="float" office:value="-0.232933615175367" calcext:value-type="float">
            <text:p>-0.232933615175367</text:p>
          </table:table-cell>
          <table:table-cell office:value-type="float" office:value="-0.232987886110527" calcext:value-type="float">
            <text:p>-0.232987886110527</text:p>
          </table:table-cell>
          <table:table-cell office:value-type="float" office:value="-0.233052026308798" calcext:value-type="float">
            <text:p>-0.233052026308798</text:p>
          </table:table-cell>
          <table:table-cell office:value-type="float" office:value="-0.232844028507759" calcext:value-type="float">
            <text:p>-0.232844028507759</text:p>
          </table:table-cell>
          <table:table-cell office:value-type="float" office:value="-0.233049965877532" calcext:value-type="float">
            <text:p>-0.233049965877532</text:p>
          </table:table-cell>
          <table:table-cell office:value-type="float" office:value="-0.232821396172491" calcext:value-type="float">
            <text:p>-0.232821396172491</text:p>
          </table:table-cell>
          <table:table-cell office:value-type="float" office:value="-0.233144230305592" calcext:value-type="float">
            <text:p>-0.233144230305592</text:p>
          </table:table-cell>
          <table:table-cell office:value-type="float" office:value="-0.232963046611672" calcext:value-type="float">
            <text:p>-0.232963046611672</text:p>
          </table:table-cell>
          <table:table-cell office:value-type="float" office:value="-0.233216052432345" calcext:value-type="float">
            <text:p>-0.233216052432345</text:p>
          </table:table-cell>
          <table:table-cell office:value-type="float" office:value="-0.232885996507333" calcext:value-type="float">
            <text:p>-0.232885996507333</text:p>
          </table:table-cell>
          <table:table-cell office:value-type="float" office:value="-0.232949831694046" calcext:value-type="float">
            <text:p>-0.232949831694046</text:p>
          </table:table-cell>
          <table:table-cell office:value-type="float" office:value="-0.232872622989769" calcext:value-type="float">
            <text:p>-0.232872622989769</text:p>
          </table:table-cell>
          <table:table-cell office:value-type="float" office:value="-0.23320846504573" calcext:value-type="float">
            <text:p>-0.23320846504573</text:p>
          </table:table-cell>
          <table:table-cell office:value-type="float" office:value="-0.233101257220725" calcext:value-type="float">
            <text:p>-0.233101257220725</text:p>
          </table:table-cell>
          <table:table-cell office:value-type="float" office:value="-0.232950726454005" calcext:value-type="float">
            <text:p>-0.232950726454005</text:p>
          </table:table-cell>
          <table:table-cell office:value-type="float" office:value="-0.233006100867329" calcext:value-type="float">
            <text:p>-0.233006100867329</text:p>
          </table:table-cell>
          <table:table-cell office:value-type="float" office:value="-0.233178493722842" calcext:value-type="float">
            <text:p>-0.233178493722842</text:p>
          </table:table-cell>
          <table:table-cell office:value-type="float" office:value="-0.232915135980745" calcext:value-type="float">
            <text:p>-0.232915135980745</text:p>
          </table:table-cell>
          <table:table-cell office:value-type="float" office:value="-0.232997798167963" calcext:value-type="float">
            <text:p>-0.232997798167963</text:p>
          </table:table-cell>
          <table:table-cell office:value-type="float" office:value="-0.232834009397859" calcext:value-type="float">
            <text:p>-0.232834009397859</text:p>
          </table:table-cell>
          <table:table-cell office:value-type="float" office:value="-0.233191754837286" calcext:value-type="float">
            <text:p>-0.233191754837286</text:p>
          </table:table-cell>
          <table:table-cell office:value-type="float" office:value="-0.232819499677669" calcext:value-type="float">
            <text:p>-0.232819499677669</text:p>
          </table:table-cell>
          <table:table-cell office:value-type="float" office:value="-0.232836554840747" calcext:value-type="float">
            <text:p>-0.232836554840747</text:p>
          </table:table-cell>
          <table:table-cell office:value-type="float" office:value="-0.23312881366267" calcext:value-type="float">
            <text:p>-0.23312881366267</text:p>
          </table:table-cell>
          <table:table-cell office:value-type="float" office:value="-0.233055466577654" calcext:value-type="float">
            <text:p>-0.233055466577654</text:p>
          </table:table-cell>
          <table:table-cell office:value-type="float" office:value="-0.233217285290763" calcext:value-type="float">
            <text:p>-0.233217285290763</text:p>
          </table:table-cell>
          <table:table-cell office:value-type="float" office:value="-0.232955943292904" calcext:value-type="float">
            <text:p>-0.232955943292904</text:p>
          </table:table-cell>
          <table:table-cell office:value-type="float" office:value="-0.233250865007542" calcext:value-type="float">
            <text:p>-0.233250865007542</text:p>
          </table:table-cell>
          <table:table-cell office:value-type="float" office:value="-0.233088356383005" calcext:value-type="float">
            <text:p>-0.233088356383005</text:p>
          </table:table-cell>
          <table:table-cell office:value-type="float" office:value="-0.232710914536634" calcext:value-type="float">
            <text:p>-0.232710914536634</text:p>
          </table:table-cell>
          <table:table-cell office:value-type="float" office:value="-0.233007484219814" calcext:value-type="float">
            <text:p>-0.233007484219814</text:p>
          </table:table-cell>
          <table:table-cell office:value-type="float" office:value="-0.23304288059266" calcext:value-type="float">
            <text:p>-0.23304288059266</text:p>
          </table:table-cell>
          <table:table-cell office:value-type="float" office:value="-0.233016179341444" calcext:value-type="float">
            <text:p>-0.233016179341444</text:p>
          </table:table-cell>
          <table:table-cell office:value-type="float" office:value="-0.233287205078008" calcext:value-type="float">
            <text:p>-0.233287205078008</text:p>
          </table:table-cell>
          <table:table-cell office:value-type="float" office:value="-0.233014549060828" calcext:value-type="float">
            <text:p>-0.233014549060828</text:p>
          </table:table-cell>
          <table:table-cell office:value-type="float" office:value="-0.2328782158361" calcext:value-type="float">
            <text:p>-0.2328782158361</text:p>
          </table:table-cell>
          <table:table-cell office:value-type="float" office:value="-0.233133402173741" calcext:value-type="float">
            <text:p>-0.233133402173741</text:p>
          </table:table-cell>
          <table:table-cell office:value-type="float" office:value="-0.23315106984592" calcext:value-type="float">
            <text:p>-0.23315106984592</text:p>
          </table:table-cell>
          <table:table-cell office:value-type="float" office:value="-0.233028435775572" calcext:value-type="float">
            <text:p>-0.233028435775572</text:p>
          </table:table-cell>
          <table:table-cell office:value-type="float" office:value="-0.233167240221919" calcext:value-type="float">
            <text:p>-0.233167240221919</text:p>
          </table:table-cell>
          <table:table-cell office:value-type="float" office:value="-0.232804901195117" calcext:value-type="float">
            <text:p>-0.232804901195117</text:p>
          </table:table-cell>
          <table:table-cell office:value-type="float" office:value="-0.233045533850696" calcext:value-type="float">
            <text:p>-0.233045533850696</text:p>
          </table:table-cell>
          <table:table-cell office:value-type="float" office:value="-0.233020922746366" calcext:value-type="float">
            <text:p>-0.233020922746366</text:p>
          </table:table-cell>
          <table:table-cell office:value-type="float" office:value="-0.233050887413274" calcext:value-type="float">
            <text:p>-0.233050887413274</text:p>
          </table:table-cell>
          <table:table-cell office:value-type="float" office:value="-0.233131625310509" calcext:value-type="float">
            <text:p>-0.233131625310509</text:p>
          </table:table-cell>
          <table:table-cell office:value-type="float" office:value="-0.232965629477785" calcext:value-type="float">
            <text:p>-0.232965629477785</text:p>
          </table:table-cell>
          <table:table-cell office:value-type="float" office:value="-0.233095546559789" calcext:value-type="float">
            <text:p>-0.233095546559789</text:p>
          </table:table-cell>
          <table:table-cell office:value-type="float" office:value="-0.233129261965398" calcext:value-type="float">
            <text:p>-0.233129261965398</text:p>
          </table:table-cell>
          <table:table-cell office:value-type="float" office:value="-0.232930284152805" calcext:value-type="float">
            <text:p>-0.232930284152805</text:p>
          </table:table-cell>
          <table:table-cell office:value-type="float" office:value="-0.232880870667029" calcext:value-type="float">
            <text:p>-0.232880870667029</text:p>
          </table:table-cell>
          <table:table-cell office:value-type="float" office:value="-0.233083328695089" calcext:value-type="float">
            <text:p>-0.233083328695089</text:p>
          </table:table-cell>
          <table:table-cell office:value-type="float" office:value="-0.233003277144451" calcext:value-type="float">
            <text:p>-0.233003277144451</text:p>
          </table:table-cell>
          <table:table-cell office:value-type="float" office:value="-0.233133997429799" calcext:value-type="float">
            <text:p>-0.233133997429799</text:p>
          </table:table-cell>
          <table:table-cell office:value-type="float" office:value="-0.232905500386325" calcext:value-type="float">
            <text:p>-0.232905500386325</text:p>
          </table:table-cell>
          <table:table-cell office:value-type="float" office:value="-0.232902853634786" calcext:value-type="float">
            <text:p>-0.232902853634786</text:p>
          </table:table-cell>
          <table:table-cell office:value-type="float" office:value="-0.233046600196789" calcext:value-type="float">
            <text:p>-0.233046600196789</text:p>
          </table:table-cell>
          <table:table-cell office:value-type="float" office:value="-0.233049234337433" calcext:value-type="float">
            <text:p>-0.233049234337433</text:p>
          </table:table-cell>
          <table:table-cell office:value-type="float" office:value="-0.233184749185231" calcext:value-type="float">
            <text:p>-0.233184749185231</text:p>
          </table:table-cell>
          <table:table-cell office:value-type="float" office:value="-0.233143045942743" calcext:value-type="float">
            <text:p>-0.233143045942743</text:p>
          </table:table-cell>
          <table:table-cell office:value-type="float" office:value="-0.233112462208146" calcext:value-type="float">
            <text:p>-0.233112462208146</text:p>
          </table:table-cell>
          <table:table-cell office:value-type="float" office:value="-0.233214580346021" calcext:value-type="float">
            <text:p>-0.233214580346021</text:p>
          </table:table-cell>
          <table:table-cell office:value-type="float" office:value="-0.233087284747717" calcext:value-type="float">
            <text:p>-0.233087284747717</text:p>
          </table:table-cell>
          <table:table-cell office:value-type="float" office:value="-0.232866247258245" calcext:value-type="float">
            <text:p>-0.232866247258245</text:p>
          </table:table-cell>
          <table:table-cell office:value-type="float" office:value="-0.233224787750182" calcext:value-type="float">
            <text:p>-0.233224787750182</text:p>
          </table:table-cell>
          <table:table-cell office:value-type="float" office:value="-0.23313083005007" calcext:value-type="float">
            <text:p>-0.23313083005007</text:p>
          </table:table-cell>
          <table:table-cell table:number-columns-repeated="514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3008088094411" calcext:value-type="float">
            <text:p>0.303008088094411</text:p>
          </table:table-cell>
          <table:table-cell office:value-type="float" office:value="0.302923676585724" calcext:value-type="float">
            <text:p>0.302923676585724</text:p>
          </table:table-cell>
          <table:table-cell office:value-type="float" office:value="0.302998774674243" calcext:value-type="float">
            <text:p>0.302998774674243</text:p>
          </table:table-cell>
          <table:table-cell office:value-type="float" office:value="0.302915028345235" calcext:value-type="float">
            <text:p>0.302915028345235</text:p>
          </table:table-cell>
          <table:table-cell office:value-type="float" office:value="0.30298327311474" calcext:value-type="float">
            <text:p>0.30298327311474</text:p>
          </table:table-cell>
          <table:table-cell office:value-type="float" office:value="0.302917709136355" calcext:value-type="float">
            <text:p>0.302917709136355</text:p>
          </table:table-cell>
          <table:table-cell office:value-type="float" office:value="0.30291914987823" calcext:value-type="float">
            <text:p>0.30291914987823</text:p>
          </table:table-cell>
          <table:table-cell office:value-type="float" office:value="0.302922470353249" calcext:value-type="float">
            <text:p>0.302922470353249</text:p>
          </table:table-cell>
          <table:table-cell office:value-type="float" office:value="0.302875310532717" calcext:value-type="float">
            <text:p>0.302875310532717</text:p>
          </table:table-cell>
          <table:table-cell office:value-type="float" office:value="0.302951073765343" calcext:value-type="float">
            <text:p>0.302951073765343</text:p>
          </table:table-cell>
          <table:table-cell office:value-type="float" office:value="0.302933721559196" calcext:value-type="float">
            <text:p>0.302933721559196</text:p>
          </table:table-cell>
          <table:table-cell office:value-type="float" office:value="0.302929206698348" calcext:value-type="float">
            <text:p>0.302929206698348</text:p>
          </table:table-cell>
          <table:table-cell office:value-type="float" office:value="0.302924347841857" calcext:value-type="float">
            <text:p>0.302924347841857</text:p>
          </table:table-cell>
          <table:table-cell office:value-type="float" office:value="0.302941626274008" calcext:value-type="float">
            <text:p>0.302941626274008</text:p>
          </table:table-cell>
          <table:table-cell office:value-type="float" office:value="0.302898582338087" calcext:value-type="float">
            <text:p>0.302898582338087</text:p>
          </table:table-cell>
          <table:table-cell office:value-type="float" office:value="0.302927552901847" calcext:value-type="float">
            <text:p>0.302927552901847</text:p>
          </table:table-cell>
          <table:table-cell office:value-type="float" office:value="0.303010869108037" calcext:value-type="float">
            <text:p>0.303010869108037</text:p>
          </table:table-cell>
          <table:table-cell office:value-type="float" office:value="0.302897915390224" calcext:value-type="float">
            <text:p>0.302897915390224</text:p>
          </table:table-cell>
          <table:table-cell office:value-type="float" office:value="0.30292674067281" calcext:value-type="float">
            <text:p>0.30292674067281</text:p>
          </table:table-cell>
          <table:table-cell office:value-type="float" office:value="0.302919067329598" calcext:value-type="float">
            <text:p>0.302919067329598</text:p>
          </table:table-cell>
          <table:table-cell office:value-type="float" office:value="0.302918268140071" calcext:value-type="float">
            <text:p>0.302918268140071</text:p>
          </table:table-cell>
          <table:table-cell office:value-type="float" office:value="0.302940359546553" calcext:value-type="float">
            <text:p>0.302940359546553</text:p>
          </table:table-cell>
          <table:table-cell office:value-type="float" office:value="0.3029150341922" calcext:value-type="float">
            <text:p>0.3029150341922</text:p>
          </table:table-cell>
          <table:table-cell office:value-type="float" office:value="0.302930106270378" calcext:value-type="float">
            <text:p>0.302930106270378</text:p>
          </table:table-cell>
          <table:table-cell office:value-type="float" office:value="0.302979760649828" calcext:value-type="float">
            <text:p>0.302979760649828</text:p>
          </table:table-cell>
          <table:table-cell office:value-type="float" office:value="0.302919889424257" calcext:value-type="float">
            <text:p>0.302919889424257</text:p>
          </table:table-cell>
          <table:table-cell office:value-type="float" office:value="0.302971837681227" calcext:value-type="float">
            <text:p>0.302971837681227</text:p>
          </table:table-cell>
          <table:table-cell office:value-type="float" office:value="0.302934702173273" calcext:value-type="float">
            <text:p>0.302934702173273</text:p>
          </table:table-cell>
          <table:table-cell office:value-type="float" office:value="0.303349144423975" calcext:value-type="float">
            <text:p>0.303349144423975</text:p>
          </table:table-cell>
          <table:table-cell office:value-type="float" office:value="0.302464133561986" calcext:value-type="float">
            <text:p>0.302464133561986</text:p>
          </table:table-cell>
          <table:table-cell office:value-type="float" office:value="0.30417282358074" calcext:value-type="float">
            <text:p>0.30417282358074</text:p>
          </table:table-cell>
          <table:table-cell office:value-type="float" office:value="0.306505209406538" calcext:value-type="float">
            <text:p>0.306505209406538</text:p>
          </table:table-cell>
          <table:table-cell office:value-type="float" office:value="0.303262705298667" calcext:value-type="float">
            <text:p>0.303262705298667</text:p>
          </table:table-cell>
          <table:table-cell office:value-type="float" office:value="0.303573517809016" calcext:value-type="float">
            <text:p>0.303573517809016</text:p>
          </table:table-cell>
          <table:table-cell office:value-type="float" office:value="0.303514974464682" calcext:value-type="float">
            <text:p>0.303514974464682</text:p>
          </table:table-cell>
          <table:table-cell office:value-type="float" office:value="0.307982797120267" calcext:value-type="float">
            <text:p>0.307982797120267</text:p>
          </table:table-cell>
          <table:table-cell office:value-type="float" office:value="0.312206110020643" calcext:value-type="float">
            <text:p>0.312206110020643</text:p>
          </table:table-cell>
          <table:table-cell office:value-type="float" office:value="0.309512887374607" calcext:value-type="float">
            <text:p>0.309512887374607</text:p>
          </table:table-cell>
          <table:table-cell office:value-type="float" office:value="0.308651844064422" calcext:value-type="float">
            <text:p>0.308651844064422</text:p>
          </table:table-cell>
          <table:table-cell office:value-type="float" office:value="0.308656216420407" calcext:value-type="float">
            <text:p>0.308656216420407</text:p>
          </table:table-cell>
          <table:table-cell office:value-type="float" office:value="0.305969897036439" calcext:value-type="float">
            <text:p>0.305969897036439</text:p>
          </table:table-cell>
          <table:table-cell office:value-type="float" office:value="0.307188139523526" calcext:value-type="float">
            <text:p>0.307188139523526</text:p>
          </table:table-cell>
          <table:table-cell office:value-type="float" office:value="0.310037019521577" calcext:value-type="float">
            <text:p>0.310037019521577</text:p>
          </table:table-cell>
          <table:table-cell office:value-type="float" office:value="0.309223039199707" calcext:value-type="float">
            <text:p>0.309223039199707</text:p>
          </table:table-cell>
          <table:table-cell office:value-type="float" office:value="0.307685016511697" calcext:value-type="float">
            <text:p>0.307685016511697</text:p>
          </table:table-cell>
          <table:table-cell office:value-type="float" office:value="0.30801852828283" calcext:value-type="float">
            <text:p>0.30801852828283</text:p>
          </table:table-cell>
          <table:table-cell office:value-type="float" office:value="0.307556917336662" calcext:value-type="float">
            <text:p>0.307556917336662</text:p>
          </table:table-cell>
          <table:table-cell office:value-type="float" office:value="0.313297840516344" calcext:value-type="float">
            <text:p>0.313297840516344</text:p>
          </table:table-cell>
          <table:table-cell office:value-type="float" office:value="0.313815393637982" calcext:value-type="float">
            <text:p>0.313815393637982</text:p>
          </table:table-cell>
          <table:table-cell office:value-type="float" office:value="0.312773881823096" calcext:value-type="float">
            <text:p>0.312773881823096</text:p>
          </table:table-cell>
          <table:table-cell office:value-type="float" office:value="0.311796593958366" calcext:value-type="float">
            <text:p>0.311796593958366</text:p>
          </table:table-cell>
          <table:table-cell office:value-type="float" office:value="0.312712772757956" calcext:value-type="float">
            <text:p>0.312712772757956</text:p>
          </table:table-cell>
          <table:table-cell office:value-type="float" office:value="0.312030852620243" calcext:value-type="float">
            <text:p>0.312030852620243</text:p>
          </table:table-cell>
          <table:table-cell office:value-type="float" office:value="0.310606605874644" calcext:value-type="float">
            <text:p>0.310606605874644</text:p>
          </table:table-cell>
          <table:table-cell office:value-type="float" office:value="0.314895418034403" calcext:value-type="float">
            <text:p>0.314895418034403</text:p>
          </table:table-cell>
          <table:table-cell office:value-type="float" office:value="0.316293228996716" calcext:value-type="float">
            <text:p>0.316293228996716</text:p>
          </table:table-cell>
          <table:table-cell office:value-type="float" office:value="0.314502945028567" calcext:value-type="float">
            <text:p>0.314502945028567</text:p>
          </table:table-cell>
          <table:table-cell office:value-type="float" office:value="0.314778995585488" calcext:value-type="float">
            <text:p>0.314778995585488</text:p>
          </table:table-cell>
          <table:table-cell office:value-type="float" office:value="0.313645909337184" calcext:value-type="float">
            <text:p>0.313645909337184</text:p>
          </table:table-cell>
          <table:table-cell office:value-type="float" office:value="0.312780165283648" calcext:value-type="float">
            <text:p>0.312780165283648</text:p>
          </table:table-cell>
          <table:table-cell office:value-type="float" office:value="0.309332940426833" calcext:value-type="float">
            <text:p>0.309332940426833</text:p>
          </table:table-cell>
          <table:table-cell office:value-type="float" office:value="0.310071909864708" calcext:value-type="float">
            <text:p>0.310071909864708</text:p>
          </table:table-cell>
          <table:table-cell office:value-type="float" office:value="0.312598054530343" calcext:value-type="float">
            <text:p>0.312598054530343</text:p>
          </table:table-cell>
          <table:table-cell office:value-type="float" office:value="0.314271177435321" calcext:value-type="float">
            <text:p>0.314271177435321</text:p>
          </table:table-cell>
          <table:table-cell office:value-type="float" office:value="0.314562665001221" calcext:value-type="float">
            <text:p>0.314562665001221</text:p>
          </table:table-cell>
          <table:table-cell office:value-type="float" office:value="0.312623270979127" calcext:value-type="float">
            <text:p>0.312623270979127</text:p>
          </table:table-cell>
          <table:table-cell office:value-type="float" office:value="0.31156320689196" calcext:value-type="float">
            <text:p>0.31156320689196</text:p>
          </table:table-cell>
          <table:table-cell office:value-type="float" office:value="0.312155167528177" calcext:value-type="float">
            <text:p>0.312155167528177</text:p>
          </table:table-cell>
          <table:table-cell office:value-type="float" office:value="0.309677700520824" calcext:value-type="float">
            <text:p>0.309677700520824</text:p>
          </table:table-cell>
          <table:table-cell office:value-type="float" office:value="0.310995887289516" calcext:value-type="float">
            <text:p>0.310995887289516</text:p>
          </table:table-cell>
          <table:table-cell office:value-type="float" office:value="0.31208525202802" calcext:value-type="float">
            <text:p>0.31208525202802</text:p>
          </table:table-cell>
          <table:table-cell office:value-type="float" office:value="0.309006647522286" calcext:value-type="float">
            <text:p>0.309006647522286</text:p>
          </table:table-cell>
          <table:table-cell office:value-type="float" office:value="0.309903817548464" calcext:value-type="float">
            <text:p>0.309903817548464</text:p>
          </table:table-cell>
          <table:table-cell office:value-type="float" office:value="0.308702793604127" calcext:value-type="float">
            <text:p>0.308702793604127</text:p>
          </table:table-cell>
          <table:table-cell office:value-type="float" office:value="0.309760031942164" calcext:value-type="float">
            <text:p>0.309760031942164</text:p>
          </table:table-cell>
          <table:table-cell office:value-type="float" office:value="0.312044226451791" calcext:value-type="float">
            <text:p>0.312044226451791</text:p>
          </table:table-cell>
          <table:table-cell office:value-type="float" office:value="0.311414662990901" calcext:value-type="float">
            <text:p>0.311414662990901</text:p>
          </table:table-cell>
          <table:table-cell office:value-type="float" office:value="0.311351437818363" calcext:value-type="float">
            <text:p>0.311351437818363</text:p>
          </table:table-cell>
          <table:table-cell office:value-type="float" office:value="0.310588604938598" calcext:value-type="float">
            <text:p>0.310588604938598</text:p>
          </table:table-cell>
          <table:table-cell office:value-type="float" office:value="0.310131902907685" calcext:value-type="float">
            <text:p>0.310131902907685</text:p>
          </table:table-cell>
          <table:table-cell office:value-type="float" office:value="0.306800809473208" calcext:value-type="float">
            <text:p>0.306800809473208</text:p>
          </table:table-cell>
          <table:table-cell office:value-type="float" office:value="0.306574483151069" calcext:value-type="float">
            <text:p>0.306574483151069</text:p>
          </table:table-cell>
          <table:table-cell office:value-type="float" office:value="0.30281856157585" calcext:value-type="float">
            <text:p>0.30281856157585</text:p>
          </table:table-cell>
          <table:table-cell office:value-type="float" office:value="0.308790421861951" calcext:value-type="float">
            <text:p>0.308790421861951</text:p>
          </table:table-cell>
          <table:table-cell office:value-type="float" office:value="0.309801402357491" calcext:value-type="float">
            <text:p>0.309801402357491</text:p>
          </table:table-cell>
          <table:table-cell office:value-type="float" office:value="0.308702831935305" calcext:value-type="float">
            <text:p>0.308702831935305</text:p>
          </table:table-cell>
          <table:table-cell office:value-type="float" office:value="0.308537325817875" calcext:value-type="float">
            <text:p>0.308537325817875</text:p>
          </table:table-cell>
          <table:table-cell office:value-type="float" office:value="0.307985008382853" calcext:value-type="float">
            <text:p>0.307985008382853</text:p>
          </table:table-cell>
          <table:table-cell office:value-type="float" office:value="0.30665746151913" calcext:value-type="float">
            <text:p>0.30665746151913</text:p>
          </table:table-cell>
          <table:table-cell office:value-type="float" office:value="0.307482101190274" calcext:value-type="float">
            <text:p>0.307482101190274</text:p>
          </table:table-cell>
          <table:table-cell office:value-type="float" office:value="0.307339304296963" calcext:value-type="float">
            <text:p>0.307339304296963</text:p>
          </table:table-cell>
          <table:table-cell office:value-type="float" office:value="0.304572333327132" calcext:value-type="float">
            <text:p>0.304572333327132</text:p>
          </table:table-cell>
          <table:table-cell office:value-type="float" office:value="0.307013884955508" calcext:value-type="float">
            <text:p>0.307013884955508</text:p>
          </table:table-cell>
          <table:table-cell office:value-type="float" office:value="0.308780097035506" calcext:value-type="float">
            <text:p>0.308780097035506</text:p>
          </table:table-cell>
          <table:table-cell office:value-type="float" office:value="0.306441024270665" calcext:value-type="float">
            <text:p>0.306441024270665</text:p>
          </table:table-cell>
          <table:table-cell office:value-type="float" office:value="0.307105395976274" calcext:value-type="float">
            <text:p>0.307105395976274</text:p>
          </table:table-cell>
          <table:table-cell office:value-type="float" office:value="0.307036378871307" calcext:value-type="float">
            <text:p>0.307036378871307</text:p>
          </table:table-cell>
          <table:table-cell office:value-type="float" office:value="0.305442999917269" calcext:value-type="float">
            <text:p>0.305442999917269</text:p>
          </table:table-cell>
          <table:table-cell office:value-type="float" office:value="0.304540180441017" calcext:value-type="float">
            <text:p>0.304540180441017</text:p>
          </table:table-cell>
          <table:table-cell office:value-type="float" office:value="0.304936970323238" calcext:value-type="float">
            <text:p>0.304936970323238</text:p>
          </table:table-cell>
          <table:table-cell office:value-type="float" office:value="0.302789914484749" calcext:value-type="float">
            <text:p>0.302789914484749</text:p>
          </table:table-cell>
          <table:table-cell office:value-type="float" office:value="0.304530484444638" calcext:value-type="float">
            <text:p>0.304530484444638</text:p>
          </table:table-cell>
          <table:table-cell office:value-type="float" office:value="0.309525257515103" calcext:value-type="float">
            <text:p>0.309525257515103</text:p>
          </table:table-cell>
          <table:table-cell office:value-type="float" office:value="0.309497401915742" calcext:value-type="float">
            <text:p>0.309497401915742</text:p>
          </table:table-cell>
          <table:table-cell office:value-type="float" office:value="0.306694565835056" calcext:value-type="float">
            <text:p>0.306694565835056</text:p>
          </table:table-cell>
          <table:table-cell office:value-type="float" office:value="0.305663786303581" calcext:value-type="float">
            <text:p>0.305663786303581</text:p>
          </table:table-cell>
          <table:table-cell office:value-type="float" office:value="0.304683480281658" calcext:value-type="float">
            <text:p>0.304683480281658</text:p>
          </table:table-cell>
          <table:table-cell office:value-type="float" office:value="0.306750490277086" calcext:value-type="float">
            <text:p>0.306750490277086</text:p>
          </table:table-cell>
          <table:table-cell office:value-type="float" office:value="0.306896546476265" calcext:value-type="float">
            <text:p>0.306896546476265</text:p>
          </table:table-cell>
          <table:table-cell office:value-type="float" office:value="0.305225899151903" calcext:value-type="float">
            <text:p>0.305225899151903</text:p>
          </table:table-cell>
          <table:table-cell office:value-type="float" office:value="0.305482566985088" calcext:value-type="float">
            <text:p>0.305482566985088</text:p>
          </table:table-cell>
          <table:table-cell office:value-type="float" office:value="0.3033258278915" calcext:value-type="float">
            <text:p>0.3033258278915</text:p>
          </table:table-cell>
          <table:table-cell office:value-type="float" office:value="0.301952752711868" calcext:value-type="float">
            <text:p>0.301952752711868</text:p>
          </table:table-cell>
          <table:table-cell office:value-type="float" office:value="0.308039611992446" calcext:value-type="float">
            <text:p>0.308039611992446</text:p>
          </table:table-cell>
          <table:table-cell office:value-type="float" office:value="0.31003402552871" calcext:value-type="float">
            <text:p>0.31003402552871</text:p>
          </table:table-cell>
          <table:table-cell office:value-type="float" office:value="0.305631115932357" calcext:value-type="float">
            <text:p>0.305631115932357</text:p>
          </table:table-cell>
          <table:table-cell office:value-type="float" office:value="0.304372298734082" calcext:value-type="float">
            <text:p>0.304372298734082</text:p>
          </table:table-cell>
          <table:table-cell office:value-type="float" office:value="0.304672474305207" calcext:value-type="float">
            <text:p>0.304672474305207</text:p>
          </table:table-cell>
          <table:table-cell office:value-type="float" office:value="0.306552660370256" calcext:value-type="float">
            <text:p>0.306552660370256</text:p>
          </table:table-cell>
          <table:table-cell office:value-type="float" office:value="0.30777334074939" calcext:value-type="float">
            <text:p>0.30777334074939</text:p>
          </table:table-cell>
          <table:table-cell office:value-type="float" office:value="0.30851872106791" calcext:value-type="float">
            <text:p>0.30851872106791</text:p>
          </table:table-cell>
          <table:table-cell office:value-type="float" office:value="0.306855630161446" calcext:value-type="float">
            <text:p>0.306855630161446</text:p>
          </table:table-cell>
          <table:table-cell office:value-type="float" office:value="0.30598706104294" calcext:value-type="float">
            <text:p>0.30598706104294</text:p>
          </table:table-cell>
          <table:table-cell office:value-type="float" office:value="0.307228363978726" calcext:value-type="float">
            <text:p>0.307228363978726</text:p>
          </table:table-cell>
          <table:table-cell office:value-type="float" office:value="0.306381983205525" calcext:value-type="float">
            <text:p>0.306381983205525</text:p>
          </table:table-cell>
          <table:table-cell office:value-type="float" office:value="0.301607123671975" calcext:value-type="float">
            <text:p>0.301607123671975</text:p>
          </table:table-cell>
          <table:table-cell office:value-type="float" office:value="0.304283282882722" calcext:value-type="float">
            <text:p>0.304283282882722</text:p>
          </table:table-cell>
          <table:table-cell office:value-type="float" office:value="0.310779865413458" calcext:value-type="float">
            <text:p>0.310779865413458</text:p>
          </table:table-cell>
          <table:table-cell office:value-type="float" office:value="0.30767798972691" calcext:value-type="float">
            <text:p>0.30767798972691</text:p>
          </table:table-cell>
          <table:table-cell office:value-type="float" office:value="0.307634467425024" calcext:value-type="float">
            <text:p>0.307634467425024</text:p>
          </table:table-cell>
          <table:table-cell office:value-type="float" office:value="0.308742057435788" calcext:value-type="float">
            <text:p>0.308742057435788</text:p>
          </table:table-cell>
          <table:table-cell office:value-type="float" office:value="0.309006001978526" calcext:value-type="float">
            <text:p>0.309006001978526</text:p>
          </table:table-cell>
          <table:table-cell office:value-type="float" office:value="0.308666983942881" calcext:value-type="float">
            <text:p>0.308666983942881</text:p>
          </table:table-cell>
          <table:table-cell office:value-type="float" office:value="0.308412144951316" calcext:value-type="float">
            <text:p>0.308412144951316</text:p>
          </table:table-cell>
          <table:table-cell office:value-type="float" office:value="0.304552527997849" calcext:value-type="float">
            <text:p>0.304552527997849</text:p>
          </table:table-cell>
          <table:table-cell office:value-type="float" office:value="0.308509241215503" calcext:value-type="float">
            <text:p>0.308509241215503</text:p>
          </table:table-cell>
          <table:table-cell office:value-type="float" office:value="0.311635369661759" calcext:value-type="float">
            <text:p>0.311635369661759</text:p>
          </table:table-cell>
          <table:table-cell office:value-type="float" office:value="0.308316045368322" calcext:value-type="float">
            <text:p>0.308316045368322</text:p>
          </table:table-cell>
          <table:table-cell office:value-type="float" office:value="0.308023785464092" calcext:value-type="float">
            <text:p>0.308023785464092</text:p>
          </table:table-cell>
          <table:table-cell office:value-type="float" office:value="0.306599082416768" calcext:value-type="float">
            <text:p>0.306599082416768</text:p>
          </table:table-cell>
          <table:table-cell office:value-type="float" office:value="0.308867717373649" calcext:value-type="float">
            <text:p>0.308867717373649</text:p>
          </table:table-cell>
          <table:table-cell office:value-type="float" office:value="0.309874449470986" calcext:value-type="float">
            <text:p>0.309874449470986</text:p>
          </table:table-cell>
          <table:table-cell office:value-type="float" office:value="0.309175914031124" calcext:value-type="float">
            <text:p>0.309175914031124</text:p>
          </table:table-cell>
          <table:table-cell office:value-type="float" office:value="0.307385215364651" calcext:value-type="float">
            <text:p>0.307385215364651</text:p>
          </table:table-cell>
          <table:table-cell office:value-type="float" office:value="0.307725344630195" calcext:value-type="float">
            <text:p>0.307725344630195</text:p>
          </table:table-cell>
          <table:table-cell office:value-type="float" office:value="0.305643219600819" calcext:value-type="float">
            <text:p>0.305643219600819</text:p>
          </table:table-cell>
          <table:table-cell office:value-type="float" office:value="0.305432338021019" calcext:value-type="float">
            <text:p>0.305432338021019</text:p>
          </table:table-cell>
          <table:table-cell office:value-type="float" office:value="0.3083902735066" calcext:value-type="float">
            <text:p>0.3083902735066</text:p>
          </table:table-cell>
          <table:table-cell office:value-type="float" office:value="0.312126340395527" calcext:value-type="float">
            <text:p>0.312126340395527</text:p>
          </table:table-cell>
          <table:table-cell office:value-type="float" office:value="0.308749077816594" calcext:value-type="float">
            <text:p>0.308749077816594</text:p>
          </table:table-cell>
          <table:table-cell office:value-type="float" office:value="0.307969393333257" calcext:value-type="float">
            <text:p>0.307969393333257</text:p>
          </table:table-cell>
          <table:table-cell office:value-type="float" office:value="0.30892812212026" calcext:value-type="float">
            <text:p>0.30892812212026</text:p>
          </table:table-cell>
          <table:table-cell office:value-type="float" office:value="0.309801036427216" calcext:value-type="float">
            <text:p>0.309801036427216</text:p>
          </table:table-cell>
          <table:table-cell office:value-type="float" office:value="0.309341785347804" calcext:value-type="float">
            <text:p>0.309341785347804</text:p>
          </table:table-cell>
          <table:table-cell office:value-type="float" office:value="0.307896841177143" calcext:value-type="float">
            <text:p>0.307896841177143</text:p>
          </table:table-cell>
          <table:table-cell office:value-type="float" office:value="0.308676912334197" calcext:value-type="float">
            <text:p>0.308676912334197</text:p>
          </table:table-cell>
          <table:table-cell office:value-type="float" office:value="0.304123025110294" calcext:value-type="float">
            <text:p>0.304123025110294</text:p>
          </table:table-cell>
          <table:table-cell office:value-type="float" office:value="0.311344952973646" calcext:value-type="float">
            <text:p>0.311344952973646</text:p>
          </table:table-cell>
          <table:table-cell office:value-type="float" office:value="0.312356936896808" calcext:value-type="float">
            <text:p>0.312356936896808</text:p>
          </table:table-cell>
          <table:table-cell office:value-type="float" office:value="0.309735720370143" calcext:value-type="float">
            <text:p>0.309735720370143</text:p>
          </table:table-cell>
          <table:table-cell office:value-type="float" office:value="0.309339557728429" calcext:value-type="float">
            <text:p>0.309339557728429</text:p>
          </table:table-cell>
          <table:table-cell office:value-type="float" office:value="0.309492265936746" calcext:value-type="float">
            <text:p>0.309492265936746</text:p>
          </table:table-cell>
          <table:table-cell office:value-type="float" office:value="0.307173043853748" calcext:value-type="float">
            <text:p>0.307173043853748</text:p>
          </table:table-cell>
          <table:table-cell office:value-type="float" office:value="0.307225086642817" calcext:value-type="float">
            <text:p>0.307225086642817</text:p>
          </table:table-cell>
          <table:table-cell office:value-type="float" office:value="0.308114413013023" calcext:value-type="float">
            <text:p>0.308114413013023</text:p>
          </table:table-cell>
          <table:table-cell office:value-type="float" office:value="0.311683841632758" calcext:value-type="float">
            <text:p>0.311683841632758</text:p>
          </table:table-cell>
          <table:table-cell office:value-type="float" office:value="0.313100506511946" calcext:value-type="float">
            <text:p>0.313100506511946</text:p>
          </table:table-cell>
          <table:table-cell office:value-type="float" office:value="0.313369059683534" calcext:value-type="float">
            <text:p>0.313369059683534</text:p>
          </table:table-cell>
          <table:table-cell office:value-type="float" office:value="0.311657820085267" calcext:value-type="float">
            <text:p>0.311657820085267</text:p>
          </table:table-cell>
          <table:table-cell office:value-type="float" office:value="0.310424601277113" calcext:value-type="float">
            <text:p>0.310424601277113</text:p>
          </table:table-cell>
          <table:table-cell office:value-type="float" office:value="0.310013063771766" calcext:value-type="float">
            <text:p>0.310013063771766</text:p>
          </table:table-cell>
          <table:table-cell office:value-type="float" office:value="0.309180637433729" calcext:value-type="float">
            <text:p>0.309180637433729</text:p>
          </table:table-cell>
          <table:table-cell office:value-type="float" office:value="0.310545805553286" calcext:value-type="float">
            <text:p>0.310545805553286</text:p>
          </table:table-cell>
          <table:table-cell office:value-type="float" office:value="0.308875771664318" calcext:value-type="float">
            <text:p>0.308875771664318</text:p>
          </table:table-cell>
          <table:table-cell office:value-type="float" office:value="0.308594556592626" calcext:value-type="float">
            <text:p>0.308594556592626</text:p>
          </table:table-cell>
          <table:table-cell office:value-type="float" office:value="0.30838500519847" calcext:value-type="float">
            <text:p>0.30838500519847</text:p>
          </table:table-cell>
          <table:table-cell office:value-type="float" office:value="0.308583701057537" calcext:value-type="float">
            <text:p>0.308583701057537</text:p>
          </table:table-cell>
          <table:table-cell office:value-type="float" office:value="0.312298992575236" calcext:value-type="float">
            <text:p>0.312298992575236</text:p>
          </table:table-cell>
          <table:table-cell office:value-type="float" office:value="0.313202492945147" calcext:value-type="float">
            <text:p>0.313202492945147</text:p>
          </table:table-cell>
          <table:table-cell office:value-type="float" office:value="0.313815609605972" calcext:value-type="float">
            <text:p>0.313815609605972</text:p>
          </table:table-cell>
          <table:table-cell office:value-type="float" office:value="0.312600867754502" calcext:value-type="float">
            <text:p>0.312600867754502</text:p>
          </table:table-cell>
          <table:table-cell office:value-type="float" office:value="0.310840940302249" calcext:value-type="float">
            <text:p>0.310840940302249</text:p>
          </table:table-cell>
          <table:table-cell office:value-type="float" office:value="0.311262963955074" calcext:value-type="float">
            <text:p>0.311262963955074</text:p>
          </table:table-cell>
          <table:table-cell office:value-type="float" office:value="0.310005405262249" calcext:value-type="float">
            <text:p>0.310005405262249</text:p>
          </table:table-cell>
          <table:table-cell office:value-type="float" office:value="0.308612979386259" calcext:value-type="float">
            <text:p>0.308612979386259</text:p>
          </table:table-cell>
          <table:table-cell office:value-type="float" office:value="0.306543399173727" calcext:value-type="float">
            <text:p>0.306543399173727</text:p>
          </table:table-cell>
          <table:table-cell office:value-type="float" office:value="0.310396675554137" calcext:value-type="float">
            <text:p>0.310396675554137</text:p>
          </table:table-cell>
          <table:table-cell office:value-type="float" office:value="0.313046365620468" calcext:value-type="float">
            <text:p>0.313046365620468</text:p>
          </table:table-cell>
          <table:table-cell office:value-type="float" office:value="0.312677422728003" calcext:value-type="float">
            <text:p>0.312677422728003</text:p>
          </table:table-cell>
          <table:table-cell office:value-type="float" office:value="0.309527937192959" calcext:value-type="float">
            <text:p>0.309527937192959</text:p>
          </table:table-cell>
          <table:table-cell office:value-type="float" office:value="0.307219388439127" calcext:value-type="float">
            <text:p>0.307219388439127</text:p>
          </table:table-cell>
          <table:table-cell office:value-type="float" office:value="0.309140403767171" calcext:value-type="float">
            <text:p>0.309140403767171</text:p>
          </table:table-cell>
          <table:table-cell office:value-type="float" office:value="0.309905645961406" calcext:value-type="float">
            <text:p>0.309905645961406</text:p>
          </table:table-cell>
          <table:table-cell office:value-type="float" office:value="0.306698786669427" calcext:value-type="float">
            <text:p>0.306698786669427</text:p>
          </table:table-cell>
          <table:table-cell office:value-type="float" office:value="0.307085125399377" calcext:value-type="float">
            <text:p>0.307085125399377</text:p>
          </table:table-cell>
          <table:table-cell office:value-type="float" office:value="0.305182958536849" calcext:value-type="float">
            <text:p>0.305182958536849</text:p>
          </table:table-cell>
          <table:table-cell office:value-type="float" office:value="0.309703654824333" calcext:value-type="float">
            <text:p>0.309703654824333</text:p>
          </table:table-cell>
          <table:table-cell office:value-type="float" office:value="0.311548832385345" calcext:value-type="float">
            <text:p>0.311548832385345</text:p>
          </table:table-cell>
          <table:table-cell office:value-type="float" office:value="0.310152691305787" calcext:value-type="float">
            <text:p>0.310152691305787</text:p>
          </table:table-cell>
          <table:table-cell office:value-type="float" office:value="0.309688255962015" calcext:value-type="float">
            <text:p>0.309688255962015</text:p>
          </table:table-cell>
          <table:table-cell office:value-type="float" office:value="0.30766920363247" calcext:value-type="float">
            <text:p>0.30766920363247</text:p>
          </table:table-cell>
          <table:table-cell office:value-type="float" office:value="0.307206634561055" calcext:value-type="float">
            <text:p>0.307206634561055</text:p>
          </table:table-cell>
          <table:table-cell office:value-type="float" office:value="0.307315270613059" calcext:value-type="float">
            <text:p>0.307315270613059</text:p>
          </table:table-cell>
          <table:table-cell office:value-type="float" office:value="0.312874587998221" calcext:value-type="float">
            <text:p>0.312874587998221</text:p>
          </table:table-cell>
          <table:table-cell office:value-type="float" office:value="0.31205300104323" calcext:value-type="float">
            <text:p>0.31205300104323</text:p>
          </table:table-cell>
          <table:table-cell office:value-type="float" office:value="0.308993715813454" calcext:value-type="float">
            <text:p>0.308993715813454</text:p>
          </table:table-cell>
          <table:table-cell office:value-type="float" office:value="0.30922389425311" calcext:value-type="float">
            <text:p>0.30922389425311</text:p>
          </table:table-cell>
          <table:table-cell office:value-type="float" office:value="0.307827698377539" calcext:value-type="float">
            <text:p>0.307827698377539</text:p>
          </table:table-cell>
          <table:table-cell office:value-type="float" office:value="0.309723266143527" calcext:value-type="float">
            <text:p>0.309723266143527</text:p>
          </table:table-cell>
          <table:table-cell office:value-type="float" office:value="0.309961965279339" calcext:value-type="float">
            <text:p>0.309961965279339</text:p>
          </table:table-cell>
          <table:table-cell office:value-type="float" office:value="0.307795835800532" calcext:value-type="float">
            <text:p>0.307795835800532</text:p>
          </table:table-cell>
          <table:table-cell office:value-type="float" office:value="0.307308175391563" calcext:value-type="float">
            <text:p>0.307308175391563</text:p>
          </table:table-cell>
          <table:table-cell office:value-type="float" office:value="0.307938127574196" calcext:value-type="float">
            <text:p>0.307938127574196</text:p>
          </table:table-cell>
          <table:table-cell office:value-type="float" office:value="0.307158005632687" calcext:value-type="float">
            <text:p>0.307158005632687</text:p>
          </table:table-cell>
          <table:table-cell office:value-type="float" office:value="0.304931530919945" calcext:value-type="float">
            <text:p>0.304931530919945</text:p>
          </table:table-cell>
          <table:table-cell office:value-type="float" office:value="0.309351691428808" calcext:value-type="float">
            <text:p>0.309351691428808</text:p>
          </table:table-cell>
          <table:table-cell office:value-type="float" office:value="0.311747900087434" calcext:value-type="float">
            <text:p>0.311747900087434</text:p>
          </table:table-cell>
          <table:table-cell office:value-type="float" office:value="0.313267827696143" calcext:value-type="float">
            <text:p>0.313267827696143</text:p>
          </table:table-cell>
          <table:table-cell office:value-type="float" office:value="0.313531147750652" calcext:value-type="float">
            <text:p>0.313531147750652</text:p>
          </table:table-cell>
          <table:table-cell office:value-type="float" office:value="0.309932831149727" calcext:value-type="float">
            <text:p>0.309932831149727</text:p>
          </table:table-cell>
          <table:table-cell office:value-type="float" office:value="0.309890768874069" calcext:value-type="float">
            <text:p>0.309890768874069</text:p>
          </table:table-cell>
          <table:table-cell office:value-type="float" office:value="0.307123957475215" calcext:value-type="float">
            <text:p>0.307123957475215</text:p>
          </table:table-cell>
          <table:table-cell office:value-type="float" office:value="0.307773881349654" calcext:value-type="float">
            <text:p>0.307773881349654</text:p>
          </table:table-cell>
          <table:table-cell office:value-type="float" office:value="0.308730181618802" calcext:value-type="float">
            <text:p>0.308730181618802</text:p>
          </table:table-cell>
          <table:table-cell office:value-type="float" office:value="0.30919620941845" calcext:value-type="float">
            <text:p>0.30919620941845</text:p>
          </table:table-cell>
          <table:table-cell office:value-type="float" office:value="0.307537297123051" calcext:value-type="float">
            <text:p>0.307537297123051</text:p>
          </table:table-cell>
          <table:table-cell office:value-type="float" office:value="0.306391299850255" calcext:value-type="float">
            <text:p>0.306391299850255</text:p>
          </table:table-cell>
          <table:table-cell office:value-type="float" office:value="0.305862287791421" calcext:value-type="float">
            <text:p>0.305862287791421</text:p>
          </table:table-cell>
          <table:table-cell office:value-type="float" office:value="0.30515129627274" calcext:value-type="float">
            <text:p>0.30515129627274</text:p>
          </table:table-cell>
          <table:table-cell office:value-type="float" office:value="0.311802347572626" calcext:value-type="float">
            <text:p>0.311802347572626</text:p>
          </table:table-cell>
          <table:table-cell office:value-type="float" office:value="0.312878718935753" calcext:value-type="float">
            <text:p>0.312878718935753</text:p>
          </table:table-cell>
          <table:table-cell office:value-type="float" office:value="0.313538566382321" calcext:value-type="float">
            <text:p>0.313538566382321</text:p>
          </table:table-cell>
          <table:table-cell office:value-type="float" office:value="0.312169086803315" calcext:value-type="float">
            <text:p>0.312169086803315</text:p>
          </table:table-cell>
          <table:table-cell office:value-type="float" office:value="0.310904392349393" calcext:value-type="float">
            <text:p>0.310904392349393</text:p>
          </table:table-cell>
          <table:table-cell office:value-type="float" office:value="0.310728691012591" calcext:value-type="float">
            <text:p>0.310728691012591</text:p>
          </table:table-cell>
          <table:table-cell office:value-type="float" office:value="0.308450533530947" calcext:value-type="float">
            <text:p>0.308450533530947</text:p>
          </table:table-cell>
          <table:table-cell office:value-type="float" office:value="0.3094677300331" calcext:value-type="float">
            <text:p>0.3094677300331</text:p>
          </table:table-cell>
          <table:table-cell office:value-type="float" office:value="0.310581984087679" calcext:value-type="float">
            <text:p>0.310581984087679</text:p>
          </table:table-cell>
          <table:table-cell office:value-type="float" office:value="0.307697159387135" calcext:value-type="float">
            <text:p>0.307697159387135</text:p>
          </table:table-cell>
          <table:table-cell office:value-type="float" office:value="0.315069446904387" calcext:value-type="float">
            <text:p>0.315069446904387</text:p>
          </table:table-cell>
          <table:table-cell office:value-type="float" office:value="0.311258223480234" calcext:value-type="float">
            <text:p>0.311258223480234</text:p>
          </table:table-cell>
          <table:table-cell office:value-type="float" office:value="0.308677203606799" calcext:value-type="float">
            <text:p>0.308677203606799</text:p>
          </table:table-cell>
          <table:table-cell office:value-type="float" office:value="0.306627623261244" calcext:value-type="float">
            <text:p>0.306627623261244</text:p>
          </table:table-cell>
          <table:table-cell office:value-type="float" office:value="0.305837637894174" calcext:value-type="float">
            <text:p>0.305837637894174</text:p>
          </table:table-cell>
          <table:table-cell office:value-type="float" office:value="0.305592744437852" calcext:value-type="float">
            <text:p>0.305592744437852</text:p>
          </table:table-cell>
          <table:table-cell office:value-type="float" office:value="0.305279503860727" calcext:value-type="float">
            <text:p>0.305279503860727</text:p>
          </table:table-cell>
          <table:table-cell office:value-type="float" office:value="0.305483119172104" calcext:value-type="float">
            <text:p>0.305483119172104</text:p>
          </table:table-cell>
          <table:table-cell office:value-type="float" office:value="0.305836537103308" calcext:value-type="float">
            <text:p>0.305836537103308</text:p>
          </table:table-cell>
          <table:table-cell office:value-type="float" office:value="0.306228120628251" calcext:value-type="float">
            <text:p>0.306228120628251</text:p>
          </table:table-cell>
          <table:table-cell office:value-type="float" office:value="0.306366154646231" calcext:value-type="float">
            <text:p>0.306366154646231</text:p>
          </table:table-cell>
          <table:table-cell office:value-type="float" office:value="0.306027831572405" calcext:value-type="float">
            <text:p>0.306027831572405</text:p>
          </table:table-cell>
          <table:table-cell office:value-type="float" office:value="0.306150696539117" calcext:value-type="float">
            <text:p>0.306150696539117</text:p>
          </table:table-cell>
          <table:table-cell office:value-type="float" office:value="0.306208705215677" calcext:value-type="float">
            <text:p>0.306208705215677</text:p>
          </table:table-cell>
          <table:table-cell office:value-type="float" office:value="0.306210607268034" calcext:value-type="float">
            <text:p>0.306210607268034</text:p>
          </table:table-cell>
          <table:table-cell office:value-type="float" office:value="0.306290875661141" calcext:value-type="float">
            <text:p>0.306290875661141</text:p>
          </table:table-cell>
          <table:table-cell office:value-type="float" office:value="0.306251392932053" calcext:value-type="float">
            <text:p>0.306251392932053</text:p>
          </table:table-cell>
          <table:table-cell office:value-type="float" office:value="0.306205845116844" calcext:value-type="float">
            <text:p>0.306205845116844</text:p>
          </table:table-cell>
          <table:table-cell office:value-type="float" office:value="0.30615729007087" calcext:value-type="float">
            <text:p>0.30615729007087</text:p>
          </table:table-cell>
          <table:table-cell office:value-type="float" office:value="0.306191173151675" calcext:value-type="float">
            <text:p>0.306191173151675</text:p>
          </table:table-cell>
          <table:table-cell office:value-type="float" office:value="0.306180024305901" calcext:value-type="float">
            <text:p>0.306180024305901</text:p>
          </table:table-cell>
          <table:table-cell office:value-type="float" office:value="0.306149316776591" calcext:value-type="float">
            <text:p>0.306149316776591</text:p>
          </table:table-cell>
          <table:table-cell office:value-type="float" office:value="0.306181912898351" calcext:value-type="float">
            <text:p>0.306181912898351</text:p>
          </table:table-cell>
          <table:table-cell office:value-type="float" office:value="0.306131207627917" calcext:value-type="float">
            <text:p>0.306131207627917</text:p>
          </table:table-cell>
          <table:table-cell office:value-type="float" office:value="0.306194996493672" calcext:value-type="float">
            <text:p>0.306194996493672</text:p>
          </table:table-cell>
          <table:table-cell office:value-type="float" office:value="0.306168285428844" calcext:value-type="float">
            <text:p>0.306168285428844</text:p>
          </table:table-cell>
          <table:table-cell office:value-type="float" office:value="0.306178897305683" calcext:value-type="float">
            <text:p>0.306178897305683</text:p>
          </table:table-cell>
          <table:table-cell office:value-type="float" office:value="0.306173745490789" calcext:value-type="float">
            <text:p>0.306173745490789</text:p>
          </table:table-cell>
          <table:table-cell office:value-type="float" office:value="0.306148138585847" calcext:value-type="float">
            <text:p>0.306148138585847</text:p>
          </table:table-cell>
          <table:table-cell office:value-type="float" office:value="0.30617325532546" calcext:value-type="float">
            <text:p>0.30617325532546</text:p>
          </table:table-cell>
          <table:table-cell office:value-type="float" office:value="0.306137084605514" calcext:value-type="float">
            <text:p>0.306137084605514</text:p>
          </table:table-cell>
          <table:table-cell office:value-type="float" office:value="0.306193525873275" calcext:value-type="float">
            <text:p>0.306193525873275</text:p>
          </table:table-cell>
          <table:table-cell office:value-type="float" office:value="0.306147094957009" calcext:value-type="float">
            <text:p>0.306147094957009</text:p>
          </table:table-cell>
          <table:table-cell office:value-type="float" office:value="0.306211867174851" calcext:value-type="float">
            <text:p>0.306211867174851</text:p>
          </table:table-cell>
          <table:table-cell office:value-type="float" office:value="0.306172215167152" calcext:value-type="float">
            <text:p>0.306172215167152</text:p>
          </table:table-cell>
          <table:table-cell office:value-type="float" office:value="0.306166884506418" calcext:value-type="float">
            <text:p>0.306166884506418</text:p>
          </table:table-cell>
          <table:table-cell office:value-type="float" office:value="0.306152156974291" calcext:value-type="float">
            <text:p>0.306152156974291</text:p>
          </table:table-cell>
          <table:table-cell office:value-type="float" office:value="0.306201896069986" calcext:value-type="float">
            <text:p>0.306201896069986</text:p>
          </table:table-cell>
          <table:table-cell office:value-type="float" office:value="0.306191933246003" calcext:value-type="float">
            <text:p>0.306191933246003</text:p>
          </table:table-cell>
          <table:table-cell office:value-type="float" office:value="0.306172376215492" calcext:value-type="float">
            <text:p>0.306172376215492</text:p>
          </table:table-cell>
          <table:table-cell office:value-type="float" office:value="0.306169300941466" calcext:value-type="float">
            <text:p>0.306169300941466</text:p>
          </table:table-cell>
          <table:table-cell office:value-type="float" office:value="0.3061933683814" calcext:value-type="float">
            <text:p>0.3061933683814</text:p>
          </table:table-cell>
          <table:table-cell office:value-type="float" office:value="0.306161616397784" calcext:value-type="float">
            <text:p>0.306161616397784</text:p>
          </table:table-cell>
          <table:table-cell office:value-type="float" office:value="0.306168584363495" calcext:value-type="float">
            <text:p>0.306168584363495</text:p>
          </table:table-cell>
          <table:table-cell office:value-type="float" office:value="0.306156766401064" calcext:value-type="float">
            <text:p>0.306156766401064</text:p>
          </table:table-cell>
          <table:table-cell office:value-type="float" office:value="0.306211761434689" calcext:value-type="float">
            <text:p>0.306211761434689</text:p>
          </table:table-cell>
          <table:table-cell office:value-type="float" office:value="0.306147393017254" calcext:value-type="float">
            <text:p>0.306147393017254</text:p>
          </table:table-cell>
          <table:table-cell office:value-type="float" office:value="0.306151081235082" calcext:value-type="float">
            <text:p>0.306151081235082</text:p>
          </table:table-cell>
          <table:table-cell office:value-type="float" office:value="0.306210543152117" calcext:value-type="float">
            <text:p>0.306210543152117</text:p>
          </table:table-cell>
          <table:table-cell office:value-type="float" office:value="0.306177642501483" calcext:value-type="float">
            <text:p>0.306177642501483</text:p>
          </table:table-cell>
          <table:table-cell office:value-type="float" office:value="0.306193927717065" calcext:value-type="float">
            <text:p>0.306193927717065</text:p>
          </table:table-cell>
          <table:table-cell office:value-type="float" office:value="0.30617448110367" calcext:value-type="float">
            <text:p>0.30617448110367</text:p>
          </table:table-cell>
          <table:table-cell office:value-type="float" office:value="0.306216878198737" calcext:value-type="float">
            <text:p>0.306216878198737</text:p>
          </table:table-cell>
          <table:table-cell office:value-type="float" office:value="0.30618867012956" calcext:value-type="float">
            <text:p>0.30618867012956</text:p>
          </table:table-cell>
          <table:table-cell office:value-type="float" office:value="0.306138571238093" calcext:value-type="float">
            <text:p>0.306138571238093</text:p>
          </table:table-cell>
          <table:table-cell office:value-type="float" office:value="0.306178316947037" calcext:value-type="float">
            <text:p>0.306178316947037</text:p>
          </table:table-cell>
          <table:table-cell office:value-type="float" office:value="0.306190690947743" calcext:value-type="float">
            <text:p>0.306190690947743</text:p>
          </table:table-cell>
          <table:table-cell office:value-type="float" office:value="0.30618321669681" calcext:value-type="float">
            <text:p>0.30618321669681</text:p>
          </table:table-cell>
          <table:table-cell office:value-type="float" office:value="0.306210480366432" calcext:value-type="float">
            <text:p>0.306210480366432</text:p>
          </table:table-cell>
          <table:table-cell office:value-type="float" office:value="0.306175858509045" calcext:value-type="float">
            <text:p>0.306175858509045</text:p>
          </table:table-cell>
          <table:table-cell office:value-type="float" office:value="0.306161899188874" calcext:value-type="float">
            <text:p>0.306161899188874</text:p>
          </table:table-cell>
          <table:table-cell office:value-type="float" office:value="0.306197203183412" calcext:value-type="float">
            <text:p>0.306197203183412</text:p>
          </table:table-cell>
          <table:table-cell office:value-type="float" office:value="0.306200326803275" calcext:value-type="float">
            <text:p>0.306200326803275</text:p>
          </table:table-cell>
          <table:table-cell office:value-type="float" office:value="0.306168597965578" calcext:value-type="float">
            <text:p>0.306168597965578</text:p>
          </table:table-cell>
          <table:table-cell office:value-type="float" office:value="0.306203776776995" calcext:value-type="float">
            <text:p>0.306203776776995</text:p>
          </table:table-cell>
          <table:table-cell office:value-type="float" office:value="0.30615043093348" calcext:value-type="float">
            <text:p>0.30615043093348</text:p>
          </table:table-cell>
          <table:table-cell office:value-type="float" office:value="0.306172628560142" calcext:value-type="float">
            <text:p>0.306172628560142</text:p>
          </table:table-cell>
          <table:table-cell office:value-type="float" office:value="0.306183746818385" calcext:value-type="float">
            <text:p>0.306183746818385</text:p>
          </table:table-cell>
          <table:table-cell office:value-type="float" office:value="0.306187348483611" calcext:value-type="float">
            <text:p>0.306187348483611</text:p>
          </table:table-cell>
          <table:table-cell office:value-type="float" office:value="0.306204937453435" calcext:value-type="float">
            <text:p>0.306204937453435</text:p>
          </table:table-cell>
          <table:table-cell office:value-type="float" office:value="0.306189115444644" calcext:value-type="float">
            <text:p>0.306189115444644</text:p>
          </table:table-cell>
          <table:table-cell office:value-type="float" office:value="0.306184505222013" calcext:value-type="float">
            <text:p>0.306184505222013</text:p>
          </table:table-cell>
          <table:table-cell office:value-type="float" office:value="0.306192547573804" calcext:value-type="float">
            <text:p>0.306192547573804</text:p>
          </table:table-cell>
          <table:table-cell office:value-type="float" office:value="0.306160769310483" calcext:value-type="float">
            <text:p>0.306160769310483</text:p>
          </table:table-cell>
          <table:table-cell office:value-type="float" office:value="0.306154164203781" calcext:value-type="float">
            <text:p>0.306154164203781</text:p>
          </table:table-cell>
          <table:table-cell office:value-type="float" office:value="0.306189348164469" calcext:value-type="float">
            <text:p>0.306189348164469</text:p>
          </table:table-cell>
          <table:table-cell office:value-type="float" office:value="0.306185654945333" calcext:value-type="float">
            <text:p>0.306185654945333</text:p>
          </table:table-cell>
          <table:table-cell office:value-type="float" office:value="0.306193095809303" calcext:value-type="float">
            <text:p>0.306193095809303</text:p>
          </table:table-cell>
          <table:table-cell office:value-type="float" office:value="0.306162771021359" calcext:value-type="float">
            <text:p>0.306162771021359</text:p>
          </table:table-cell>
          <table:table-cell office:value-type="float" office:value="0.306176280652639" calcext:value-type="float">
            <text:p>0.306176280652639</text:p>
          </table:table-cell>
          <table:table-cell office:value-type="float" office:value="0.306177968522811" calcext:value-type="float">
            <text:p>0.306177968522811</text:p>
          </table:table-cell>
          <table:table-cell office:value-type="float" office:value="0.306205568280847" calcext:value-type="float">
            <text:p>0.306205568280847</text:p>
          </table:table-cell>
          <table:table-cell office:value-type="float" office:value="0.306200955508127" calcext:value-type="float">
            <text:p>0.306200955508127</text:p>
          </table:table-cell>
          <table:table-cell office:value-type="float" office:value="0.306199711719986" calcext:value-type="float">
            <text:p>0.306199711719986</text:p>
          </table:table-cell>
          <table:table-cell office:value-type="float" office:value="0.306185353652262" calcext:value-type="float">
            <text:p>0.306185353652262</text:p>
          </table:table-cell>
          <table:table-cell office:value-type="float" office:value="0.306213678041366" calcext:value-type="float">
            <text:p>0.306213678041366</text:p>
          </table:table-cell>
          <table:table-cell office:value-type="float" office:value="0.306199712481613" calcext:value-type="float">
            <text:p>0.306199712481613</text:p>
          </table:table-cell>
          <table:table-cell office:value-type="float" office:value="0.306162078628204" calcext:value-type="float">
            <text:p>0.306162078628204</text:p>
          </table:table-cell>
          <table:table-cell office:value-type="float" office:value="0.30621485827956" calcext:value-type="float">
            <text:p>0.30621485827956</text:p>
          </table:table-cell>
          <table:table-cell office:value-type="float" office:value="0.306197804182689" calcext:value-type="float">
            <text:p>0.306197804182689</text:p>
          </table:table-cell>
          <table:table-cell table:number-columns-repeated="514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11115891402384" calcext:value-type="float">
            <text:p>-0.411115891402384</text:p>
          </table:table-cell>
          <table:table-cell office:value-type="float" office:value="-0.410573989872313" calcext:value-type="float">
            <text:p>-0.410573989872313</text:p>
          </table:table-cell>
          <table:table-cell office:value-type="float" office:value="-0.411360058706351" calcext:value-type="float">
            <text:p>-0.411360058706351</text:p>
          </table:table-cell>
          <table:table-cell office:value-type="float" office:value="-0.410223122806698" calcext:value-type="float">
            <text:p>-0.410223122806698</text:p>
          </table:table-cell>
          <table:table-cell office:value-type="float" office:value="-0.410824697297216" calcext:value-type="float">
            <text:p>-0.410824697297216</text:p>
          </table:table-cell>
          <table:table-cell office:value-type="float" office:value="-0.4104690780476" calcext:value-type="float">
            <text:p>-0.4104690780476</text:p>
          </table:table-cell>
          <table:table-cell office:value-type="float" office:value="-0.410991526502806" calcext:value-type="float">
            <text:p>-0.410991526502806</text:p>
          </table:table-cell>
          <table:table-cell office:value-type="float" office:value="-0.410762288132535" calcext:value-type="float">
            <text:p>-0.410762288132535</text:p>
          </table:table-cell>
          <table:table-cell office:value-type="float" office:value="-0.409396194966741" calcext:value-type="float">
            <text:p>-0.409396194966741</text:p>
          </table:table-cell>
          <table:table-cell office:value-type="float" office:value="-0.411869453472115" calcext:value-type="float">
            <text:p>-0.411869453472115</text:p>
          </table:table-cell>
          <table:table-cell office:value-type="float" office:value="-0.411185967203373" calcext:value-type="float">
            <text:p>-0.411185967203373</text:p>
          </table:table-cell>
          <table:table-cell office:value-type="float" office:value="-0.411241603724996" calcext:value-type="float">
            <text:p>-0.411241603724996</text:p>
          </table:table-cell>
          <table:table-cell office:value-type="float" office:value="-0.411164219954131" calcext:value-type="float">
            <text:p>-0.411164219954131</text:p>
          </table:table-cell>
          <table:table-cell office:value-type="float" office:value="-0.411198393070487" calcext:value-type="float">
            <text:p>-0.411198393070487</text:p>
          </table:table-cell>
          <table:table-cell office:value-type="float" office:value="-0.409712537347131" calcext:value-type="float">
            <text:p>-0.409712537347131</text:p>
          </table:table-cell>
          <table:table-cell office:value-type="float" office:value="-0.410310249477551" calcext:value-type="float">
            <text:p>-0.410310249477551</text:p>
          </table:table-cell>
          <table:table-cell office:value-type="float" office:value="-0.411487108742541" calcext:value-type="float">
            <text:p>-0.411487108742541</text:p>
          </table:table-cell>
          <table:table-cell office:value-type="float" office:value="-0.41036966106268" calcext:value-type="float">
            <text:p>-0.41036966106268</text:p>
          </table:table-cell>
          <table:table-cell office:value-type="float" office:value="-0.410691572567155" calcext:value-type="float">
            <text:p>-0.410691572567155</text:p>
          </table:table-cell>
          <table:table-cell office:value-type="float" office:value="-0.410955355484316" calcext:value-type="float">
            <text:p>-0.410955355484316</text:p>
          </table:table-cell>
          <table:table-cell office:value-type="float" office:value="-0.410253765922789" calcext:value-type="float">
            <text:p>-0.410253765922789</text:p>
          </table:table-cell>
          <table:table-cell office:value-type="float" office:value="-0.410984214501925" calcext:value-type="float">
            <text:p>-0.410984214501925</text:p>
          </table:table-cell>
          <table:table-cell office:value-type="float" office:value="-0.410276935396891" calcext:value-type="float">
            <text:p>-0.410276935396891</text:p>
          </table:table-cell>
          <table:table-cell office:value-type="float" office:value="-0.410851044810523" calcext:value-type="float">
            <text:p>-0.410851044810523</text:p>
          </table:table-cell>
          <table:table-cell office:value-type="float" office:value="-0.41115937377144" calcext:value-type="float">
            <text:p>-0.41115937377144</text:p>
          </table:table-cell>
          <table:table-cell office:value-type="float" office:value="-0.410477530192228" calcext:value-type="float">
            <text:p>-0.410477530192228</text:p>
          </table:table-cell>
          <table:table-cell office:value-type="float" office:value="-0.411028239697482" calcext:value-type="float">
            <text:p>-0.411028239697482</text:p>
          </table:table-cell>
          <table:table-cell office:value-type="float" office:value="-0.410955390554869" calcext:value-type="float">
            <text:p>-0.410955390554869</text:p>
          </table:table-cell>
          <table:table-cell office:value-type="float" office:value="-0.411908564494665" calcext:value-type="float">
            <text:p>-0.411908564494665</text:p>
          </table:table-cell>
          <table:table-cell office:value-type="float" office:value="-0.415864792600708" calcext:value-type="float">
            <text:p>-0.415864792600708</text:p>
          </table:table-cell>
          <table:table-cell office:value-type="float" office:value="-0.417159574790153" calcext:value-type="float">
            <text:p>-0.417159574790153</text:p>
          </table:table-cell>
          <table:table-cell office:value-type="float" office:value="-0.413383194025718" calcext:value-type="float">
            <text:p>-0.413383194025718</text:p>
          </table:table-cell>
          <table:table-cell office:value-type="float" office:value="-0.415306106136001" calcext:value-type="float">
            <text:p>-0.415306106136001</text:p>
          </table:table-cell>
          <table:table-cell office:value-type="float" office:value="-0.405529931089177" calcext:value-type="float">
            <text:p>-0.405529931089177</text:p>
          </table:table-cell>
          <table:table-cell office:value-type="float" office:value="-0.400304885825852" calcext:value-type="float">
            <text:p>-0.400304885825852</text:p>
          </table:table-cell>
          <table:table-cell office:value-type="float" office:value="-0.414423077488759" calcext:value-type="float">
            <text:p>-0.414423077488759</text:p>
          </table:table-cell>
          <table:table-cell office:value-type="float" office:value="-0.400133502821941" calcext:value-type="float">
            <text:p>-0.400133502821941</text:p>
          </table:table-cell>
          <table:table-cell office:value-type="float" office:value="-0.396558974295967" calcext:value-type="float">
            <text:p>-0.396558974295967</text:p>
          </table:table-cell>
          <table:table-cell office:value-type="float" office:value="-0.392024585797569" calcext:value-type="float">
            <text:p>-0.392024585797569</text:p>
          </table:table-cell>
          <table:table-cell office:value-type="float" office:value="-0.381248077681337" calcext:value-type="float">
            <text:p>-0.381248077681337</text:p>
          </table:table-cell>
          <table:table-cell office:value-type="float" office:value="-0.37215980356613" calcext:value-type="float">
            <text:p>-0.37215980356613</text:p>
          </table:table-cell>
          <table:table-cell office:value-type="float" office:value="-0.37569621282498" calcext:value-type="float">
            <text:p>-0.37569621282498</text:p>
          </table:table-cell>
          <table:table-cell office:value-type="float" office:value="-0.357699748017918" calcext:value-type="float">
            <text:p>-0.357699748017918</text:p>
          </table:table-cell>
          <table:table-cell office:value-type="float" office:value="-0.352543665167248" calcext:value-type="float">
            <text:p>-0.352543665167248</text:p>
          </table:table-cell>
          <table:table-cell office:value-type="float" office:value="-0.339681557296873" calcext:value-type="float">
            <text:p>-0.339681557296873</text:p>
          </table:table-cell>
          <table:table-cell office:value-type="float" office:value="-0.339172906291273" calcext:value-type="float">
            <text:p>-0.339172906291273</text:p>
          </table:table-cell>
          <table:table-cell office:value-type="float" office:value="-0.347947589273384" calcext:value-type="float">
            <text:p>-0.347947589273384</text:p>
          </table:table-cell>
          <table:table-cell office:value-type="float" office:value="-0.336512679025212" calcext:value-type="float">
            <text:p>-0.336512679025212</text:p>
          </table:table-cell>
          <table:table-cell office:value-type="float" office:value="-0.337839084097651" calcext:value-type="float">
            <text:p>-0.337839084097651</text:p>
          </table:table-cell>
          <table:table-cell office:value-type="float" office:value="-0.33504615043528" calcext:value-type="float">
            <text:p>-0.33504615043528</text:p>
          </table:table-cell>
          <table:table-cell office:value-type="float" office:value="-0.339887936660832" calcext:value-type="float">
            <text:p>-0.339887936660832</text:p>
          </table:table-cell>
          <table:table-cell office:value-type="float" office:value="-0.3289865429243" calcext:value-type="float">
            <text:p>-0.3289865429243</text:p>
          </table:table-cell>
          <table:table-cell office:value-type="float" office:value="-0.32185950497379" calcext:value-type="float">
            <text:p>-0.32185950497379</text:p>
          </table:table-cell>
          <table:table-cell office:value-type="float" office:value="-0.319972465572222" calcext:value-type="float">
            <text:p>-0.319972465572222</text:p>
          </table:table-cell>
          <table:table-cell office:value-type="float" office:value="-0.31509521468087" calcext:value-type="float">
            <text:p>-0.31509521468087</text:p>
          </table:table-cell>
          <table:table-cell office:value-type="float" office:value="-0.316111939628001" calcext:value-type="float">
            <text:p>-0.316111939628001</text:p>
          </table:table-cell>
          <table:table-cell office:value-type="float" office:value="-0.32217612698244" calcext:value-type="float">
            <text:p>-0.32217612698244</text:p>
          </table:table-cell>
          <table:table-cell office:value-type="float" office:value="-0.321989404584853" calcext:value-type="float">
            <text:p>-0.321989404584853</text:p>
          </table:table-cell>
          <table:table-cell office:value-type="float" office:value="-0.332465087632171" calcext:value-type="float">
            <text:p>-0.332465087632171</text:p>
          </table:table-cell>
          <table:table-cell office:value-type="float" office:value="-0.341469566775827" calcext:value-type="float">
            <text:p>-0.341469566775827</text:p>
          </table:table-cell>
          <table:table-cell office:value-type="float" office:value="-0.321153257085321" calcext:value-type="float">
            <text:p>-0.321153257085321</text:p>
          </table:table-cell>
          <table:table-cell office:value-type="float" office:value="-0.312421802997126" calcext:value-type="float">
            <text:p>-0.312421802997126</text:p>
          </table:table-cell>
          <table:table-cell office:value-type="float" office:value="-0.315768811106096" calcext:value-type="float">
            <text:p>-0.315768811106096</text:p>
          </table:table-cell>
          <table:table-cell office:value-type="float" office:value="-0.304511419656159" calcext:value-type="float">
            <text:p>-0.304511419656159</text:p>
          </table:table-cell>
          <table:table-cell office:value-type="float" office:value="-0.302033518499982" calcext:value-type="float">
            <text:p>-0.302033518499982</text:p>
          </table:table-cell>
          <table:table-cell office:value-type="float" office:value="-0.303653404724811" calcext:value-type="float">
            <text:p>-0.303653404724811</text:p>
          </table:table-cell>
          <table:table-cell office:value-type="float" office:value="-0.298709067022911" calcext:value-type="float">
            <text:p>-0.298709067022911</text:p>
          </table:table-cell>
          <table:table-cell office:value-type="float" office:value="-0.295903263640275" calcext:value-type="float">
            <text:p>-0.295903263640275</text:p>
          </table:table-cell>
          <table:table-cell office:value-type="float" office:value="-0.300559540840084" calcext:value-type="float">
            <text:p>-0.300559540840084</text:p>
          </table:table-cell>
          <table:table-cell office:value-type="float" office:value="-0.302354645334256" calcext:value-type="float">
            <text:p>-0.302354645334256</text:p>
          </table:table-cell>
          <table:table-cell office:value-type="float" office:value="-0.289091113498869" calcext:value-type="float">
            <text:p>-0.289091113498869</text:p>
          </table:table-cell>
          <table:table-cell office:value-type="float" office:value="-0.284736570559176" calcext:value-type="float">
            <text:p>-0.284736570559176</text:p>
          </table:table-cell>
          <table:table-cell office:value-type="float" office:value="-0.284215505576263" calcext:value-type="float">
            <text:p>-0.284215505576263</text:p>
          </table:table-cell>
          <table:table-cell office:value-type="float" office:value="-0.280278987851923" calcext:value-type="float">
            <text:p>-0.280278987851923</text:p>
          </table:table-cell>
          <table:table-cell office:value-type="float" office:value="-0.304246095784106" calcext:value-type="float">
            <text:p>-0.304246095784106</text:p>
          </table:table-cell>
          <table:table-cell office:value-type="float" office:value="-0.289155572778913" calcext:value-type="float">
            <text:p>-0.289155572778913</text:p>
          </table:table-cell>
          <table:table-cell office:value-type="float" office:value="-0.288379623811833" calcext:value-type="float">
            <text:p>-0.288379623811833</text:p>
          </table:table-cell>
          <table:table-cell office:value-type="float" office:value="-0.290199934129559" calcext:value-type="float">
            <text:p>-0.290199934129559</text:p>
          </table:table-cell>
          <table:table-cell office:value-type="float" office:value="-0.309675934176244" calcext:value-type="float">
            <text:p>-0.309675934176244</text:p>
          </table:table-cell>
          <table:table-cell office:value-type="float" office:value="-0.305834395524419" calcext:value-type="float">
            <text:p>-0.305834395524419</text:p>
          </table:table-cell>
          <table:table-cell office:value-type="float" office:value="-0.300522537875129" calcext:value-type="float">
            <text:p>-0.300522537875129</text:p>
          </table:table-cell>
          <table:table-cell office:value-type="float" office:value="-0.300074929464416" calcext:value-type="float">
            <text:p>-0.300074929464416</text:p>
          </table:table-cell>
          <table:table-cell office:value-type="float" office:value="-0.299288518320792" calcext:value-type="float">
            <text:p>-0.299288518320792</text:p>
          </table:table-cell>
          <table:table-cell office:value-type="float" office:value="-0.317626097411963" calcext:value-type="float">
            <text:p>-0.317626097411963</text:p>
          </table:table-cell>
          <table:table-cell office:value-type="float" office:value="-0.30476362428872" calcext:value-type="float">
            <text:p>-0.30476362428872</text:p>
          </table:table-cell>
          <table:table-cell office:value-type="float" office:value="-0.306676517893241" calcext:value-type="float">
            <text:p>-0.306676517893241</text:p>
          </table:table-cell>
          <table:table-cell office:value-type="float" office:value="-0.333331865557862" calcext:value-type="float">
            <text:p>-0.333331865557862</text:p>
          </table:table-cell>
          <table:table-cell office:value-type="float" office:value="-0.335078109568768" calcext:value-type="float">
            <text:p>-0.335078109568768</text:p>
          </table:table-cell>
          <table:table-cell office:value-type="float" office:value="-0.334655199505935" calcext:value-type="float">
            <text:p>-0.334655199505935</text:p>
          </table:table-cell>
          <table:table-cell office:value-type="float" office:value="-0.339297706981166" calcext:value-type="float">
            <text:p>-0.339297706981166</text:p>
          </table:table-cell>
          <table:table-cell office:value-type="float" office:value="-0.330381924726822" calcext:value-type="float">
            <text:p>-0.330381924726822</text:p>
          </table:table-cell>
          <table:table-cell office:value-type="float" office:value="-0.323753842563702" calcext:value-type="float">
            <text:p>-0.323753842563702</text:p>
          </table:table-cell>
          <table:table-cell office:value-type="float" office:value="-0.329311810649626" calcext:value-type="float">
            <text:p>-0.329311810649626</text:p>
          </table:table-cell>
          <table:table-cell office:value-type="float" office:value="-0.320725998258093" calcext:value-type="float">
            <text:p>-0.320725998258093</text:p>
          </table:table-cell>
          <table:table-cell office:value-type="float" office:value="-0.305685150006447" calcext:value-type="float">
            <text:p>-0.305685150006447</text:p>
          </table:table-cell>
          <table:table-cell office:value-type="float" office:value="-0.333716476653251" calcext:value-type="float">
            <text:p>-0.333716476653251</text:p>
          </table:table-cell>
          <table:table-cell office:value-type="float" office:value="-0.322106934756069" calcext:value-type="float">
            <text:p>-0.322106934756069</text:p>
          </table:table-cell>
          <table:table-cell office:value-type="float" office:value="-0.323209468438042" calcext:value-type="float">
            <text:p>-0.323209468438042</text:p>
          </table:table-cell>
          <table:table-cell office:value-type="float" office:value="-0.324281345123031" calcext:value-type="float">
            <text:p>-0.324281345123031</text:p>
          </table:table-cell>
          <table:table-cell office:value-type="float" office:value="-0.329821382385948" calcext:value-type="float">
            <text:p>-0.329821382385948</text:p>
          </table:table-cell>
          <table:table-cell office:value-type="float" office:value="-0.32179651029948" calcext:value-type="float">
            <text:p>-0.32179651029948</text:p>
          </table:table-cell>
          <table:table-cell office:value-type="float" office:value="-0.335481924828347" calcext:value-type="float">
            <text:p>-0.335481924828347</text:p>
          </table:table-cell>
          <table:table-cell office:value-type="float" office:value="-0.337494539434299" calcext:value-type="float">
            <text:p>-0.337494539434299</text:p>
          </table:table-cell>
          <table:table-cell office:value-type="float" office:value="-0.343855800212957" calcext:value-type="float">
            <text:p>-0.343855800212957</text:p>
          </table:table-cell>
          <table:table-cell office:value-type="float" office:value="-0.336498296093657" calcext:value-type="float">
            <text:p>-0.336498296093657</text:p>
          </table:table-cell>
          <table:table-cell office:value-type="float" office:value="-0.322359734060776" calcext:value-type="float">
            <text:p>-0.322359734060776</text:p>
          </table:table-cell>
          <table:table-cell office:value-type="float" office:value="-0.342446688307124" calcext:value-type="float">
            <text:p>-0.342446688307124</text:p>
          </table:table-cell>
          <table:table-cell office:value-type="float" office:value="-0.337811484927736" calcext:value-type="float">
            <text:p>-0.337811484927736</text:p>
          </table:table-cell>
          <table:table-cell office:value-type="float" office:value="-0.333935413671372" calcext:value-type="float">
            <text:p>-0.333935413671372</text:p>
          </table:table-cell>
          <table:table-cell office:value-type="float" office:value="-0.332972379439798" calcext:value-type="float">
            <text:p>-0.332972379439798</text:p>
          </table:table-cell>
          <table:table-cell office:value-type="float" office:value="-0.329702313150977" calcext:value-type="float">
            <text:p>-0.329702313150977</text:p>
          </table:table-cell>
          <table:table-cell office:value-type="float" office:value="-0.326393646448883" calcext:value-type="float">
            <text:p>-0.326393646448883</text:p>
          </table:table-cell>
          <table:table-cell office:value-type="float" office:value="-0.327350736211362" calcext:value-type="float">
            <text:p>-0.327350736211362</text:p>
          </table:table-cell>
          <table:table-cell office:value-type="float" office:value="-0.322692444161567" calcext:value-type="float">
            <text:p>-0.322692444161567</text:p>
          </table:table-cell>
          <table:table-cell office:value-type="float" office:value="-0.335675889469694" calcext:value-type="float">
            <text:p>-0.335675889469694</text:p>
          </table:table-cell>
          <table:table-cell office:value-type="float" office:value="-0.316208848319208" calcext:value-type="float">
            <text:p>-0.316208848319208</text:p>
          </table:table-cell>
          <table:table-cell office:value-type="float" office:value="-0.323009455949274" calcext:value-type="float">
            <text:p>-0.323009455949274</text:p>
          </table:table-cell>
          <table:table-cell office:value-type="float" office:value="-0.328826359005928" calcext:value-type="float">
            <text:p>-0.328826359005928</text:p>
          </table:table-cell>
          <table:table-cell office:value-type="float" office:value="-0.314926527711424" calcext:value-type="float">
            <text:p>-0.314926527711424</text:p>
          </table:table-cell>
          <table:table-cell office:value-type="float" office:value="-0.31684035120818" calcext:value-type="float">
            <text:p>-0.31684035120818</text:p>
          </table:table-cell>
          <table:table-cell office:value-type="float" office:value="-0.331068995186542" calcext:value-type="float">
            <text:p>-0.331068995186542</text:p>
          </table:table-cell>
          <table:table-cell office:value-type="float" office:value="-0.318926995866652" calcext:value-type="float">
            <text:p>-0.318926995866652</text:p>
          </table:table-cell>
          <table:table-cell office:value-type="float" office:value="-0.318338044684924" calcext:value-type="float">
            <text:p>-0.318338044684924</text:p>
          </table:table-cell>
          <table:table-cell office:value-type="float" office:value="-0.337848583422805" calcext:value-type="float">
            <text:p>-0.337848583422805</text:p>
          </table:table-cell>
          <table:table-cell office:value-type="float" office:value="-0.32245414597761" calcext:value-type="float">
            <text:p>-0.32245414597761</text:p>
          </table:table-cell>
          <table:table-cell office:value-type="float" office:value="-0.319283872540119" calcext:value-type="float">
            <text:p>-0.319283872540119</text:p>
          </table:table-cell>
          <table:table-cell office:value-type="float" office:value="-0.337665670111331" calcext:value-type="float">
            <text:p>-0.337665670111331</text:p>
          </table:table-cell>
          <table:table-cell office:value-type="float" office:value="-0.330639272759691" calcext:value-type="float">
            <text:p>-0.330639272759691</text:p>
          </table:table-cell>
          <table:table-cell office:value-type="float" office:value="-0.309967556647196" calcext:value-type="float">
            <text:p>-0.309967556647196</text:p>
          </table:table-cell>
          <table:table-cell office:value-type="float" office:value="-0.320531421009878" calcext:value-type="float">
            <text:p>-0.320531421009878</text:p>
          </table:table-cell>
          <table:table-cell office:value-type="float" office:value="-0.321353300723168" calcext:value-type="float">
            <text:p>-0.321353300723168</text:p>
          </table:table-cell>
          <table:table-cell office:value-type="float" office:value="-0.315947835602658" calcext:value-type="float">
            <text:p>-0.315947835602658</text:p>
          </table:table-cell>
          <table:table-cell office:value-type="float" office:value="-0.316978284621167" calcext:value-type="float">
            <text:p>-0.316978284621167</text:p>
          </table:table-cell>
          <table:table-cell office:value-type="float" office:value="-0.33340902371878" calcext:value-type="float">
            <text:p>-0.33340902371878</text:p>
          </table:table-cell>
          <table:table-cell office:value-type="float" office:value="-0.31329385954078" calcext:value-type="float">
            <text:p>-0.31329385954078</text:p>
          </table:table-cell>
          <table:table-cell office:value-type="float" office:value="-0.328427499887149" calcext:value-type="float">
            <text:p>-0.328427499887149</text:p>
          </table:table-cell>
          <table:table-cell office:value-type="float" office:value="-0.315274756621193" calcext:value-type="float">
            <text:p>-0.315274756621193</text:p>
          </table:table-cell>
          <table:table-cell office:value-type="float" office:value="-0.305828450004531" calcext:value-type="float">
            <text:p>-0.305828450004531</text:p>
          </table:table-cell>
          <table:table-cell office:value-type="float" office:value="-0.308472241324397" calcext:value-type="float">
            <text:p>-0.308472241324397</text:p>
          </table:table-cell>
          <table:table-cell office:value-type="float" office:value="-0.30850831994594" calcext:value-type="float">
            <text:p>-0.30850831994594</text:p>
          </table:table-cell>
          <table:table-cell office:value-type="float" office:value="-0.306591110225657" calcext:value-type="float">
            <text:p>-0.306591110225657</text:p>
          </table:table-cell>
          <table:table-cell office:value-type="float" office:value="-0.308232882923747" calcext:value-type="float">
            <text:p>-0.308232882923747</text:p>
          </table:table-cell>
          <table:table-cell office:value-type="float" office:value="-0.307806533685857" calcext:value-type="float">
            <text:p>-0.307806533685857</text:p>
          </table:table-cell>
          <table:table-cell office:value-type="float" office:value="-0.304061830024104" calcext:value-type="float">
            <text:p>-0.304061830024104</text:p>
          </table:table-cell>
          <table:table-cell office:value-type="float" office:value="-0.311365874436523" calcext:value-type="float">
            <text:p>-0.311365874436523</text:p>
          </table:table-cell>
          <table:table-cell office:value-type="float" office:value="-0.30543333091784" calcext:value-type="float">
            <text:p>-0.30543333091784</text:p>
          </table:table-cell>
          <table:table-cell office:value-type="float" office:value="-0.321297930286187" calcext:value-type="float">
            <text:p>-0.321297930286187</text:p>
          </table:table-cell>
          <table:table-cell office:value-type="float" office:value="-0.321901727179265" calcext:value-type="float">
            <text:p>-0.321901727179265</text:p>
          </table:table-cell>
          <table:table-cell office:value-type="float" office:value="-0.310362045127799" calcext:value-type="float">
            <text:p>-0.310362045127799</text:p>
          </table:table-cell>
          <table:table-cell office:value-type="float" office:value="-0.300396099408034" calcext:value-type="float">
            <text:p>-0.300396099408034</text:p>
          </table:table-cell>
          <table:table-cell office:value-type="float" office:value="-0.292541458313122" calcext:value-type="float">
            <text:p>-0.292541458313122</text:p>
          </table:table-cell>
          <table:table-cell office:value-type="float" office:value="-0.300841817861289" calcext:value-type="float">
            <text:p>-0.300841817861289</text:p>
          </table:table-cell>
          <table:table-cell office:value-type="float" office:value="-0.296273178684872" calcext:value-type="float">
            <text:p>-0.296273178684872</text:p>
          </table:table-cell>
          <table:table-cell office:value-type="float" office:value="-0.297234431656047" calcext:value-type="float">
            <text:p>-0.297234431656047</text:p>
          </table:table-cell>
          <table:table-cell office:value-type="float" office:value="-0.296129409452358" calcext:value-type="float">
            <text:p>-0.296129409452358</text:p>
          </table:table-cell>
          <table:table-cell office:value-type="float" office:value="-0.303409015120535" calcext:value-type="float">
            <text:p>-0.303409015120535</text:p>
          </table:table-cell>
          <table:table-cell office:value-type="float" office:value="-0.304001568011929" calcext:value-type="float">
            <text:p>-0.304001568011929</text:p>
          </table:table-cell>
          <table:table-cell office:value-type="float" office:value="-0.31599009641126" calcext:value-type="float">
            <text:p>-0.31599009641126</text:p>
          </table:table-cell>
          <table:table-cell office:value-type="float" office:value="-0.304545736649191" calcext:value-type="float">
            <text:p>-0.304545736649191</text:p>
          </table:table-cell>
          <table:table-cell office:value-type="float" office:value="-0.30068430163121" calcext:value-type="float">
            <text:p>-0.30068430163121</text:p>
          </table:table-cell>
          <table:table-cell office:value-type="float" office:value="-0.303025197280199" calcext:value-type="float">
            <text:p>-0.303025197280199</text:p>
          </table:table-cell>
          <table:table-cell office:value-type="float" office:value="-0.294688079814427" calcext:value-type="float">
            <text:p>-0.294688079814427</text:p>
          </table:table-cell>
          <table:table-cell office:value-type="float" office:value="-0.294078737421717" calcext:value-type="float">
            <text:p>-0.294078737421717</text:p>
          </table:table-cell>
          <table:table-cell office:value-type="float" office:value="-0.296324306428438" calcext:value-type="float">
            <text:p>-0.296324306428438</text:p>
          </table:table-cell>
          <table:table-cell office:value-type="float" office:value="-0.320223778802442" calcext:value-type="float">
            <text:p>-0.320223778802442</text:p>
          </table:table-cell>
          <table:table-cell office:value-type="float" office:value="-0.314534213235045" calcext:value-type="float">
            <text:p>-0.314534213235045</text:p>
          </table:table-cell>
          <table:table-cell office:value-type="float" office:value="-0.311077069914253" calcext:value-type="float">
            <text:p>-0.311077069914253</text:p>
          </table:table-cell>
          <table:table-cell office:value-type="float" office:value="-0.307631066102217" calcext:value-type="float">
            <text:p>-0.307631066102217</text:p>
          </table:table-cell>
          <table:table-cell office:value-type="float" office:value="-0.30719039222095" calcext:value-type="float">
            <text:p>-0.30719039222095</text:p>
          </table:table-cell>
          <table:table-cell office:value-type="float" office:value="-0.303188214452965" calcext:value-type="float">
            <text:p>-0.303188214452965</text:p>
          </table:table-cell>
          <table:table-cell office:value-type="float" office:value="-0.29628394151898" calcext:value-type="float">
            <text:p>-0.29628394151898</text:p>
          </table:table-cell>
          <table:table-cell office:value-type="float" office:value="-0.303003100464296" calcext:value-type="float">
            <text:p>-0.303003100464296</text:p>
          </table:table-cell>
          <table:table-cell office:value-type="float" office:value="-0.300473214999929" calcext:value-type="float">
            <text:p>-0.300473214999929</text:p>
          </table:table-cell>
          <table:table-cell office:value-type="float" office:value="-0.301415218491043" calcext:value-type="float">
            <text:p>-0.301415218491043</text:p>
          </table:table-cell>
          <table:table-cell office:value-type="float" office:value="-0.296422064364274" calcext:value-type="float">
            <text:p>-0.296422064364274</text:p>
          </table:table-cell>
          <table:table-cell office:value-type="float" office:value="-0.289526156499954" calcext:value-type="float">
            <text:p>-0.289526156499954</text:p>
          </table:table-cell>
          <table:table-cell office:value-type="float" office:value="-0.317923755649007" calcext:value-type="float">
            <text:p>-0.317923755649007</text:p>
          </table:table-cell>
          <table:table-cell office:value-type="float" office:value="-0.309694762205103" calcext:value-type="float">
            <text:p>-0.309694762205103</text:p>
          </table:table-cell>
          <table:table-cell office:value-type="float" office:value="-0.29875142705315" calcext:value-type="float">
            <text:p>-0.29875142705315</text:p>
          </table:table-cell>
          <table:table-cell office:value-type="float" office:value="-0.29666832011728" calcext:value-type="float">
            <text:p>-0.29666832011728</text:p>
          </table:table-cell>
          <table:table-cell office:value-type="float" office:value="-0.305846510335162" calcext:value-type="float">
            <text:p>-0.305846510335162</text:p>
          </table:table-cell>
          <table:table-cell office:value-type="float" office:value="-0.297369309340099" calcext:value-type="float">
            <text:p>-0.297369309340099</text:p>
          </table:table-cell>
          <table:table-cell office:value-type="float" office:value="-0.300013212814489" calcext:value-type="float">
            <text:p>-0.300013212814489</text:p>
          </table:table-cell>
          <table:table-cell office:value-type="float" office:value="-0.301791916891138" calcext:value-type="float">
            <text:p>-0.301791916891138</text:p>
          </table:table-cell>
          <table:table-cell office:value-type="float" office:value="-0.295680905186276" calcext:value-type="float">
            <text:p>-0.295680905186276</text:p>
          </table:table-cell>
          <table:table-cell office:value-type="float" office:value="-0.303565763495345" calcext:value-type="float">
            <text:p>-0.303565763495345</text:p>
          </table:table-cell>
          <table:table-cell office:value-type="float" office:value="-0.304688431891834" calcext:value-type="float">
            <text:p>-0.304688431891834</text:p>
          </table:table-cell>
          <table:table-cell office:value-type="float" office:value="-0.290390951823729" calcext:value-type="float">
            <text:p>-0.290390951823729</text:p>
          </table:table-cell>
          <table:table-cell office:value-type="float" office:value="-0.301546187231872" calcext:value-type="float">
            <text:p>-0.301546187231872</text:p>
          </table:table-cell>
          <table:table-cell office:value-type="float" office:value="-0.292194244653498" calcext:value-type="float">
            <text:p>-0.292194244653498</text:p>
          </table:table-cell>
          <table:table-cell office:value-type="float" office:value="-0.297268888113267" calcext:value-type="float">
            <text:p>-0.297268888113267</text:p>
          </table:table-cell>
          <table:table-cell office:value-type="float" office:value="-0.301373047992336" calcext:value-type="float">
            <text:p>-0.301373047992336</text:p>
          </table:table-cell>
          <table:table-cell office:value-type="float" office:value="-0.296124903164236" calcext:value-type="float">
            <text:p>-0.296124903164236</text:p>
          </table:table-cell>
          <table:table-cell office:value-type="float" office:value="-0.290861315960477" calcext:value-type="float">
            <text:p>-0.290861315960477</text:p>
          </table:table-cell>
          <table:table-cell office:value-type="float" office:value="-0.286018931460038" calcext:value-type="float">
            <text:p>-0.286018931460038</text:p>
          </table:table-cell>
          <table:table-cell office:value-type="float" office:value="-0.295450890783433" calcext:value-type="float">
            <text:p>-0.295450890783433</text:p>
          </table:table-cell>
          <table:table-cell office:value-type="float" office:value="-0.314717570399173" calcext:value-type="float">
            <text:p>-0.314717570399173</text:p>
          </table:table-cell>
          <table:table-cell office:value-type="float" office:value="-0.302791958879205" calcext:value-type="float">
            <text:p>-0.302791958879205</text:p>
          </table:table-cell>
          <table:table-cell office:value-type="float" office:value="-0.30015737423357" calcext:value-type="float">
            <text:p>-0.30015737423357</text:p>
          </table:table-cell>
          <table:table-cell office:value-type="float" office:value="-0.312024369866119" calcext:value-type="float">
            <text:p>-0.312024369866119</text:p>
          </table:table-cell>
          <table:table-cell office:value-type="float" office:value="-0.307267880301158" calcext:value-type="float">
            <text:p>-0.307267880301158</text:p>
          </table:table-cell>
          <table:table-cell office:value-type="float" office:value="-0.306251304138741" calcext:value-type="float">
            <text:p>-0.306251304138741</text:p>
          </table:table-cell>
          <table:table-cell office:value-type="float" office:value="-0.303901000303403" calcext:value-type="float">
            <text:p>-0.303901000303403</text:p>
          </table:table-cell>
          <table:table-cell office:value-type="float" office:value="-0.306558504522876" calcext:value-type="float">
            <text:p>-0.306558504522876</text:p>
          </table:table-cell>
          <table:table-cell office:value-type="float" office:value="-0.297506462654311" calcext:value-type="float">
            <text:p>-0.297506462654311</text:p>
          </table:table-cell>
          <table:table-cell office:value-type="float" office:value="-0.296111153126287" calcext:value-type="float">
            <text:p>-0.296111153126287</text:p>
          </table:table-cell>
          <table:table-cell office:value-type="float" office:value="-0.294618480775724" calcext:value-type="float">
            <text:p>-0.294618480775724</text:p>
          </table:table-cell>
          <table:table-cell office:value-type="float" office:value="-0.302011933576986" calcext:value-type="float">
            <text:p>-0.302011933576986</text:p>
          </table:table-cell>
          <table:table-cell office:value-type="float" office:value="-0.305301760624493" calcext:value-type="float">
            <text:p>-0.305301760624493</text:p>
          </table:table-cell>
          <table:table-cell office:value-type="float" office:value="-0.306684390133288" calcext:value-type="float">
            <text:p>-0.306684390133288</text:p>
          </table:table-cell>
          <table:table-cell office:value-type="float" office:value="-0.30515785637967" calcext:value-type="float">
            <text:p>-0.30515785637967</text:p>
          </table:table-cell>
          <table:table-cell office:value-type="float" office:value="-0.303224858974491" calcext:value-type="float">
            <text:p>-0.303224858974491</text:p>
          </table:table-cell>
          <table:table-cell office:value-type="float" office:value="-0.298584410072506" calcext:value-type="float">
            <text:p>-0.298584410072506</text:p>
          </table:table-cell>
          <table:table-cell office:value-type="float" office:value="-0.298886842368397" calcext:value-type="float">
            <text:p>-0.298886842368397</text:p>
          </table:table-cell>
          <table:table-cell office:value-type="float" office:value="-0.297509599185123" calcext:value-type="float">
            <text:p>-0.297509599185123</text:p>
          </table:table-cell>
          <table:table-cell office:value-type="float" office:value="-0.320667682111782" calcext:value-type="float">
            <text:p>-0.320667682111782</text:p>
          </table:table-cell>
          <table:table-cell office:value-type="float" office:value="-0.303233239258288" calcext:value-type="float">
            <text:p>-0.303233239258288</text:p>
          </table:table-cell>
          <table:table-cell office:value-type="float" office:value="-0.303384115706652" calcext:value-type="float">
            <text:p>-0.303384115706652</text:p>
          </table:table-cell>
          <table:table-cell office:value-type="float" office:value="-0.300138702051492" calcext:value-type="float">
            <text:p>-0.300138702051492</text:p>
          </table:table-cell>
          <table:table-cell office:value-type="float" office:value="-0.303952472618585" calcext:value-type="float">
            <text:p>-0.303952472618585</text:p>
          </table:table-cell>
          <table:table-cell office:value-type="float" office:value="-0.304142343214355" calcext:value-type="float">
            <text:p>-0.304142343214355</text:p>
          </table:table-cell>
          <table:table-cell office:value-type="float" office:value="-0.306693116082653" calcext:value-type="float">
            <text:p>-0.306693116082653</text:p>
          </table:table-cell>
          <table:table-cell office:value-type="float" office:value="-0.309064986413124" calcext:value-type="float">
            <text:p>-0.309064986413124</text:p>
          </table:table-cell>
          <table:table-cell office:value-type="float" office:value="-0.306889371289809" calcext:value-type="float">
            <text:p>-0.306889371289809</text:p>
          </table:table-cell>
          <table:table-cell office:value-type="float" office:value="-0.302062303747231" calcext:value-type="float">
            <text:p>-0.302062303747231</text:p>
          </table:table-cell>
          <table:table-cell office:value-type="float" office:value="-0.301383390734041" calcext:value-type="float">
            <text:p>-0.301383390734041</text:p>
          </table:table-cell>
          <table:table-cell office:value-type="float" office:value="-0.292968264802509" calcext:value-type="float">
            <text:p>-0.292968264802509</text:p>
          </table:table-cell>
          <table:table-cell office:value-type="float" office:value="-0.291782683079594" calcext:value-type="float">
            <text:p>-0.291782683079594</text:p>
          </table:table-cell>
          <table:table-cell office:value-type="float" office:value="-0.290914131169188" calcext:value-type="float">
            <text:p>-0.290914131169188</text:p>
          </table:table-cell>
          <table:table-cell office:value-type="float" office:value="-0.311085235497537" calcext:value-type="float">
            <text:p>-0.311085235497537</text:p>
          </table:table-cell>
          <table:table-cell office:value-type="float" office:value="-0.303660972529489" calcext:value-type="float">
            <text:p>-0.303660972529489</text:p>
          </table:table-cell>
          <table:table-cell office:value-type="float" office:value="-0.304587257755063" calcext:value-type="float">
            <text:p>-0.304587257755063</text:p>
          </table:table-cell>
          <table:table-cell office:value-type="float" office:value="-0.309401986043369" calcext:value-type="float">
            <text:p>-0.309401986043369</text:p>
          </table:table-cell>
          <table:table-cell office:value-type="float" office:value="-0.307878418918377" calcext:value-type="float">
            <text:p>-0.307878418918377</text:p>
          </table:table-cell>
          <table:table-cell office:value-type="float" office:value="-0.308486727006871" calcext:value-type="float">
            <text:p>-0.308486727006871</text:p>
          </table:table-cell>
          <table:table-cell office:value-type="float" office:value="-0.316927204238996" calcext:value-type="float">
            <text:p>-0.316927204238996</text:p>
          </table:table-cell>
          <table:table-cell office:value-type="float" office:value="-0.307572351646457" calcext:value-type="float">
            <text:p>-0.307572351646457</text:p>
          </table:table-cell>
          <table:table-cell office:value-type="float" office:value="-0.295831488762393" calcext:value-type="float">
            <text:p>-0.295831488762393</text:p>
          </table:table-cell>
          <table:table-cell office:value-type="float" office:value="-0.281950713144865" calcext:value-type="float">
            <text:p>-0.281950713144865</text:p>
          </table:table-cell>
          <table:table-cell office:value-type="float" office:value="-0.282459601833047" calcext:value-type="float">
            <text:p>-0.282459601833047</text:p>
          </table:table-cell>
          <table:table-cell office:value-type="float" office:value="-0.296787091886998" calcext:value-type="float">
            <text:p>-0.296787091886998</text:p>
          </table:table-cell>
          <table:table-cell office:value-type="float" office:value="-0.298336825705337" calcext:value-type="float">
            <text:p>-0.298336825705337</text:p>
          </table:table-cell>
          <table:table-cell office:value-type="float" office:value="-0.281116358134095" calcext:value-type="float">
            <text:p>-0.281116358134095</text:p>
          </table:table-cell>
          <table:table-cell office:value-type="float" office:value="-0.278860467516096" calcext:value-type="float">
            <text:p>-0.278860467516096</text:p>
          </table:table-cell>
          <table:table-cell office:value-type="float" office:value="-0.277824969616397" calcext:value-type="float">
            <text:p>-0.277824969616397</text:p>
          </table:table-cell>
          <table:table-cell office:value-type="float" office:value="-0.279338756044961" calcext:value-type="float">
            <text:p>-0.279338756044961</text:p>
          </table:table-cell>
          <table:table-cell office:value-type="float" office:value="-0.285127228804584" calcext:value-type="float">
            <text:p>-0.285127228804584</text:p>
          </table:table-cell>
          <table:table-cell office:value-type="float" office:value="-0.291302846358056" calcext:value-type="float">
            <text:p>-0.291302846358056</text:p>
          </table:table-cell>
          <table:table-cell office:value-type="float" office:value="-0.291692330789783" calcext:value-type="float">
            <text:p>-0.291692330789783</text:p>
          </table:table-cell>
          <table:table-cell office:value-type="float" office:value="-0.29126670535856" calcext:value-type="float">
            <text:p>-0.29126670535856</text:p>
          </table:table-cell>
          <table:table-cell office:value-type="float" office:value="-0.28534060152649" calcext:value-type="float">
            <text:p>-0.28534060152649</text:p>
          </table:table-cell>
          <table:table-cell office:value-type="float" office:value="-0.284646364959935" calcext:value-type="float">
            <text:p>-0.284646364959935</text:p>
          </table:table-cell>
          <table:table-cell office:value-type="float" office:value="-0.285843045882025" calcext:value-type="float">
            <text:p>-0.285843045882025</text:p>
          </table:table-cell>
          <table:table-cell office:value-type="float" office:value="-0.285430668900465" calcext:value-type="float">
            <text:p>-0.285430668900465</text:p>
          </table:table-cell>
          <table:table-cell office:value-type="float" office:value="-0.287189570596132" calcext:value-type="float">
            <text:p>-0.287189570596132</text:p>
          </table:table-cell>
          <table:table-cell office:value-type="float" office:value="-0.286368107249987" calcext:value-type="float">
            <text:p>-0.286368107249987</text:p>
          </table:table-cell>
          <table:table-cell office:value-type="float" office:value="-0.285943957746558" calcext:value-type="float">
            <text:p>-0.285943957746558</text:p>
          </table:table-cell>
          <table:table-cell office:value-type="float" office:value="-0.285367160079701" calcext:value-type="float">
            <text:p>-0.285367160079701</text:p>
          </table:table-cell>
          <table:table-cell office:value-type="float" office:value="-0.286288562163655" calcext:value-type="float">
            <text:p>-0.286288562163655</text:p>
          </table:table-cell>
          <table:table-cell office:value-type="float" office:value="-0.285487202932904" calcext:value-type="float">
            <text:p>-0.285487202932904</text:p>
          </table:table-cell>
          <table:table-cell office:value-type="float" office:value="-0.285193165778315" calcext:value-type="float">
            <text:p>-0.285193165778315</text:p>
          </table:table-cell>
          <table:table-cell office:value-type="float" office:value="-0.285968214866535" calcext:value-type="float">
            <text:p>-0.285968214866535</text:p>
          </table:table-cell>
          <table:table-cell office:value-type="float" office:value="-0.285243488778377" calcext:value-type="float">
            <text:p>-0.285243488778377</text:p>
          </table:table-cell>
          <table:table-cell office:value-type="float" office:value="-0.285578353050066" calcext:value-type="float">
            <text:p>-0.285578353050066</text:p>
          </table:table-cell>
          <table:table-cell office:value-type="float" office:value="-0.285519577550232" calcext:value-type="float">
            <text:p>-0.285519577550232</text:p>
          </table:table-cell>
          <table:table-cell office:value-type="float" office:value="-0.285467878745216" calcext:value-type="float">
            <text:p>-0.285467878745216</text:p>
          </table:table-cell>
          <table:table-cell office:value-type="float" office:value="-0.285837555140502" calcext:value-type="float">
            <text:p>-0.285837555140502</text:p>
          </table:table-cell>
          <table:table-cell office:value-type="float" office:value="-0.285280589242504" calcext:value-type="float">
            <text:p>-0.285280589242504</text:p>
          </table:table-cell>
          <table:table-cell office:value-type="float" office:value="-0.285787488036232" calcext:value-type="float">
            <text:p>-0.285787488036232</text:p>
          </table:table-cell>
          <table:table-cell office:value-type="float" office:value="-0.285183032545383" calcext:value-type="float">
            <text:p>-0.285183032545383</text:p>
          </table:table-cell>
          <table:table-cell office:value-type="float" office:value="-0.286089603079886" calcext:value-type="float">
            <text:p>-0.286089603079886</text:p>
          </table:table-cell>
          <table:table-cell office:value-type="float" office:value="-0.285556781473627" calcext:value-type="float">
            <text:p>-0.285556781473627</text:p>
          </table:table-cell>
          <table:table-cell office:value-type="float" office:value="-0.286112682208963" calcext:value-type="float">
            <text:p>-0.286112682208963</text:p>
          </table:table-cell>
          <table:table-cell office:value-type="float" office:value="-0.285281081364773" calcext:value-type="float">
            <text:p>-0.285281081364773</text:p>
          </table:table-cell>
          <table:table-cell office:value-type="float" office:value="-0.285550716541128" calcext:value-type="float">
            <text:p>-0.285550716541128</text:p>
          </table:table-cell>
          <table:table-cell office:value-type="float" office:value="-0.285240755688734" calcext:value-type="float">
            <text:p>-0.285240755688734</text:p>
          </table:table-cell>
          <table:table-cell office:value-type="float" office:value="-0.286230774127874" calcext:value-type="float">
            <text:p>-0.286230774127874</text:p>
          </table:table-cell>
          <table:table-cell office:value-type="float" office:value="-0.285952198493106" calcext:value-type="float">
            <text:p>-0.285952198493106</text:p>
          </table:table-cell>
          <table:table-cell office:value-type="float" office:value="-0.285438265120247" calcext:value-type="float">
            <text:p>-0.285438265120247</text:p>
          </table:table-cell>
          <table:table-cell office:value-type="float" office:value="-0.28571001794247" calcext:value-type="float">
            <text:p>-0.28571001794247</text:p>
          </table:table-cell>
          <table:table-cell office:value-type="float" office:value="-0.28609597590162" calcext:value-type="float">
            <text:p>-0.28609597590162</text:p>
          </table:table-cell>
          <table:table-cell office:value-type="float" office:value="-0.285413012131122" calcext:value-type="float">
            <text:p>-0.285413012131122</text:p>
          </table:table-cell>
          <table:table-cell office:value-type="float" office:value="-0.285560288172301" calcext:value-type="float">
            <text:p>-0.285560288172301</text:p>
          </table:table-cell>
          <table:table-cell office:value-type="float" office:value="-0.285062094733926" calcext:value-type="float">
            <text:p>-0.285062094733926</text:p>
          </table:table-cell>
          <table:table-cell office:value-type="float" office:value="-0.286041513057167" calcext:value-type="float">
            <text:p>-0.286041513057167</text:p>
          </table:table-cell>
          <table:table-cell office:value-type="float" office:value="-0.285059066583776" calcext:value-type="float">
            <text:p>-0.285059066583776</text:p>
          </table:table-cell>
          <table:table-cell office:value-type="float" office:value="-0.285139259454877" calcext:value-type="float">
            <text:p>-0.285139259454877</text:p>
          </table:table-cell>
          <table:table-cell office:value-type="float" office:value="-0.285905133275717" calcext:value-type="float">
            <text:p>-0.285905133275717</text:p>
          </table:table-cell>
          <table:table-cell office:value-type="float" office:value="-0.285849045390322" calcext:value-type="float">
            <text:p>-0.285849045390322</text:p>
          </table:table-cell>
          <table:table-cell office:value-type="float" office:value="-0.286267712771317" calcext:value-type="float">
            <text:p>-0.286267712771317</text:p>
          </table:table-cell>
          <table:table-cell office:value-type="float" office:value="-0.285435109600332" calcext:value-type="float">
            <text:p>-0.285435109600332</text:p>
          </table:table-cell>
          <table:table-cell office:value-type="float" office:value="-0.286333582427436" calcext:value-type="float">
            <text:p>-0.286333582427436</text:p>
          </table:table-cell>
          <table:table-cell office:value-type="float" office:value="-0.285852920386441" calcext:value-type="float">
            <text:p>-0.285852920386441</text:p>
          </table:table-cell>
          <table:table-cell office:value-type="float" office:value="-0.284722861651752" calcext:value-type="float">
            <text:p>-0.284722861651752</text:p>
          </table:table-cell>
          <table:table-cell office:value-type="float" office:value="-0.285553191012716" calcext:value-type="float">
            <text:p>-0.285553191012716</text:p>
          </table:table-cell>
          <table:table-cell office:value-type="float" office:value="-0.285656435967012" calcext:value-type="float">
            <text:p>-0.285656435967012</text:p>
          </table:table-cell>
          <table:table-cell office:value-type="float" office:value="-0.285705864496382" calcext:value-type="float">
            <text:p>-0.285705864496382</text:p>
          </table:table-cell>
          <table:table-cell office:value-type="float" office:value="-0.286316572589435" calcext:value-type="float">
            <text:p>-0.286316572589435</text:p>
          </table:table-cell>
          <table:table-cell office:value-type="float" office:value="-0.28560940449742" calcext:value-type="float">
            <text:p>-0.28560940449742</text:p>
          </table:table-cell>
          <table:table-cell office:value-type="float" office:value="-0.285172600293322" calcext:value-type="float">
            <text:p>-0.285172600293322</text:p>
          </table:table-cell>
          <table:table-cell office:value-type="float" office:value="-0.285849311029063" calcext:value-type="float">
            <text:p>-0.285849311029063</text:p>
          </table:table-cell>
          <table:table-cell office:value-type="float" office:value="-0.286067696068312" calcext:value-type="float">
            <text:p>-0.286067696068312</text:p>
          </table:table-cell>
          <table:table-cell office:value-type="float" office:value="-0.285727280783651" calcext:value-type="float">
            <text:p>-0.285727280783651</text:p>
          </table:table-cell>
          <table:table-cell office:value-type="float" office:value="-0.286040927767175" calcext:value-type="float">
            <text:p>-0.286040927767175</text:p>
          </table:table-cell>
          <table:table-cell office:value-type="float" office:value="-0.285050744324412" calcext:value-type="float">
            <text:p>-0.285050744324412</text:p>
          </table:table-cell>
          <table:table-cell office:value-type="float" office:value="-0.285723393312891" calcext:value-type="float">
            <text:p>-0.285723393312891</text:p>
          </table:table-cell>
          <table:table-cell office:value-type="float" office:value="-0.2855856497597" calcext:value-type="float">
            <text:p>-0.2855856497597</text:p>
          </table:table-cell>
          <table:table-cell office:value-type="float" office:value="-0.285749625308881" calcext:value-type="float">
            <text:p>-0.285749625308881</text:p>
          </table:table-cell>
          <table:table-cell office:value-type="float" office:value="-0.285921864032455" calcext:value-type="float">
            <text:p>-0.285921864032455</text:p>
          </table:table-cell>
          <table:table-cell office:value-type="float" office:value="-0.285453886644339" calcext:value-type="float">
            <text:p>-0.285453886644339</text:p>
          </table:table-cell>
          <table:table-cell office:value-type="float" office:value="-0.285846449551977" calcext:value-type="float">
            <text:p>-0.285846449551977</text:p>
          </table:table-cell>
          <table:table-cell office:value-type="float" office:value="-0.285864740541986" calcext:value-type="float">
            <text:p>-0.285864740541986</text:p>
          </table:table-cell>
          <table:table-cell office:value-type="float" office:value="-0.285419672247086" calcext:value-type="float">
            <text:p>-0.285419672247086</text:p>
          </table:table-cell>
          <table:table-cell office:value-type="float" office:value="-0.285259275408772" calcext:value-type="float">
            <text:p>-0.285259275408772</text:p>
          </table:table-cell>
          <table:table-cell office:value-type="float" office:value="-0.285730797197269" calcext:value-type="float">
            <text:p>-0.285730797197269</text:p>
          </table:table-cell>
          <table:table-cell office:value-type="float" office:value="-0.285550433892687" calcext:value-type="float">
            <text:p>-0.285550433892687</text:p>
          </table:table-cell>
          <table:table-cell office:value-type="float" office:value="-0.285861248947526" calcext:value-type="float">
            <text:p>-0.285861248947526</text:p>
          </table:table-cell>
          <table:table-cell office:value-type="float" office:value="-0.285287793093181" calcext:value-type="float">
            <text:p>-0.285287793093181</text:p>
          </table:table-cell>
          <table:table-cell office:value-type="float" office:value="-0.285220159101326" calcext:value-type="float">
            <text:p>-0.285220159101326</text:p>
          </table:table-cell>
          <table:table-cell office:value-type="float" office:value="-0.285739512429967" calcext:value-type="float">
            <text:p>-0.285739512429967</text:p>
          </table:table-cell>
          <table:table-cell office:value-type="float" office:value="-0.285665754722221" calcext:value-type="float">
            <text:p>-0.285665754722221</text:p>
          </table:table-cell>
          <table:table-cell office:value-type="float" office:value="-0.286033923863078" calcext:value-type="float">
            <text:p>-0.286033923863078</text:p>
          </table:table-cell>
          <table:table-cell office:value-type="float" office:value="-0.285878207344678" calcext:value-type="float">
            <text:p>-0.285878207344678</text:p>
          </table:table-cell>
          <table:table-cell office:value-type="float" office:value="-0.285817036283381" calcext:value-type="float">
            <text:p>-0.285817036283381</text:p>
          </table:table-cell>
          <table:table-cell office:value-type="float" office:value="-0.286191484564145" calcext:value-type="float">
            <text:p>-0.286191484564145</text:p>
          </table:table-cell>
          <table:table-cell office:value-type="float" office:value="-0.285738202181979" calcext:value-type="float">
            <text:p>-0.285738202181979</text:p>
          </table:table-cell>
          <table:table-cell office:value-type="float" office:value="-0.285054358778528" calcext:value-type="float">
            <text:p>-0.285054358778528</text:p>
          </table:table-cell>
          <table:table-cell office:value-type="float" office:value="-0.286237056692819" calcext:value-type="float">
            <text:p>-0.286237056692819</text:p>
          </table:table-cell>
          <table:table-cell office:value-type="float" office:value="-0.28581443490418" calcext:value-type="float">
            <text:p>-0.28581443490418</text:p>
          </table:table-cell>
          <table:table-cell table:number-columns-repeated="514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17449022327809" calcext:value-type="float">
            <text:p>1.7449022327809E-05</text:p>
          </table:table-cell>
          <table:table-cell office:value-type="float" office:value="-0.0000844115086862107" calcext:value-type="float">
            <text:p>-8.44115086862107E-05</text:p>
          </table:table-cell>
          <table:table-cell office:value-type="float" office:value="0.000075098088518244" calcext:value-type="float">
            <text:p>7.5098088518244E-05</text:p>
          </table:table-cell>
          <table:table-cell office:value-type="float" office:value="-0.0000837463290076501" calcext:value-type="float">
            <text:p>-8.37463290076501E-05</text:p>
          </table:table-cell>
          <table:table-cell office:value-type="float" office:value="0.0000682447695048438" calcext:value-type="float">
            <text:p>6.82447695048438E-05</text:p>
          </table:table-cell>
          <table:table-cell office:value-type="float" office:value="-0.0000655639783849748" calcext:value-type="float">
            <text:p>-6.55639783849748E-05</text:p>
          </table:table-cell>
          <table:table-cell office:value-type="float" office:value="0.00000144074187502508" calcext:value-type="float">
            <text:p>1.44074187502508E-06</text:p>
          </table:table-cell>
          <table:table-cell office:value-type="float" office:value="0.00000332047501949706" calcext:value-type="float">
            <text:p>3.32047501949706E-06</text:p>
          </table:table-cell>
          <table:table-cell office:value-type="float" office:value="-0.0000471598205327162" calcext:value-type="float">
            <text:p>-4.71598205327162E-05</text:p>
          </table:table-cell>
          <table:table-cell office:value-type="float" office:value="0.0000757632326257029" calcext:value-type="float">
            <text:p>7.57632326257029E-05</text:p>
          </table:table-cell>
          <table:table-cell office:value-type="float" office:value="-0.0000173522061465148" calcext:value-type="float">
            <text:p>-1.73522061465148E-05</text:p>
          </table:table-cell>
          <table:table-cell office:value-type="float" office:value="-0.00000451486084773745" calcext:value-type="float">
            <text:p>-4.51486084773745E-06</text:p>
          </table:table-cell>
          <table:table-cell office:value-type="float" office:value="-0.0000048588564908747" calcext:value-type="float">
            <text:p>-4.8588564908747E-06</text:p>
          </table:table-cell>
          <table:table-cell office:value-type="float" office:value="0.0000172784321506581" calcext:value-type="float">
            <text:p>1.72784321506581E-05</text:p>
          </table:table-cell>
          <table:table-cell office:value-type="float" office:value="-0.0000430439359209167" calcext:value-type="float">
            <text:p>-4.30439359209167E-05</text:p>
          </table:table-cell>
          <table:table-cell office:value-type="float" office:value="0.0000289705637600557" calcext:value-type="float">
            <text:p>2.89705637600557E-05</text:p>
          </table:table-cell>
          <table:table-cell office:value-type="float" office:value="0.0000833162061900095" calcext:value-type="float">
            <text:p>8.33162061900095E-05</text:p>
          </table:table-cell>
          <table:table-cell office:value-type="float" office:value="-0.000112953717813058" calcext:value-type="float">
            <text:p>-0.000112953717813</text:p>
          </table:table-cell>
          <table:table-cell office:value-type="float" office:value="0.0000288252825857982" calcext:value-type="float">
            <text:p>2.88252825857982E-05</text:p>
          </table:table-cell>
          <table:table-cell office:value-type="float" office:value="-0.00000767334321138957" calcext:value-type="float">
            <text:p>-7.67334321138957E-06</text:p>
          </table:table-cell>
          <table:table-cell office:value-type="float" office:value="-0.000000799189527334043" calcext:value-type="float">
            <text:p>-7.99189527334043E-07</text:p>
          </table:table-cell>
          <table:table-cell office:value-type="float" office:value="0.0000220914064817945" calcext:value-type="float">
            <text:p>2.20914064817945E-05</text:p>
          </table:table-cell>
          <table:table-cell office:value-type="float" office:value="-0.0000253253543524568" calcext:value-type="float">
            <text:p>-2.53253543524568E-05</text:p>
          </table:table-cell>
          <table:table-cell office:value-type="float" office:value="0.0000150720781775249" calcext:value-type="float">
            <text:p>1.50720781775249E-05</text:p>
          </table:table-cell>
          <table:table-cell office:value-type="float" office:value="0.0000496543794503146" calcext:value-type="float">
            <text:p>4.96543794503146E-05</text:p>
          </table:table-cell>
          <table:table-cell office:value-type="float" office:value="-0.0000598712255715506" calcext:value-type="float">
            <text:p>-5.98712255715506E-05</text:p>
          </table:table-cell>
          <table:table-cell office:value-type="float" office:value="0.0000519482569701912" calcext:value-type="float">
            <text:p>5.19482569701912E-05</text:p>
          </table:table-cell>
          <table:table-cell office:value-type="float" office:value="-0.000037135507953534" calcext:value-type="float">
            <text:p>-3.7135507953534E-05</text:p>
          </table:table-cell>
          <table:table-cell office:value-type="float" office:value="0.000414442250701197" calcext:value-type="float">
            <text:p>0.000414442250701</text:p>
          </table:table-cell>
          <table:table-cell office:value-type="float" office:value="-0.000885010861988167" calcext:value-type="float">
            <text:p>-0.000885010861988</text:p>
          </table:table-cell>
          <table:table-cell office:value-type="float" office:value="0.00170869001875346" calcext:value-type="float">
            <text:p>0.001708690018753</text:p>
          </table:table-cell>
          <table:table-cell office:value-type="float" office:value="0.00233238582579753" calcext:value-type="float">
            <text:p>0.002332385825798</text:p>
          </table:table-cell>
          <table:table-cell office:value-type="float" office:value="-0.00324250410787008" calcext:value-type="float">
            <text:p>-0.00324250410787</text:p>
          </table:table-cell>
          <table:table-cell office:value-type="float" office:value="0.000310812510348202" calcext:value-type="float">
            <text:p>0.000310812510348</text:p>
          </table:table-cell>
          <table:table-cell office:value-type="float" office:value="-0.0000585433443332506" calcext:value-type="float">
            <text:p>-5.85433443332506E-05</text:p>
          </table:table-cell>
          <table:table-cell office:value-type="float" office:value="0.00446782265558454" calcext:value-type="float">
            <text:p>0.004467822655585</text:p>
          </table:table-cell>
          <table:table-cell office:value-type="float" office:value="0.00422331290037631" calcext:value-type="float">
            <text:p>0.004223312900376</text:p>
          </table:table-cell>
          <table:table-cell office:value-type="float" office:value="-0.00269322264603605" calcext:value-type="float">
            <text:p>-0.002693222646036</text:p>
          </table:table-cell>
          <table:table-cell office:value-type="float" office:value="-0.000861043310185605" calcext:value-type="float">
            <text:p>-0.000861043310186</text:p>
          </table:table-cell>
          <table:table-cell office:value-type="float" office:value="0.0000043723559851605" calcext:value-type="float">
            <text:p>4.3723559851605E-06</text:p>
          </table:table-cell>
          <table:table-cell office:value-type="float" office:value="-0.00268631938396768" calcext:value-type="float">
            <text:p>-0.002686319383968</text:p>
          </table:table-cell>
          <table:table-cell office:value-type="float" office:value="0.00121824248708685" calcext:value-type="float">
            <text:p>0.001218242487087</text:p>
          </table:table-cell>
          <table:table-cell office:value-type="float" office:value="0.00284887999805106" calcext:value-type="float">
            <text:p>0.002848879998051</text:p>
          </table:table-cell>
          <table:table-cell office:value-type="float" office:value="-0.000813980321870189" calcext:value-type="float">
            <text:p>-0.00081398032187</text:p>
          </table:table-cell>
          <table:table-cell office:value-type="float" office:value="-0.00153802268800973" calcext:value-type="float">
            <text:p>-0.00153802268801</text:p>
          </table:table-cell>
          <table:table-cell office:value-type="float" office:value="0.000333511771133388" calcext:value-type="float">
            <text:p>0.000333511771133</text:p>
          </table:table-cell>
          <table:table-cell office:value-type="float" office:value="-0.000461610946167979" calcext:value-type="float">
            <text:p>-0.000461610946168</text:p>
          </table:table-cell>
          <table:table-cell office:value-type="float" office:value="0.00574092317968172" calcext:value-type="float">
            <text:p>0.005740923179682</text:p>
          </table:table-cell>
          <table:table-cell office:value-type="float" office:value="0.000517553121637981" calcext:value-type="float">
            <text:p>0.000517553121638</text:p>
          </table:table-cell>
          <table:table-cell office:value-type="float" office:value="-0.00104151181488582" calcext:value-type="float">
            <text:p>-0.001041511814886</text:p>
          </table:table-cell>
          <table:table-cell office:value-type="float" office:value="-0.000977287864729892" calcext:value-type="float">
            <text:p>-0.00097728786473</text:p>
          </table:table-cell>
          <table:table-cell office:value-type="float" office:value="0.000916178799589162" calcext:value-type="float">
            <text:p>0.000916178799589</text:p>
          </table:table-cell>
          <table:table-cell office:value-type="float" office:value="-0.000681920137712233" calcext:value-type="float">
            <text:p>-0.000681920137712</text:p>
          </table:table-cell>
          <table:table-cell office:value-type="float" office:value="-0.00142424674559954" calcext:value-type="float">
            <text:p>-0.0014242467456</text:p>
          </table:table-cell>
          <table:table-cell office:value-type="float" office:value="0.00428881215975935" calcext:value-type="float">
            <text:p>0.004288812159759</text:p>
          </table:table-cell>
          <table:table-cell office:value-type="float" office:value="0.00139781096231245" calcext:value-type="float">
            <text:p>0.001397810962312</text:p>
          </table:table-cell>
          <table:table-cell office:value-type="float" office:value="-0.00179028396814823" calcext:value-type="float">
            <text:p>-0.001790283968148</text:p>
          </table:table-cell>
          <table:table-cell office:value-type="float" office:value="0.000276050556920204" calcext:value-type="float">
            <text:p>0.00027605055692</text:p>
          </table:table-cell>
          <table:table-cell office:value-type="float" office:value="-0.00113308624830333" calcext:value-type="float">
            <text:p>-0.001133086248303</text:p>
          </table:table-cell>
          <table:table-cell office:value-type="float" office:value="-0.0008657440535359" calcext:value-type="float">
            <text:p>-0.000865744053536</text:p>
          </table:table-cell>
          <table:table-cell office:value-type="float" office:value="-0.00344722485681565" calcext:value-type="float">
            <text:p>-0.003447224856816</text:p>
          </table:table-cell>
          <table:table-cell office:value-type="float" office:value="0.000738969437875214" calcext:value-type="float">
            <text:p>0.000738969437875</text:p>
          </table:table-cell>
          <table:table-cell office:value-type="float" office:value="0.00252614466563517" calcext:value-type="float">
            <text:p>0.002526144665635</text:p>
          </table:table-cell>
          <table:table-cell office:value-type="float" office:value="0.00167312290497784" calcext:value-type="float">
            <text:p>0.001673122904978</text:p>
          </table:table-cell>
          <table:table-cell office:value-type="float" office:value="0.000291487565900583" calcext:value-type="float">
            <text:p>0.000291487565901</text:p>
          </table:table-cell>
          <table:table-cell office:value-type="float" office:value="-0.00193939402209409" calcext:value-type="float">
            <text:p>-0.001939394022094</text:p>
          </table:table-cell>
          <table:table-cell office:value-type="float" office:value="-0.00106006408716725" calcext:value-type="float">
            <text:p>-0.001060064087167</text:p>
          </table:table-cell>
          <table:table-cell office:value-type="float" office:value="0.000591960636217082" calcext:value-type="float">
            <text:p>0.000591960636217</text:p>
          </table:table-cell>
          <table:table-cell office:value-type="float" office:value="-0.00247746700735307" calcext:value-type="float">
            <text:p>-0.002477467007353</text:p>
          </table:table-cell>
          <table:table-cell office:value-type="float" office:value="0.00131818676869166" calcext:value-type="float">
            <text:p>0.001318186768692</text:p>
          </table:table-cell>
          <table:table-cell office:value-type="float" office:value="0.00108936473850402" calcext:value-type="float">
            <text:p>0.001089364738504</text:p>
          </table:table-cell>
          <table:table-cell office:value-type="float" office:value="-0.00307860450573338" calcext:value-type="float">
            <text:p>-0.003078604505733</text:p>
          </table:table-cell>
          <table:table-cell office:value-type="float" office:value="0.000897170026178062" calcext:value-type="float">
            <text:p>0.000897170026178</text:p>
          </table:table-cell>
          <table:table-cell office:value-type="float" office:value="-0.00120102394433774" calcext:value-type="float">
            <text:p>-0.001201023944338</text:p>
          </table:table-cell>
          <table:table-cell office:value-type="float" office:value="0.00105723833803761" calcext:value-type="float">
            <text:p>0.001057238338038</text:p>
          </table:table-cell>
          <table:table-cell office:value-type="float" office:value="0.00228419450962697" calcext:value-type="float">
            <text:p>0.002284194509627</text:p>
          </table:table-cell>
          <table:table-cell office:value-type="float" office:value="-0.000629563460890215" calcext:value-type="float">
            <text:p>-0.00062956346089</text:p>
          </table:table-cell>
          <table:table-cell office:value-type="float" office:value="-0.0000632251725385391" calcext:value-type="float">
            <text:p>-6.32251725385391E-05</text:p>
          </table:table-cell>
          <table:table-cell office:value-type="float" office:value="-0.000762832879764641" calcext:value-type="float">
            <text:p>-0.000762832879765</text:p>
          </table:table-cell>
          <table:table-cell office:value-type="float" office:value="-0.000456702030913136" calcext:value-type="float">
            <text:p>-0.000456702030913</text:p>
          </table:table-cell>
          <table:table-cell office:value-type="float" office:value="-0.00333109343447668" calcext:value-type="float">
            <text:p>-0.003331093434477</text:p>
          </table:table-cell>
          <table:table-cell office:value-type="float" office:value="-0.000226326322138981" calcext:value-type="float">
            <text:p>-0.000226326322139</text:p>
          </table:table-cell>
          <table:table-cell office:value-type="float" office:value="-0.00375592157521898" calcext:value-type="float">
            <text:p>-0.003755921575219</text:p>
          </table:table-cell>
          <table:table-cell office:value-type="float" office:value="0.00597186028610058" calcext:value-type="float">
            <text:p>0.005971860286101</text:p>
          </table:table-cell>
          <table:table-cell office:value-type="float" office:value="0.0010109804955401" calcext:value-type="float">
            <text:p>0.00101098049554</text:p>
          </table:table-cell>
          <table:table-cell office:value-type="float" office:value="-0.00109857042218564" calcext:value-type="float">
            <text:p>-0.001098570422186</text:p>
          </table:table-cell>
          <table:table-cell office:value-type="float" office:value="-0.000165506117430214" calcext:value-type="float">
            <text:p>-0.00016550611743</text:p>
          </table:table-cell>
          <table:table-cell office:value-type="float" office:value="-0.000552317435022154" calcext:value-type="float">
            <text:p>-0.000552317435022</text:p>
          </table:table-cell>
          <table:table-cell office:value-type="float" office:value="-0.00132754686372288" calcext:value-type="float">
            <text:p>-0.001327546863723</text:p>
          </table:table-cell>
          <table:table-cell office:value-type="float" office:value="0.000824639671144045" calcext:value-type="float">
            <text:p>0.000824639671144</text:p>
          </table:table-cell>
          <table:table-cell office:value-type="float" office:value="-0.000142796893311481" calcext:value-type="float">
            <text:p>-0.000142796893311</text:p>
          </table:table-cell>
          <table:table-cell office:value-type="float" office:value="-0.00276697096983047" calcext:value-type="float">
            <text:p>-0.00276697096983</text:p>
          </table:table-cell>
          <table:table-cell office:value-type="float" office:value="0.00244155162837589" calcext:value-type="float">
            <text:p>0.002441551628376</text:p>
          </table:table-cell>
          <table:table-cell office:value-type="float" office:value="0.00176621207999816" calcext:value-type="float">
            <text:p>0.001766212079998</text:p>
          </table:table-cell>
          <table:table-cell office:value-type="float" office:value="-0.00233907276484074" calcext:value-type="float">
            <text:p>-0.002339072764841</text:p>
          </table:table-cell>
          <table:table-cell office:value-type="float" office:value="0.000664371705608458" calcext:value-type="float">
            <text:p>0.000664371705608</text:p>
          </table:table-cell>
          <table:table-cell office:value-type="float" office:value="-0.00006901710496654" calcext:value-type="float">
            <text:p>-6.901710496654E-05</text:p>
          </table:table-cell>
          <table:table-cell office:value-type="float" office:value="-0.00159337895403877" calcext:value-type="float">
            <text:p>-0.001593378954039</text:p>
          </table:table-cell>
          <table:table-cell office:value-type="float" office:value="-0.000902819476251426" calcext:value-type="float">
            <text:p>-0.000902819476251</text:p>
          </table:table-cell>
          <table:table-cell office:value-type="float" office:value="0.000396789882220527" calcext:value-type="float">
            <text:p>0.000396789882221</text:p>
          </table:table-cell>
          <table:table-cell office:value-type="float" office:value="-0.00214705583848906" calcext:value-type="float">
            <text:p>-0.002147055838489</text:p>
          </table:table-cell>
          <table:table-cell office:value-type="float" office:value="0.00174056995988953" calcext:value-type="float">
            <text:p>0.00174056995989</text:p>
          </table:table-cell>
          <table:table-cell office:value-type="float" office:value="0.00499477307046531" calcext:value-type="float">
            <text:p>0.004994773070465</text:p>
          </table:table-cell>
          <table:table-cell office:value-type="float" office:value="-0.0000278555993613039" calcext:value-type="float">
            <text:p>-2.78555993613039E-05</text:p>
          </table:table-cell>
          <table:table-cell office:value-type="float" office:value="-0.00280283608068627" calcext:value-type="float">
            <text:p>-0.002802836080686</text:p>
          </table:table-cell>
          <table:table-cell office:value-type="float" office:value="-0.00103077953147457" calcext:value-type="float">
            <text:p>-0.001030779531475</text:p>
          </table:table-cell>
          <table:table-cell office:value-type="float" office:value="-0.00098030602192356" calcext:value-type="float">
            <text:p>-0.000980306021924</text:p>
          </table:table-cell>
          <table:table-cell office:value-type="float" office:value="0.00206700999542853" calcext:value-type="float">
            <text:p>0.002067009995429</text:p>
          </table:table-cell>
          <table:table-cell office:value-type="float" office:value="0.000146056199178624" calcext:value-type="float">
            <text:p>0.000146056199179</text:p>
          </table:table-cell>
          <table:table-cell office:value-type="float" office:value="-0.00167064732436195" calcext:value-type="float">
            <text:p>-0.001670647324362</text:p>
          </table:table-cell>
          <table:table-cell office:value-type="float" office:value="0.000256667833185342" calcext:value-type="float">
            <text:p>0.000256667833185</text:p>
          </table:table-cell>
          <table:table-cell office:value-type="float" office:value="-0.0021567390935886" calcext:value-type="float">
            <text:p>-0.002156739093589</text:p>
          </table:table-cell>
          <table:table-cell office:value-type="float" office:value="-0.0013730751796317" calcext:value-type="float">
            <text:p>-0.001373075179632</text:p>
          </table:table-cell>
          <table:table-cell office:value-type="float" office:value="0.00608685928057828" calcext:value-type="float">
            <text:p>0.006086859280578</text:p>
          </table:table-cell>
          <table:table-cell office:value-type="float" office:value="0.00199441353626401" calcext:value-type="float">
            <text:p>0.001994413536264</text:p>
          </table:table-cell>
          <table:table-cell office:value-type="float" office:value="-0.00440290959635281" calcext:value-type="float">
            <text:p>-0.004402909596353</text:p>
          </table:table-cell>
          <table:table-cell office:value-type="float" office:value="-0.00125881719827564" calcext:value-type="float">
            <text:p>-0.001258817198276</text:p>
          </table:table-cell>
          <table:table-cell office:value-type="float" office:value="0.00030017557112505" calcext:value-type="float">
            <text:p>0.000300175571125</text:p>
          </table:table-cell>
          <table:table-cell office:value-type="float" office:value="0.00188018606504903" calcext:value-type="float">
            <text:p>0.001880186065049</text:p>
          </table:table-cell>
          <table:table-cell office:value-type="float" office:value="0.00122068037913381" calcext:value-type="float">
            <text:p>0.001220680379134</text:p>
          </table:table-cell>
          <table:table-cell office:value-type="float" office:value="0.000745380318520505" calcext:value-type="float">
            <text:p>0.000745380318521</text:p>
          </table:table-cell>
          <table:table-cell office:value-type="float" office:value="-0.00166309090646455" calcext:value-type="float">
            <text:p>-0.001663090906465</text:p>
          </table:table-cell>
          <table:table-cell office:value-type="float" office:value="-0.000868569118505413" calcext:value-type="float">
            <text:p>-0.000868569118505</text:p>
          </table:table-cell>
          <table:table-cell office:value-type="float" office:value="0.0012413029357855" calcext:value-type="float">
            <text:p>0.001241302935786</text:p>
          </table:table-cell>
          <table:table-cell office:value-type="float" office:value="-0.000846380773200317" calcext:value-type="float">
            <text:p>-0.0008463807732</text:p>
          </table:table-cell>
          <table:table-cell office:value-type="float" office:value="-0.00477485953355067" calcext:value-type="float">
            <text:p>-0.004774859533551</text:p>
          </table:table-cell>
          <table:table-cell office:value-type="float" office:value="0.00267615921074715" calcext:value-type="float">
            <text:p>0.002676159210747</text:p>
          </table:table-cell>
          <table:table-cell office:value-type="float" office:value="0.00649658253073632" calcext:value-type="float">
            <text:p>0.006496582530736</text:p>
          </table:table-cell>
          <table:table-cell office:value-type="float" office:value="-0.00310187568654857" calcext:value-type="float">
            <text:p>-0.003101875686549</text:p>
          </table:table-cell>
          <table:table-cell office:value-type="float" office:value="-0.0000435223018855901" calcext:value-type="float">
            <text:p>-4.35223018855901E-05</text:p>
          </table:table-cell>
          <table:table-cell office:value-type="float" office:value="0.00110759001076383" calcext:value-type="float">
            <text:p>0.001107590010764</text:p>
          </table:table-cell>
          <table:table-cell office:value-type="float" office:value="0.000263944542738592" calcext:value-type="float">
            <text:p>0.000263944542739</text:p>
          </table:table-cell>
          <table:table-cell office:value-type="float" office:value="-0.000339018035645011" calcext:value-type="float">
            <text:p>-0.000339018035645</text:p>
          </table:table-cell>
          <table:table-cell office:value-type="float" office:value="-0.000254838991565642" calcext:value-type="float">
            <text:p>-0.000254838991566</text:p>
          </table:table-cell>
          <table:table-cell office:value-type="float" office:value="-0.00385961695346682" calcext:value-type="float">
            <text:p>-0.003859616953467</text:p>
          </table:table-cell>
          <table:table-cell office:value-type="float" office:value="0.00395671321765412" calcext:value-type="float">
            <text:p>0.003956713217654</text:p>
          </table:table-cell>
          <table:table-cell office:value-type="float" office:value="0.0031261284462562" calcext:value-type="float">
            <text:p>0.003126128446256</text:p>
          </table:table-cell>
          <table:table-cell office:value-type="float" office:value="-0.00331932429343762" calcext:value-type="float">
            <text:p>-0.003319324293438</text:p>
          </table:table-cell>
          <table:table-cell office:value-type="float" office:value="-0.000292259904229597" calcext:value-type="float">
            <text:p>-0.00029225990423</text:p>
          </table:table-cell>
          <table:table-cell office:value-type="float" office:value="-0.00142470304732456" calcext:value-type="float">
            <text:p>-0.001424703047325</text:p>
          </table:table-cell>
          <table:table-cell office:value-type="float" office:value="0.00226863495688123" calcext:value-type="float">
            <text:p>0.002268634956881</text:p>
          </table:table-cell>
          <table:table-cell office:value-type="float" office:value="0.00100673209733693" calcext:value-type="float">
            <text:p>0.001006732097337</text:p>
          </table:table-cell>
          <table:table-cell office:value-type="float" office:value="-0.000698535439861536" calcext:value-type="float">
            <text:p>-0.000698535439862</text:p>
          </table:table-cell>
          <table:table-cell office:value-type="float" office:value="-0.00179069866647347" calcext:value-type="float">
            <text:p>-0.001790698666473</text:p>
          </table:table-cell>
          <table:table-cell office:value-type="float" office:value="0.000340129265543943" calcext:value-type="float">
            <text:p>0.000340129265544</text:p>
          </table:table-cell>
          <table:table-cell office:value-type="float" office:value="-0.0020821250293756" calcext:value-type="float">
            <text:p>-0.002082125029376</text:p>
          </table:table-cell>
          <table:table-cell office:value-type="float" office:value="-0.000210881579800093" calcext:value-type="float">
            <text:p>-0.0002108815798</text:p>
          </table:table-cell>
          <table:table-cell office:value-type="float" office:value="0.00295793548558104" calcext:value-type="float">
            <text:p>0.002957935485581</text:p>
          </table:table-cell>
          <table:table-cell office:value-type="float" office:value="0.00373606688892669" calcext:value-type="float">
            <text:p>0.003736066888927</text:p>
          </table:table-cell>
          <table:table-cell office:value-type="float" office:value="-0.00337726257893278" calcext:value-type="float">
            <text:p>-0.003377262578933</text:p>
          </table:table-cell>
          <table:table-cell office:value-type="float" office:value="-0.00077968448333654" calcext:value-type="float">
            <text:p>-0.000779684483337</text:p>
          </table:table-cell>
          <table:table-cell office:value-type="float" office:value="0.000958728787002983" calcext:value-type="float">
            <text:p>0.000958728787003</text:p>
          </table:table-cell>
          <table:table-cell office:value-type="float" office:value="0.000872914306956074" calcext:value-type="float">
            <text:p>0.000872914306956</text:p>
          </table:table-cell>
          <table:table-cell office:value-type="float" office:value="-0.000459251079411915" calcext:value-type="float">
            <text:p>-0.000459251079412</text:p>
          </table:table-cell>
          <table:table-cell office:value-type="float" office:value="-0.00144494417066132" calcext:value-type="float">
            <text:p>-0.001444944170661</text:p>
          </table:table-cell>
          <table:table-cell office:value-type="float" office:value="0.000780071157054307" calcext:value-type="float">
            <text:p>0.000780071157054</text:p>
          </table:table-cell>
          <table:table-cell office:value-type="float" office:value="-0.00455388722390393" calcext:value-type="float">
            <text:p>-0.004553887223904</text:p>
          </table:table-cell>
          <table:table-cell office:value-type="float" office:value="0.0072219278633523" calcext:value-type="float">
            <text:p>0.007221927863352</text:p>
          </table:table-cell>
          <table:table-cell office:value-type="float" office:value="0.00101198392316226" calcext:value-type="float">
            <text:p>0.001011983923162</text:p>
          </table:table-cell>
          <table:table-cell office:value-type="float" office:value="-0.00262121652666497" calcext:value-type="float">
            <text:p>-0.002621216526665</text:p>
          </table:table-cell>
          <table:table-cell office:value-type="float" office:value="-0.000396162641714437" calcext:value-type="float">
            <text:p>-0.000396162641714</text:p>
          </table:table-cell>
          <table:table-cell office:value-type="float" office:value="0.000152708208317753" calcext:value-type="float">
            <text:p>0.000152708208318</text:p>
          </table:table-cell>
          <table:table-cell office:value-type="float" office:value="-0.00231922208299817" calcext:value-type="float">
            <text:p>-0.002319222082998</text:p>
          </table:table-cell>
          <table:table-cell office:value-type="float" office:value="0.0000520427890686181" calcext:value-type="float">
            <text:p>5.20427890686181E-05</text:p>
          </table:table-cell>
          <table:table-cell office:value-type="float" office:value="0.0008893263702065" calcext:value-type="float">
            <text:p>0.000889326370207</text:p>
          </table:table-cell>
          <table:table-cell office:value-type="float" office:value="0.00356942861973458" calcext:value-type="float">
            <text:p>0.003569428619735</text:p>
          </table:table-cell>
          <table:table-cell office:value-type="float" office:value="0.00141666487918757" calcext:value-type="float">
            <text:p>0.001416664879188</text:p>
          </table:table-cell>
          <table:table-cell office:value-type="float" office:value="0.000268553171588026" calcext:value-type="float">
            <text:p>0.000268553171588</text:p>
          </table:table-cell>
          <table:table-cell office:value-type="float" office:value="-0.00171123959826669" calcext:value-type="float">
            <text:p>-0.001711239598267</text:p>
          </table:table-cell>
          <table:table-cell office:value-type="float" office:value="-0.00123321880815397" calcext:value-type="float">
            <text:p>-0.001233218808154</text:p>
          </table:table-cell>
          <table:table-cell office:value-type="float" office:value="-0.000411537505347059" calcext:value-type="float">
            <text:p>-0.000411537505347</text:p>
          </table:table-cell>
          <table:table-cell office:value-type="float" office:value="-0.000832426338036984" calcext:value-type="float">
            <text:p>-0.000832426338037</text:p>
          </table:table-cell>
          <table:table-cell office:value-type="float" office:value="0.00136516811955678" calcext:value-type="float">
            <text:p>0.001365168119557</text:p>
          </table:table-cell>
          <table:table-cell office:value-type="float" office:value="-0.00167003388896758" calcext:value-type="float">
            <text:p>-0.001670033888968</text:p>
          </table:table-cell>
          <table:table-cell office:value-type="float" office:value="-0.000281215071692431" calcext:value-type="float">
            <text:p>-0.000281215071692</text:p>
          </table:table-cell>
          <table:table-cell office:value-type="float" office:value="-0.000209551394155627" calcext:value-type="float">
            <text:p>-0.000209551394156</text:p>
          </table:table-cell>
          <table:table-cell office:value-type="float" office:value="0.000198695859067288" calcext:value-type="float">
            <text:p>0.000198695859067</text:p>
          </table:table-cell>
          <table:table-cell office:value-type="float" office:value="0.00371529151769873" calcext:value-type="float">
            <text:p>0.003715291517699</text:p>
          </table:table-cell>
          <table:table-cell office:value-type="float" office:value="0.000903500369910659" calcext:value-type="float">
            <text:p>0.000903500369911</text:p>
          </table:table-cell>
          <table:table-cell office:value-type="float" office:value="0.000613116660825086" calcext:value-type="float">
            <text:p>0.000613116660825</text:p>
          </table:table-cell>
          <table:table-cell office:value-type="float" office:value="-0.00121474185146958" calcext:value-type="float">
            <text:p>-0.00121474185147</text:p>
          </table:table-cell>
          <table:table-cell office:value-type="float" office:value="-0.00175992745225317" calcext:value-type="float">
            <text:p>-0.001759927452253</text:p>
          </table:table-cell>
          <table:table-cell office:value-type="float" office:value="0.000422023652825232" calcext:value-type="float">
            <text:p>0.000422023652825</text:p>
          </table:table-cell>
          <table:table-cell office:value-type="float" office:value="-0.00125755869282557" calcext:value-type="float">
            <text:p>-0.001257558692826</text:p>
          </table:table-cell>
          <table:table-cell office:value-type="float" office:value="-0.00139242587598926" calcext:value-type="float">
            <text:p>-0.001392425875989</text:p>
          </table:table-cell>
          <table:table-cell office:value-type="float" office:value="-0.00206958021253212" calcext:value-type="float">
            <text:p>-0.002069580212532</text:p>
          </table:table-cell>
          <table:table-cell office:value-type="float" office:value="0.00385327638040939" calcext:value-type="float">
            <text:p>0.003853276380409</text:p>
          </table:table-cell>
          <table:table-cell office:value-type="float" office:value="0.00264969006633164" calcext:value-type="float">
            <text:p>0.002649690066332</text:p>
          </table:table-cell>
          <table:table-cell office:value-type="float" office:value="-0.000368942892465696" calcext:value-type="float">
            <text:p>-0.000368942892466</text:p>
          </table:table-cell>
          <table:table-cell office:value-type="float" office:value="-0.00314948553504346" calcext:value-type="float">
            <text:p>-0.003149485535043</text:p>
          </table:table-cell>
          <table:table-cell office:value-type="float" office:value="-0.00230854875383185" calcext:value-type="float">
            <text:p>-0.002308548753832</text:p>
          </table:table-cell>
          <table:table-cell office:value-type="float" office:value="0.00192101532804356" calcext:value-type="float">
            <text:p>0.001921015328044</text:p>
          </table:table-cell>
          <table:table-cell office:value-type="float" office:value="0.000765242194235072" calcext:value-type="float">
            <text:p>0.000765242194235</text:p>
          </table:table-cell>
          <table:table-cell office:value-type="float" office:value="-0.00320685929197917" calcext:value-type="float">
            <text:p>-0.003206859291979</text:p>
          </table:table-cell>
          <table:table-cell office:value-type="float" office:value="0.000386338729950697" calcext:value-type="float">
            <text:p>0.000386338729951</text:p>
          </table:table-cell>
          <table:table-cell office:value-type="float" office:value="-0.00190216686252853" calcext:value-type="float">
            <text:p>-0.001902166862529</text:p>
          </table:table-cell>
          <table:table-cell office:value-type="float" office:value="0.00452069628748414" calcext:value-type="float">
            <text:p>0.004520696287484</text:p>
          </table:table-cell>
          <table:table-cell office:value-type="float" office:value="0.0018451775610116" calcext:value-type="float">
            <text:p>0.001845177561012</text:p>
          </table:table-cell>
          <table:table-cell office:value-type="float" office:value="-0.00139614107955766" calcext:value-type="float">
            <text:p>-0.001396141079558</text:p>
          </table:table-cell>
          <table:table-cell office:value-type="float" office:value="-0.000464435343772052" calcext:value-type="float">
            <text:p>-0.000464435343772</text:p>
          </table:table-cell>
          <table:table-cell office:value-type="float" office:value="-0.00201905232954502" calcext:value-type="float">
            <text:p>-0.002019052329545</text:p>
          </table:table-cell>
          <table:table-cell office:value-type="float" office:value="-0.00046256907141462" calcext:value-type="float">
            <text:p>-0.000462569071415</text:p>
          </table:table-cell>
          <table:table-cell office:value-type="float" office:value="0.000108636052004008" calcext:value-type="float">
            <text:p>0.000108636052004</text:p>
          </table:table-cell>
          <table:table-cell office:value-type="float" office:value="0.00555931738516152" calcext:value-type="float">
            <text:p>0.005559317385162</text:p>
          </table:table-cell>
          <table:table-cell office:value-type="float" office:value="-0.000821586954991127" calcext:value-type="float">
            <text:p>-0.000821586954991</text:p>
          </table:table-cell>
          <table:table-cell office:value-type="float" office:value="-0.00305928522977533" calcext:value-type="float">
            <text:p>-0.003059285229775</text:p>
          </table:table-cell>
          <table:table-cell office:value-type="float" office:value="0.000230178439655615" calcext:value-type="float">
            <text:p>0.000230178439656</text:p>
          </table:table-cell>
          <table:table-cell office:value-type="float" office:value="-0.00139619587557133" calcext:value-type="float">
            <text:p>-0.001396195875571</text:p>
          </table:table-cell>
          <table:table-cell office:value-type="float" office:value="0.00189556776598848" calcext:value-type="float">
            <text:p>0.001895567765988</text:p>
          </table:table-cell>
          <table:table-cell office:value-type="float" office:value="0.000238699135811538" calcext:value-type="float">
            <text:p>0.000238699135812</text:p>
          </table:table-cell>
          <table:table-cell office:value-type="float" office:value="-0.00216612947880673" calcext:value-type="float">
            <text:p>-0.002166129478807</text:p>
          </table:table-cell>
          <table:table-cell office:value-type="float" office:value="-0.000487660408968638" calcext:value-type="float">
            <text:p>-0.000487660408969</text:p>
          </table:table-cell>
          <table:table-cell office:value-type="float" office:value="0.000629952182632787" calcext:value-type="float">
            <text:p>0.000629952182633</text:p>
          </table:table-cell>
          <table:table-cell office:value-type="float" office:value="-0.00078012194150956" calcext:value-type="float">
            <text:p>-0.00078012194151</text:p>
          </table:table-cell>
          <table:table-cell office:value-type="float" office:value="-0.00222647471274123" calcext:value-type="float">
            <text:p>-0.002226474712741</text:p>
          </table:table-cell>
          <table:table-cell office:value-type="float" office:value="0.00442016050886279" calcext:value-type="float">
            <text:p>0.004420160508863</text:p>
          </table:table-cell>
          <table:table-cell office:value-type="float" office:value="0.00239620865862583" calcext:value-type="float">
            <text:p>0.002396208658626</text:p>
          </table:table-cell>
          <table:table-cell office:value-type="float" office:value="0.00151992760870867" calcext:value-type="float">
            <text:p>0.001519927608709</text:p>
          </table:table-cell>
          <table:table-cell office:value-type="float" office:value="0.000263320054509075" calcext:value-type="float">
            <text:p>0.000263320054509</text:p>
          </table:table-cell>
          <table:table-cell office:value-type="float" office:value="-0.00359831660092508" calcext:value-type="float">
            <text:p>-0.003598316600925</text:p>
          </table:table-cell>
          <table:table-cell office:value-type="float" office:value="-0.0000420622756576727" calcext:value-type="float">
            <text:p>-4.20622756576727E-05</text:p>
          </table:table-cell>
          <table:table-cell office:value-type="float" office:value="-0.00276681139885365" calcext:value-type="float">
            <text:p>-0.002766811398854</text:p>
          </table:table-cell>
          <table:table-cell office:value-type="float" office:value="0.000649923874439018" calcext:value-type="float">
            <text:p>0.000649923874439</text:p>
          </table:table-cell>
          <table:table-cell office:value-type="float" office:value="0.000956300269148003" calcext:value-type="float">
            <text:p>0.000956300269148</text:p>
          </table:table-cell>
          <table:table-cell office:value-type="float" office:value="0.000466027799647883" calcext:value-type="float">
            <text:p>0.000466027799648</text:p>
          </table:table-cell>
          <table:table-cell office:value-type="float" office:value="-0.00165891229539927" calcext:value-type="float">
            <text:p>-0.001658912295399</text:p>
          </table:table-cell>
          <table:table-cell office:value-type="float" office:value="-0.0011459972727963" calcext:value-type="float">
            <text:p>-0.001145997272796</text:p>
          </table:table-cell>
          <table:table-cell office:value-type="float" office:value="-0.000529012058833656" calcext:value-type="float">
            <text:p>-0.000529012058834</text:p>
          </table:table-cell>
          <table:table-cell office:value-type="float" office:value="-0.000710991518680704" calcext:value-type="float">
            <text:p>-0.000710991518681</text:p>
          </table:table-cell>
          <table:table-cell office:value-type="float" office:value="0.0066510512998858" calcext:value-type="float">
            <text:p>0.006651051299886</text:p>
          </table:table-cell>
          <table:table-cell office:value-type="float" office:value="0.00107637136312733" calcext:value-type="float">
            <text:p>0.001076371363127</text:p>
          </table:table-cell>
          <table:table-cell office:value-type="float" office:value="0.000659847446567163" calcext:value-type="float">
            <text:p>0.000659847446567</text:p>
          </table:table-cell>
          <table:table-cell office:value-type="float" office:value="-0.00136947957900518" calcext:value-type="float">
            <text:p>-0.001369479579005</text:p>
          </table:table-cell>
          <table:table-cell office:value-type="float" office:value="-0.00126469445392202" calcext:value-type="float">
            <text:p>-0.001264694453922</text:p>
          </table:table-cell>
          <table:table-cell office:value-type="float" office:value="-0.000175701336802447" calcext:value-type="float">
            <text:p>-0.000175701336802</text:p>
          </table:table-cell>
          <table:table-cell office:value-type="float" office:value="-0.00227815748164367" calcext:value-type="float">
            <text:p>-0.002278157481644</text:p>
          </table:table-cell>
          <table:table-cell office:value-type="float" office:value="0.00101719650215243" calcext:value-type="float">
            <text:p>0.001017196502152</text:p>
          </table:table-cell>
          <table:table-cell office:value-type="float" office:value="0.00111425405457888" calcext:value-type="float">
            <text:p>0.001114254054579</text:p>
          </table:table-cell>
          <table:table-cell office:value-type="float" office:value="-0.00288482470054346" calcext:value-type="float">
            <text:p>-0.002884824700543</text:p>
          </table:table-cell>
          <table:table-cell office:value-type="float" office:value="0.00737228751725155" calcext:value-type="float">
            <text:p>0.007372287517252</text:p>
          </table:table-cell>
          <table:table-cell office:value-type="float" office:value="-0.00381122342415285" calcext:value-type="float">
            <text:p>-0.003811223424153</text:p>
          </table:table-cell>
          <table:table-cell office:value-type="float" office:value="-0.00258101987343484" calcext:value-type="float">
            <text:p>-0.002581019873435</text:p>
          </table:table-cell>
          <table:table-cell office:value-type="float" office:value="-0.00204958034555458" calcext:value-type="float">
            <text:p>-0.002049580345555</text:p>
          </table:table-cell>
          <table:table-cell office:value-type="float" office:value="-0.000789985367070311" calcext:value-type="float">
            <text:p>-0.00078998536707</text:p>
          </table:table-cell>
          <table:table-cell office:value-type="float" office:value="-0.000244893456322059" calcext:value-type="float">
            <text:p>-0.000244893456322</text:p>
          </table:table-cell>
          <table:table-cell office:value-type="float" office:value="-0.00031324057712534" calcext:value-type="float">
            <text:p>-0.000313240577125</text:p>
          </table:table-cell>
          <table:table-cell office:value-type="float" office:value="0.000203615311377359" calcext:value-type="float">
            <text:p>0.000203615311377</text:p>
          </table:table-cell>
          <table:table-cell office:value-type="float" office:value="0.000353417931203581" calcext:value-type="float">
            <text:p>0.000353417931204</text:p>
          </table:table-cell>
          <table:table-cell office:value-type="float" office:value="0.000391583524943617" calcext:value-type="float">
            <text:p>0.000391583524944</text:p>
          </table:table-cell>
          <table:table-cell office:value-type="float" office:value="0.000138034017979793" calcext:value-type="float">
            <text:p>0.00013803401798</text:p>
          </table:table-cell>
          <table:table-cell office:value-type="float" office:value="-0.00033832307382553" calcext:value-type="float">
            <text:p>-0.000338323073826</text:p>
          </table:table-cell>
          <table:table-cell office:value-type="float" office:value="0.0001228649667116" calcext:value-type="float">
            <text:p>0.000122864966712</text:p>
          </table:table-cell>
          <table:table-cell office:value-type="float" office:value="0.0000580086765596399" calcext:value-type="float">
            <text:p>5.80086765596399E-05</text:p>
          </table:table-cell>
          <table:table-cell office:value-type="float" office:value="0.00000190205235689467" calcext:value-type="float">
            <text:p>1.90205235689467E-06</text:p>
          </table:table-cell>
          <table:table-cell office:value-type="float" office:value="0.000080268393107652" calcext:value-type="float">
            <text:p>8.0268393107652E-05</text:p>
          </table:table-cell>
          <table:table-cell office:value-type="float" office:value="-0.0000394827290882693" calcext:value-type="float">
            <text:p>-3.94827290882693E-05</text:p>
          </table:table-cell>
          <table:table-cell office:value-type="float" office:value="-0.0000455478152094346" calcext:value-type="float">
            <text:p>-4.55478152094346E-05</text:p>
          </table:table-cell>
          <table:table-cell office:value-type="float" office:value="-0.0000485550459732309" calcext:value-type="float">
            <text:p>-4.85550459732309E-05</text:p>
          </table:table-cell>
          <table:table-cell office:value-type="float" office:value="0.000033883080804542" calcext:value-type="float">
            <text:p>3.3883080804542E-05</text:p>
          </table:table-cell>
          <table:table-cell office:value-type="float" office:value="-0.0000111488457738562" calcext:value-type="float">
            <text:p>-1.11488457738562E-05</text:p>
          </table:table-cell>
          <table:table-cell office:value-type="float" office:value="-0.0000307075293098369" calcext:value-type="float">
            <text:p>-3.07075293098369E-05</text:p>
          </table:table-cell>
          <table:table-cell office:value-type="float" office:value="0.0000325961217601534" calcext:value-type="float">
            <text:p>3.25961217601534E-05</text:p>
          </table:table-cell>
          <table:table-cell office:value-type="float" office:value="-0.0000507052704342703" calcext:value-type="float">
            <text:p>-5.07052704342703E-05</text:p>
          </table:table-cell>
          <table:table-cell office:value-type="float" office:value="0.0000637888657546992" calcext:value-type="float">
            <text:p>6.37888657546992E-05</text:p>
          </table:table-cell>
          <table:table-cell office:value-type="float" office:value="-0.0000267110648279889" calcext:value-type="float">
            <text:p>-2.67110648279889E-05</text:p>
          </table:table-cell>
          <table:table-cell office:value-type="float" office:value="0.000010611876838873" calcext:value-type="float">
            <text:p>1.0611876838873E-05</text:p>
          </table:table-cell>
          <table:table-cell office:value-type="float" office:value="-0.0000051518148936891" calcext:value-type="float">
            <text:p>-5.1518148936891E-06</text:p>
          </table:table-cell>
          <table:table-cell office:value-type="float" office:value="-0.0000256069049422991" calcext:value-type="float">
            <text:p>-2.56069049422991E-05</text:p>
          </table:table-cell>
          <table:table-cell office:value-type="float" office:value="0.0000251167396138618" calcext:value-type="float">
            <text:p>2.51167396138618E-05</text:p>
          </table:table-cell>
          <table:table-cell office:value-type="float" office:value="-0.0000361707199466599" calcext:value-type="float">
            <text:p>-3.61707199466599E-05</text:p>
          </table:table-cell>
          <table:table-cell office:value-type="float" office:value="0.0000564412677614978" calcext:value-type="float">
            <text:p>5.64412677614978E-05</text:p>
          </table:table-cell>
          <table:table-cell office:value-type="float" office:value="-0.0000464309162662713" calcext:value-type="float">
            <text:p>-4.64309162662713E-05</text:p>
          </table:table-cell>
          <table:table-cell office:value-type="float" office:value="0.0000647722178417354" calcext:value-type="float">
            <text:p>6.47722178417354E-05</text:p>
          </table:table-cell>
          <table:table-cell office:value-type="float" office:value="-0.0000396520076983986" calcext:value-type="float">
            <text:p>-3.96520076983986E-05</text:p>
          </table:table-cell>
          <table:table-cell office:value-type="float" office:value="-0.00000533066073404864" calcext:value-type="float">
            <text:p>-5.33066073404864E-06</text:p>
          </table:table-cell>
          <table:table-cell office:value-type="float" office:value="-0.0000147275321272233" calcext:value-type="float">
            <text:p>-1.47275321272233E-05</text:p>
          </table:table-cell>
          <table:table-cell office:value-type="float" office:value="0.0000497390956951116" calcext:value-type="float">
            <text:p>4.97390956951116E-05</text:p>
          </table:table-cell>
          <table:table-cell office:value-type="float" office:value="-0.00000996282398346704" calcext:value-type="float">
            <text:p>-9.96282398346704E-06</text:p>
          </table:table-cell>
          <table:table-cell office:value-type="float" office:value="-0.0000195570305110415" calcext:value-type="float">
            <text:p>-1.95570305110415E-05</text:p>
          </table:table-cell>
          <table:table-cell office:value-type="float" office:value="-0.00000307527402598762" calcext:value-type="float">
            <text:p>-3.07527402598762E-06</text:p>
          </table:table-cell>
          <table:table-cell office:value-type="float" office:value="0.0000240674399344387" calcext:value-type="float">
            <text:p>2.40674399344387E-05</text:p>
          </table:table-cell>
          <table:table-cell office:value-type="float" office:value="-0.0000317519836158242" calcext:value-type="float">
            <text:p>-3.17519836158242E-05</text:p>
          </table:table-cell>
          <table:table-cell office:value-type="float" office:value="0.00000696796571025837" calcext:value-type="float">
            <text:p>6.96796571025837E-06</text:p>
          </table:table-cell>
          <table:table-cell office:value-type="float" office:value="-0.0000118179624308823" calcext:value-type="float">
            <text:p>-1.18179624308823E-05</text:p>
          </table:table-cell>
          <table:table-cell office:value-type="float" office:value="0.0000549950336253269" calcext:value-type="float">
            <text:p>5.49950336253269E-05</text:p>
          </table:table-cell>
          <table:table-cell office:value-type="float" office:value="-0.0000643684174354564" calcext:value-type="float">
            <text:p>-6.43684174354564E-05</text:p>
          </table:table-cell>
          <table:table-cell office:value-type="float" office:value="0.00000368821782831263" calcext:value-type="float">
            <text:p>3.68821782831263E-06</text:p>
          </table:table-cell>
          <table:table-cell office:value-type="float" office:value="0.0000594619170348198" calcext:value-type="float">
            <text:p>5.94619170348198E-05</text:p>
          </table:table-cell>
          <table:table-cell office:value-type="float" office:value="-0.0000329006506332718" calcext:value-type="float">
            <text:p>-3.29006506332718E-05</text:p>
          </table:table-cell>
          <table:table-cell office:value-type="float" office:value="0.0000162852155812798" calcext:value-type="float">
            <text:p>1.62852155812798E-05</text:p>
          </table:table-cell>
          <table:table-cell office:value-type="float" office:value="-0.0000194466133952576" calcext:value-type="float">
            <text:p>-1.94466133952576E-05</text:p>
          </table:table-cell>
          <table:table-cell office:value-type="float" office:value="0.0000423970950675368" calcext:value-type="float">
            <text:p>4.23970950675368E-05</text:p>
          </table:table-cell>
          <table:table-cell office:value-type="float" office:value="-0.000028208069176916" calcext:value-type="float">
            <text:p>-2.8208069176916E-05</text:p>
          </table:table-cell>
          <table:table-cell office:value-type="float" office:value="-0.0000500988914675093" calcext:value-type="float">
            <text:p>-5.00988914675093E-05</text:p>
          </table:table-cell>
          <table:table-cell office:value-type="float" office:value="0.0000397457089444941" calcext:value-type="float">
            <text:p>3.97457089444941E-05</text:p>
          </table:table-cell>
          <table:table-cell office:value-type="float" office:value="0.0000123740007058615" calcext:value-type="float">
            <text:p>1.23740007058615E-05</text:p>
          </table:table-cell>
          <table:table-cell office:value-type="float" office:value="-0.00000747425093250431" calcext:value-type="float">
            <text:p>-7.47425093250431E-06</text:p>
          </table:table-cell>
          <table:table-cell office:value-type="float" office:value="0.0000272636696213024" calcext:value-type="float">
            <text:p>2.72636696213024E-05</text:p>
          </table:table-cell>
          <table:table-cell office:value-type="float" office:value="-0.0000346218573862855" calcext:value-type="float">
            <text:p>-3.46218573862855E-05</text:p>
          </table:table-cell>
          <table:table-cell office:value-type="float" office:value="-0.0000139593201710087" calcext:value-type="float">
            <text:p>-1.39593201710087E-05</text:p>
          </table:table-cell>
          <table:table-cell office:value-type="float" office:value="0.000035303994537883" calcext:value-type="float">
            <text:p>3.5303994537883E-05</text:p>
          </table:table-cell>
          <table:table-cell office:value-type="float" office:value="0.00000312361986287701" calcext:value-type="float">
            <text:p>3.12361986287701E-06</text:p>
          </table:table-cell>
          <table:table-cell office:value-type="float" office:value="-0.000031728837697198" calcext:value-type="float">
            <text:p>-3.1728837697198E-05</text:p>
          </table:table-cell>
          <table:table-cell office:value-type="float" office:value="0.0000351788114172913" calcext:value-type="float">
            <text:p>3.51788114172913E-05</text:p>
          </table:table-cell>
          <table:table-cell office:value-type="float" office:value="-0.0000533458435156287" calcext:value-type="float">
            <text:p>-5.33458435156287E-05</text:p>
          </table:table-cell>
          <table:table-cell office:value-type="float" office:value="0.0000221976266624457" calcext:value-type="float">
            <text:p>2.21976266624457E-05</text:p>
          </table:table-cell>
          <table:table-cell office:value-type="float" office:value="0.0000111182582429037" calcext:value-type="float">
            <text:p>1.11182582429037E-05</text:p>
          </table:table-cell>
          <table:table-cell office:value-type="float" office:value="0.00000360166522622718" calcext:value-type="float">
            <text:p>3.60166522622718E-06</text:p>
          </table:table-cell>
          <table:table-cell office:value-type="float" office:value="0.0000175889698236231" calcext:value-type="float">
            <text:p>1.75889698236231E-05</text:p>
          </table:table-cell>
          <table:table-cell office:value-type="float" office:value="-0.0000158220087913552" calcext:value-type="float">
            <text:p>-1.58220087913552E-05</text:p>
          </table:table-cell>
          <table:table-cell office:value-type="float" office:value="-0.00000461022263098521" calcext:value-type="float">
            <text:p>-4.61022263098521E-06</text:p>
          </table:table-cell>
          <table:table-cell office:value-type="float" office:value="0.00000804235179141521" calcext:value-type="float">
            <text:p>8.04235179141521E-06</text:p>
          </table:table-cell>
          <table:table-cell office:value-type="float" office:value="-0.0000317782633207364" calcext:value-type="float">
            <text:p>-3.17782633207364E-05</text:p>
          </table:table-cell>
          <table:table-cell office:value-type="float" office:value="-0.0000066051067026951" calcext:value-type="float">
            <text:p>-6.6051067026951E-06</text:p>
          </table:table-cell>
          <table:table-cell office:value-type="float" office:value="0.000035183960688745" calcext:value-type="float">
            <text:p>3.5183960688745E-05</text:p>
          </table:table-cell>
          <table:table-cell office:value-type="float" office:value="-0.00000369321913673559" calcext:value-type="float">
            <text:p>-3.69321913673559E-06</text:p>
          </table:table-cell>
          <table:table-cell office:value-type="float" office:value="0.00000744086397014288" calcext:value-type="float">
            <text:p>7.44086397014288E-06</text:p>
          </table:table-cell>
          <table:table-cell office:value-type="float" office:value="-0.0000303247879436808" calcext:value-type="float">
            <text:p>-3.03247879436808E-05</text:p>
          </table:table-cell>
          <table:table-cell office:value-type="float" office:value="0.0000135096312797178" calcext:value-type="float">
            <text:p>1.35096312797178E-05</text:p>
          </table:table-cell>
          <table:table-cell office:value-type="float" office:value="0.00000168787017268413" calcext:value-type="float">
            <text:p>1.68787017268413E-06</text:p>
          </table:table-cell>
          <table:table-cell office:value-type="float" office:value="0.0000275997580359566" calcext:value-type="float">
            <text:p>2.75997580359566E-05</text:p>
          </table:table-cell>
          <table:table-cell office:value-type="float" office:value="-0.00000461277271995852" calcext:value-type="float">
            <text:p>-4.61277271995852E-06</text:p>
          </table:table-cell>
          <table:table-cell office:value-type="float" office:value="-0.00000124378814098103" calcext:value-type="float">
            <text:p>-1.24378814098103E-06</text:p>
          </table:table-cell>
          <table:table-cell office:value-type="float" office:value="-0.0000143580677244293" calcext:value-type="float">
            <text:p>-1.43580677244293E-05</text:p>
          </table:table-cell>
          <table:table-cell office:value-type="float" office:value="0.0000283243891036622" calcext:value-type="float">
            <text:p>2.83243891036622E-05</text:p>
          </table:table-cell>
          <table:table-cell office:value-type="float" office:value="-0.0000139655597531374" calcext:value-type="float">
            <text:p>-1.39655597531374E-05</text:p>
          </table:table-cell>
          <table:table-cell office:value-type="float" office:value="-0.0000376338534084919" calcext:value-type="float">
            <text:p>-3.76338534084919E-05</text:p>
          </table:table-cell>
          <table:table-cell office:value-type="float" office:value="0.0000527796513558609" calcext:value-type="float">
            <text:p>5.27796513558609E-05</text:p>
          </table:table-cell>
          <table:table-cell office:value-type="float" office:value="-0.0000170540968711941" calcext:value-type="float">
            <text:p>-1.70540968711941E-05</text:p>
          </table:table-cell>
          <table:table-cell table:number-columns-repeated="514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371890023241459" calcext:value-type="float">
            <text:p>0.371890023241459</text:p>
          </table:table-cell>
          <table:table-cell table:formula="of:=[.B9]*9.8" office:value-type="float" office:value="3.6445222277663" calcext:value-type="float">
            <text:p>3.6445222277663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86129983828275" calcext:value-type="float">
            <text:p>8.6129983828275E-06</text:p>
          </table:table-cell>
          <table:table-cell table:formula="of:=0.5*[.D12]*(([.D5]-[.C5])/([.D1]-[.C1]))^2" office:value-type="float" office:value="0.0000490962412383296" calcext:value-type="float">
            <text:p>4.90962412383296E-05</text:p>
          </table:table-cell>
          <table:table-cell table:formula="of:=0.5*[.E12]*(([.E5]-[.D5])/([.E1]-[.D1]))^2" office:value-type="float" office:value="0.000123446925950287" calcext:value-type="float">
            <text:p>0.00012344692595</text:p>
          </table:table-cell>
          <table:table-cell table:formula="of:=0.5*[.F12]*(([.F5]-[.E5])/([.F1]-[.E1]))^2" office:value-type="float" office:value="0.0000414996797244542" calcext:value-type="float">
            <text:p>4.14996797244542E-05</text:p>
          </table:table-cell>
          <table:table-cell table:formula="of:=0.5*[.G12]*(([.G5]-[.F5])/([.G1]-[.F1]))^2" office:value-type="float" office:value="0.00000255610445517262" calcext:value-type="float">
            <text:p>2.55610445517262E-06</text:p>
          </table:table-cell>
          <table:table-cell table:formula="of:=0.5*[.H12]*(([.H5]-[.G5])/([.H1]-[.G1]))^2" office:value-type="float" office:value="0.0000192745336577001" calcext:value-type="float">
            <text:p>1.92745336577001E-05</text:p>
          </table:table-cell>
          <table:table-cell table:formula="of:=0.5*[.I12]*(([.I5]-[.H5])/([.I1]-[.H1]))^2" office:value-type="float" office:value="0.00000470793370261035" calcext:value-type="float">
            <text:p>4.70793370261035E-06</text:p>
          </table:table-cell>
          <table:table-cell table:formula="of:=0.5*[.J12]*(([.J5]-[.I5])/([.J1]-[.I1]))^2" office:value-type="float" office:value="0.0000358730792718234" calcext:value-type="float">
            <text:p>3.58730792718234E-05</text:p>
          </table:table-cell>
          <table:table-cell table:formula="of:=0.5*[.K12]*(([.K5]-[.J5])/([.K1]-[.J1]))^2" office:value-type="float" office:value="0.000580142820591331" calcext:value-type="float">
            <text:p>0.000580142820591</text:p>
          </table:table-cell>
          <table:table-cell table:formula="of:=0.5*[.L12]*(([.L5]-[.K5])/([.L1]-[.K1]))^2" office:value-type="float" office:value="0.0000468938332608509" calcext:value-type="float">
            <text:p>4.68938332608509E-05</text:p>
          </table:table-cell>
          <table:table-cell table:formula="of:=0.5*[.M12]*(([.M5]-[.L5])/([.M1]-[.L1]))^2" office:value-type="float" office:value="0.0000000141485501634192" calcext:value-type="float">
            <text:p>1.41485501634192E-08</text:p>
          </table:table-cell>
          <table:table-cell table:formula="of:=0.5*[.N12]*(([.N5]-[.M5])/([.N1]-[.M1]))^2" office:value-type="float" office:value="0.00000176380364568065" calcext:value-type="float">
            <text:p>1.76380364568065E-06</text:p>
          </table:table-cell>
          <table:table-cell table:formula="of:=0.5*[.O12]*(([.O5]-[.N5])/([.O1]-[.N1]))^2" office:value-type="float" office:value="0.000000495509771414939" calcext:value-type="float">
            <text:p>4.95509771414939E-07</text:p>
          </table:table-cell>
          <table:table-cell table:formula="of:=0.5*[.P12]*(([.P5]-[.O5])/([.P1]-[.O1]))^2" office:value-type="float" office:value="0.00022508670749068" calcext:value-type="float">
            <text:p>0.000225086707491</text:p>
          </table:table-cell>
          <table:table-cell table:formula="of:=0.5*[.Q12]*(([.Q5]-[.P5])/([.Q1]-[.P1]))^2" office:value-type="float" office:value="0.0000107726743707813" calcext:value-type="float">
            <text:p>1.07726743707813E-05</text:p>
          </table:table-cell>
          <table:table-cell table:formula="of:=0.5*[.R12]*(([.R5]-[.Q5])/([.R1]-[.Q1]))^2" office:value-type="float" office:value="0.000104285385716366" calcext:value-type="float">
            <text:p>0.000104285385716</text:p>
          </table:table-cell>
          <table:table-cell table:formula="of:=0.5*[.S12]*(([.S5]-[.R5])/([.S1]-[.R1]))^2" office:value-type="float" office:value="0.000131955247387552" calcext:value-type="float">
            <text:p>0.000131955247388</text:p>
          </table:table-cell>
          <table:table-cell table:formula="of:=0.5*[.T12]*(([.T5]-[.S5])/([.T1]-[.S1]))^2" office:value-type="float" office:value="0.00000550019965379839" calcext:value-type="float">
            <text:p>5.50019965379839E-06</text:p>
          </table:table-cell>
          <table:table-cell table:formula="of:=0.5*[.U12]*(([.U5]-[.T5])/([.U1]-[.T1]))^2" office:value-type="float" office:value="0.000000469646023931082" calcext:value-type="float">
            <text:p>4.69646023931082E-07</text:p>
          </table:table-cell>
          <table:table-cell table:formula="of:=0.5*[.V12]*(([.V5]-[.U5])/([.V1]-[.U1]))^2" office:value-type="float" office:value="0.00000732666711373097" calcext:value-type="float">
            <text:p>7.32666711373097E-06</text:p>
          </table:table-cell>
          <table:table-cell table:formula="of:=0.5*[.W12]*(([.W5]-[.V5])/([.W1]-[.V1]))^2" office:value-type="float" office:value="0.0000126618588653786" calcext:value-type="float">
            <text:p>1.26618588653786E-05</text:p>
          </table:table-cell>
          <table:table-cell table:formula="of:=0.5*[.X12]*(([.X5]-[.W5])/([.X1]-[.W1]))^2" office:value-type="float" office:value="0.0000640473944903076" calcext:value-type="float">
            <text:p>6.40473944903076E-05</text:p>
          </table:table-cell>
          <table:table-cell table:formula="of:=0.5*[.Y12]*(([.Y5]-[.X5])/([.Y1]-[.X1]))^2" office:value-type="float" office:value="0.000035183422736848" calcext:value-type="float">
            <text:p>3.5183422736848E-05</text:p>
          </table:table-cell>
          <table:table-cell table:formula="of:=0.5*[.Z12]*(([.Z5]-[.Y5])/([.Z1]-[.Y1]))^2" office:value-type="float" office:value="0.000000751597914508493" calcext:value-type="float">
            <text:p>7.51597914508493E-07</text:p>
          </table:table-cell>
          <table:table-cell table:formula="of:=0.5*[.AA12]*(([.AA5]-[.Z5])/([.AA1]-[.Z1]))^2" office:value-type="float" office:value="0.0000122734770111846" calcext:value-type="float">
            <text:p>1.22734770111846E-05</text:p>
          </table:table-cell>
          <table:table-cell table:formula="of:=0.5*[.AB12]*(([.AB5]-[.AA5])/([.AB1]-[.AA1]))^2" office:value-type="float" office:value="0.00000915258863828813" calcext:value-type="float">
            <text:p>9.15258863828813E-06</text:p>
          </table:table-cell>
          <table:table-cell table:formula="of:=0.5*[.AC12]*(([.AC5]-[.AB5])/([.AC1]-[.AB1]))^2" office:value-type="float" office:value="0.0000000079986703738043" calcext:value-type="float">
            <text:p>7.9986703738043E-09</text:p>
          </table:table-cell>
          <table:table-cell table:formula="of:=0.5*[.AD12]*(([.AD5]-[.AC5])/([.AD1]-[.AC1]))^2" office:value-type="float" office:value="0.000984743997245085" calcext:value-type="float">
            <text:p>0.000984743997245</text:p>
          </table:table-cell>
          <table:table-cell table:formula="of:=0.5*[.AE12]*(([.AE5]-[.AD5])/([.AE1]-[.AD1]))^2" office:value-type="float" office:value="0.00363393723093801" calcext:value-type="float">
            <text:p>0.003633937230938</text:p>
          </table:table-cell>
          <table:table-cell table:formula="of:=0.5*[.AF12]*(([.AF5]-[.AE5])/([.AF1]-[.AE1]))^2" office:value-type="float" office:value="0.00456392459306997" calcext:value-type="float">
            <text:p>0.00456392459307</text:p>
          </table:table-cell>
          <table:table-cell table:formula="of:=0.5*[.AG12]*(([.AG5]-[.AF5])/([.AG1]-[.AF1]))^2" office:value-type="float" office:value="0.000326968531387765" calcext:value-type="float">
            <text:p>0.000326968531388</text:p>
          </table:table-cell>
          <table:table-cell table:formula="of:=0.5*[.AH12]*(([.AH5]-[.AG5])/([.AH1]-[.AG1]))^2" office:value-type="float" office:value="0.000404807943394481" calcext:value-type="float">
            <text:p>0.000404807943394</text:p>
          </table:table-cell>
          <table:table-cell table:formula="of:=0.5*[.AI12]*(([.AI5]-[.AH5])/([.AI1]-[.AH1]))^2" office:value-type="float" office:value="0.00705400304699834" calcext:value-type="float">
            <text:p>0.007054003046998</text:p>
          </table:table-cell>
          <table:table-cell table:formula="of:=0.5*[.AJ12]*(([.AJ5]-[.AI5])/([.AJ1]-[.AI1]))^2" office:value-type="float" office:value="0.00612181243559511" calcext:value-type="float">
            <text:p>0.006121812435595</text:p>
          </table:table-cell>
          <table:table-cell table:formula="of:=0.5*[.AK12]*(([.AK5]-[.AJ5])/([.AK1]-[.AJ1]))^2" office:value-type="float" office:value="0.0472993419373737" calcext:value-type="float">
            <text:p>0.047299341937374</text:p>
          </table:table-cell>
          <table:table-cell table:formula="of:=0.5*[.AL12]*(([.AL5]-[.AK5])/([.AL1]-[.AK1]))^2" office:value-type="float" office:value="0.00594890042762449" calcext:value-type="float">
            <text:p>0.005948900427624</text:p>
          </table:table-cell>
          <table:table-cell table:formula="of:=0.5*[.AM12]*(([.AM5]-[.AL5])/([.AM1]-[.AL1]))^2" office:value-type="float" office:value="0.00625667317925187" calcext:value-type="float">
            <text:p>0.006256673179252</text:p>
          </table:table-cell>
          <table:table-cell table:formula="of:=0.5*[.AN12]*(([.AN5]-[.AM5])/([.AN1]-[.AM1]))^2" office:value-type="float" office:value="0.00338942706547044" calcext:value-type="float">
            <text:p>0.00338942706547</text:p>
          </table:table-cell>
          <table:table-cell table:formula="of:=0.5*[.AO12]*(([.AO5]-[.AN5])/([.AO1]-[.AN1]))^2" office:value-type="float" office:value="0.00315116908885271" calcext:value-type="float">
            <text:p>0.003151169088853</text:p>
          </table:table-cell>
          <table:table-cell table:formula="of:=0.5*[.AP12]*(([.AP5]-[.AO5])/([.AP1]-[.AO1]))^2" office:value-type="float" office:value="0.00138834027485867" calcext:value-type="float">
            <text:p>0.001388340274859</text:p>
          </table:table-cell>
          <table:table-cell table:formula="of:=0.5*[.AQ12]*(([.AQ5]-[.AP5])/([.AQ1]-[.AP1]))^2" office:value-type="float" office:value="0.000644324128934341" calcext:value-type="float">
            <text:p>0.000644324128934</text:p>
          </table:table-cell>
          <table:table-cell table:formula="of:=0.5*[.AR12]*(([.AR5]-[.AQ5])/([.AR1]-[.AQ1]))^2" office:value-type="float" office:value="0.0141887469968281" calcext:value-type="float">
            <text:p>0.014188746996828</text:p>
          </table:table-cell>
          <table:table-cell table:formula="of:=0.5*[.AS12]*(([.AS5]-[.AR5])/([.AS1]-[.AR1]))^2" office:value-type="float" office:value="0.00236837955562144" calcext:value-type="float">
            <text:p>0.002368379555621</text:p>
          </table:table-cell>
          <table:table-cell table:formula="of:=0.5*[.AT12]*(([.AT5]-[.AS5])/([.AT1]-[.AS1]))^2" office:value-type="float" office:value="0.00000050546766951317" calcext:value-type="float">
            <text:p>5.0546766951317E-07</text:p>
          </table:table-cell>
          <table:table-cell table:formula="of:=0.5*[.AU12]*(([.AU5]-[.AT5])/([.AU1]-[.AT1]))^2" office:value-type="float" office:value="0.000419793298317505" calcext:value-type="float">
            <text:p>0.000419793298318</text:p>
          </table:table-cell>
          <table:table-cell table:formula="of:=0.5*[.AV12]*(([.AV5]-[.AU5])/([.AV1]-[.AU1]))^2" office:value-type="float" office:value="0.0327748971294558" calcext:value-type="float">
            <text:p>0.032774897129456</text:p>
          </table:table-cell>
          <table:table-cell table:formula="of:=0.5*[.AW12]*(([.AW5]-[.AV5])/([.AW1]-[.AV1]))^2" office:value-type="float" office:value="0.00473232715016807" calcext:value-type="float">
            <text:p>0.004732327150168</text:p>
          </table:table-cell>
          <table:table-cell table:formula="of:=0.5*[.AX12]*(([.AX5]-[.AW5])/([.AX1]-[.AW1]))^2" office:value-type="float" office:value="0.0125989971625996" calcext:value-type="float">
            <text:p>0.0125989971626</text:p>
          </table:table-cell>
          <table:table-cell table:formula="of:=0.5*[.AY12]*(([.AY5]-[.AX5])/([.AY1]-[.AX1]))^2" office:value-type="float" office:value="0.00137996261611257" calcext:value-type="float">
            <text:p>0.001379962616113</text:p>
          </table:table-cell>
          <table:table-cell table:formula="of:=0.5*[.AZ12]*(([.AZ5]-[.AY5])/([.AZ1]-[.AY1]))^2" office:value-type="float" office:value="0.00629087535425552" calcext:value-type="float">
            <text:p>0.006290875354256</text:p>
          </table:table-cell>
          <table:table-cell table:formula="of:=0.5*[.BA12]*(([.BA5]-[.AZ5])/([.BA1]-[.AZ1]))^2" office:value-type="float" office:value="0.0318073748185396" calcext:value-type="float">
            <text:p>0.03180737481854</text:p>
          </table:table-cell>
          <table:table-cell table:formula="of:=0.5*[.BB12]*(([.BB5]-[.BA5])/([.BB1]-[.BA1]))^2" office:value-type="float" office:value="0.0317572659157907" calcext:value-type="float">
            <text:p>0.031757265915791</text:p>
          </table:table-cell>
          <table:table-cell table:formula="of:=0.5*[.BC12]*(([.BC5]-[.BB5])/([.BC1]-[.BB1]))^2" office:value-type="float" office:value="0.000617850377133303" calcext:value-type="float">
            <text:p>0.000617850377133</text:p>
          </table:table-cell>
          <table:table-cell table:formula="of:=0.5*[.BD12]*(([.BD5]-[.BC5])/([.BD1]-[.BC1]))^2" office:value-type="float" office:value="0.0270781474574283" calcext:value-type="float">
            <text:p>0.027078147457428</text:p>
          </table:table-cell>
          <table:table-cell table:formula="of:=0.5*[.BE12]*(([.BE5]-[.BD5])/([.BE1]-[.BD1]))^2" office:value-type="float" office:value="0.00357425544056915" calcext:value-type="float">
            <text:p>0.003574255440569</text:p>
          </table:table-cell>
          <table:table-cell table:formula="of:=0.5*[.BF12]*(([.BF5]-[.BE5])/([.BF1]-[.BE1]))^2" office:value-type="float" office:value="0.021874212025103" calcext:value-type="float">
            <text:p>0.021874212025103</text:p>
          </table:table-cell>
          <table:table-cell table:formula="of:=0.5*[.BG12]*(([.BG5]-[.BF5])/([.BG1]-[.BF1]))^2" office:value-type="float" office:value="0.0128334304892189" calcext:value-type="float">
            <text:p>0.012833430489219</text:p>
          </table:table-cell>
          <table:table-cell table:formula="of:=0.5*[.BH12]*(([.BH5]-[.BG5])/([.BH1]-[.BG1]))^2" office:value-type="float" office:value="0.0441138370279547" calcext:value-type="float">
            <text:p>0.044113837027955</text:p>
          </table:table-cell>
          <table:table-cell table:formula="of:=0.5*[.BI12]*(([.BI5]-[.BH5])/([.BI1]-[.BH1]))^2" office:value-type="float" office:value="0.0324680174042783" calcext:value-type="float">
            <text:p>0.032468017404278</text:p>
          </table:table-cell>
          <table:table-cell table:formula="of:=0.5*[.BJ12]*(([.BJ5]-[.BI5])/([.BJ1]-[.BI1]))^2" office:value-type="float" office:value="0.0858282177261201" calcext:value-type="float">
            <text:p>0.08582821772612</text:p>
          </table:table-cell>
          <table:table-cell table:formula="of:=0.5*[.BK12]*(([.BK5]-[.BJ5])/([.BK1]-[.BJ1]))^2" office:value-type="float" office:value="0.000867568438706879" calcext:value-type="float">
            <text:p>0.000867568438707</text:p>
          </table:table-cell>
          <table:table-cell table:formula="of:=0.5*[.BL12]*(([.BL5]-[.BK5])/([.BL1]-[.BK1]))^2" office:value-type="float" office:value="0.0809384851810057" calcext:value-type="float">
            <text:p>0.080938485181006</text:p>
          </table:table-cell>
          <table:table-cell table:formula="of:=0.5*[.BM12]*(([.BM5]-[.BL5])/([.BM1]-[.BL1]))^2" office:value-type="float" office:value="0.0173233879769706" calcext:value-type="float">
            <text:p>0.017323387976971</text:p>
          </table:table-cell>
          <table:table-cell table:formula="of:=0.5*[.BN12]*(([.BN5]-[.BM5])/([.BN1]-[.BM1]))^2" office:value-type="float" office:value="0.0089230096440935" calcext:value-type="float">
            <text:p>0.008923009644094</text:p>
          </table:table-cell>
          <table:table-cell table:formula="of:=0.5*[.BO12]*(([.BO5]-[.BN5])/([.BO1]-[.BN1]))^2" office:value-type="float" office:value="0.000636865825590321" calcext:value-type="float">
            <text:p>0.00063686582559</text:p>
          </table:table-cell>
          <table:table-cell table:formula="of:=0.5*[.BP12]*(([.BP5]-[.BO5])/([.BP1]-[.BO1]))^2" office:value-type="float" office:value="0.00651959155782426" calcext:value-type="float">
            <text:p>0.006519591557824</text:p>
          </table:table-cell>
          <table:table-cell table:formula="of:=0.5*[.BQ12]*(([.BQ5]-[.BP5])/([.BQ1]-[.BP1]))^2" office:value-type="float" office:value="0.00097205505717356" calcext:value-type="float">
            <text:p>0.000972055057174</text:p>
          </table:table-cell>
          <table:table-cell table:formula="of:=0.5*[.BR12]*(([.BR5]-[.BQ5])/([.BR1]-[.BQ1]))^2" office:value-type="float" office:value="0.000253843374032484" calcext:value-type="float">
            <text:p>0.000253843374032</text:p>
          </table:table-cell>
          <table:table-cell table:formula="of:=0.5*[.BS12]*(([.BS5]-[.BR5])/([.BS1]-[.BR1]))^2" office:value-type="float" office:value="0.0434612045726514" calcext:value-type="float">
            <text:p>0.043461204572652</text:p>
          </table:table-cell>
          <table:table-cell table:formula="of:=0.5*[.BT12]*(([.BT5]-[.BS5])/([.BT1]-[.BS1]))^2" office:value-type="float" office:value="0.0390052155861731" calcext:value-type="float">
            <text:p>0.039005215586173</text:p>
          </table:table-cell>
          <table:table-cell table:formula="of:=0.5*[.BU12]*(([.BU5]-[.BT5])/([.BU1]-[.BT1]))^2" office:value-type="float" office:value="0.00407224533782387" calcext:value-type="float">
            <text:p>0.004072245337824</text:p>
          </table:table-cell>
          <table:table-cell table:formula="of:=0.5*[.BV12]*(([.BV5]-[.BU5])/([.BV1]-[.BU1]))^2" office:value-type="float" office:value="0.00350728418089904" calcext:value-type="float">
            <text:p>0.003507284180899</text:p>
          </table:table-cell>
          <table:table-cell table:formula="of:=0.5*[.BW12]*(([.BW5]-[.BV5])/([.BW1]-[.BV1]))^2" office:value-type="float" office:value="0.00887796546325438" calcext:value-type="float">
            <text:p>0.008877965463254</text:p>
          </table:table-cell>
          <table:table-cell table:formula="of:=0.5*[.BX12]*(([.BX5]-[.BW5])/([.BX1]-[.BW1]))^2" office:value-type="float" office:value="0.0660157935271492" calcext:value-type="float">
            <text:p>0.066015793527149</text:p>
          </table:table-cell>
          <table:table-cell table:formula="of:=0.5*[.BY12]*(([.BY5]-[.BX5])/([.BY1]-[.BX1]))^2" office:value-type="float" office:value="0.000863019059662426" calcext:value-type="float">
            <text:p>0.000863019059662</text:p>
          </table:table-cell>
          <table:table-cell table:formula="of:=0.5*[.BZ12]*(([.BZ5]-[.BY5])/([.BZ1]-[.BY1]))^2" office:value-type="float" office:value="0.00461767873268973" calcext:value-type="float">
            <text:p>0.00461767873269</text:p>
          </table:table-cell>
          <table:table-cell table:formula="of:=0.5*[.CA12]*(([.CA5]-[.BZ5])/([.CA1]-[.BZ1]))^2" office:value-type="float" office:value="0.000821290850596422" calcext:value-type="float">
            <text:p>0.000821290850596</text:p>
          </table:table-cell>
          <table:table-cell table:formula="of:=0.5*[.CB12]*(([.CB5]-[.CA5])/([.CB1]-[.CA1]))^2" office:value-type="float" office:value="0.0314082921017373" calcext:value-type="float">
            <text:p>0.031408292101737</text:p>
          </table:table-cell>
          <table:table-cell table:formula="of:=0.5*[.CC12]*(([.CC5]-[.CB5])/([.CC1]-[.CB1]))^2" office:value-type="float" office:value="0.0818147468670752" calcext:value-type="float">
            <text:p>0.081814746867075</text:p>
          </table:table-cell>
          <table:table-cell table:formula="of:=0.5*[.CD12]*(([.CD5]-[.CC5])/([.CD1]-[.CC1]))^2" office:value-type="float" office:value="0.00465431739078918" calcext:value-type="float">
            <text:p>0.004654317390789</text:p>
          </table:table-cell>
          <table:table-cell table:formula="of:=0.5*[.CE12]*(([.CE5]-[.CD5])/([.CE1]-[.CD1]))^2" office:value-type="float" office:value="0.00269883043175327" calcext:value-type="float">
            <text:p>0.002698830431753</text:p>
          </table:table-cell>
          <table:table-cell table:formula="of:=0.5*[.CF12]*(([.CF5]-[.CE5])/([.CF1]-[.CE1]))^2" office:value-type="float" office:value="0.0000193900451527483" calcext:value-type="float">
            <text:p>1.93900451527483E-05</text:p>
          </table:table-cell>
          <table:table-cell table:formula="of:=0.5*[.CG12]*(([.CG5]-[.CF5])/([.CG1]-[.CF1]))^2" office:value-type="float" office:value="0.0753197725610467" calcext:value-type="float">
            <text:p>0.075319772561047</text:p>
          </table:table-cell>
          <table:table-cell table:formula="of:=0.5*[.CH12]*(([.CH5]-[.CG5])/([.CH1]-[.CG1]))^2" office:value-type="float" office:value="0.00370687345824068" calcext:value-type="float">
            <text:p>0.003706873458241</text:p>
          </table:table-cell>
          <table:table-cell table:formula="of:=0.5*[.CI12]*(([.CI5]-[.CH5])/([.CI1]-[.CH1]))^2" office:value-type="float" office:value="0.00469371505384887" calcext:value-type="float">
            <text:p>0.004693715053849</text:p>
          </table:table-cell>
          <table:table-cell table:formula="of:=0.5*[.CJ12]*(([.CJ5]-[.CI5])/([.CJ1]-[.CI1]))^2" office:value-type="float" office:value="0.0649816700607538" calcext:value-type="float">
            <text:p>0.064981670060754</text:p>
          </table:table-cell>
          <table:table-cell table:formula="of:=0.5*[.CK12]*(([.CK5]-[.CJ5])/([.CK1]-[.CJ1]))^2" office:value-type="float" office:value="0.00058453673558985" calcext:value-type="float">
            <text:p>0.00058453673559</text:p>
          </table:table-cell>
          <table:table-cell table:formula="of:=0.5*[.CL12]*(([.CL5]-[.CK5])/([.CL1]-[.CK1]))^2" office:value-type="float" office:value="0.000351911056373092" calcext:value-type="float">
            <text:p>0.000351911056373</text:p>
          </table:table-cell>
          <table:table-cell table:formula="of:=0.5*[.CM12]*(([.CM5]-[.CL5])/([.CM1]-[.CL1]))^2" office:value-type="float" office:value="0.000267423166551323" calcext:value-type="float">
            <text:p>0.000267423166551</text:p>
          </table:table-cell>
          <table:table-cell table:formula="of:=0.5*[.CN12]*(([.CN5]-[.CM5])/([.CN1]-[.CM1]))^2" office:value-type="float" office:value="0.0300438132194195" calcext:value-type="float">
            <text:p>0.03004381321942</text:p>
          </table:table-cell>
          <table:table-cell table:formula="of:=0.5*[.CO12]*(([.CO5]-[.CN5])/([.CO1]-[.CN1]))^2" office:value-type="float" office:value="0.00924287624945176" calcext:value-type="float">
            <text:p>0.009242876249452</text:p>
          </table:table-cell>
          <table:table-cell table:formula="of:=0.5*[.CP12]*(([.CP5]-[.CO5])/([.CP1]-[.CO1]))^2" office:value-type="float" office:value="0.0240369157629873" calcext:value-type="float">
            <text:p>0.024036915762987</text:p>
          </table:table-cell>
          <table:table-cell table:formula="of:=0.5*[.CQ12]*(([.CQ5]-[.CP5])/([.CQ1]-[.CP1]))^2" office:value-type="float" office:value="0.0202487149087133" calcext:value-type="float">
            <text:p>0.020248714908713</text:p>
          </table:table-cell>
          <table:table-cell table:formula="of:=0.5*[.CR12]*(([.CR5]-[.CQ5])/([.CR1]-[.CQ1]))^2" office:value-type="float" office:value="0.000504364662795756" calcext:value-type="float">
            <text:p>0.000504364662796</text:p>
          </table:table-cell>
          <table:table-cell table:formula="of:=0.5*[.CS12]*(([.CS5]-[.CR5])/([.CS1]-[.CR1]))^2" office:value-type="float" office:value="0.0451473294712858" calcext:value-type="float">
            <text:p>0.045147329471286</text:p>
          </table:table-cell>
          <table:table-cell table:formula="of:=0.5*[.CT12]*(([.CT5]-[.CS5])/([.CT1]-[.CS1]))^2" office:value-type="float" office:value="0.0350111030132565" calcext:value-type="float">
            <text:p>0.035011103013257</text:p>
          </table:table-cell>
          <table:table-cell table:formula="of:=0.5*[.CU12]*(([.CU5]-[.CT5])/([.CU1]-[.CT1]))^2" office:value-type="float" office:value="0.0000493330759346624" calcext:value-type="float">
            <text:p>4.93330759346624E-05</text:p>
          </table:table-cell>
          <table:table-cell table:formula="of:=0.5*[.CV12]*(([.CV5]-[.CU5])/([.CV1]-[.CU1]))^2" office:value-type="float" office:value="0.000000435316434066694" calcext:value-type="float">
            <text:p>4.35316434066694E-07</text:p>
          </table:table-cell>
          <table:table-cell table:formula="of:=0.5*[.CW12]*(([.CW5]-[.CV5])/([.CW1]-[.CV1]))^2" office:value-type="float" office:value="0.000308622485074559" calcext:value-type="float">
            <text:p>0.000308622485075</text:p>
          </table:table-cell>
          <table:table-cell table:formula="of:=0.5*[.CX12]*(([.CX5]-[.CW5])/([.CX1]-[.CW1]))^2" office:value-type="float" office:value="0.00846027372470874" calcext:value-type="float">
            <text:p>0.008460273724709</text:p>
          </table:table-cell>
          <table:table-cell table:formula="of:=0.5*[.CY12]*(([.CY5]-[.CX5])/([.CY1]-[.CX1]))^2" office:value-type="float" office:value="0.0388305489009456" calcext:value-type="float">
            <text:p>0.038830548900946</text:p>
          </table:table-cell>
          <table:table-cell table:formula="of:=0.5*[.CZ12]*(([.CZ5]-[.CY5])/([.CZ1]-[.CY1]))^2" office:value-type="float" office:value="0.0358850149260894" calcext:value-type="float">
            <text:p>0.035885014926089</text:p>
          </table:table-cell>
          <table:table-cell table:formula="of:=0.5*[.DA12]*(([.DA5]-[.CZ5])/([.DA1]-[.CZ1]))^2" office:value-type="float" office:value="0.0392767578834951" calcext:value-type="float">
            <text:p>0.039276757883495</text:p>
          </table:table-cell>
          <table:table-cell table:formula="of:=0.5*[.DB12]*(([.DB5]-[.DA5])/([.DB1]-[.DA1]))^2" office:value-type="float" office:value="0.0106222985201957" calcext:value-type="float">
            <text:p>0.010622298520196</text:p>
          </table:table-cell>
          <table:table-cell table:formula="of:=0.5*[.DC12]*(([.DC5]-[.DB5])/([.DC1]-[.DB1]))^2" office:value-type="float" office:value="0.00867533134628652" calcext:value-type="float">
            <text:p>0.008675331346287</text:p>
          </table:table-cell>
          <table:table-cell table:formula="of:=0.5*[.DD12]*(([.DD5]-[.DC5])/([.DD1]-[.DC1]))^2" office:value-type="float" office:value="0.0052876884120823" calcext:value-type="float">
            <text:p>0.005287688412082</text:p>
          </table:table-cell>
          <table:table-cell table:formula="of:=0.5*[.DE12]*(([.DE5]-[.DD5])/([.DE1]-[.DD1]))^2" office:value-type="float" office:value="0.0762487074492637" calcext:value-type="float">
            <text:p>0.076248707449264</text:p>
          </table:table-cell>
          <table:table-cell table:formula="of:=0.5*[.DF12]*(([.DF5]-[.DE5])/([.DF1]-[.DE1]))^2" office:value-type="float" office:value="0.00000000782134018249588" calcext:value-type="float">
            <text:p>7.82134018249588E-09</text:p>
          </table:table-cell>
          <table:table-cell table:formula="of:=0.5*[.DG12]*(([.DG5]-[.DF5])/([.DG1]-[.DF1]))^2" office:value-type="float" office:value="0.00564737062225187" calcext:value-type="float">
            <text:p>0.005647370622252</text:p>
          </table:table-cell>
          <table:table-cell table:formula="of:=0.5*[.DH12]*(([.DH5]-[.DG5])/([.DH1]-[.DG1]))^2" office:value-type="float" office:value="0.000259070204620861" calcext:value-type="float">
            <text:p>0.000259070204621</text:p>
          </table:table-cell>
          <table:table-cell table:formula="of:=0.5*[.DI12]*(([.DI5]-[.DH5])/([.DI1]-[.DH1]))^2" office:value-type="float" office:value="0.00477514875664056" calcext:value-type="float">
            <text:p>0.004775148756641</text:p>
          </table:table-cell>
          <table:table-cell table:formula="of:=0.5*[.DJ12]*(([.DJ5]-[.DI5])/([.DJ1]-[.DI1]))^2" office:value-type="float" office:value="0.00489219421921043" calcext:value-type="float">
            <text:p>0.00489219421921</text:p>
          </table:table-cell>
          <table:table-cell table:formula="of:=0.5*[.DK12]*(([.DK5]-[.DJ5])/([.DK1]-[.DJ1]))^2" office:value-type="float" office:value="0.007946548597512" calcext:value-type="float">
            <text:p>0.007946548597512</text:p>
          </table:table-cell>
          <table:table-cell table:formula="of:=0.5*[.DL12]*(([.DL5]-[.DK5])/([.DL1]-[.DK1]))^2" office:value-type="float" office:value="0.0226662273465588" calcext:value-type="float">
            <text:p>0.022666227346559</text:p>
          </table:table-cell>
          <table:table-cell table:formula="of:=0.5*[.DM12]*(([.DM5]-[.DL5])/([.DM1]-[.DL1]))^2" office:value-type="float" office:value="0.000139583579947532" calcext:value-type="float">
            <text:p>0.000139583579948</text:p>
          </table:table-cell>
          <table:table-cell table:formula="of:=0.5*[.DN12]*(([.DN5]-[.DM5])/([.DN1]-[.DM1]))^2" office:value-type="float" office:value="0.000354564550011239" calcext:value-type="float">
            <text:p>0.000354564550011</text:p>
          </table:table-cell>
          <table:table-cell table:formula="of:=0.5*[.DO12]*(([.DO5]-[.DN5])/([.DO1]-[.DN1]))^2" office:value-type="float" office:value="0.0107198955082877" calcext:value-type="float">
            <text:p>0.010719895508288</text:p>
          </table:table-cell>
          <table:table-cell table:formula="of:=0.5*[.DP12]*(([.DP5]-[.DO5])/([.DP1]-[.DO1]))^2" office:value-type="float" office:value="0.083703747197717" calcext:value-type="float">
            <text:p>0.083703747197717</text:p>
          </table:table-cell>
          <table:table-cell table:formula="of:=0.5*[.DQ12]*(([.DQ5]-[.DP5])/([.DQ1]-[.DP1]))^2" office:value-type="float" office:value="0.00190426740060722" calcext:value-type="float">
            <text:p>0.001904267400607</text:p>
          </table:table-cell>
          <table:table-cell table:formula="of:=0.5*[.DR12]*(([.DR5]-[.DQ5])/([.DR1]-[.DQ1]))^2" office:value-type="float" office:value="0.0460666217755713" calcext:value-type="float">
            <text:p>0.046066621775571</text:p>
          </table:table-cell>
          <table:table-cell table:formula="of:=0.5*[.DS12]*(([.DS5]-[.DR5])/([.DS1]-[.DR1]))^2" office:value-type="float" office:value="0.0015234924950908" calcext:value-type="float">
            <text:p>0.001523492495091</text:p>
          </table:table-cell>
          <table:table-cell table:formula="of:=0.5*[.DT12]*(([.DT5]-[.DS5])/([.DT1]-[.DS1]))^2" office:value-type="float" office:value="0.000223228490860592" calcext:value-type="float">
            <text:p>0.000223228490861</text:p>
          </table:table-cell>
          <table:table-cell table:formula="of:=0.5*[.DU12]*(([.DU5]-[.DT5])/([.DU1]-[.DT1]))^2" office:value-type="float" office:value="0.00731378196961158" calcext:value-type="float">
            <text:p>0.007313781969612</text:p>
          </table:table-cell>
          <table:table-cell table:formula="of:=0.5*[.DV12]*(([.DV5]-[.DU5])/([.DV1]-[.DU1]))^2" office:value-type="float" office:value="0.066718240451585" calcext:value-type="float">
            <text:p>0.066718240451585</text:p>
          </table:table-cell>
          <table:table-cell table:formula="of:=0.5*[.DW12]*(([.DW5]-[.DV5])/([.DW1]-[.DV1]))^2" office:value-type="float" office:value="0.0000654160925589583" calcext:value-type="float">
            <text:p>6.54160925589583E-05</text:p>
          </table:table-cell>
          <table:table-cell table:formula="of:=0.5*[.DX12]*(([.DX5]-[.DW5])/([.DX1]-[.DW1]))^2" office:value-type="float" office:value="0.0941266089174889" calcext:value-type="float">
            <text:p>0.094126608917489</text:p>
          </table:table-cell>
          <table:table-cell table:formula="of:=0.5*[.DY12]*(([.DY5]-[.DX5])/([.DY1]-[.DX1]))^2" office:value-type="float" office:value="0.0385352366076452" calcext:value-type="float">
            <text:p>0.038535236607645</text:p>
          </table:table-cell>
          <table:table-cell table:formula="of:=0.5*[.DZ12]*(([.DZ5]-[.DY5])/([.DZ1]-[.DY1]))^2" office:value-type="float" office:value="0.00460653837322691" calcext:value-type="float">
            <text:p>0.004606538373227</text:p>
          </table:table-cell>
          <table:table-cell table:formula="of:=0.5*[.EA12]*(([.EA5]-[.DZ5])/([.EA1]-[.DZ1]))^2" office:value-type="float" office:value="0.00411852306201747" calcext:value-type="float">
            <text:p>0.004118523062017</text:p>
          </table:table-cell>
          <table:table-cell table:formula="of:=0.5*[.EB12]*(([.EB5]-[.EA5])/([.EB1]-[.EA1]))^2" office:value-type="float" office:value="0.0546040411093197" calcext:value-type="float">
            <text:p>0.05460404110932</text:p>
          </table:table-cell>
          <table:table-cell table:formula="of:=0.5*[.EC12]*(([.EC5]-[.EB5])/([.EC1]-[.EB1]))^2" office:value-type="float" office:value="0.0280005439566259" calcext:value-type="float">
            <text:p>0.028000543956626</text:p>
          </table:table-cell>
          <table:table-cell table:formula="of:=0.5*[.ED12]*(([.ED5]-[.EC5])/([.ED1]-[.EC1]))^2" office:value-type="float" office:value="0.00425783862874315" calcext:value-type="float">
            <text:p>0.004257838628743</text:p>
          </table:table-cell>
          <table:table-cell table:formula="of:=0.5*[.EE12]*(([.EE5]-[.ED5])/([.EE1]-[.ED1]))^2" office:value-type="float" office:value="0.0053648695556851" calcext:value-type="float">
            <text:p>0.005364869555685</text:p>
          </table:table-cell>
          <table:table-cell table:formula="of:=0.5*[.EF12]*(([.EF5]-[.EE5])/([.EF1]-[.EE1]))^2" office:value-type="float" office:value="0.0265557843286494" calcext:value-type="float">
            <text:p>0.026555784328649</text:p>
          </table:table-cell>
          <table:table-cell table:formula="of:=0.5*[.EG12]*(([.EG5]-[.EF5])/([.EG1]-[.EF1]))^2" office:value-type="float" office:value="0.0405767882731425" calcext:value-type="float">
            <text:p>0.040576788273143</text:p>
          </table:table-cell>
          <table:table-cell table:formula="of:=0.5*[.EH12]*(([.EH5]-[.EG5])/([.EH1]-[.EG1]))^2" office:value-type="float" office:value="0.0108206036552024" calcext:value-type="float">
            <text:p>0.010820603655202</text:p>
          </table:table-cell>
          <table:table-cell table:formula="of:=0.5*[.EI12]*(([.EI5]-[.EH5])/([.EI1]-[.EH1]))^2" office:value-type="float" office:value="0.0158245529991806" calcext:value-type="float">
            <text:p>0.015824552999181</text:p>
          </table:table-cell>
          <table:table-cell table:formula="of:=0.5*[.EJ12]*(([.EJ5]-[.EI5])/([.EJ1]-[.EI1]))^2" office:value-type="float" office:value="0.00934295527890638" calcext:value-type="float">
            <text:p>0.009342955278906</text:p>
          </table:table-cell>
          <table:table-cell table:formula="of:=0.5*[.EK12]*(([.EK5]-[.EJ5])/([.EK1]-[.EJ1]))^2" office:value-type="float" office:value="0.00341579828104123" calcext:value-type="float">
            <text:p>0.003415798281041</text:p>
          </table:table-cell>
          <table:table-cell table:formula="of:=0.5*[.EL12]*(([.EL5]-[.EK5])/([.EL1]-[.EK1]))^2" office:value-type="float" office:value="0.0504641659573768" calcext:value-type="float">
            <text:p>0.050464165957377</text:p>
          </table:table-cell>
          <table:table-cell table:formula="of:=0.5*[.EM12]*(([.EM5]-[.EL5])/([.EM1]-[.EL1]))^2" office:value-type="float" office:value="0.00047459061469439" calcext:value-type="float">
            <text:p>0.000474590614694</text:p>
          </table:table-cell>
          <table:table-cell table:formula="of:=0.5*[.EN12]*(([.EN5]-[.EM5])/([.EN1]-[.EM1]))^2" office:value-type="float" office:value="0.00507995734460303" calcext:value-type="float">
            <text:p>0.005079957344603</text:p>
          </table:table-cell>
          <table:table-cell table:formula="of:=0.5*[.EO12]*(([.EO5]-[.EN5])/([.EO1]-[.EN1]))^2" office:value-type="float" office:value="0.000656738432284628" calcext:value-type="float">
            <text:p>0.000656738432285</text:p>
          </table:table-cell>
          <table:table-cell table:formula="of:=0.5*[.EP12]*(([.EP5]-[.EO5])/([.EP1]-[.EO1]))^2" office:value-type="float" office:value="0.00168056250204554" calcext:value-type="float">
            <text:p>0.001680562502046</text:p>
          </table:table-cell>
          <table:table-cell table:formula="of:=0.5*[.EQ12]*(([.EQ5]-[.EP5])/([.EQ1]-[.EP1]))^2" office:value-type="float" office:value="0.0119778976006665" calcext:value-type="float">
            <text:p>0.011977897600667</text:p>
          </table:table-cell>
          <table:table-cell table:formula="of:=0.5*[.ER12]*(([.ER5]-[.EQ5])/([.ER1]-[.EQ1]))^2" office:value-type="float" office:value="0.0510696532910346" calcext:value-type="float">
            <text:p>0.051069653291035</text:p>
          </table:table-cell>
          <table:table-cell table:formula="of:=0.5*[.ES12]*(([.ES5]-[.ER5])/([.ES1]-[.ER1]))^2" office:value-type="float" office:value="0.0272609143912793" calcext:value-type="float">
            <text:p>0.027260914391279</text:p>
          </table:table-cell>
          <table:table-cell table:formula="of:=0.5*[.ET12]*(([.ET5]-[.ES5])/([.ET1]-[.ES1]))^2" office:value-type="float" office:value="0.0110608631196522" calcext:value-type="float">
            <text:p>0.011060863119652</text:p>
          </table:table-cell>
          <table:table-cell table:formula="of:=0.5*[.EU12]*(([.EU5]-[.ET5])/([.EU1]-[.ET1]))^2" office:value-type="float" office:value="0.0143679793247136" calcext:value-type="float">
            <text:p>0.014367979324714</text:p>
          </table:table-cell>
          <table:table-cell table:formula="of:=0.5*[.EV12]*(([.EV5]-[.EU5])/([.EV1]-[.EU1]))^2" office:value-type="float" office:value="0.00472553910473048" calcext:value-type="float">
            <text:p>0.00472553910473</text:p>
          </table:table-cell>
          <table:table-cell table:formula="of:=0.5*[.EW12]*(([.EW5]-[.EV5])/([.EW1]-[.EV1]))^2" office:value-type="float" office:value="0.0264395394524156" calcext:value-type="float">
            <text:p>0.026439539452416</text:p>
          </table:table-cell>
          <table:table-cell table:formula="of:=0.5*[.EX12]*(([.EX5]-[.EW5])/([.EX1]-[.EW1]))^2" office:value-type="float" office:value="0.00582740586921842" calcext:value-type="float">
            <text:p>0.005827405869218</text:p>
          </table:table-cell>
          <table:table-cell table:formula="of:=0.5*[.EY12]*(([.EY5]-[.EX5])/([.EY1]-[.EX1]))^2" office:value-type="float" office:value="0.00668795982584828" calcext:value-type="float">
            <text:p>0.006687959825848</text:p>
          </table:table-cell>
          <table:table-cell table:formula="of:=0.5*[.EZ12]*(([.EZ5]-[.EY5])/([.EZ1]-[.EY1]))^2" office:value-type="float" office:value="0.00383060092124665" calcext:value-type="float">
            <text:p>0.003830600921247</text:p>
          </table:table-cell>
          <table:table-cell table:formula="of:=0.5*[.FA12]*(([.FA5]-[.EZ5])/([.FA1]-[.EZ1]))^2" office:value-type="float" office:value="0.0000109075847770949" calcext:value-type="float">
            <text:p>1.09075847770949E-05</text:p>
          </table:table-cell>
          <table:table-cell table:formula="of:=0.5*[.FB12]*(([.FB5]-[.FA5])/([.FB1]-[.FA1]))^2" office:value-type="float" office:value="0.0000231337926204727" calcext:value-type="float">
            <text:p>2.31337926204727E-05</text:p>
          </table:table-cell>
          <table:table-cell table:formula="of:=0.5*[.FC12]*(([.FC5]-[.FB5])/([.FC1]-[.FB1]))^2" office:value-type="float" office:value="0.0627868444287686" calcext:value-type="float">
            <text:p>0.062786844428769</text:p>
          </table:table-cell>
          <table:table-cell table:formula="of:=0.5*[.FD12]*(([.FD5]-[.FC5])/([.FD1]-[.FC1]))^2" office:value-type="float" office:value="0.0121617070547895" calcext:value-type="float">
            <text:p>0.01216170705479</text:p>
          </table:table-cell>
          <table:table-cell table:formula="of:=0.5*[.FE12]*(([.FE5]-[.FD5])/([.FE1]-[.FD1]))^2" office:value-type="float" office:value="0.0174486868309637" calcext:value-type="float">
            <text:p>0.017448686830964</text:p>
          </table:table-cell>
          <table:table-cell table:formula="of:=0.5*[.FF12]*(([.FF5]-[.FE5])/([.FF1]-[.FE1]))^2" office:value-type="float" office:value="0.0160005274040043" calcext:value-type="float">
            <text:p>0.016000527404004</text:p>
          </table:table-cell>
          <table:table-cell table:formula="of:=0.5*[.FG12]*(([.FG5]-[.FF5])/([.FG1]-[.FF1]))^2" office:value-type="float" office:value="0.0122058893005812" calcext:value-type="float">
            <text:p>0.012205889300581</text:p>
          </table:table-cell>
          <table:table-cell table:formula="of:=0.5*[.FH12]*(([.FH5]-[.FG5])/([.FH1]-[.FG1]))^2" office:value-type="float" office:value="0.00326785647533447" calcext:value-type="float">
            <text:p>0.003267856475334</text:p>
          </table:table-cell>
          <table:table-cell table:formula="of:=0.5*[.FI12]*(([.FI5]-[.FH5])/([.FI1]-[.FH1]))^2" office:value-type="float" office:value="0.0010430738540385" calcext:value-type="float">
            <text:p>0.001043073854039</text:p>
          </table:table-cell>
          <table:table-cell table:formula="of:=0.5*[.FJ12]*(([.FJ5]-[.FI5])/([.FJ1]-[.FI1]))^2" office:value-type="float" office:value="0.0702946908335717" calcext:value-type="float">
            <text:p>0.070294690833572</text:p>
          </table:table-cell>
          <table:table-cell table:formula="of:=0.5*[.FK12]*(([.FK5]-[.FJ5])/([.FK1]-[.FJ1]))^2" office:value-type="float" office:value="0.0124623020369158" calcext:value-type="float">
            <text:p>0.012462302036916</text:p>
          </table:table-cell>
          <table:table-cell table:formula="of:=0.5*[.FL12]*(([.FL5]-[.FK5])/([.FL1]-[.FK1]))^2" office:value-type="float" office:value="0.0186472256017903" calcext:value-type="float">
            <text:p>0.01864722560179</text:p>
          </table:table-cell>
          <table:table-cell table:formula="of:=0.5*[.FM12]*(([.FM5]-[.FL5])/([.FM1]-[.FL1]))^2" office:value-type="float" office:value="0.0162509640035417" calcext:value-type="float">
            <text:p>0.016250964003542</text:p>
          </table:table-cell>
          <table:table-cell table:formula="of:=0.5*[.FN12]*(([.FN5]-[.FM5])/([.FN1]-[.FM1]))^2" office:value-type="float" office:value="0.0285144580082789" calcext:value-type="float">
            <text:p>0.028514458008279</text:p>
          </table:table-cell>
          <table:table-cell table:formula="of:=0.5*[.FO12]*(([.FO5]-[.FN5])/([.FO1]-[.FN1]))^2" office:value-type="float" office:value="0.00707931559726824" calcext:value-type="float">
            <text:p>0.007079315597268</text:p>
          </table:table-cell>
          <table:table-cell table:formula="of:=0.5*[.FP12]*(([.FP5]-[.FO5])/([.FP1]-[.FO1]))^2" office:value-type="float" office:value="0.000518826830632002" calcext:value-type="float">
            <text:p>0.000518826830632</text:p>
          </table:table-cell>
          <table:table-cell table:formula="of:=0.5*[.FQ12]*(([.FQ5]-[.FP5])/([.FQ1]-[.FP1]))^2" office:value-type="float" office:value="0.0059556590170494" calcext:value-type="float">
            <text:p>0.005955659017049</text:p>
          </table:table-cell>
          <table:table-cell table:formula="of:=0.5*[.FR12]*(([.FR5]-[.FQ5])/([.FR1]-[.FQ1]))^2" office:value-type="float" office:value="0.0385252149739464" calcext:value-type="float">
            <text:p>0.038525214973947</text:p>
          </table:table-cell>
          <table:table-cell table:formula="of:=0.5*[.FS12]*(([.FS5]-[.FR5])/([.FS1]-[.FR1]))^2" office:value-type="float" office:value="0.000518247745078398" calcext:value-type="float">
            <text:p>0.000518247745078</text:p>
          </table:table-cell>
          <table:table-cell table:formula="of:=0.5*[.FT12]*(([.FT5]-[.FS5])/([.FT1]-[.FS1]))^2" office:value-type="float" office:value="0.00423813735151735" calcext:value-type="float">
            <text:p>0.004238137351517</text:p>
          </table:table-cell>
          <table:table-cell table:formula="of:=0.5*[.FU12]*(([.FU5]-[.FT5])/([.FU1]-[.FT1]))^2" office:value-type="float" office:value="0.000141897261900556" calcext:value-type="float">
            <text:p>0.000141897261901</text:p>
          </table:table-cell>
          <table:table-cell table:formula="of:=0.5*[.FV12]*(([.FV5]-[.FU5])/([.FV1]-[.FU1]))^2" office:value-type="float" office:value="0.10421664346074" calcext:value-type="float">
            <text:p>0.10421664346074</text:p>
          </table:table-cell>
          <table:table-cell table:formula="of:=0.5*[.FW12]*(([.FW5]-[.FV5])/([.FW1]-[.FV1]))^2" office:value-type="float" office:value="0.00193835261145355" calcext:value-type="float">
            <text:p>0.001938352611454</text:p>
          </table:table-cell>
          <table:table-cell table:formula="of:=0.5*[.FX12]*(([.FX5]-[.FW5])/([.FX1]-[.FW1]))^2" office:value-type="float" office:value="0.000690658900980445" calcext:value-type="float">
            <text:p>0.00069065890098</text:p>
          </table:table-cell>
          <table:table-cell table:formula="of:=0.5*[.FY12]*(([.FY5]-[.FX5])/([.FY1]-[.FX1]))^2" office:value-type="float" office:value="0.00594679624859054" calcext:value-type="float">
            <text:p>0.005946796248591</text:p>
          </table:table-cell>
          <table:table-cell table:formula="of:=0.5*[.FZ12]*(([.FZ5]-[.FY5])/([.FZ1]-[.FY1]))^2" office:value-type="float" office:value="0.0609660936898223" calcext:value-type="float">
            <text:p>0.060966093689822</text:p>
          </table:table-cell>
          <table:table-cell table:formula="of:=0.5*[.GA12]*(([.GA5]-[.FZ5])/([.GA1]-[.FZ1]))^2" office:value-type="float" office:value="0.00000205444568190985" calcext:value-type="float">
            <text:p>2.05444568190985E-06</text:p>
          </table:table-cell>
          <table:table-cell table:formula="of:=0.5*[.GB12]*(([.GB5]-[.GA5])/([.GB1]-[.GA1]))^2" office:value-type="float" office:value="0.0262263475977535" calcext:value-type="float">
            <text:p>0.026226347597754</text:p>
          </table:table-cell>
          <table:table-cell table:formula="of:=0.5*[.GC12]*(([.GC5]-[.GB5])/([.GC1]-[.GB1]))^2" office:value-type="float" office:value="0.000407208535637656" calcext:value-type="float">
            <text:p>0.000407208535638</text:p>
          </table:table-cell>
          <table:table-cell table:formula="of:=0.5*[.GD12]*(([.GD5]-[.GC5])/([.GD1]-[.GC1]))^2" office:value-type="float" office:value="0.000264475822302591" calcext:value-type="float">
            <text:p>0.000264475822303</text:p>
          </table:table-cell>
          <table:table-cell table:formula="of:=0.5*[.GE12]*(([.GE5]-[.GD5])/([.GE1]-[.GD1]))^2" office:value-type="float" office:value="0.0146193519090413" calcext:value-type="float">
            <text:p>0.014619351909041</text:p>
          </table:table-cell>
          <table:table-cell table:formula="of:=0.5*[.GF12]*(([.GF5]-[.GE5])/([.GF1]-[.GE1]))^2" office:value-type="float" office:value="0.0203886402349171" calcext:value-type="float">
            <text:p>0.020388640234917</text:p>
          </table:table-cell>
          <table:table-cell table:formula="of:=0.5*[.GG12]*(([.GG5]-[.GF5])/([.GG1]-[.GF1]))^2" office:value-type="float" office:value="0.00125252164494503" calcext:value-type="float">
            <text:p>0.001252521644945</text:p>
          </table:table-cell>
          <table:table-cell table:formula="of:=0.5*[.GH12]*(([.GH5]-[.GG5])/([.GH1]-[.GG1]))^2" office:value-type="float" office:value="0.042958238470757" calcext:value-type="float">
            <text:p>0.042958238470757</text:p>
          </table:table-cell>
          <table:table-cell table:formula="of:=0.5*[.GI12]*(([.GI5]-[.GH5])/([.GI1]-[.GH1]))^2" office:value-type="float" office:value="0.000245834499885375" calcext:value-type="float">
            <text:p>0.000245834499885</text:p>
          </table:table-cell>
          <table:table-cell table:formula="of:=0.5*[.GJ12]*(([.GJ5]-[.GI5])/([.GJ1]-[.GI1]))^2" office:value-type="float" office:value="0.000157613455068483" calcext:value-type="float">
            <text:p>0.000157613455068</text:p>
          </table:table-cell>
          <table:table-cell table:formula="of:=0.5*[.GK12]*(([.GK5]-[.GJ5])/([.GK1]-[.GJ1]))^2" office:value-type="float" office:value="0.0490305087832918" calcext:value-type="float">
            <text:p>0.049030508783292</text:p>
          </table:table-cell>
          <table:table-cell table:formula="of:=0.5*[.GL12]*(([.GL5]-[.GK5])/([.GL1]-[.GK1]))^2" office:value-type="float" office:value="0.0428575619173963" calcext:value-type="float">
            <text:p>0.042857561917396</text:p>
          </table:table-cell>
          <table:table-cell table:formula="of:=0.5*[.GM12]*(([.GM5]-[.GL5])/([.GM1]-[.GL1]))^2" office:value-type="float" office:value="0.00651661050544318" calcext:value-type="float">
            <text:p>0.006516610505443</text:p>
          </table:table-cell>
          <table:table-cell table:formula="of:=0.5*[.GN12]*(([.GN5]-[.GM5])/([.GN1]-[.GM1]))^2" office:value-type="float" office:value="0.000014718765763114" calcext:value-type="float">
            <text:p>1.4718765763114E-05</text:p>
          </table:table-cell>
          <table:table-cell table:formula="of:=0.5*[.GO12]*(([.GO5]-[.GN5])/([.GO1]-[.GN1]))^2" office:value-type="float" office:value="0.0248004872429548" calcext:value-type="float">
            <text:p>0.024800487242955</text:p>
          </table:table-cell>
          <table:table-cell table:formula="of:=0.5*[.GP12]*(([.GP5]-[.GO5])/([.GP1]-[.GO1]))^2" office:value-type="float" office:value="0.0965442145244094" calcext:value-type="float">
            <text:p>0.096544214524409</text:p>
          </table:table-cell>
          <table:table-cell table:formula="of:=0.5*[.GQ12]*(([.GQ5]-[.GP5])/([.GQ1]-[.GP1]))^2" office:value-type="float" office:value="0.0058978152705813" calcext:value-type="float">
            <text:p>0.005897815270581</text:p>
          </table:table-cell>
          <table:table-cell table:formula="of:=0.5*[.GR12]*(([.GR5]-[.GQ5])/([.GR1]-[.GQ1]))^2" office:value-type="float" office:value="0.0141766917548985" calcext:value-type="float">
            <text:p>0.014176691754899</text:p>
          </table:table-cell>
          <table:table-cell table:formula="of:=0.5*[.GS12]*(([.GS5]-[.GR5])/([.GS1]-[.GR1]))^2" office:value-type="float" office:value="0.0372244737344736" calcext:value-type="float">
            <text:p>0.037224473734474</text:p>
          </table:table-cell>
          <table:table-cell table:formula="of:=0.5*[.GT12]*(([.GT5]-[.GS5])/([.GT1]-[.GS1]))^2" office:value-type="float" office:value="0.00635633271282239" calcext:value-type="float">
            <text:p>0.006356332712822</text:p>
          </table:table-cell>
          <table:table-cell table:formula="of:=0.5*[.GU12]*(([.GU5]-[.GT5])/([.GU1]-[.GT1]))^2" office:value-type="float" office:value="0.000315546479978614" calcext:value-type="float">
            <text:p>0.000315546479979</text:p>
          </table:table-cell>
          <table:table-cell table:formula="of:=0.5*[.GV12]*(([.GV5]-[.GU5])/([.GV1]-[.GU1]))^2" office:value-type="float" office:value="0.00532132308494115" calcext:value-type="float">
            <text:p>0.005321323084941</text:p>
          </table:table-cell>
          <table:table-cell table:formula="of:=0.5*[.GW12]*(([.GW5]-[.GV5])/([.GW1]-[.GV1]))^2" office:value-type="float" office:value="0.056018174040981" calcext:value-type="float">
            <text:p>0.056018174040981</text:p>
          </table:table-cell>
          <table:table-cell table:formula="of:=0.5*[.GX12]*(([.GX5]-[.GW5])/([.GX1]-[.GW1]))^2" office:value-type="float" office:value="0.0021839977777254" calcext:value-type="float">
            <text:p>0.002183997777725</text:p>
          </table:table-cell>
          <table:table-cell table:formula="of:=0.5*[.GY12]*(([.GY5]-[.GX5])/([.GY1]-[.GX1]))^2" office:value-type="float" office:value="0.0171125689713917" calcext:value-type="float">
            <text:p>0.017112568971392</text:p>
          </table:table-cell>
          <table:table-cell table:formula="of:=0.5*[.GZ12]*(([.GZ5]-[.GY5])/([.GZ1]-[.GY1]))^2" office:value-type="float" office:value="0.00276232787148267" calcext:value-type="float">
            <text:p>0.002762327871483</text:p>
          </table:table-cell>
          <table:table-cell table:formula="of:=0.5*[.HA12]*(([.HA5]-[.GZ5])/([.HA1]-[.GZ1]))^2" office:value-type="float" office:value="0.00245924282016121" calcext:value-type="float">
            <text:p>0.002459242820161</text:p>
          </table:table-cell>
          <table:table-cell table:formula="of:=0.5*[.HB12]*(([.HB5]-[.HA5])/([.HB1]-[.HA1]))^2" office:value-type="float" office:value="0.0657410742315559" calcext:value-type="float">
            <text:p>0.065741074231556</text:p>
          </table:table-cell>
          <table:table-cell table:formula="of:=0.5*[.HC12]*(([.HC5]-[.HB5])/([.HC1]-[.HB1]))^2" office:value-type="float" office:value="0.0149853576714077" calcext:value-type="float">
            <text:p>0.014985357671408</text:p>
          </table:table-cell>
          <table:table-cell table:formula="of:=0.5*[.HD12]*(([.HD5]-[.HC5])/([.HD1]-[.HC1]))^2" office:value-type="float" office:value="0.000000535947016944729" calcext:value-type="float">
            <text:p>5.35947016944729E-07</text:p>
          </table:table-cell>
          <table:table-cell table:formula="of:=0.5*[.HE12]*(([.HE5]-[.HD5])/([.HE1]-[.HD1]))^2" office:value-type="float" office:value="0.00243064638315768" calcext:value-type="float">
            <text:p>0.002430646383158</text:p>
          </table:table-cell>
          <table:table-cell table:formula="of:=0.5*[.HF12]*(([.HF5]-[.HE5])/([.HF1]-[.HE1]))^2" office:value-type="float" office:value="0.00668446178032378" calcext:value-type="float">
            <text:p>0.006684461780324</text:p>
          </table:table-cell>
          <table:table-cell table:formula="of:=0.5*[.HG12]*(([.HG5]-[.HF5])/([.HG1]-[.HF1]))^2" office:value-type="float" office:value="0.0137879769087226" calcext:value-type="float">
            <text:p>0.013787976908723</text:p>
          </table:table-cell>
          <table:table-cell table:formula="of:=0.5*[.HH12]*(([.HH5]-[.HG5])/([.HH1]-[.HG1]))^2" office:value-type="float" office:value="0.0331339790320207" calcext:value-type="float">
            <text:p>0.033133979032021</text:p>
          </table:table-cell>
          <table:table-cell table:formula="of:=0.5*[.HI12]*(([.HI5]-[.HH5])/([.HI1]-[.HH1]))^2" office:value-type="float" office:value="0.250410125605133" calcext:value-type="float">
            <text:p>0.250410125605133</text:p>
          </table:table-cell>
          <table:table-cell table:formula="of:=0.5*[.HJ12]*(([.HJ5]-[.HI5])/([.HJ1]-[.HI1]))^2" office:value-type="float" office:value="0.0125481470071598" calcext:value-type="float">
            <text:p>0.01254814700716</text:p>
          </table:table-cell>
          <table:table-cell table:formula="of:=0.5*[.HK12]*(([.HK5]-[.HJ5])/([.HK1]-[.HJ1]))^2" office:value-type="float" office:value="0.00532033784846237" calcext:value-type="float">
            <text:p>0.005320337848462</text:p>
          </table:table-cell>
          <table:table-cell table:formula="of:=0.5*[.HL12]*(([.HL5]-[.HK5])/([.HL1]-[.HK1]))^2" office:value-type="float" office:value="0.0000841458846594757" calcext:value-type="float">
            <text:p>8.41458846594757E-05</text:p>
          </table:table-cell>
          <table:table-cell table:formula="of:=0.5*[.HM12]*(([.HM5]-[.HL5])/([.HM1]-[.HL1]))^2" office:value-type="float" office:value="0.00912872669031735" calcext:value-type="float">
            <text:p>0.009128726690317</text:p>
          </table:table-cell>
          <table:table-cell table:formula="of:=0.5*[.HN12]*(([.HN5]-[.HM5])/([.HN1]-[.HM1]))^2" office:value-type="float" office:value="0.000212877366378618" calcext:value-type="float">
            <text:p>0.000212877366379</text:p>
          </table:table-cell>
          <table:table-cell table:formula="of:=0.5*[.HO12]*(([.HO5]-[.HN5])/([.HO1]-[.HN1]))^2" office:value-type="float" office:value="0.00130471974534822" calcext:value-type="float">
            <text:p>0.001304719745348</text:p>
          </table:table-cell>
          <table:table-cell table:formula="of:=0.5*[.HP12]*(([.HP5]-[.HO5])/([.HP1]-[.HO1]))^2" office:value-type="float" office:value="0.0350856178876442" calcext:value-type="float">
            <text:p>0.035085617887644</text:p>
          </table:table-cell>
          <table:table-cell table:formula="of:=0.5*[.HQ12]*(([.HQ5]-[.HP5])/([.HQ1]-[.HP1]))^2" office:value-type="float" office:value="0.0503206806348116" calcext:value-type="float">
            <text:p>0.050320680634812</text:p>
          </table:table-cell>
          <table:table-cell table:formula="of:=0.5*[.HR12]*(([.HR5]-[.HQ5])/([.HR1]-[.HQ1]))^2" office:value-type="float" office:value="0.0231096106211932" calcext:value-type="float">
            <text:p>0.023109610621193</text:p>
          </table:table-cell>
          <table:table-cell table:formula="of:=0.5*[.HS12]*(([.HS5]-[.HR5])/([.HS1]-[.HR1]))^2" office:value-type="float" office:value="0.00922219520976778" calcext:value-type="float">
            <text:p>0.009222195209768</text:p>
          </table:table-cell>
          <table:table-cell table:formula="of:=0.5*[.HT12]*(([.HT5]-[.HS5])/([.HT1]-[.HS1]))^2" office:value-type="float" office:value="0.000119093193969838" calcext:value-type="float">
            <text:p>0.00011909319397</text:p>
          </table:table-cell>
          <table:table-cell table:formula="of:=0.5*[.HU12]*(([.HU5]-[.HT5])/([.HU1]-[.HT1]))^2" office:value-type="float" office:value="0.0246713972304873" calcext:value-type="float">
            <text:p>0.024671397230487</text:p>
          </table:table-cell>
          <table:table-cell table:formula="of:=0.5*[.HV12]*(([.HV5]-[.HU5])/([.HV1]-[.HU1]))^2" office:value-type="float" office:value="0.0314419317725106" calcext:value-type="float">
            <text:p>0.031441931772511</text:p>
          </table:table-cell>
          <table:table-cell table:formula="of:=0.5*[.HW12]*(([.HW5]-[.HV5])/([.HW1]-[.HV1]))^2" office:value-type="float" office:value="0.140192257768652" calcext:value-type="float">
            <text:p>0.140192257768652</text:p>
          </table:table-cell>
          <table:table-cell table:formula="of:=0.5*[.HX12]*(([.HX5]-[.HW5])/([.HX1]-[.HW1]))^2" office:value-type="float" office:value="0.0000410872268356771" calcext:value-type="float">
            <text:p>4.10872268356771E-05</text:p>
          </table:table-cell>
          <table:table-cell table:formula="of:=0.5*[.HY12]*(([.HY5]-[.HX5])/([.HY1]-[.HX1]))^2" office:value-type="float" office:value="0.0200960095171949" calcext:value-type="float">
            <text:p>0.020096009517195</text:p>
          </table:table-cell>
          <table:table-cell table:formula="of:=0.5*[.HZ12]*(([.HZ5]-[.HY5])/([.HZ1]-[.HY1]))^2" office:value-type="float" office:value="0.0109640650801886" calcext:value-type="float">
            <text:p>0.010964065080189</text:p>
          </table:table-cell>
          <table:table-cell table:formula="of:=0.5*[.IA12]*(([.IA5]-[.HZ5])/([.IA1]-[.HZ1]))^2" office:value-type="float" office:value="0.0000153043161144767" calcext:value-type="float">
            <text:p>1.53043161144767E-05</text:p>
          </table:table-cell>
          <table:table-cell table:formula="of:=0.5*[.IB12]*(([.IB5]-[.IA5])/([.IB1]-[.IA1]))^2" office:value-type="float" office:value="0.00297374312581509" calcext:value-type="float">
            <text:p>0.002973743125815</text:p>
          </table:table-cell>
          <table:table-cell table:formula="of:=0.5*[.IC12]*(([.IC5]-[.IB5])/([.IC1]-[.IB1]))^2" office:value-type="float" office:value="0.00383810255123489" calcext:value-type="float">
            <text:p>0.003838102551235</text:p>
          </table:table-cell>
          <table:table-cell table:formula="of:=0.5*[.ID12]*(([.ID5]-[.IC5])/([.ID1]-[.IC1]))^2" office:value-type="float" office:value="0.0684220860890032" calcext:value-type="float">
            <text:p>0.068422086089003</text:p>
          </table:table-cell>
          <table:table-cell table:formula="of:=0.5*[.IE12]*(([.IE5]-[.ID5])/([.IE1]-[.ID1]))^2" office:value-type="float" office:value="0.0470301485823778" calcext:value-type="float">
            <text:p>0.047030148582378</text:p>
          </table:table-cell>
          <table:table-cell table:formula="of:=0.5*[.IF12]*(([.IF5]-[.IE5])/([.IF1]-[.IE1]))^2" office:value-type="float" office:value="0.018616497561237" calcext:value-type="float">
            <text:p>0.018616497561237</text:p>
          </table:table-cell>
          <table:table-cell table:formula="of:=0.5*[.IG12]*(([.IG5]-[.IF5])/([.IG1]-[.IF1]))^2" office:value-type="float" office:value="0.0320988358460499" calcext:value-type="float">
            <text:p>0.03209883584605</text:p>
          </table:table-cell>
          <table:table-cell table:formula="of:=0.5*[.IH12]*(([.IH5]-[.IG5])/([.IH1]-[.IG1]))^2" office:value-type="float" office:value="0.00241213363624491" calcext:value-type="float">
            <text:p>0.002412133636245</text:p>
          </table:table-cell>
          <table:table-cell table:formula="of:=0.5*[.II12]*(([.II5]-[.IH5])/([.II1]-[.IH1]))^2" office:value-type="float" office:value="0.0504275869028102" calcext:value-type="float">
            <text:p>0.05042758690281</text:p>
          </table:table-cell>
          <table:table-cell table:formula="of:=0.5*[.IJ12]*(([.IJ5]-[.II5])/([.IJ1]-[.II1]))^2" office:value-type="float" office:value="0.0489332414029075" calcext:value-type="float">
            <text:p>0.048933241402908</text:p>
          </table:table-cell>
          <table:table-cell table:formula="of:=0.5*[.IK12]*(([.IK5]-[.IJ5])/([.IK1]-[.IJ1]))^2" office:value-type="float" office:value="0.00181797159087405" calcext:value-type="float">
            <text:p>0.001817971590874</text:p>
          </table:table-cell>
          <table:table-cell table:formula="of:=0.5*[.IL12]*(([.IL5]-[.IK5])/([.IL1]-[.IK1]))^2" office:value-type="float" office:value="0.00152542254052003" calcext:value-type="float">
            <text:p>0.00152542254052</text:p>
          </table:table-cell>
          <table:table-cell table:formula="of:=0.5*[.IM12]*(([.IM5]-[.IL5])/([.IM1]-[.IL1]))^2" office:value-type="float" office:value="0.000682223860360066" calcext:value-type="float">
            <text:p>0.00068222386036</text:p>
          </table:table-cell>
          <table:table-cell table:formula="of:=0.5*[.IN12]*(([.IN5]-[.IM5])/([.IN1]-[.IM1]))^2" office:value-type="float" office:value="0.000553400303403557" calcext:value-type="float">
            <text:p>0.000553400303404</text:p>
          </table:table-cell>
          <table:table-cell table:formula="of:=0.5*[.IO12]*(([.IO5]-[.IN5])/([.IO1]-[.IN1]))^2" office:value-type="float" office:value="0.00216411529086311" calcext:value-type="float">
            <text:p>0.002164115290863</text:p>
          </table:table-cell>
          <table:table-cell table:formula="of:=0.5*[.IP12]*(([.IP5]-[.IO5])/([.IP1]-[.IO1]))^2" office:value-type="float" office:value="0.000485476703874864" calcext:value-type="float">
            <text:p>0.000485476703875</text:p>
          </table:table-cell>
          <table:table-cell table:formula="of:=0.5*[.IQ12]*(([.IQ5]-[.IP5])/([.IQ1]-[.IP1]))^2" office:value-type="float" office:value="0.000681987641694476" calcext:value-type="float">
            <text:p>0.000681987641694</text:p>
          </table:table-cell>
          <table:table-cell table:formula="of:=0.5*[.IR12]*(([.IR5]-[.IQ5])/([.IR1]-[.IQ1]))^2" office:value-type="float" office:value="0.000218815743937292" calcext:value-type="float">
            <text:p>0.000218815743937</text:p>
          </table:table-cell>
          <table:table-cell table:formula="of:=0.5*[.IS12]*(([.IS5]-[.IR5])/([.IS1]-[.IR1]))^2" office:value-type="float" office:value="0.0000000539013244290067" calcext:value-type="float">
            <text:p>5.39013244290067E-08</text:p>
          </table:table-cell>
          <table:table-cell table:formula="of:=0.5*[.IT12]*(([.IT5]-[.IS5])/([.IT1]-[.IS1]))^2" office:value-type="float" office:value="0.0000631854535135588" calcext:value-type="float">
            <text:p>6.31854535135588E-05</text:p>
          </table:table-cell>
          <table:table-cell table:formula="of:=0.5*[.IU12]*(([.IU5]-[.IT5])/([.IU1]-[.IT1]))^2" office:value-type="float" office:value="0.000365744557956256" calcext:value-type="float">
            <text:p>0.000365744557956</text:p>
          </table:table-cell>
          <table:table-cell table:formula="of:=0.5*[.IV12]*(([.IV5]-[.IU5])/([.IV1]-[.IU1]))^2" office:value-type="float" office:value="0.000040474478455263" calcext:value-type="float">
            <text:p>4.0474478455263E-05</text:p>
          </table:table-cell>
          <table:table-cell table:formula="of:=0.5*[.IW12]*(([.IW5]-[.IV5])/([.IW1]-[.IV1]))^2" office:value-type="float" office:value="0.0000627362781897685" calcext:value-type="float">
            <text:p>6.27362781897685E-05</text:p>
          </table:table-cell>
          <table:table-cell table:formula="of:=0.5*[.IX12]*(([.IX5]-[.IW5])/([.IX1]-[.IW1]))^2" office:value-type="float" office:value="0.0000223752211985259" calcext:value-type="float">
            <text:p>2.23752211985259E-05</text:p>
          </table:table-cell>
          <table:table-cell table:formula="of:=0.5*[.IY12]*(([.IY5]-[.IX5])/([.IY1]-[.IX1]))^2" office:value-type="float" office:value="0.0000129358570218952" calcext:value-type="float">
            <text:p>1.29358570218952E-05</text:p>
          </table:table-cell>
          <table:table-cell table:formula="of:=0.5*[.IZ12]*(([.IZ5]-[.IY5])/([.IZ1]-[.IY1]))^2" office:value-type="float" office:value="0.0000276639743439125" calcext:value-type="float">
            <text:p>2.76639743439125E-05</text:p>
          </table:table-cell>
          <table:table-cell table:formula="of:=0.5*[.JA12]*(([.JA5]-[.IZ5])/([.JA1]-[.IZ1]))^2" office:value-type="float" office:value="0.0000487629610952438" calcext:value-type="float">
            <text:p>4.87629610952438E-05</text:p>
          </table:table-cell>
          <table:table-cell table:formula="of:=0.5*[.JB12]*(([.JB5]-[.JA5])/([.JB1]-[.JA1]))^2" office:value-type="float" office:value="0.00000181426313680304" calcext:value-type="float">
            <text:p>1.81426313680304E-06</text:p>
          </table:table-cell>
          <table:table-cell table:formula="of:=0.5*[.JC12]*(([.JC5]-[.JB5])/([.JC1]-[.JB1]))^2" office:value-type="float" office:value="0.0000405897205065264" calcext:value-type="float">
            <text:p>4.05897205065264E-05</text:p>
          </table:table-cell>
          <table:table-cell table:formula="of:=0.5*[.JD12]*(([.JD5]-[.JC5])/([.JD1]-[.JC1]))^2" office:value-type="float" office:value="0.000045321315521833" calcext:value-type="float">
            <text:p>4.5321315521833E-05</text:p>
          </table:table-cell>
          <table:table-cell table:formula="of:=0.5*[.JE12]*(([.JE5]-[.JD5])/([.JE1]-[.JD1]))^2" office:value-type="float" office:value="0.0000134479187592701" calcext:value-type="float">
            <text:p>1.34479187592701E-05</text:p>
          </table:table-cell>
          <table:table-cell table:formula="of:=0.5*[.JF12]*(([.JF5]-[.JE5])/([.JF1]-[.JE1]))^2" office:value-type="float" office:value="0.000000471145130942704" calcext:value-type="float">
            <text:p>4.71145130942704E-07</text:p>
          </table:table-cell>
          <table:table-cell table:formula="of:=0.5*[.JG12]*(([.JG5]-[.JF5])/([.JG1]-[.JF1]))^2" office:value-type="float" office:value="0.00000115808696087249" calcext:value-type="float">
            <text:p>1.15808696087249E-06</text:p>
          </table:table-cell>
          <table:table-cell table:formula="of:=0.5*[.JH12]*(([.JH5]-[.JG5])/([.JH1]-[.JG1]))^2" office:value-type="float" office:value="0.00000647034069683795" calcext:value-type="float">
            <text:p>6.47034069683795E-06</text:p>
          </table:table-cell>
          <table:table-cell table:formula="of:=0.5*[.JI12]*(([.JI5]-[.JH5])/([.JI1]-[.JH1]))^2" office:value-type="float" office:value="0.0000170108945713663" calcext:value-type="float">
            <text:p>1.70108945713663E-05</text:p>
          </table:table-cell>
          <table:table-cell table:formula="of:=0.5*[.JJ12]*(([.JJ5]-[.JI5])/([.JJ1]-[.JI1]))^2" office:value-type="float" office:value="0.0000166755431697026" calcext:value-type="float">
            <text:p>1.66755431697026E-05</text:p>
          </table:table-cell>
          <table:table-cell table:formula="of:=0.5*[.JK12]*(([.JK5]-[.JJ5])/([.JK1]-[.JJ1]))^2" office:value-type="float" office:value="0.0000821682218239558" calcext:value-type="float">
            <text:p>8.21682218239558E-05</text:p>
          </table:table-cell>
          <table:table-cell table:formula="of:=0.5*[.JL12]*(([.JL5]-[.JK5])/([.JL1]-[.JK1]))^2" office:value-type="float" office:value="0.000163919889889194" calcext:value-type="float">
            <text:p>0.000163919889889</text:p>
          </table:table-cell>
          <table:table-cell table:formula="of:=0.5*[.JM12]*(([.JM5]-[.JL5])/([.JM1]-[.JL1]))^2" office:value-type="float" office:value="0.0000516303147132047" calcext:value-type="float">
            <text:p>5.16303147132047E-05</text:p>
          </table:table-cell>
          <table:table-cell table:formula="of:=0.5*[.JN12]*(([.JN5]-[.JM5])/([.JN1]-[.JM1]))^2" office:value-type="float" office:value="0.0000251694540446681" calcext:value-type="float">
            <text:p>2.51694540446681E-05</text:p>
          </table:table-cell>
          <table:table-cell table:formula="of:=0.5*[.JO12]*(([.JO5]-[.JN5])/([.JO1]-[.JN1]))^2" office:value-type="float" office:value="0.0000428317785028088" calcext:value-type="float">
            <text:p>4.28317785028088E-05</text:p>
          </table:table-cell>
          <table:table-cell table:formula="of:=0.5*[.JP12]*(([.JP5]-[.JO5])/([.JP1]-[.JO1]))^2" office:value-type="float" office:value="0.00000160214565010776" calcext:value-type="float">
            <text:p>1.60214565010776E-06</text:p>
          </table:table-cell>
          <table:table-cell table:formula="of:=0.5*[.JQ12]*(([.JQ5]-[.JP5])/([.JQ1]-[.JP1]))^2" office:value-type="float" office:value="0.00000234374928872949" calcext:value-type="float">
            <text:p>2.34374928872949E-06</text:p>
          </table:table-cell>
          <table:table-cell table:formula="of:=0.5*[.JR12]*(([.JR5]-[.JQ5])/([.JR1]-[.JQ1]))^2" office:value-type="float" office:value="0.0000443457382064566" calcext:value-type="float">
            <text:p>4.43457382064566E-05</text:p>
          </table:table-cell>
          <table:table-cell table:formula="of:=0.5*[.JS12]*(([.JS5]-[.JR5])/([.JS1]-[.JR1]))^2" office:value-type="float" office:value="0.00000451888818731787" calcext:value-type="float">
            <text:p>4.51888818731787E-06</text:p>
          </table:table-cell>
          <table:table-cell table:formula="of:=0.5*[.JT12]*(([.JT5]-[.JS5])/([.JT1]-[.JS1]))^2" office:value-type="float" office:value="0.00000890906805350755" calcext:value-type="float">
            <text:p>8.90906805350755E-06</text:p>
          </table:table-cell>
          <table:table-cell table:formula="of:=0.5*[.JU12]*(([.JU5]-[.JT5])/([.JU1]-[.JT1]))^2" office:value-type="float" office:value="0.00000482236408715226" calcext:value-type="float">
            <text:p>4.82236408715226E-06</text:p>
          </table:table-cell>
          <table:table-cell table:formula="of:=0.5*[.JV12]*(([.JV5]-[.JU5])/([.JV1]-[.JU1]))^2" office:value-type="float" office:value="0.0000467390894132743" calcext:value-type="float">
            <text:p>4.67390894132743E-05</text:p>
          </table:table-cell>
          <table:table-cell table:formula="of:=0.5*[.JW12]*(([.JW5]-[.JV5])/([.JW1]-[.JV1]))^2" office:value-type="float" office:value="0.000109075620568376" calcext:value-type="float">
            <text:p>0.000109075620568</text:p>
          </table:table-cell>
          <table:table-cell table:formula="of:=0.5*[.JX12]*(([.JX5]-[.JW5])/([.JX1]-[.JW1]))^2" office:value-type="float" office:value="0.0000107462145020342" calcext:value-type="float">
            <text:p>1.07462145020342E-05</text:p>
          </table:table-cell>
          <table:table-cell table:formula="of:=0.5*[.JY12]*(([.JY5]-[.JX5])/([.JY1]-[.JX1]))^2" office:value-type="float" office:value="0.000042189439517931" calcext:value-type="float">
            <text:p>4.2189439517931E-05</text:p>
          </table:table-cell>
          <table:table-cell table:formula="of:=0.5*[.JZ12]*(([.JZ5]-[.JY5])/([.JZ1]-[.JY1]))^2" office:value-type="float" office:value="0.0000503187612495334" calcext:value-type="float">
            <text:p>5.03187612495334E-05</text:p>
          </table:table-cell>
          <table:table-cell table:formula="of:=0.5*[.KA12]*(([.KA5]-[.JZ5])/([.KA1]-[.JZ1]))^2" office:value-type="float" office:value="0.00005448288254982" calcext:value-type="float">
            <text:p>5.448288254982E-05</text:p>
          </table:table-cell>
          <table:table-cell table:formula="of:=0.5*[.KB12]*(([.KB5]-[.KA5])/([.KB1]-[.KA1]))^2" office:value-type="float" office:value="0.000000114364274101095" calcext:value-type="float">
            <text:p>1.14364274101095E-07</text:p>
          </table:table-cell>
          <table:table-cell table:formula="of:=0.5*[.KC12]*(([.KC5]-[.KB5])/([.KC1]-[.KB1]))^2" office:value-type="float" office:value="0.000033582326497093" calcext:value-type="float">
            <text:p>3.3582326497093E-05</text:p>
          </table:table-cell>
          <table:table-cell table:formula="of:=0.5*[.KD12]*(([.KD5]-[.KC5])/([.KD1]-[.KC1]))^2" office:value-type="float" office:value="0.00000211518055972178" calcext:value-type="float">
            <text:p>2.11518055972178E-06</text:p>
          </table:table-cell>
          <table:table-cell table:formula="of:=0.5*[.KE12]*(([.KE5]-[.KD5])/([.KE1]-[.KD1]))^2" office:value-type="float" office:value="0.0000411800424890314" calcext:value-type="float">
            <text:p>4.11800424890314E-05</text:p>
          </table:table-cell>
          <table:table-cell table:formula="of:=0.5*[.KF12]*(([.KF5]-[.KE5])/([.KF1]-[.KE1]))^2" office:value-type="float" office:value="0.0000268534532726715" calcext:value-type="float">
            <text:p>2.68534532726715E-05</text:p>
          </table:table-cell>
          <table:table-cell table:formula="of:=0.5*[.KG12]*(([.KG5]-[.KF5])/([.KG1]-[.KF1]))^2" office:value-type="float" office:value="0.000136788319036327" calcext:value-type="float">
            <text:p>0.000136788319036</text:p>
          </table:table-cell>
          <table:table-cell table:formula="of:=0.5*[.KH12]*(([.KH5]-[.KG5])/([.KH1]-[.KG1]))^2" office:value-type="float" office:value="0.0000415349004294649" calcext:value-type="float">
            <text:p>4.15349004294649E-05</text:p>
          </table:table-cell>
          <table:table-cell table:formula="of:=0.5*[.KI12]*(([.KI5]-[.KH5])/([.KI1]-[.KH1]))^2" office:value-type="float" office:value="0.000224057992649598" calcext:value-type="float">
            <text:p>0.00022405799265</text:p>
          </table:table-cell>
          <table:table-cell table:formula="of:=0.5*[.KJ12]*(([.KJ5]-[.KI5])/([.KJ1]-[.KI1]))^2" office:value-type="float" office:value="0.000138327218126452" calcext:value-type="float">
            <text:p>0.000138327218126</text:p>
          </table:table-cell>
          <table:table-cell table:formula="of:=0.5*[.KK12]*(([.KK5]-[.KJ5])/([.KK1]-[.KJ1]))^2" office:value-type="float" office:value="0.00000197050647768129" calcext:value-type="float">
            <text:p>1.97050647768129E-06</text:p>
          </table:table-cell>
          <table:table-cell table:formula="of:=0.5*[.KL12]*(([.KL5]-[.KK5])/([.KL1]-[.KK1]))^2" office:value-type="float" office:value="0.000000280324124801788" calcext:value-type="float">
            <text:p>2.80324124801788E-07</text:p>
          </table:table-cell>
          <table:table-cell table:formula="of:=0.5*[.KM12]*(([.KM5]-[.KL5])/([.KM1]-[.KL1]))^2" office:value-type="float" office:value="0.0000288816113898887" calcext:value-type="float">
            <text:p>2.88816113898887E-05</text:p>
          </table:table-cell>
          <table:table-cell table:formula="of:=0.5*[.KN12]*(([.KN5]-[.KM5])/([.KN1]-[.KM1]))^2" office:value-type="float" office:value="0.0000292299062367184" calcext:value-type="float">
            <text:p>2.92299062367184E-05</text:p>
          </table:table-cell>
          <table:table-cell table:formula="of:=0.5*[.KO12]*(([.KO5]-[.KN5])/([.KO1]-[.KN1]))^2" office:value-type="float" office:value="0.00000730808799643693" calcext:value-type="float">
            <text:p>7.30808799643693E-06</text:p>
          </table:table-cell>
          <table:table-cell table:formula="of:=0.5*[.KP12]*(([.KP5]-[.KO5])/([.KP1]-[.KO1]))^2" office:value-type="float" office:value="0.000102417738736512" calcext:value-type="float">
            <text:p>0.000102417738737</text:p>
          </table:table-cell>
          <table:table-cell table:formula="of:=0.5*[.KQ12]*(([.KQ5]-[.KP5])/([.KQ1]-[.KP1]))^2" office:value-type="float" office:value="0.000000490929364148638" calcext:value-type="float">
            <text:p>4.90929364148638E-07</text:p>
          </table:table-cell>
          <table:table-cell table:formula="of:=0.5*[.KR12]*(([.KR5]-[.KQ5])/([.KR1]-[.KQ1]))^2" office:value-type="float" office:value="0.000005913158709493" calcext:value-type="float">
            <text:p>5.913158709493E-06</text:p>
          </table:table-cell>
          <table:table-cell table:formula="of:=0.5*[.KS12]*(([.KS5]-[.KR5])/([.KS1]-[.KR1]))^2" office:value-type="float" office:value="0.00000757537271967272" calcext:value-type="float">
            <text:p>7.57537271967272E-06</text:p>
          </table:table-cell>
          <table:table-cell table:formula="of:=0.5*[.KT12]*(([.KT5]-[.KS5])/([.KT1]-[.KS1]))^2" office:value-type="float" office:value="0.000206485981211824" calcext:value-type="float">
            <text:p>0.000206485981212</text:p>
          </table:table-cell>
          <table:table-cell table:formula="of:=0.5*[.KU12]*(([.KU5]-[.KT5])/([.KU1]-[.KT1]))^2" office:value-type="float" office:value="0.0000910687703298368" calcext:value-type="float">
            <text:p>9.10687703298368E-05</text:p>
          </table:table-cell>
          <table:table-cell table:formula="of:=0.5*[.KV12]*(([.KV5]-[.KU5])/([.KV1]-[.KU1]))^2" office:value-type="float" office:value="0.000000238156564214999" calcext:value-type="float">
            <text:p>2.38156564214999E-07</text:p>
          </table:table-cell>
          <table:table-cell table:formula="of:=0.5*[.KW12]*(([.KW5]-[.KV5])/([.KW1]-[.KV1]))^2" office:value-type="float" office:value="0.0000014121246863212" calcext:value-type="float">
            <text:p>1.4121246863212E-06</text:p>
          </table:table-cell>
          <table:table-cell table:formula="of:=0.5*[.KX12]*(([.KX5]-[.KW5])/([.KX1]-[.KW1]))^2" office:value-type="float" office:value="0.00000256303904376193" calcext:value-type="float">
            <text:p>2.56303904376193E-06</text:p>
          </table:table-cell>
          <table:table-cell table:formula="of:=0.5*[.KY12]*(([.KY5]-[.KX5])/([.KY1]-[.KX1]))^2" office:value-type="float" office:value="0.0000108342244416555" calcext:value-type="float">
            <text:p>1.08342244416555E-05</text:p>
          </table:table-cell>
          <table:table-cell table:formula="of:=0.5*[.KZ12]*(([.KZ5]-[.KY5])/([.KZ1]-[.KY1]))^2" office:value-type="float" office:value="0.00000663640479597077" calcext:value-type="float">
            <text:p>6.63640479597077E-06</text:p>
          </table:table-cell>
          <table:table-cell table:formula="of:=0.5*[.LA12]*(([.LA5]-[.KZ5])/([.LA1]-[.KZ1]))^2" office:value-type="float" office:value="0.000000446944942029582" calcext:value-type="float">
            <text:p>4.46944942029582E-07</text:p>
          </table:table-cell>
          <table:table-cell table:formula="of:=0.5*[.LB12]*(([.LB5]-[.LA5])/([.LB1]-[.LA1]))^2" office:value-type="float" office:value="0.0000622686785365538" calcext:value-type="float">
            <text:p>6.22686785365538E-05</text:p>
          </table:table-cell>
          <table:table-cell table:formula="of:=0.5*[.LC12]*(([.LC5]-[.LB5])/([.LC1]-[.LB1]))^2" office:value-type="float" office:value="0.00000384017775493666" calcext:value-type="float">
            <text:p>3.84017775493666E-06</text:p>
          </table:table-cell>
          <table:table-cell table:formula="of:=0.5*[.LD12]*(([.LD5]-[.LC5])/([.LD1]-[.LC1]))^2" office:value-type="float" office:value="0.000064465944466403" calcext:value-type="float">
            <text:p>6.4465944466403E-05</text:p>
          </table:table-cell>
          <table:table-cell table:formula="of:=0.5*[.LE12]*(([.LE5]-[.LD5])/([.LE1]-[.LD1]))^2" office:value-type="float" office:value="0.00000251966588074322" calcext:value-type="float">
            <text:p>2.51966588074322E-06</text:p>
          </table:table-cell>
          <table:table-cell table:formula="of:=0.5*[.LF12]*(([.LF5]-[.LE5])/([.LF1]-[.LE1]))^2" office:value-type="float" office:value="0.00000671866865838898" calcext:value-type="float">
            <text:p>6.71866865838898E-06</text:p>
          </table:table-cell>
          <table:table-cell table:formula="of:=0.5*[.LG12]*(([.LG5]-[.LF5])/([.LG1]-[.LF1]))^2" office:value-type="float" office:value="0.0000821148142703015" calcext:value-type="float">
            <text:p>8.21148142703015E-05</text:p>
          </table:table-cell>
          <table:table-cell table:formula="of:=0.5*[.LH12]*(([.LH5]-[.LG5])/([.LH1]-[.LG1]))^2" office:value-type="float" office:value="0.000000011017592193016" calcext:value-type="float">
            <text:p>1.1017592193016E-08</text:p>
          </table:table-cell>
          <table:table-cell table:formula="of:=0.5*[.LI12]*(([.LI5]-[.LH5])/([.LI1]-[.LH1]))^2" office:value-type="float" office:value="0.00000361089481410072" calcext:value-type="float">
            <text:p>3.61089481410072E-06</text:p>
          </table:table-cell>
          <table:table-cell table:formula="of:=0.5*[.LJ12]*(([.LJ5]-[.LI5])/([.LJ1]-[.LI1]))^2" office:value-type="float" office:value="0.00000000272819348968405" calcext:value-type="float">
            <text:p>2.72819348968405E-09</text:p>
          </table:table-cell>
          <table:table-cell table:formula="of:=0.5*[.LK12]*(([.LK5]-[.LJ5])/([.LK1]-[.LJ1]))^2" office:value-type="float" office:value="0.0000288828680534445" calcext:value-type="float">
            <text:p>2.88828680534445E-05</text:p>
          </table:table-cell>
          <table:table-cell table:formula="of:=0.5*[.LL12]*(([.LL5]-[.LK5])/([.LL1]-[.LK1]))^2" office:value-type="float" office:value="0.000000683817167955657" calcext:value-type="float">
            <text:p>6.83817167955657E-07</text:p>
          </table:table-cell>
          <table:table-cell table:formula="of:=0.5*[.LM12]*(([.LM5]-[.LL5])/([.LM1]-[.LL1]))^2" office:value-type="float" office:value="0.00000147109722834603" calcext:value-type="float">
            <text:p>1.47109722834603E-06</text:p>
          </table:table-cell>
          <table:table-cell table:formula="of:=0.5*[.LN12]*(([.LN5]-[.LM5])/([.LN1]-[.LM1]))^2" office:value-type="float" office:value="0.0000164010754546761" calcext:value-type="float">
            <text:p>1.64010754546761E-05</text:p>
          </table:table-cell>
          <table:table-cell table:formula="of:=0.5*[.LO12]*(([.LO5]-[.LN5])/([.LO1]-[.LN1]))^2" office:value-type="float" office:value="0.0000254851455353517" calcext:value-type="float">
            <text:p>2.54851455353517E-05</text:p>
          </table:table-cell>
          <table:table-cell table:formula="of:=0.5*[.LP12]*(([.LP5]-[.LO5])/([.LP1]-[.LO1]))^2" office:value-type="float" office:value="0.0000768397627108005" calcext:value-type="float">
            <text:p>7.68397627108005E-05</text:p>
          </table:table-cell>
          <table:table-cell table:formula="of:=0.5*[.LQ12]*(([.LQ5]-[.LP5])/([.LQ1]-[.LP1]))^2" office:value-type="float" office:value="0.000202179335473459" calcext:value-type="float">
            <text:p>0.000202179335473</text:p>
          </table:table-cell>
          <table:table-cell table:formula="of:=0.5*[.LR12]*(([.LR5]-[.LQ5])/([.LR1]-[.LQ1]))^2" office:value-type="float" office:value="0.0000138845339953176" calcext:value-type="float">
            <text:p>1.38845339953176E-05</text:p>
          </table:table-cell>
          <table:table-cell table:formula="of:=0.5*[.LS12]*(([.LS5]-[.LR5])/([.LS1]-[.LR1]))^2" office:value-type="float" office:value="0.00026588143802162" calcext:value-type="float">
            <text:p>0.000265881438022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280152412119989" calcext:value-type="float">
            <text:p>2.80152412119989E-06</text:p>
          </table:table-cell>
          <table:table-cell table:formula="of:=0.5*[.D12]*(([.D6]-[.C6])/([.D1]-[.C1]))^2" office:value-type="float" office:value="0.00000886963389963136" calcext:value-type="float">
            <text:p>8.86963389963136E-06</text:p>
          </table:table-cell>
          <table:table-cell table:formula="of:=0.5*[.E12]*(([.E6]-[.D6])/([.E1]-[.D1]))^2" office:value-type="float" office:value="0.0000110299432578352" calcext:value-type="float">
            <text:p>1.10299432578352E-05</text:p>
          </table:table-cell>
          <table:table-cell table:formula="of:=0.5*[.F12]*(([.F6]-[.E6])/([.F1]-[.E1]))^2" office:value-type="float" office:value="0.00000732454181854217" calcext:value-type="float">
            <text:p>7.32454181854217E-06</text:p>
          </table:table-cell>
          <table:table-cell table:formula="of:=0.5*[.G12]*(([.G6]-[.F6])/([.G1]-[.F1]))^2" office:value-type="float" office:value="0.0000016900997047389" calcext:value-type="float">
            <text:p>1.6900997047389E-06</text:p>
          </table:table-cell>
          <table:table-cell table:formula="of:=0.5*[.H12]*(([.H6]-[.G6])/([.H1]-[.G1]))^2" office:value-type="float" office:value="0.00000000326448049814514" calcext:value-type="float">
            <text:p>3.26448049814514E-09</text:p>
          </table:table-cell>
          <table:table-cell table:formula="of:=0.5*[.I12]*(([.I6]-[.H6])/([.I1]-[.H1]))^2" office:value-type="float" office:value="0.0000000173397229825848" calcext:value-type="float">
            <text:p>1.73397229825848E-08</text:p>
          </table:table-cell>
          <table:table-cell table:formula="of:=0.5*[.J12]*(([.J6]-[.I6])/([.J1]-[.I1]))^2" office:value-type="float" office:value="0.000000874431947861164" calcext:value-type="float">
            <text:p>8.74431947861164E-07</text:p>
          </table:table-cell>
          <table:table-cell table:formula="of:=0.5*[.K12]*(([.K6]-[.J6])/([.K1]-[.J1]))^2" office:value-type="float" office:value="0.00000902718838248119" calcext:value-type="float">
            <text:p>9.02718838248119E-06</text:p>
          </table:table-cell>
          <table:table-cell table:formula="of:=0.5*[.L12]*(([.L6]-[.K6])/([.L1]-[.K1]))^2" office:value-type="float" office:value="0.000000473533945822973" calcext:value-type="float">
            <text:p>4.73533945822973E-07</text:p>
          </table:table-cell>
          <table:table-cell table:formula="of:=0.5*[.M12]*(([.M6]-[.L6])/([.M1]-[.L1]))^2" office:value-type="float" office:value="0.0000000320575596706818" calcext:value-type="float">
            <text:p>3.20575596706818E-08</text:p>
          </table:table-cell>
          <table:table-cell table:formula="of:=0.5*[.N12]*(([.N6]-[.M6])/([.N1]-[.M1]))^2" office:value-type="float" office:value="0.0000000371287103587498" calcext:value-type="float">
            <text:p>3.71287103587498E-08</text:p>
          </table:table-cell>
          <table:table-cell table:formula="of:=0.5*[.O12]*(([.O6]-[.N6])/([.O1]-[.N1]))^2" office:value-type="float" office:value="0.000000117378157714606" calcext:value-type="float">
            <text:p>1.17378157714606E-07</text:p>
          </table:table-cell>
          <table:table-cell table:formula="of:=0.5*[.P12]*(([.P6]-[.O6])/([.P1]-[.O1]))^2" office:value-type="float" office:value="0.00000291383981141271" calcext:value-type="float">
            <text:p>2.91383981141271E-06</text:p>
          </table:table-cell>
          <table:table-cell table:formula="of:=0.5*[.Q12]*(([.Q6]-[.P6])/([.Q1]-[.P1]))^2" office:value-type="float" office:value="0.000000329986081473608" calcext:value-type="float">
            <text:p>3.29986081473608E-07</text:p>
          </table:table-cell>
          <table:table-cell table:formula="of:=0.5*[.R12]*(([.R6]-[.Q6])/([.R1]-[.Q1]))^2" office:value-type="float" office:value="0.0000109169341958629" calcext:value-type="float">
            <text:p>1.09169341958629E-05</text:p>
          </table:table-cell>
          <table:table-cell table:formula="of:=0.5*[.S12]*(([.S6]-[.R6])/([.S1]-[.R1]))^2" office:value-type="float" office:value="0.0000200648802627214" calcext:value-type="float">
            <text:p>2.00648802627214E-05</text:p>
          </table:table-cell>
          <table:table-cell table:formula="of:=0.5*[.T12]*(([.T6]-[.S6])/([.T1]-[.S1]))^2" office:value-type="float" office:value="0.000000326682425998865" calcext:value-type="float">
            <text:p>3.26682425998865E-07</text:p>
          </table:table-cell>
          <table:table-cell table:formula="of:=0.5*[.U12]*(([.U6]-[.T6])/([.U1]-[.T1]))^2" office:value-type="float" office:value="0.0000000231498335252759" calcext:value-type="float">
            <text:p>2.31498335252759E-08</text:p>
          </table:table-cell>
          <table:table-cell table:formula="of:=0.5*[.V12]*(([.V6]-[.U6])/([.V1]-[.U1]))^2" office:value-type="float" office:value="0.000000000251119996919748" calcext:value-type="float">
            <text:p>2.51119996919748E-10</text:p>
          </table:table-cell>
          <table:table-cell table:formula="of:=0.5*[.W12]*(([.W6]-[.V6])/([.W1]-[.V1]))^2" office:value-type="float" office:value="0.00000019187807750456" calcext:value-type="float">
            <text:p>1.9187807750456E-07</text:p>
          </table:table-cell>
          <table:table-cell table:formula="of:=0.5*[.X12]*(([.X6]-[.W6])/([.X1]-[.W1]))^2" office:value-type="float" office:value="0.00000100866412294466" calcext:value-type="float">
            <text:p>1.00866412294466E-06</text:p>
          </table:table-cell>
          <table:table-cell table:formula="of:=0.5*[.Y12]*(([.Y6]-[.X6])/([.Y1]-[.X1]))^2" office:value-type="float" office:value="0.000000357262963622431" calcext:value-type="float">
            <text:p>3.57262963622431E-07</text:p>
          </table:table-cell>
          <table:table-cell table:formula="of:=0.5*[.Z12]*(([.Z6]-[.Y6])/([.Z1]-[.Y1]))^2" office:value-type="float" office:value="0.000000430850642125008" calcext:value-type="float">
            <text:p>4.30850642125008E-07</text:p>
          </table:table-cell>
          <table:table-cell table:formula="of:=0.5*[.AA12]*(([.AA6]-[.Z6])/([.AA1]-[.Z1]))^2" office:value-type="float" office:value="0.00000140940773293597" calcext:value-type="float">
            <text:p>1.40940773293597E-06</text:p>
          </table:table-cell>
          <table:table-cell table:formula="of:=0.5*[.AB12]*(([.AB6]-[.AA6])/([.AB1]-[.AA1]))^2" office:value-type="float" office:value="0.0000010610733767377" calcext:value-type="float">
            <text:p>1.0610733767377E-06</text:p>
          </table:table-cell>
          <table:table-cell table:formula="of:=0.5*[.AC12]*(([.AC6]-[.AB6])/([.AC1]-[.AB1]))^2" office:value-type="float" office:value="0.000000240990937716668" calcext:value-type="float">
            <text:p>2.40990937716668E-07</text:p>
          </table:table-cell>
          <table:table-cell table:formula="of:=0.5*[.AD12]*(([.AD6]-[.AC6])/([.AD1]-[.AC1]))^2" office:value-type="float" office:value="0.0000675344389707849" calcext:value-type="float">
            <text:p>6.75344389707849E-05</text:p>
          </table:table-cell>
          <table:table-cell table:formula="of:=0.5*[.AE12]*(([.AE6]-[.AD6])/([.AE1]-[.AD1]))^2" office:value-type="float" office:value="0.000307966702917945" calcext:value-type="float">
            <text:p>0.000307966702918</text:p>
          </table:table-cell>
          <table:table-cell table:formula="of:=0.5*[.AF12]*(([.AF6]-[.AE6])/([.AF1]-[.AE1]))^2" office:value-type="float" office:value="0.00459184172188256" calcext:value-type="float">
            <text:p>0.004591841721883</text:p>
          </table:table-cell>
          <table:table-cell table:formula="of:=0.5*[.AG12]*(([.AG6]-[.AF6])/([.AG1]-[.AF1]))^2" office:value-type="float" office:value="0.00213896778882226" calcext:value-type="float">
            <text:p>0.002138967788822</text:p>
          </table:table-cell>
          <table:table-cell table:formula="of:=0.5*[.AH12]*(([.AH6]-[.AG6])/([.AH1]-[.AG1]))^2" office:value-type="float" office:value="0.00413391386462246" calcext:value-type="float">
            <text:p>0.004133913864622</text:p>
          </table:table-cell>
          <table:table-cell table:formula="of:=0.5*[.AI12]*(([.AI6]-[.AH6])/([.AI1]-[.AH1]))^2" office:value-type="float" office:value="0.0000379842489517451" calcext:value-type="float">
            <text:p>3.79842489517451E-05</text:p>
          </table:table-cell>
          <table:table-cell table:formula="of:=0.5*[.AJ12]*(([.AJ6]-[.AI6])/([.AJ1]-[.AI1]))^2" office:value-type="float" office:value="0.0000053903305871894" calcext:value-type="float">
            <text:p>5.3903305871894E-06</text:p>
          </table:table-cell>
          <table:table-cell table:formula="of:=0.5*[.AK12]*(([.AK6]-[.AJ6])/([.AK1]-[.AJ1]))^2" office:value-type="float" office:value="0.00784865626782662" calcext:value-type="float">
            <text:p>0.007848656267827</text:p>
          </table:table-cell>
          <table:table-cell table:formula="of:=0.5*[.AL12]*(([.AL6]-[.AK6])/([.AL1]-[.AK1]))^2" office:value-type="float" office:value="0.00311692550481512" calcext:value-type="float">
            <text:p>0.003116925504815</text:p>
          </table:table-cell>
          <table:table-cell table:formula="of:=0.5*[.AM12]*(([.AM6]-[.AL6])/([.AM1]-[.AL1]))^2" office:value-type="float" office:value="0.0114080408626439" calcext:value-type="float">
            <text:p>0.011408040862644</text:p>
          </table:table-cell>
          <table:table-cell table:formula="of:=0.5*[.AN12]*(([.AN6]-[.AM6])/([.AN1]-[.AM1]))^2" office:value-type="float" office:value="0.00116604831759699" calcext:value-type="float">
            <text:p>0.001166048317597</text:p>
          </table:table-cell>
          <table:table-cell table:formula="of:=0.5*[.AO12]*(([.AO6]-[.AN6])/([.AO1]-[.AN1]))^2" office:value-type="float" office:value="0.00000000751682578802526" calcext:value-type="float">
            <text:p>7.51682578802526E-09</text:p>
          </table:table-cell>
          <table:table-cell table:formula="of:=0.5*[.AP12]*(([.AP6]-[.AO6])/([.AP1]-[.AO1]))^2" office:value-type="float" office:value="0.0113494714439276" calcext:value-type="float">
            <text:p>0.011349471443928</text:p>
          </table:table-cell>
          <table:table-cell table:formula="of:=0.5*[.AQ12]*(([.AQ6]-[.AP6])/([.AQ1]-[.AP1]))^2" office:value-type="float" office:value="0.00233414498271835" calcext:value-type="float">
            <text:p>0.002334144982718</text:p>
          </table:table-cell>
          <table:table-cell table:formula="of:=0.5*[.AR12]*(([.AR6]-[.AQ6])/([.AR1]-[.AQ1]))^2" office:value-type="float" office:value="0.00319113782254067" calcext:value-type="float">
            <text:p>0.003191137822541</text:p>
          </table:table-cell>
          <table:table-cell table:formula="of:=0.5*[.AS12]*(([.AS6]-[.AR6])/([.AS1]-[.AR1]))^2" office:value-type="float" office:value="0.000260510397181584" calcext:value-type="float">
            <text:p>0.000260510397182</text:p>
          </table:table-cell>
          <table:table-cell table:formula="of:=0.5*[.AT12]*(([.AT6]-[.AS6])/([.AT1]-[.AS1]))^2" office:value-type="float" office:value="0.000930091846744693" calcext:value-type="float">
            <text:p>0.000930091846745</text:p>
          </table:table-cell>
          <table:table-cell table:formula="of:=0.5*[.AU12]*(([.AU6]-[.AT6])/([.AU1]-[.AT1]))^2" office:value-type="float" office:value="0.000174937404282666" calcext:value-type="float">
            <text:p>0.000174937404283</text:p>
          </table:table-cell>
          <table:table-cell table:formula="of:=0.5*[.AV12]*(([.AV6]-[.AU6])/([.AV1]-[.AU1]))^2" office:value-type="float" office:value="0.0000837817536990151" calcext:value-type="float">
            <text:p>8.37817536990151E-05</text:p>
          </table:table-cell>
          <table:table-cell table:formula="of:=0.5*[.AW12]*(([.AW6]-[.AV6])/([.AW1]-[.AV1]))^2" office:value-type="float" office:value="0.0129586786508075" calcext:value-type="float">
            <text:p>0.012958678650808</text:p>
          </table:table-cell>
          <table:table-cell table:formula="of:=0.5*[.AX12]*(([.AX6]-[.AW6])/([.AX1]-[.AW1]))^2" office:value-type="float" office:value="0.000105319846671577" calcext:value-type="float">
            <text:p>0.000105319846672</text:p>
          </table:table-cell>
          <table:table-cell table:formula="of:=0.5*[.AY12]*(([.AY6]-[.AX6])/([.AY1]-[.AX1]))^2" office:value-type="float" office:value="0.000426506496986914" calcext:value-type="float">
            <text:p>0.000426506496987</text:p>
          </table:table-cell>
          <table:table-cell table:formula="of:=0.5*[.AZ12]*(([.AZ6]-[.AY6])/([.AZ1]-[.AY1]))^2" office:value-type="float" office:value="0.000375530629690361" calcext:value-type="float">
            <text:p>0.00037553062969</text:p>
          </table:table-cell>
          <table:table-cell table:formula="of:=0.5*[.BA12]*(([.BA6]-[.AZ6])/([.BA1]-[.AZ1]))^2" office:value-type="float" office:value="0.0000825089077535428" calcext:value-type="float">
            <text:p>8.25089077535428E-05</text:p>
          </table:table-cell>
          <table:table-cell table:formula="of:=0.5*[.BB12]*(([.BB6]-[.BA6])/([.BB1]-[.BA1]))^2" office:value-type="float" office:value="0.000731343099514606" calcext:value-type="float">
            <text:p>0.000731343099515</text:p>
          </table:table-cell>
          <table:table-cell table:formula="of:=0.5*[.BC12]*(([.BC6]-[.BB6])/([.BC1]-[.BB1]))^2" office:value-type="float" office:value="0.000797573700464862" calcext:value-type="float">
            <text:p>0.000797573700465</text:p>
          </table:table-cell>
          <table:table-cell table:formula="of:=0.5*[.BD12]*(([.BD6]-[.BC6])/([.BD1]-[.BC1]))^2" office:value-type="float" office:value="0.00115713943826015" calcext:value-type="float">
            <text:p>0.00115713943826</text:p>
          </table:table-cell>
          <table:table-cell table:formula="of:=0.5*[.BE12]*(([.BE6]-[.BD6])/([.BE1]-[.BD1]))^2" office:value-type="float" office:value="0.000768169191591446" calcext:value-type="float">
            <text:p>0.000768169191591</text:p>
          </table:table-cell>
          <table:table-cell table:formula="of:=0.5*[.BF12]*(([.BF6]-[.BE6])/([.BF1]-[.BE1]))^2" office:value-type="float" office:value="0.00504035045153367" calcext:value-type="float">
            <text:p>0.005040350451534</text:p>
          </table:table-cell>
          <table:table-cell table:formula="of:=0.5*[.BG12]*(([.BG6]-[.BF6])/([.BG1]-[.BF1]))^2" office:value-type="float" office:value="0.0000299594718080694" calcext:value-type="float">
            <text:p>2.99594718080694E-05</text:p>
          </table:table-cell>
          <table:table-cell table:formula="of:=0.5*[.BH12]*(([.BH6]-[.BG6])/([.BH1]-[.BG1]))^2" office:value-type="float" office:value="0.00201903025079444" calcext:value-type="float">
            <text:p>0.002019030250794</text:p>
          </table:table-cell>
          <table:table-cell table:formula="of:=0.5*[.BI12]*(([.BI6]-[.BH6])/([.BI1]-[.BH1]))^2" office:value-type="float" office:value="0.0000736675014340311" calcext:value-type="float">
            <text:p>7.36675014340311E-05</text:p>
          </table:table-cell>
          <table:table-cell table:formula="of:=0.5*[.BJ12]*(([.BJ6]-[.BI6])/([.BJ1]-[.BI1]))^2" office:value-type="float" office:value="0.0046719277980963" calcext:value-type="float">
            <text:p>0.004671927798096</text:p>
          </table:table-cell>
          <table:table-cell table:formula="of:=0.5*[.BK12]*(([.BK6]-[.BJ6])/([.BK1]-[.BJ1]))^2" office:value-type="float" office:value="0.000214687494587226" calcext:value-type="float">
            <text:p>0.000214687494587</text:p>
          </table:table-cell>
          <table:table-cell table:formula="of:=0.5*[.BL12]*(([.BL6]-[.BK6])/([.BL1]-[.BK1]))^2" office:value-type="float" office:value="0.00111503563061252" calcext:value-type="float">
            <text:p>0.001115035630613</text:p>
          </table:table-cell>
          <table:table-cell table:formula="of:=0.5*[.BM12]*(([.BM6]-[.BL6])/([.BM1]-[.BL1]))^2" office:value-type="float" office:value="0.00440222846739144" calcext:value-type="float">
            <text:p>0.004402228467391</text:p>
          </table:table-cell>
          <table:table-cell table:formula="of:=0.5*[.BN12]*(([.BN6]-[.BM6])/([.BN1]-[.BM1]))^2" office:value-type="float" office:value="0.0000334034063292775" calcext:value-type="float">
            <text:p>3.34034063292775E-05</text:p>
          </table:table-cell>
          <table:table-cell table:formula="of:=0.5*[.BO12]*(([.BO6]-[.BN6])/([.BO1]-[.BN1]))^2" office:value-type="float" office:value="0.00591492161466044" calcext:value-type="float">
            <text:p>0.00591492161466</text:p>
          </table:table-cell>
          <table:table-cell table:formula="of:=0.5*[.BP12]*(([.BP6]-[.BO6])/([.BP1]-[.BO1]))^2" office:value-type="float" office:value="0.00176715614010196" calcext:value-type="float">
            <text:p>0.001767156140102</text:p>
          </table:table-cell>
          <table:table-cell table:formula="of:=0.5*[.BQ12]*(([.BQ6]-[.BP6])/([.BQ1]-[.BP1]))^2" office:value-type="float" office:value="0.00055105676343545" calcext:value-type="float">
            <text:p>0.000551056763435</text:p>
          </table:table-cell>
          <table:table-cell table:formula="of:=0.5*[.BR12]*(([.BR6]-[.BQ6])/([.BR1]-[.BQ1]))^2" office:value-type="float" office:value="0.0024130679556521" calcext:value-type="float">
            <text:p>0.002413067955652</text:p>
          </table:table-cell>
          <table:table-cell table:formula="of:=0.5*[.BS12]*(([.BS6]-[.BR6])/([.BS1]-[.BR1]))^2" office:value-type="float" office:value="0.000683131930657046" calcext:value-type="float">
            <text:p>0.000683131930657</text:p>
          </table:table-cell>
          <table:table-cell table:formula="of:=0.5*[.BT12]*(([.BT6]-[.BS6])/([.BT1]-[.BS1]))^2" office:value-type="float" office:value="0.000466549057391376" calcext:value-type="float">
            <text:p>0.000466549057391</text:p>
          </table:table-cell>
          <table:table-cell table:formula="of:=0.5*[.BU12]*(([.BU6]-[.BT6])/([.BU1]-[.BT1]))^2" office:value-type="float" office:value="0.00372653367934419" calcext:value-type="float">
            <text:p>0.003726533679344</text:p>
          </table:table-cell>
          <table:table-cell table:formula="of:=0.5*[.BV12]*(([.BV6]-[.BU6])/([.BV1]-[.BU1]))^2" office:value-type="float" office:value="0.00126591238242078" calcext:value-type="float">
            <text:p>0.001265912382421</text:p>
          </table:table-cell>
          <table:table-cell table:formula="of:=0.5*[.BW12]*(([.BW6]-[.BV6])/([.BW1]-[.BV1]))^2" office:value-type="float" office:value="0.00226863002918682" calcext:value-type="float">
            <text:p>0.002268630029187</text:p>
          </table:table-cell>
          <table:table-cell table:formula="of:=0.5*[.BX12]*(([.BX6]-[.BW6])/([.BX1]-[.BW1]))^2" office:value-type="float" office:value="0.000439480845998089" calcext:value-type="float">
            <text:p>0.000439480845998</text:p>
          </table:table-cell>
          <table:table-cell table:formula="of:=0.5*[.BY12]*(([.BY6]-[.BX6])/([.BY1]-[.BX1]))^2" office:value-type="float" office:value="0.00205144704996088" calcext:value-type="float">
            <text:p>0.002051447049961</text:p>
          </table:table-cell>
          <table:table-cell table:formula="of:=0.5*[.BZ12]*(([.BZ6]-[.BY6])/([.BZ1]-[.BY1]))^2" office:value-type="float" office:value="0.000155839044807993" calcext:value-type="float">
            <text:p>0.000155839044808</text:p>
          </table:table-cell>
          <table:table-cell table:formula="of:=0.5*[.CA12]*(([.CA6]-[.BZ6])/([.CA1]-[.BZ1]))^2" office:value-type="float" office:value="0.00000157171642452212" calcext:value-type="float">
            <text:p>1.57171642452212E-06</text:p>
          </table:table-cell>
          <table:table-cell table:formula="of:=0.5*[.CB12]*(([.CB6]-[.CA6])/([.CB1]-[.CA1]))^2" office:value-type="float" office:value="0.00091520661894317" calcext:value-type="float">
            <text:p>0.000915206618943</text:p>
          </table:table-cell>
          <table:table-cell table:formula="of:=0.5*[.CC12]*(([.CC6]-[.CB6])/([.CC1]-[.CB1]))^2" office:value-type="float" office:value="0.0000131214326392386" calcext:value-type="float">
            <text:p>1.31214326392386E-05</text:p>
          </table:table-cell>
          <table:table-cell table:formula="of:=0.5*[.CD12]*(([.CD6]-[.CC6])/([.CD1]-[.CC1]))^2" office:value-type="float" office:value="0.00436285599295781" calcext:value-type="float">
            <text:p>0.004362855992958</text:p>
          </table:table-cell>
          <table:table-cell table:formula="of:=0.5*[.CE12]*(([.CE6]-[.CD6])/([.CE1]-[.CD1]))^2" office:value-type="float" office:value="0.0000201403670656483" calcext:value-type="float">
            <text:p>2.01403670656483E-05</text:p>
          </table:table-cell>
          <table:table-cell table:formula="of:=0.5*[.CF12]*(([.CF6]-[.CE6])/([.CF1]-[.CE1]))^2" office:value-type="float" office:value="0.0221864168009546" calcext:value-type="float">
            <text:p>0.022186416800955</text:p>
          </table:table-cell>
          <table:table-cell table:formula="of:=0.5*[.CG12]*(([.CG6]-[.CF6])/([.CG1]-[.CF1]))^2" office:value-type="float" office:value="0.0140221117071824" calcext:value-type="float">
            <text:p>0.014022111707182</text:p>
          </table:table-cell>
          <table:table-cell table:formula="of:=0.5*[.CH12]*(([.CH6]-[.CG6])/([.CH1]-[.CG1]))^2" office:value-type="float" office:value="0.000401867424237924" calcext:value-type="float">
            <text:p>0.000401867424238</text:p>
          </table:table-cell>
          <table:table-cell table:formula="of:=0.5*[.CI12]*(([.CI6]-[.CH6])/([.CI1]-[.CH1]))^2" office:value-type="float" office:value="0.000210897567089956" calcext:value-type="float">
            <text:p>0.00021089756709</text:p>
          </table:table-cell>
          <table:table-cell table:formula="of:=0.5*[.CJ12]*(([.CJ6]-[.CI6])/([.CJ1]-[.CI1]))^2" office:value-type="float" office:value="0.00000172312743506254" calcext:value-type="float">
            <text:p>1.72312743506254E-06</text:p>
          </table:table-cell>
          <table:table-cell table:formula="of:=0.5*[.CK12]*(([.CK6]-[.CJ6])/([.CK1]-[.CJ1]))^2" office:value-type="float" office:value="0.000119936099990681" calcext:value-type="float">
            <text:p>0.000119936099991</text:p>
          </table:table-cell>
          <table:table-cell table:formula="of:=0.5*[.CL12]*(([.CL6]-[.CK6])/([.CL1]-[.CK1]))^2" office:value-type="float" office:value="0.00277155064179579" calcext:value-type="float">
            <text:p>0.002771550641796</text:p>
          </table:table-cell>
          <table:table-cell table:formula="of:=0.5*[.CM12]*(([.CM6]-[.CL6])/([.CM1]-[.CL1]))^2" office:value-type="float" office:value="0.00106944326960193" calcext:value-type="float">
            <text:p>0.001069443269602</text:p>
          </table:table-cell>
          <table:table-cell table:formula="of:=0.5*[.CN12]*(([.CN6]-[.CM6])/([.CN1]-[.CM1]))^2" office:value-type="float" office:value="0.0000320680853160412" calcext:value-type="float">
            <text:p>3.20680853160412E-05</text:p>
          </table:table-cell>
          <table:table-cell table:formula="of:=0.5*[.CO12]*(([.CO6]-[.CN6])/([.CO1]-[.CN1]))^2" office:value-type="float" office:value="0.0120403333124626" calcext:value-type="float">
            <text:p>0.012040333312463</text:p>
          </table:table-cell>
          <table:table-cell table:formula="of:=0.5*[.CP12]*(([.CP6]-[.CO6])/([.CP1]-[.CO1]))^2" office:value-type="float" office:value="0.00234367848574879" calcext:value-type="float">
            <text:p>0.002343678485749</text:p>
          </table:table-cell>
          <table:table-cell table:formula="of:=0.5*[.CQ12]*(([.CQ6]-[.CP6])/([.CQ1]-[.CP1]))^2" office:value-type="float" office:value="0.00054509537408895" calcext:value-type="float">
            <text:p>0.000545095374089</text:p>
          </table:table-cell>
          <table:table-cell table:formula="of:=0.5*[.CR12]*(([.CR6]-[.CQ6])/([.CR1]-[.CQ1]))^2" office:value-type="float" office:value="0.00215108106515809" calcext:value-type="float">
            <text:p>0.002151081065158</text:p>
          </table:table-cell>
          <table:table-cell table:formula="of:=0.5*[.CS12]*(([.CS6]-[.CR6])/([.CS1]-[.CR1]))^2" office:value-type="float" office:value="0.0000277658870296404" calcext:value-type="float">
            <text:p>2.77658870296404E-05</text:p>
          </table:table-cell>
          <table:table-cell table:formula="of:=0.5*[.CT12]*(([.CT6]-[.CS6])/([.CT1]-[.CS1]))^2" office:value-type="float" office:value="0.00000749094438317954" calcext:value-type="float">
            <text:p>7.49094438317954E-06</text:p>
          </table:table-cell>
          <table:table-cell table:formula="of:=0.5*[.CU12]*(([.CU6]-[.CT6])/([.CU1]-[.CT1]))^2" office:value-type="float" office:value="0.00399270714873633" calcext:value-type="float">
            <text:p>0.003992707148736</text:p>
          </table:table-cell>
          <table:table-cell table:formula="of:=0.5*[.CV12]*(([.CV6]-[.CU6])/([.CV1]-[.CU1]))^2" office:value-type="float" office:value="0.00032045802499807" calcext:value-type="float">
            <text:p>0.000320458024998</text:p>
          </table:table-cell>
          <table:table-cell table:formula="of:=0.5*[.CW12]*(([.CW6]-[.CV6])/([.CW1]-[.CV1]))^2" office:value-type="float" office:value="0.000247592832038916" calcext:value-type="float">
            <text:p>0.000247592832039</text:p>
          </table:table-cell>
          <table:table-cell table:formula="of:=0.5*[.CX12]*(([.CX6]-[.CW6])/([.CX1]-[.CW1]))^2" office:value-type="float" office:value="0.0072496323509795" calcext:value-type="float">
            <text:p>0.00724963235098</text:p>
          </table:table-cell>
          <table:table-cell table:formula="of:=0.5*[.CY12]*(([.CY6]-[.CX6])/([.CY1]-[.CX1]))^2" office:value-type="float" office:value="0.00476444449664445" calcext:value-type="float">
            <text:p>0.004764444496644</text:p>
          </table:table-cell>
          <table:table-cell table:formula="of:=0.5*[.CZ12]*(([.CZ6]-[.CY6])/([.CZ1]-[.CY1]))^2" office:value-type="float" office:value="0.00980930153181836" calcext:value-type="float">
            <text:p>0.009809301531818</text:p>
          </table:table-cell>
          <table:table-cell table:formula="of:=0.5*[.DA12]*(([.DA6]-[.CZ6])/([.DA1]-[.CZ1]))^2" office:value-type="float" office:value="0.00000030509471224341" calcext:value-type="float">
            <text:p>3.0509471224341E-07</text:p>
          </table:table-cell>
          <table:table-cell table:formula="of:=0.5*[.DB12]*(([.DB6]-[.DA6])/([.DB1]-[.DA1]))^2" office:value-type="float" office:value="0.0123557229090237" calcext:value-type="float">
            <text:p>0.012355722909024</text:p>
          </table:table-cell>
          <table:table-cell table:formula="of:=0.5*[.DC12]*(([.DC6]-[.DB6])/([.DC1]-[.DB1]))^2" office:value-type="float" office:value="0.00167108339970586" calcext:value-type="float">
            <text:p>0.001671083399706</text:p>
          </table:table-cell>
          <table:table-cell table:formula="of:=0.5*[.DD12]*(([.DD6]-[.DC6])/([.DD1]-[.DC1]))^2" office:value-type="float" office:value="0.000167938984708498" calcext:value-type="float">
            <text:p>0.000167938984708</text:p>
          </table:table-cell>
          <table:table-cell table:formula="of:=0.5*[.DE12]*(([.DE6]-[.DD6])/([.DE1]-[.DD1]))^2" office:value-type="float" office:value="0.00167994405505542" calcext:value-type="float">
            <text:p>0.001679944055055</text:p>
          </table:table-cell>
          <table:table-cell table:formula="of:=0.5*[.DF12]*(([.DF6]-[.DE6])/([.DF1]-[.DE1]))^2" office:value-type="float" office:value="0.00000838777073390768" calcext:value-type="float">
            <text:p>8.38777073390768E-06</text:p>
          </table:table-cell>
          <table:table-cell table:formula="of:=0.5*[.DG12]*(([.DG6]-[.DF6])/([.DG1]-[.DF1]))^2" office:value-type="float" office:value="0.00438977559975857" calcext:value-type="float">
            <text:p>0.004389775599759</text:p>
          </table:table-cell>
          <table:table-cell table:formula="of:=0.5*[.DH12]*(([.DH6]-[.DG6])/([.DH1]-[.DG1]))^2" office:value-type="float" office:value="0.0000259031484372015" calcext:value-type="float">
            <text:p>2.59031484372015E-05</text:p>
          </table:table-cell>
          <table:table-cell table:formula="of:=0.5*[.DI12]*(([.DI6]-[.DH6])/([.DI1]-[.DH1]))^2" office:value-type="float" office:value="0.00731590373521792" calcext:value-type="float">
            <text:p>0.007315903735218</text:p>
          </table:table-cell>
          <table:table-cell table:formula="of:=0.5*[.DJ12]*(([.DJ6]-[.DI6])/([.DJ1]-[.DI1]))^2" office:value-type="float" office:value="0.00296525054642311" calcext:value-type="float">
            <text:p>0.002965250546423</text:p>
          </table:table-cell>
          <table:table-cell table:formula="of:=0.5*[.DK12]*(([.DK6]-[.DJ6])/([.DK1]-[.DJ1]))^2" office:value-type="float" office:value="0.0145679785419494" calcext:value-type="float">
            <text:p>0.014567978541949</text:p>
          </table:table-cell>
          <table:table-cell table:formula="of:=0.5*[.DL12]*(([.DL6]-[.DK6])/([.DL1]-[.DK1]))^2" office:value-type="float" office:value="0.00156400086102696" calcext:value-type="float">
            <text:p>0.001564000861027</text:p>
          </table:table-cell>
          <table:table-cell table:formula="of:=0.5*[.DM12]*(([.DM6]-[.DL6])/([.DM1]-[.DL1]))^2" office:value-type="float" office:value="0.00762241002229625" calcext:value-type="float">
            <text:p>0.007622410022296</text:p>
          </table:table-cell>
          <table:table-cell table:formula="of:=0.5*[.DN12]*(([.DN6]-[.DM6])/([.DN1]-[.DM1]))^2" office:value-type="float" office:value="0.000623071813814105" calcext:value-type="float">
            <text:p>0.000623071813814</text:p>
          </table:table-cell>
          <table:table-cell table:formula="of:=0.5*[.DO12]*(([.DO6]-[.DN6])/([.DO1]-[.DN1]))^2" office:value-type="float" office:value="0.000141717490200675" calcext:value-type="float">
            <text:p>0.000141717490201</text:p>
          </table:table-cell>
          <table:table-cell table:formula="of:=0.5*[.DP12]*(([.DP6]-[.DO6])/([.DP1]-[.DO1]))^2" office:value-type="float" office:value="0.00138999881199032" calcext:value-type="float">
            <text:p>0.00138999881199</text:p>
          </table:table-cell>
          <table:table-cell table:formula="of:=0.5*[.DQ12]*(([.DQ6]-[.DP6])/([.DQ1]-[.DP1]))^2" office:value-type="float" office:value="0.00234356330344692" calcext:value-type="float">
            <text:p>0.002343563303447</text:p>
          </table:table-cell>
          <table:table-cell table:formula="of:=0.5*[.DR12]*(([.DR6]-[.DQ6])/([.DR1]-[.DQ1]))^2" office:value-type="float" office:value="0.00087379585238147" calcext:value-type="float">
            <text:p>0.000873795852381</text:p>
          </table:table-cell>
          <table:table-cell table:formula="of:=0.5*[.DS12]*(([.DS6]-[.DR6])/([.DS1]-[.DR1]))^2" office:value-type="float" office:value="0.00435003070566602" calcext:value-type="float">
            <text:p>0.004350030705666</text:p>
          </table:table-cell>
          <table:table-cell table:formula="of:=0.5*[.DT12]*(([.DT6]-[.DS6])/([.DT1]-[.DS1]))^2" office:value-type="float" office:value="0.00118652070556062" calcext:value-type="float">
            <text:p>0.001186520705561</text:p>
          </table:table-cell>
          <table:table-cell table:formula="of:=0.5*[.DU12]*(([.DU6]-[.DT6])/([.DU1]-[.DT1]))^2" office:value-type="float" office:value="0.00242334869855536" calcext:value-type="float">
            <text:p>0.002423348698555</text:p>
          </table:table-cell>
          <table:table-cell table:formula="of:=0.5*[.DV12]*(([.DV6]-[.DU6])/([.DV1]-[.DU1]))^2" office:value-type="float" office:value="0.00112665752841275" calcext:value-type="float">
            <text:p>0.001126657528413</text:p>
          </table:table-cell>
          <table:table-cell table:formula="of:=0.5*[.DW12]*(([.DW6]-[.DV6])/([.DW1]-[.DV1]))^2" office:value-type="float" office:value="0.0358576269657181" calcext:value-type="float">
            <text:p>0.035857626965718</text:p>
          </table:table-cell>
          <table:table-cell table:formula="of:=0.5*[.DX12]*(([.DX6]-[.DW6])/([.DX1]-[.DW1]))^2" office:value-type="float" office:value="0.0112637820583814" calcext:value-type="float">
            <text:p>0.011263782058382</text:p>
          </table:table-cell>
          <table:table-cell table:formula="of:=0.5*[.DY12]*(([.DY6]-[.DX6])/([.DY1]-[.DX1]))^2" office:value-type="float" office:value="0.00737543695844694" calcext:value-type="float">
            <text:p>0.007375436958447</text:p>
          </table:table-cell>
          <table:table-cell table:formula="of:=0.5*[.DZ12]*(([.DZ6]-[.DY6])/([.DZ1]-[.DY1]))^2" office:value-type="float" office:value="0.00378311140626657" calcext:value-type="float">
            <text:p>0.003783111406267</text:p>
          </table:table-cell>
          <table:table-cell table:formula="of:=0.5*[.EA12]*(([.EA6]-[.DZ6])/([.EA1]-[.DZ1]))^2" office:value-type="float" office:value="0.000000744778569434569" calcext:value-type="float">
            <text:p>7.44778569434569E-07</text:p>
          </table:table-cell>
          <table:table-cell table:formula="of:=0.5*[.EB12]*(([.EB6]-[.EA6])/([.EB1]-[.EA1]))^2" office:value-type="float" office:value="0.00021437586796024" calcext:value-type="float">
            <text:p>0.00021437586796</text:p>
          </table:table-cell>
          <table:table-cell table:formula="of:=0.5*[.EC12]*(([.EC6]-[.EB6])/([.EC1]-[.EB1]))^2" office:value-type="float" office:value="0.000109568500668397" calcext:value-type="float">
            <text:p>0.000109568500668</text:p>
          </table:table-cell>
          <table:table-cell table:formula="of:=0.5*[.ED12]*(([.ED6]-[.EC6])/([.ED1]-[.EC1]))^2" office:value-type="float" office:value="0.0000451903765032799" calcext:value-type="float">
            <text:p>4.51903765032799E-05</text:p>
          </table:table-cell>
          <table:table-cell table:formula="of:=0.5*[.EE12]*(([.EE6]-[.ED6])/([.EE1]-[.ED1]))^2" office:value-type="float" office:value="0.0000255349618411709" calcext:value-type="float">
            <text:p>2.55349618411709E-05</text:p>
          </table:table-cell>
          <table:table-cell table:formula="of:=0.5*[.EF12]*(([.EF6]-[.EE6])/([.EF1]-[.EE1]))^2" office:value-type="float" office:value="0.00585718260833727" calcext:value-type="float">
            <text:p>0.005857182608337</text:p>
          </table:table-cell>
          <table:table-cell table:formula="of:=0.5*[.EG12]*(([.EG6]-[.EF6])/([.EG1]-[.EF1]))^2" office:value-type="float" office:value="0.00615558738462604" calcext:value-type="float">
            <text:p>0.006155587384626</text:p>
          </table:table-cell>
          <table:table-cell table:formula="of:=0.5*[.EH12]*(([.EH6]-[.EG6])/([.EH1]-[.EG1]))^2" office:value-type="float" office:value="0.00384252847175195" calcext:value-type="float">
            <text:p>0.003842528471752</text:p>
          </table:table-cell>
          <table:table-cell table:formula="of:=0.5*[.EI12]*(([.EI6]-[.EH6])/([.EI1]-[.EH1]))^2" office:value-type="float" office:value="0.00433208149747274" calcext:value-type="float">
            <text:p>0.004332081497473</text:p>
          </table:table-cell>
          <table:table-cell table:formula="of:=0.5*[.EJ12]*(([.EJ6]-[.EI6])/([.EJ1]-[.EI1]))^2" office:value-type="float" office:value="0.000134332221103406" calcext:value-type="float">
            <text:p>0.000134332221103</text:p>
          </table:table-cell>
          <table:table-cell table:formula="of:=0.5*[.EK12]*(([.EK6]-[.EJ6])/([.EK1]-[.EJ1]))^2" office:value-type="float" office:value="0.000798050612857034" calcext:value-type="float">
            <text:p>0.000798050612857</text:p>
          </table:table-cell>
          <table:table-cell table:formula="of:=0.5*[.EL12]*(([.EL6]-[.EK6])/([.EL1]-[.EK1]))^2" office:value-type="float" office:value="0.000899345117051247" calcext:value-type="float">
            <text:p>0.000899345117051</text:p>
          </table:table-cell>
          <table:table-cell table:formula="of:=0.5*[.EM12]*(([.EM6]-[.EL6])/([.EM1]-[.EL1]))^2" office:value-type="float" office:value="0.00159393112385265" calcext:value-type="float">
            <text:p>0.001593931123853</text:p>
          </table:table-cell>
          <table:table-cell table:formula="of:=0.5*[.EN12]*(([.EN6]-[.EM6])/([.EN1]-[.EM1]))^2" office:value-type="float" office:value="0.000767394371986703" calcext:value-type="float">
            <text:p>0.000767394371987</text:p>
          </table:table-cell>
          <table:table-cell table:formula="of:=0.5*[.EO12]*(([.EO6]-[.EN6])/([.EO1]-[.EN1]))^2" office:value-type="float" office:value="0.00504290204860783" calcext:value-type="float">
            <text:p>0.005042902048608</text:p>
          </table:table-cell>
          <table:table-cell table:formula="of:=0.5*[.EP12]*(([.EP6]-[.EO6])/([.EP1]-[.EO1]))^2" office:value-type="float" office:value="0.000181938041285527" calcext:value-type="float">
            <text:p>0.000181938041286</text:p>
          </table:table-cell>
          <table:table-cell table:formula="of:=0.5*[.EQ12]*(([.EQ6]-[.EP6])/([.EQ1]-[.EP1]))^2" office:value-type="float" office:value="0.00170449345816872" calcext:value-type="float">
            <text:p>0.001704493458169</text:p>
          </table:table-cell>
          <table:table-cell table:formula="of:=0.5*[.ER12]*(([.ER6]-[.EQ6])/([.ER1]-[.EQ1]))^2" office:value-type="float" office:value="0.0000699379349976049" calcext:value-type="float">
            <text:p>6.99379349976049E-05</text:p>
          </table:table-cell>
          <table:table-cell table:formula="of:=0.5*[.ES12]*(([.ES6]-[.ER6])/([.ES1]-[.ER1]))^2" office:value-type="float" office:value="0.0137598249001286" calcext:value-type="float">
            <text:p>0.013759824900129</text:p>
          </table:table-cell>
          <table:table-cell table:formula="of:=0.5*[.ET12]*(([.ET6]-[.ES6])/([.ET1]-[.ES1]))^2" office:value-type="float" office:value="0.0054879609833682" calcext:value-type="float">
            <text:p>0.005487960983368</text:p>
          </table:table-cell>
          <table:table-cell table:formula="of:=0.5*[.EU12]*(([.EU6]-[.ET6])/([.EU1]-[.ET1]))^2" office:value-type="float" office:value="0.00199307998576989" calcext:value-type="float">
            <text:p>0.00199307998577</text:p>
          </table:table-cell>
          <table:table-cell table:formula="of:=0.5*[.EV12]*(([.EV6]-[.EU6])/([.EV1]-[.EU1]))^2" office:value-type="float" office:value="0.000956033906015754" calcext:value-type="float">
            <text:p>0.000956033906016</text:p>
          </table:table-cell>
          <table:table-cell table:formula="of:=0.5*[.EW12]*(([.EW6]-[.EV6])/([.EW1]-[.EV1]))^2" office:value-type="float" office:value="0.0000903462579475582" calcext:value-type="float">
            <text:p>9.03462579475582E-05</text:p>
          </table:table-cell>
          <table:table-cell table:formula="of:=0.5*[.EX12]*(([.EX6]-[.EW6])/([.EX1]-[.EW1]))^2" office:value-type="float" office:value="0.00119833635597642" calcext:value-type="float">
            <text:p>0.001198336355976</text:p>
          </table:table-cell>
          <table:table-cell table:formula="of:=0.5*[.EY12]*(([.EY6]-[.EX6])/([.EY1]-[.EX1]))^2" office:value-type="float" office:value="0.000331697418685402" calcext:value-type="float">
            <text:p>0.000331697418685</text:p>
          </table:table-cell>
          <table:table-cell table:formula="of:=0.5*[.EZ12]*(([.EZ6]-[.EY6])/([.EZ1]-[.EY1]))^2" office:value-type="float" office:value="0.00328345779889029" calcext:value-type="float">
            <text:p>0.00328345779889</text:p>
          </table:table-cell>
          <table:table-cell table:formula="of:=0.5*[.FA12]*(([.FA6]-[.EZ6])/([.FA1]-[.EZ1]))^2" office:value-type="float" office:value="0.000239247311130789" calcext:value-type="float">
            <text:p>0.000239247311131</text:p>
          </table:table-cell>
          <table:table-cell table:formula="of:=0.5*[.FB12]*(([.FB6]-[.FA6])/([.FB1]-[.FA1]))^2" office:value-type="float" office:value="0.00815365777823032" calcext:value-type="float">
            <text:p>0.00815365777823</text:p>
          </table:table-cell>
          <table:table-cell table:formula="of:=0.5*[.FC12]*(([.FC6]-[.FB6])/([.FC1]-[.FB1]))^2" office:value-type="float" office:value="0.0205070665862789" calcext:value-type="float">
            <text:p>0.020507066586279</text:p>
          </table:table-cell>
          <table:table-cell table:formula="of:=0.5*[.FD12]*(([.FD6]-[.FC6])/([.FD1]-[.FC1]))^2" office:value-type="float" office:value="0.000402668428435193" calcext:value-type="float">
            <text:p>0.000402668428435</text:p>
          </table:table-cell>
          <table:table-cell table:formula="of:=0.5*[.FE12]*(([.FE6]-[.FD6])/([.FE1]-[.FD1]))^2" office:value-type="float" office:value="0.00270150731848194" calcext:value-type="float">
            <text:p>0.002701507318482</text:p>
          </table:table-cell>
          <table:table-cell table:formula="of:=0.5*[.FF12]*(([.FF6]-[.FE6])/([.FF1]-[.FE1]))^2" office:value-type="float" office:value="0.00000987335814339945" calcext:value-type="float">
            <text:p>9.87335814339945E-06</text:p>
          </table:table-cell>
          <table:table-cell table:formula="of:=0.5*[.FG12]*(([.FG6]-[.FF6])/([.FG1]-[.FF1]))^2" office:value-type="float" office:value="0.00000916906638012848" calcext:value-type="float">
            <text:p>9.16906638012848E-06</text:p>
          </table:table-cell>
          <table:table-cell table:formula="of:=0.5*[.FH12]*(([.FH6]-[.FG6])/([.FH1]-[.FG1]))^2" office:value-type="float" office:value="0.00211486146753861" calcext:value-type="float">
            <text:p>0.002114861467539</text:p>
          </table:table-cell>
          <table:table-cell table:formula="of:=0.5*[.FI12]*(([.FI6]-[.FH6])/([.FI1]-[.FH1]))^2" office:value-type="float" office:value="0.0000010649310250652" calcext:value-type="float">
            <text:p>1.0649310250652E-06</text:p>
          </table:table-cell>
          <table:table-cell table:formula="of:=0.5*[.FJ12]*(([.FJ6]-[.FI6])/([.FJ1]-[.FI1]))^2" office:value-type="float" office:value="0.000310973007404807" calcext:value-type="float">
            <text:p>0.000310973007405</text:p>
          </table:table-cell>
          <table:table-cell table:formula="of:=0.5*[.FK12]*(([.FK6]-[.FJ6])/([.FK1]-[.FJ1]))^2" office:value-type="float" office:value="0.0200381557414386" calcext:value-type="float">
            <text:p>0.020038155741439</text:p>
          </table:table-cell>
          <table:table-cell table:formula="of:=0.5*[.FL12]*(([.FL6]-[.FK6])/([.FL1]-[.FK1]))^2" office:value-type="float" office:value="0.00315641864019547" calcext:value-type="float">
            <text:p>0.003156418640195</text:p>
          </table:table-cell>
          <table:table-cell table:formula="of:=0.5*[.FM12]*(([.FM6]-[.FL6])/([.FM1]-[.FL1]))^2" office:value-type="float" office:value="0.000113426546152993" calcext:value-type="float">
            <text:p>0.000113426546153</text:p>
          </table:table-cell>
          <table:table-cell table:formula="of:=0.5*[.FN12]*(([.FN6]-[.FM6])/([.FN1]-[.FM1]))^2" office:value-type="float" office:value="0.00460555515124283" calcext:value-type="float">
            <text:p>0.004605555151243</text:p>
          </table:table-cell>
          <table:table-cell table:formula="of:=0.5*[.FO12]*(([.FO6]-[.FN6])/([.FO1]-[.FN1]))^2" office:value-type="float" office:value="0.00239188681056318" calcext:value-type="float">
            <text:p>0.002391886810563</text:p>
          </table:table-cell>
          <table:table-cell table:formula="of:=0.5*[.FP12]*(([.FP6]-[.FO6])/([.FP1]-[.FO1]))^2" office:value-type="float" office:value="0.000266366243512099" calcext:value-type="float">
            <text:p>0.000266366243512</text:p>
          </table:table-cell>
          <table:table-cell table:formula="of:=0.5*[.FQ12]*(([.FQ6]-[.FP6])/([.FQ1]-[.FP1]))^2" office:value-type="float" office:value="0.00108981296565392" calcext:value-type="float">
            <text:p>0.001089812965654</text:p>
          </table:table-cell>
          <table:table-cell table:formula="of:=0.5*[.FR12]*(([.FR6]-[.FQ6])/([.FR1]-[.FQ1]))^2" office:value-type="float" office:value="0.00018319393252421" calcext:value-type="float">
            <text:p>0.000183193932524</text:p>
          </table:table-cell>
          <table:table-cell table:formula="of:=0.5*[.FS12]*(([.FS6]-[.FR6])/([.FS1]-[.FR1]))^2" office:value-type="float" office:value="0.00109659892930741" calcext:value-type="float">
            <text:p>0.001096598929307</text:p>
          </table:table-cell>
          <table:table-cell table:formula="of:=0.5*[.FT12]*(([.FT6]-[.FS6])/([.FT1]-[.FS1]))^2" office:value-type="float" office:value="0.0000310940676619836" calcext:value-type="float">
            <text:p>3.10940676619836E-05</text:p>
          </table:table-cell>
          <table:table-cell table:formula="of:=0.5*[.FU12]*(([.FU6]-[.FT6])/([.FU1]-[.FT1]))^2" office:value-type="float" office:value="0.0000690623661795051" calcext:value-type="float">
            <text:p>6.90623661795051E-05</text:p>
          </table:table-cell>
          <table:table-cell table:formula="of:=0.5*[.FV12]*(([.FV6]-[.FU6])/([.FV1]-[.FU1]))^2" office:value-type="float" office:value="0.0000155228613269792" calcext:value-type="float">
            <text:p>1.55228613269792E-05</text:p>
          </table:table-cell>
          <table:table-cell table:formula="of:=0.5*[.FW12]*(([.FW6]-[.FV6])/([.FW1]-[.FV1]))^2" office:value-type="float" office:value="0.0217093158269863" calcext:value-type="float">
            <text:p>0.021709315826986</text:p>
          </table:table-cell>
          <table:table-cell table:formula="of:=0.5*[.FX12]*(([.FX6]-[.FW6])/([.FX1]-[.FW1]))^2" office:value-type="float" office:value="0.00128385806653457" calcext:value-type="float">
            <text:p>0.001283858066535</text:p>
          </table:table-cell>
          <table:table-cell table:formula="of:=0.5*[.FY12]*(([.FY6]-[.FX6])/([.FY1]-[.FX1]))^2" office:value-type="float" office:value="0.000591216546602827" calcext:value-type="float">
            <text:p>0.000591216546603</text:p>
          </table:table-cell>
          <table:table-cell table:formula="of:=0.5*[.FZ12]*(([.FZ6]-[.FY6])/([.FZ1]-[.FY1]))^2" office:value-type="float" office:value="0.00232074986405459" calcext:value-type="float">
            <text:p>0.002320749864055</text:p>
          </table:table-cell>
          <table:table-cell table:formula="of:=0.5*[.GA12]*(([.GA6]-[.FZ6])/([.GA1]-[.FZ1]))^2" office:value-type="float" office:value="0.00121782161096704" calcext:value-type="float">
            <text:p>0.001217821610967</text:p>
          </table:table-cell>
          <table:table-cell table:formula="of:=0.5*[.GB12]*(([.GB6]-[.GA6])/([.GB1]-[.GA1]))^2" office:value-type="float" office:value="0.00000778091003044346" calcext:value-type="float">
            <text:p>7.78091003044346E-06</text:p>
          </table:table-cell>
          <table:table-cell table:formula="of:=0.5*[.GC12]*(([.GC6]-[.GB6])/([.GC1]-[.GB1]))^2" office:value-type="float" office:value="0.00248723529513372" calcext:value-type="float">
            <text:p>0.002487235295134</text:p>
          </table:table-cell>
          <table:table-cell table:formula="of:=0.5*[.GD12]*(([.GD6]-[.GC6])/([.GD1]-[.GC1]))^2" office:value-type="float" office:value="0.000762332656133106" calcext:value-type="float">
            <text:p>0.000762332656133</text:p>
          </table:table-cell>
          <table:table-cell table:formula="of:=0.5*[.GE12]*(([.GE6]-[.GD6])/([.GE1]-[.GD1]))^2" office:value-type="float" office:value="0.00168407634658358" calcext:value-type="float">
            <text:p>0.001684076346584</text:p>
          </table:table-cell>
          <table:table-cell table:formula="of:=0.5*[.GF12]*(([.GF6]-[.GE6])/([.GF1]-[.GE1]))^2" office:value-type="float" office:value="0.00583791234739577" calcext:value-type="float">
            <text:p>0.005837912347396</text:p>
          </table:table-cell>
          <table:table-cell table:formula="of:=0.5*[.GG12]*(([.GG6]-[.GF6])/([.GG1]-[.GF1]))^2" office:value-type="float" office:value="0.00276051752478163" calcext:value-type="float">
            <text:p>0.002760517524782</text:p>
          </table:table-cell>
          <table:table-cell table:formula="of:=0.5*[.GH12]*(([.GH6]-[.GG6])/([.GH1]-[.GG1]))^2" office:value-type="float" office:value="0.000214081254600321" calcext:value-type="float">
            <text:p>0.0002140812546</text:p>
          </table:table-cell>
          <table:table-cell table:formula="of:=0.5*[.GI12]*(([.GI6]-[.GH6])/([.GI1]-[.GH1]))^2" office:value-type="float" office:value="0.00390007879487157" calcext:value-type="float">
            <text:p>0.003900078794872</text:p>
          </table:table-cell>
          <table:table-cell table:formula="of:=0.5*[.GJ12]*(([.GJ6]-[.GI6])/([.GJ1]-[.GI1]))^2" office:value-type="float" office:value="0.00209541062969788" calcext:value-type="float">
            <text:p>0.002095410629698</text:p>
          </table:table-cell>
          <table:table-cell table:formula="of:=0.5*[.GK12]*(([.GK6]-[.GJ6])/([.GK1]-[.GJ1]))^2" office:value-type="float" office:value="0.00145096122134047" calcext:value-type="float">
            <text:p>0.00145096122134</text:p>
          </table:table-cell>
          <table:table-cell table:formula="of:=0.5*[.GL12]*(([.GL6]-[.GK6])/([.GL1]-[.GK1]))^2" office:value-type="float" office:value="0.000230245929913956" calcext:value-type="float">
            <text:p>0.000230245929914</text:p>
          </table:table-cell>
          <table:table-cell table:formula="of:=0.5*[.GM12]*(([.GM6]-[.GL6])/([.GM1]-[.GL1]))^2" office:value-type="float" office:value="0.00404340968053042" calcext:value-type="float">
            <text:p>0.00404340968053</text:p>
          </table:table-cell>
          <table:table-cell table:formula="of:=0.5*[.GN12]*(([.GN6]-[.GM6])/([.GN1]-[.GM1]))^2" office:value-type="float" office:value="0.0000586854772518184" calcext:value-type="float">
            <text:p>5.86854772518184E-05</text:p>
          </table:table-cell>
          <table:table-cell table:formula="of:=0.5*[.GO12]*(([.GO6]-[.GN6])/([.GO1]-[.GN1]))^2" office:value-type="float" office:value="0.00569051221277061" calcext:value-type="float">
            <text:p>0.005690512212771</text:p>
          </table:table-cell>
          <table:table-cell table:formula="of:=0.5*[.GP12]*(([.GP6]-[.GO6])/([.GP1]-[.GO1]))^2" office:value-type="float" office:value="0.00803529273125932" calcext:value-type="float">
            <text:p>0.008035292731259</text:p>
          </table:table-cell>
          <table:table-cell table:formula="of:=0.5*[.GQ12]*(([.GQ6]-[.GP6])/([.GQ1]-[.GP1]))^2" office:value-type="float" office:value="0.00535456577218524" calcext:value-type="float">
            <text:p>0.005354565772185</text:p>
          </table:table-cell>
          <table:table-cell table:formula="of:=0.5*[.GR12]*(([.GR6]-[.GQ6])/([.GR1]-[.GQ1]))^2" office:value-type="float" office:value="0.000122622525425173" calcext:value-type="float">
            <text:p>0.000122622525425</text:p>
          </table:table-cell>
          <table:table-cell table:formula="of:=0.5*[.GS12]*(([.GS6]-[.GR6])/([.GS1]-[.GR1]))^2" office:value-type="float" office:value="0.00000942321405261472" calcext:value-type="float">
            <text:p>9.42321405261472E-06</text:p>
          </table:table-cell>
          <table:table-cell table:formula="of:=0.5*[.GT12]*(([.GT6]-[.GS6])/([.GT1]-[.GS1]))^2" office:value-type="float" office:value="0.00641134705836844" calcext:value-type="float">
            <text:p>0.006411347058368</text:p>
          </table:table-cell>
          <table:table-cell table:formula="of:=0.5*[.GU12]*(([.GU6]-[.GT6])/([.GU1]-[.GT1]))^2" office:value-type="float" office:value="0.000336517240688972" calcext:value-type="float">
            <text:p>0.000336517240689</text:p>
          </table:table-cell>
          <table:table-cell table:formula="of:=0.5*[.GV12]*(([.GV6]-[.GU6])/([.GV1]-[.GU1]))^2" office:value-type="float" office:value="0.00000464032396570423" calcext:value-type="float">
            <text:p>4.64032396570423E-06</text:p>
          </table:table-cell>
          <table:table-cell table:formula="of:=0.5*[.GW12]*(([.GW6]-[.GV6])/([.GW1]-[.GV1]))^2" office:value-type="float" office:value="0.00303801216181446" calcext:value-type="float">
            <text:p>0.003038012161814</text:p>
          </table:table-cell>
          <table:table-cell table:formula="of:=0.5*[.GX12]*(([.GX6]-[.GW6])/([.GX1]-[.GW1]))^2" office:value-type="float" office:value="0.001061646252787" calcext:value-type="float">
            <text:p>0.001061646252787</text:p>
          </table:table-cell>
          <table:table-cell table:formula="of:=0.5*[.GY12]*(([.GY6]-[.GX6])/([.GY1]-[.GX1]))^2" office:value-type="float" office:value="0.00368001514169607" calcext:value-type="float">
            <text:p>0.003680015141696</text:p>
          </table:table-cell>
          <table:table-cell table:formula="of:=0.5*[.GZ12]*(([.GZ6]-[.GY6])/([.GZ1]-[.GY1]))^2" office:value-type="float" office:value="0.0000833289359783885" calcext:value-type="float">
            <text:p>8.33289359783885E-05</text:p>
          </table:table-cell>
          <table:table-cell table:formula="of:=0.5*[.HA12]*(([.HA6]-[.GZ6])/([.HA1]-[.GZ1]))^2" office:value-type="float" office:value="0.000766488196543669" calcext:value-type="float">
            <text:p>0.000766488196544</text:p>
          </table:table-cell>
          <table:table-cell table:formula="of:=0.5*[.HB12]*(([.HB6]-[.HA6])/([.HB1]-[.HA1]))^2" office:value-type="float" office:value="0.00141281465609637" calcext:value-type="float">
            <text:p>0.001412814656096</text:p>
          </table:table-cell>
          <table:table-cell table:formula="of:=0.5*[.HC12]*(([.HC6]-[.HB6])/([.HC1]-[.HB1]))^2" office:value-type="float" office:value="0.0000224032672228899" calcext:value-type="float">
            <text:p>2.24032672228899E-05</text:p>
          </table:table-cell>
          <table:table-cell table:formula="of:=0.5*[.HD12]*(([.HD6]-[.HC6])/([.HD1]-[.HC1]))^2" office:value-type="float" office:value="0.00737974892785217" calcext:value-type="float">
            <text:p>0.007379748927852</text:p>
          </table:table-cell>
          <table:table-cell table:formula="of:=0.5*[.HE12]*(([.HE6]-[.HD6])/([.HE1]-[.HD1]))^2" office:value-type="float" office:value="0.000374031137715377" calcext:value-type="float">
            <text:p>0.000374031137715</text:p>
          </table:table-cell>
          <table:table-cell table:formula="of:=0.5*[.HF12]*(([.HF6]-[.HE6])/([.HF1]-[.HE1]))^2" office:value-type="float" office:value="0.000624139577940552" calcext:value-type="float">
            <text:p>0.000624139577941</text:p>
          </table:table-cell>
          <table:table-cell table:formula="of:=0.5*[.HG12]*(([.HG6]-[.HF6])/([.HG1]-[.HF1]))^2" office:value-type="float" office:value="0.000957189105784363" calcext:value-type="float">
            <text:p>0.000957189105784</text:p>
          </table:table-cell>
          <table:table-cell table:formula="of:=0.5*[.HH12]*(([.HH6]-[.HG6])/([.HH1]-[.HG1]))^2" office:value-type="float" office:value="0.00779665460401389" calcext:value-type="float">
            <text:p>0.007796654604014</text:p>
          </table:table-cell>
          <table:table-cell table:formula="of:=0.5*[.HI12]*(([.HI6]-[.HH6])/([.HI1]-[.HH1]))^2" office:value-type="float" office:value="0.0307290292949227" calcext:value-type="float">
            <text:p>0.030729029294923</text:p>
          </table:table-cell>
          <table:table-cell table:formula="of:=0.5*[.HJ12]*(([.HJ6]-[.HI6])/([.HJ1]-[.HI1]))^2" office:value-type="float" office:value="0.00903058363733943" calcext:value-type="float">
            <text:p>0.009030583637339</text:p>
          </table:table-cell>
          <table:table-cell table:formula="of:=0.5*[.HK12]*(([.HK6]-[.HJ6])/([.HK1]-[.HJ1]))^2" office:value-type="float" office:value="0.00363339287788006" calcext:value-type="float">
            <text:p>0.00363339287788</text:p>
          </table:table-cell>
          <table:table-cell table:formula="of:=0.5*[.HL12]*(([.HL6]-[.HK6])/([.HL1]-[.HK1]))^2" office:value-type="float" office:value="0.000109053757462282" calcext:value-type="float">
            <text:p>0.000109053757462</text:p>
          </table:table-cell>
          <table:table-cell table:formula="of:=0.5*[.HM12]*(([.HM6]-[.HL6])/([.HM1]-[.HL1]))^2" office:value-type="float" office:value="0.00509109867775227" calcext:value-type="float">
            <text:p>0.005091098677752</text:p>
          </table:table-cell>
          <table:table-cell table:formula="of:=0.5*[.HN12]*(([.HN6]-[.HM6])/([.HN1]-[.HM1]))^2" office:value-type="float" office:value="0.00000278264812389052" calcext:value-type="float">
            <text:p>2.78264812389052E-06</text:p>
          </table:table-cell>
          <table:table-cell table:formula="of:=0.5*[.HO12]*(([.HO6]-[.HN6])/([.HO1]-[.HN1]))^2" office:value-type="float" office:value="0.00301003733469823" calcext:value-type="float">
            <text:p>0.003010037334698</text:p>
          </table:table-cell>
          <table:table-cell table:formula="of:=0.5*[.HP12]*(([.HP6]-[.HO6])/([.HP1]-[.HO1]))^2" office:value-type="float" office:value="0.000664351228846516" calcext:value-type="float">
            <text:p>0.000664351228847</text:p>
          </table:table-cell>
          <table:table-cell table:formula="of:=0.5*[.HQ12]*(([.HQ6]-[.HP6])/([.HQ1]-[.HP1]))^2" office:value-type="float" office:value="0.00143831864063924" calcext:value-type="float">
            <text:p>0.001438318640639</text:p>
          </table:table-cell>
          <table:table-cell table:formula="of:=0.5*[.HR12]*(([.HR6]-[.HQ6])/([.HR1]-[.HQ1]))^2" office:value-type="float" office:value="0.0000853945609345253" calcext:value-type="float">
            <text:p>8.53945609345253E-05</text:p>
          </table:table-cell>
          <table:table-cell table:formula="of:=0.5*[.HS12]*(([.HS6]-[.HR6])/([.HS1]-[.HR1]))^2" office:value-type="float" office:value="0.00432832251007169" calcext:value-type="float">
            <text:p>0.004328322510072</text:p>
          </table:table-cell>
          <table:table-cell table:formula="of:=0.5*[.HT12]*(([.HT6]-[.HS6])/([.HT1]-[.HS1]))^2" office:value-type="float" office:value="0.000516388823447678" calcext:value-type="float">
            <text:p>0.000516388823448</text:p>
          </table:table-cell>
          <table:table-cell table:formula="of:=0.5*[.HU12]*(([.HU6]-[.HT6])/([.HU1]-[.HT1]))^2" office:value-type="float" office:value="0.000440153241940956" calcext:value-type="float">
            <text:p>0.000440153241941</text:p>
          </table:table-cell>
          <table:table-cell table:formula="of:=0.5*[.HV12]*(([.HV6]-[.HU6])/([.HV1]-[.HU1]))^2" office:value-type="float" office:value="0.000795051741460921" calcext:value-type="float">
            <text:p>0.000795051741461</text:p>
          </table:table-cell>
          <table:table-cell table:formula="of:=0.5*[.HW12]*(([.HW6]-[.HV6])/([.HW1]-[.HV1]))^2" office:value-type="float" office:value="0.0173937556616451" calcext:value-type="float">
            <text:p>0.017393755661645</text:p>
          </table:table-cell>
          <table:table-cell table:formula="of:=0.5*[.HX12]*(([.HX6]-[.HW6])/([.HX1]-[.HW1]))^2" office:value-type="float" office:value="0.00182217809950934" calcext:value-type="float">
            <text:p>0.001822178099509</text:p>
          </table:table-cell>
          <table:table-cell table:formula="of:=0.5*[.HY12]*(([.HY6]-[.HX6])/([.HY1]-[.HX1]))^2" office:value-type="float" office:value="0.000684784046234503" calcext:value-type="float">
            <text:p>0.000684784046235</text:p>
          </table:table-cell>
          <table:table-cell table:formula="of:=0.5*[.HZ12]*(([.HZ6]-[.HY6])/([.HZ1]-[.HY1]))^2" office:value-type="float" office:value="0.00294974098503101" calcext:value-type="float">
            <text:p>0.002949740985031</text:p>
          </table:table-cell>
          <table:table-cell table:formula="of:=0.5*[.IA12]*(([.IA6]-[.HZ6])/([.IA1]-[.HZ1]))^2" office:value-type="float" office:value="0.00251561392053054" calcext:value-type="float">
            <text:p>0.002515613920531</text:p>
          </table:table-cell>
          <table:table-cell table:formula="of:=0.5*[.IB12]*(([.IB6]-[.IA6])/([.IB1]-[.IA1]))^2" office:value-type="float" office:value="0.0000121383539528122" calcext:value-type="float">
            <text:p>1.21383539528122E-05</text:p>
          </table:table-cell>
          <table:table-cell table:formula="of:=0.5*[.IC12]*(([.IC6]-[.IB6])/([.IC1]-[.IB1]))^2" office:value-type="float" office:value="0.00816282048149149" calcext:value-type="float">
            <text:p>0.008162820481492</text:p>
          </table:table-cell>
          <table:table-cell table:formula="of:=0.5*[.ID12]*(([.ID6]-[.IC6])/([.ID1]-[.IC1]))^2" office:value-type="float" office:value="0.000406838913726067" calcext:value-type="float">
            <text:p>0.000406838913726</text:p>
          </table:table-cell>
          <table:table-cell table:formula="of:=0.5*[.IE12]*(([.IE6]-[.ID6])/([.IE1]-[.ID1]))^2" office:value-type="float" office:value="0.000488177896693074" calcext:value-type="float">
            <text:p>0.000488177896693</text:p>
          </table:table-cell>
          <table:table-cell table:formula="of:=0.5*[.IF12]*(([.IF6]-[.IE6])/([.IF1]-[.IE1]))^2" office:value-type="float" office:value="0.00327226540995177" calcext:value-type="float">
            <text:p>0.003272265409952</text:p>
          </table:table-cell>
          <table:table-cell table:formula="of:=0.5*[.IG12]*(([.IG6]-[.IF6])/([.IG1]-[.IF1]))^2" office:value-type="float" office:value="0.00174454111659978" calcext:value-type="float">
            <text:p>0.0017445411166</text:p>
          </table:table-cell>
          <table:table-cell table:formula="of:=0.5*[.IH12]*(([.IH6]-[.IG6])/([.IH1]-[.IG1]))^2" office:value-type="float" office:value="0.00253837002692073" calcext:value-type="float">
            <text:p>0.002538370026921</text:p>
          </table:table-cell>
          <table:table-cell table:formula="of:=0.5*[.II12]*(([.II6]-[.IH6])/([.II1]-[.IH1]))^2" office:value-type="float" office:value="0.00261934294166049" calcext:value-type="float">
            <text:p>0.002619342941661</text:p>
          </table:table-cell>
          <table:table-cell table:formula="of:=0.5*[.IJ12]*(([.IJ6]-[.II6])/([.IJ1]-[.II1]))^2" office:value-type="float" office:value="0.0016517437242181" calcext:value-type="float">
            <text:p>0.001651743724218</text:p>
          </table:table-cell>
          <table:table-cell table:formula="of:=0.5*[.IK12]*(([.IK6]-[.IJ6])/([.IK1]-[.IJ1]))^2" office:value-type="float" office:value="0.000245384857671336" calcext:value-type="float">
            <text:p>0.000245384857671</text:p>
          </table:table-cell>
          <table:table-cell table:formula="of:=0.5*[.IL12]*(([.IL6]-[.IK6])/([.IL1]-[.IK1]))^2" office:value-type="float" office:value="0.000094325067058245" calcext:value-type="float">
            <text:p>9.4325067058245E-05</text:p>
          </table:table-cell>
          <table:table-cell table:formula="of:=0.5*[.IM12]*(([.IM6]-[.IL6])/([.IM1]-[.IL1]))^2" office:value-type="float" office:value="0.000154322337226067" calcext:value-type="float">
            <text:p>0.000154322337226</text:p>
          </table:table-cell>
          <table:table-cell table:formula="of:=0.5*[.IN12]*(([.IN6]-[.IM6])/([.IN1]-[.IM1]))^2" office:value-type="float" office:value="0.0000163014947024273" calcext:value-type="float">
            <text:p>1.63014947024273E-05</text:p>
          </table:table-cell>
          <table:table-cell table:formula="of:=0.5*[.IO12]*(([.IO6]-[.IN6])/([.IO1]-[.IN1]))^2" office:value-type="float" office:value="0.0000491122612446032" calcext:value-type="float">
            <text:p>4.91122612446032E-05</text:p>
          </table:table-cell>
          <table:table-cell table:formula="of:=0.5*[.IP12]*(([.IP6]-[.IO6])/([.IP1]-[.IO1]))^2" office:value-type="float" office:value="0.0000602922641018952" calcext:value-type="float">
            <text:p>6.02922641018952E-05</text:p>
          </table:table-cell>
          <table:table-cell table:formula="of:=0.5*[.IQ12]*(([.IQ6]-[.IP6])/([.IQ1]-[.IP1]))^2" office:value-type="float" office:value="0.00000749178024206362" calcext:value-type="float">
            <text:p>7.49178024206362E-06</text:p>
          </table:table-cell>
          <table:table-cell table:formula="of:=0.5*[.IR12]*(([.IR6]-[.IQ6])/([.IR1]-[.IQ1]))^2" office:value-type="float" office:value="0.0000200028288121316" calcext:value-type="float">
            <text:p>2.00028288121316E-05</text:p>
          </table:table-cell>
          <table:table-cell table:formula="of:=0.5*[.IS12]*(([.IS6]-[.IR6])/([.IS1]-[.IR1]))^2" office:value-type="float" office:value="0.00000593565847365349" calcext:value-type="float">
            <text:p>5.93565847365349E-06</text:p>
          </table:table-cell>
          <table:table-cell table:formula="of:=0.5*[.IT12]*(([.IT6]-[.IS6])/([.IT1]-[.IS1]))^2" office:value-type="float" office:value="0.00000529247330239634" calcext:value-type="float">
            <text:p>5.29247330239634E-06</text:p>
          </table:table-cell>
          <table:table-cell table:formula="of:=0.5*[.IU12]*(([.IU6]-[.IT6])/([.IU1]-[.IT1]))^2" office:value-type="float" office:value="0.00000000569007113753941" calcext:value-type="float">
            <text:p>5.69007113753941E-09</text:p>
          </table:table-cell>
          <table:table-cell table:formula="of:=0.5*[.IV12]*(([.IV6]-[.IU6])/([.IV1]-[.IU1]))^2" office:value-type="float" office:value="0.00000253340726643535" calcext:value-type="float">
            <text:p>2.53340726643535E-06</text:p>
          </table:table-cell>
          <table:table-cell table:formula="of:=0.5*[.IW12]*(([.IW6]-[.IV6])/([.IW1]-[.IV1]))^2" office:value-type="float" office:value="0.0000024518115640106" calcext:value-type="float">
            <text:p>2.4518115640106E-06</text:p>
          </table:table-cell>
          <table:table-cell table:formula="of:=0.5*[.IX12]*(([.IX6]-[.IW6])/([.IX1]-[.IW1]))^2" office:value-type="float" office:value="0.000000815726865486073" calcext:value-type="float">
            <text:p>8.15726865486073E-07</text:p>
          </table:table-cell>
          <table:table-cell table:formula="of:=0.5*[.IY12]*(([.IY6]-[.IX6])/([.IY1]-[.IX1]))^2" office:value-type="float" office:value="0.000000926983911742029" calcext:value-type="float">
            <text:p>9.26983911742029E-07</text:p>
          </table:table-cell>
          <table:table-cell table:formula="of:=0.5*[.IZ12]*(([.IZ6]-[.IY6])/([.IZ1]-[.IY1]))^2" office:value-type="float" office:value="0.000000451414441453764" calcext:value-type="float">
            <text:p>4.51414441453764E-07</text:p>
          </table:table-cell>
          <table:table-cell table:formula="of:=0.5*[.JA12]*(([.JA6]-[.IZ6])/([.JA1]-[.IZ1]))^2" office:value-type="float" office:value="0.0000000488727050149506" calcext:value-type="float">
            <text:p>4.88727050149506E-08</text:p>
          </table:table-cell>
          <table:table-cell table:formula="of:=0.5*[.JB12]*(([.JB6]-[.JA6])/([.JB1]-[.JA1]))^2" office:value-type="float" office:value="0.000000370765585285652" calcext:value-type="float">
            <text:p>3.70765585285652E-07</text:p>
          </table:table-cell>
          <table:table-cell table:formula="of:=0.5*[.JC12]*(([.JC6]-[.JB6])/([.JC1]-[.JB1]))^2" office:value-type="float" office:value="0.0000004177681435991" calcext:value-type="float">
            <text:p>4.177681435991E-07</text:p>
          </table:table-cell>
          <table:table-cell table:formula="of:=0.5*[.JD12]*(([.JD6]-[.JC6])/([.JD1]-[.JC1]))^2" office:value-type="float" office:value="0.00000101091786719968" calcext:value-type="float">
            <text:p>1.01091786719968E-06</text:p>
          </table:table-cell>
          <table:table-cell table:formula="of:=0.5*[.JE12]*(([.JE6]-[.JD6])/([.JE1]-[.JD1]))^2" office:value-type="float" office:value="0.00000159992426674607" calcext:value-type="float">
            <text:p>1.59992426674607E-06</text:p>
          </table:table-cell>
          <table:table-cell table:formula="of:=0.5*[.JF12]*(([.JF6]-[.JE6])/([.JF1]-[.JE1]))^2" office:value-type="float" office:value="0.000000280538240285772" calcext:value-type="float">
            <text:p>2.80538240285772E-07</text:p>
          </table:table-cell>
          <table:table-cell table:formula="of:=0.5*[.JG12]*(([.JG6]-[.JF6])/([.JG1]-[.JF1]))^2" office:value-type="float" office:value="0.0000000442783025532456" calcext:value-type="float">
            <text:p>4.42783025532456E-08</text:p>
          </table:table-cell>
          <table:table-cell table:formula="of:=0.5*[.JH12]*(([.JH6]-[.JG6])/([.JH1]-[.JG1]))^2" office:value-type="float" office:value="0.0000000417433263812561" calcext:value-type="float">
            <text:p>4.17433263812561E-08</text:p>
          </table:table-cell>
          <table:table-cell table:formula="of:=0.5*[.JI12]*(([.JI6]-[.JH6])/([.JI1]-[.JH1]))^2" office:value-type="float" office:value="0.000000257824298236103" calcext:value-type="float">
            <text:p>2.57824298236103E-07</text:p>
          </table:table-cell>
          <table:table-cell table:formula="of:=0.5*[.JJ12]*(([.JJ6]-[.JI6])/([.JJ1]-[.JI1]))^2" office:value-type="float" office:value="0.000000248048264202885" calcext:value-type="float">
            <text:p>2.48048264202885E-07</text:p>
          </table:table-cell>
          <table:table-cell table:formula="of:=0.5*[.JK12]*(([.JK6]-[.JJ6])/([.JK1]-[.JJ1]))^2" office:value-type="float" office:value="0.00000205769432177019" calcext:value-type="float">
            <text:p>2.05769432177019E-06</text:p>
          </table:table-cell>
          <table:table-cell table:formula="of:=0.5*[.JL12]*(([.JL6]-[.JK6])/([.JL1]-[.JK1]))^2" office:value-type="float" office:value="0.00000501032942710981" calcext:value-type="float">
            <text:p>5.01032942710981E-06</text:p>
          </table:table-cell>
          <table:table-cell table:formula="of:=0.5*[.JM12]*(([.JM6]-[.JL6])/([.JM1]-[.JL1]))^2" office:value-type="float" office:value="0.0000033906351594118" calcext:value-type="float">
            <text:p>3.3906351594118E-06</text:p>
          </table:table-cell>
          <table:table-cell table:formula="of:=0.5*[.JN12]*(([.JN6]-[.JM6])/([.JN1]-[.JM1]))^2" office:value-type="float" office:value="0.00000164964428013399" calcext:value-type="float">
            <text:p>1.64964428013399E-06</text:p>
          </table:table-cell>
          <table:table-cell table:formula="of:=0.5*[.JO12]*(([.JO6]-[.JN6])/([.JO1]-[.JN1]))^2" office:value-type="float" office:value="0.000000618189187598045" calcext:value-type="float">
            <text:p>6.18189187598045E-07</text:p>
          </table:table-cell>
          <table:table-cell table:formula="of:=0.5*[.JP12]*(([.JP6]-[.JO6])/([.JP1]-[.JO1]))^2" office:value-type="float" office:value="0.000000011172331544258" calcext:value-type="float">
            <text:p>1.1172331544258E-08</text:p>
          </table:table-cell>
          <table:table-cell table:formula="of:=0.5*[.JQ12]*(([.JQ6]-[.JP6])/([.JQ1]-[.JP1]))^2" office:value-type="float" office:value="0.0000000852783094912827" calcext:value-type="float">
            <text:p>8.52783094912827E-08</text:p>
          </table:table-cell>
          <table:table-cell table:formula="of:=0.5*[.JR12]*(([.JR6]-[.JQ6])/([.JR1]-[.JQ1]))^2" office:value-type="float" office:value="0.000000972696827091736" calcext:value-type="float">
            <text:p>9.72696827091736E-07</text:p>
          </table:table-cell>
          <table:table-cell table:formula="of:=0.5*[.JS12]*(([.JS6]-[.JR6])/([.JS1]-[.JR1]))^2" office:value-type="float" office:value="0.0000000390250564637131" calcext:value-type="float">
            <text:p>3.90250564637131E-08</text:p>
          </table:table-cell>
          <table:table-cell table:formula="of:=0.5*[.JT12]*(([.JT6]-[.JS6])/([.JT1]-[.JS1]))^2" office:value-type="float" office:value="0.00000015037912573084" calcext:value-type="float">
            <text:p>1.5037912573084E-07</text:p>
          </table:table-cell>
          <table:table-cell table:formula="of:=0.5*[.JU12]*(([.JU6]-[.JT6])/([.JU1]-[.JT1]))^2" office:value-type="float" office:value="0.0000000148733692734309" calcext:value-type="float">
            <text:p>1.48733692734309E-08</text:p>
          </table:table-cell>
          <table:table-cell table:formula="of:=0.5*[.JV12]*(([.JV6]-[.JU6])/([.JV1]-[.JU1]))^2" office:value-type="float" office:value="0.000000910964627042423" calcext:value-type="float">
            <text:p>9.10964627042423E-07</text:p>
          </table:table-cell>
          <table:table-cell table:formula="of:=0.5*[.JW12]*(([.JW6]-[.JV6])/([.JW1]-[.JV1]))^2" office:value-type="float" office:value="0.00000158554012049415" calcext:value-type="float">
            <text:p>1.58554012049415E-06</text:p>
          </table:table-cell>
          <table:table-cell table:formula="of:=0.5*[.JX12]*(([.JX6]-[.JW6])/([.JX1]-[.JW1]))^2" office:value-type="float" office:value="0.0000000763578567607831" calcext:value-type="float">
            <text:p>7.63578567607831E-08</text:p>
          </table:table-cell>
          <table:table-cell table:formula="of:=0.5*[.JY12]*(([.JY6]-[.JX6])/([.JY1]-[.JX1]))^2" office:value-type="float" office:value="0.000000219644697011163" calcext:value-type="float">
            <text:p>2.19644697011163E-07</text:p>
          </table:table-cell>
          <table:table-cell table:formula="of:=0.5*[.JZ12]*(([.JZ6]-[.JY6])/([.JZ1]-[.JY1]))^2" office:value-type="float" office:value="0.00000118912818460704" calcext:value-type="float">
            <text:p>1.18912818460704E-06</text:p>
          </table:table-cell>
          <table:table-cell table:formula="of:=0.5*[.KA12]*(([.KA6]-[.JZ6])/([.KA1]-[.JZ1]))^2" office:value-type="float" office:value="0.00000162901201803505" calcext:value-type="float">
            <text:p>1.62901201803505E-06</text:p>
          </table:table-cell>
          <table:table-cell table:formula="of:=0.5*[.KB12]*(([.KB6]-[.KA6])/([.KB1]-[.KA1]))^2" office:value-type="float" office:value="0.0000000053482506254065" calcext:value-type="float">
            <text:p>5.3482506254065E-09</text:p>
          </table:table-cell>
          <table:table-cell table:formula="of:=0.5*[.KC12]*(([.KC6]-[.KB6])/([.KC1]-[.KB1]))^2" office:value-type="float" office:value="0.00000139012333695801" calcext:value-type="float">
            <text:p>1.39012333695801E-06</text:p>
          </table:table-cell>
          <table:table-cell table:formula="of:=0.5*[.KD12]*(([.KD6]-[.KC6])/([.KD1]-[.KC1]))^2" office:value-type="float" office:value="0.000000425589301430006" calcext:value-type="float">
            <text:p>4.25589301430006E-07</text:p>
          </table:table-cell>
          <table:table-cell table:formula="of:=0.5*[.KE12]*(([.KE6]-[.KD6])/([.KE1]-[.KD1]))^2" office:value-type="float" office:value="0.000000417077083915714" calcext:value-type="float">
            <text:p>4.17077083915714E-07</text:p>
          </table:table-cell>
          <table:table-cell table:formula="of:=0.5*[.KF12]*(([.KF6]-[.KE6])/([.KF1]-[.KE1]))^2" office:value-type="float" office:value="0.000000148685867051166" calcext:value-type="float">
            <text:p>1.48685867051166E-07</text:p>
          </table:table-cell>
          <table:table-cell table:formula="of:=0.5*[.KG12]*(([.KG6]-[.KF6])/([.KG1]-[.KF1]))^2" office:value-type="float" office:value="0.00000282688221920189" calcext:value-type="float">
            <text:p>2.82688221920189E-06</text:p>
          </table:table-cell>
          <table:table-cell table:formula="of:=0.5*[.KH12]*(([.KH6]-[.KG6])/([.KH1]-[.KG1]))^2" office:value-type="float" office:value="0.00000125143144889032" calcext:value-type="float">
            <text:p>1.25143144889032E-06</text:p>
          </table:table-cell>
          <table:table-cell table:formula="of:=0.5*[.KI12]*(([.KI6]-[.KH6])/([.KI1]-[.KH1]))^2" office:value-type="float" office:value="0.00000394744945221764" calcext:value-type="float">
            <text:p>3.94744945221764E-06</text:p>
          </table:table-cell>
          <table:table-cell table:formula="of:=0.5*[.KJ12]*(([.KJ6]-[.KI6])/([.KJ1]-[.KI1]))^2" office:value-type="float" office:value="0.0000024844750076121" calcext:value-type="float">
            <text:p>2.4844750076121E-06</text:p>
          </table:table-cell>
          <table:table-cell table:formula="of:=0.5*[.KK12]*(([.KK6]-[.KJ6])/([.KK1]-[.KJ1]))^2" office:value-type="float" office:value="0.000000240813382354087" calcext:value-type="float">
            <text:p>2.40813382354087E-07</text:p>
          </table:table-cell>
          <table:table-cell table:formula="of:=0.5*[.KL12]*(([.KL6]-[.KK6])/([.KL1]-[.KK1]))^2" office:value-type="float" office:value="0.00000002196507031619" calcext:value-type="float">
            <text:p>2.196507031619E-08</text:p>
          </table:table-cell>
          <table:table-cell table:formula="of:=0.5*[.KM12]*(([.KM6]-[.KL6])/([.KM1]-[.KL1]))^2" office:value-type="float" office:value="0.000000292259726909539" calcext:value-type="float">
            <text:p>2.92259726909539E-07</text:p>
          </table:table-cell>
          <table:table-cell table:formula="of:=0.5*[.KN12]*(([.KN6]-[.KM6])/([.KN1]-[.KM1]))^2" office:value-type="float" office:value="0.000000471300581400997" calcext:value-type="float">
            <text:p>4.71300581400997E-07</text:p>
          </table:table-cell>
          <table:table-cell table:formula="of:=0.5*[.KO12]*(([.KO6]-[.KN6])/([.KO1]-[.KN1]))^2" office:value-type="float" office:value="0.0000000766176610827836" calcext:value-type="float">
            <text:p>7.66176610827836E-08</text:p>
          </table:table-cell>
          <table:table-cell table:formula="of:=0.5*[.KP12]*(([.KP6]-[.KO6])/([.KP1]-[.KO1]))^2" office:value-type="float" office:value="0.00000196023454844806" calcext:value-type="float">
            <text:p>1.96023454844806E-06</text:p>
          </table:table-cell>
          <table:table-cell table:formula="of:=0.5*[.KQ12]*(([.KQ6]-[.KP6])/([.KQ1]-[.KP1]))^2" office:value-type="float" office:value="0.0000000153453463948845" calcext:value-type="float">
            <text:p>1.53453463948845E-08</text:p>
          </table:table-cell>
          <table:table-cell table:formula="of:=0.5*[.KR12]*(([.KR6]-[.KQ6])/([.KR1]-[.KQ1]))^2" office:value-type="float" office:value="0.0000003958271465506" calcext:value-type="float">
            <text:p>3.958271465506E-07</text:p>
          </table:table-cell>
          <table:table-cell table:formula="of:=0.5*[.KS12]*(([.KS6]-[.KR6])/([.KS1]-[.KR1]))^2" office:value-type="float" office:value="0.000000486585959458697" calcext:value-type="float">
            <text:p>4.86585959458697E-07</text:p>
          </table:table-cell>
          <table:table-cell table:formula="of:=0.5*[.KT12]*(([.KT6]-[.KS6])/([.KT1]-[.KS1]))^2" office:value-type="float" office:value="0.00000447570566191735" calcext:value-type="float">
            <text:p>4.47570566191735E-06</text:p>
          </table:table-cell>
          <table:table-cell table:formula="of:=0.5*[.KU12]*(([.KU6]-[.KT6])/([.KU1]-[.KT1]))^2" office:value-type="float" office:value="0.000000774949549851517" calcext:value-type="float">
            <text:p>7.74949549851517E-07</text:p>
          </table:table-cell>
          <table:table-cell table:formula="of:=0.5*[.KV12]*(([.KV6]-[.KU6])/([.KV1]-[.KU1]))^2" office:value-type="float" office:value="0.0000000486042076568353" calcext:value-type="float">
            <text:p>4.86042076568353E-08</text:p>
          </table:table-cell>
          <table:table-cell table:formula="of:=0.5*[.KW12]*(([.KW6]-[.KV6])/([.KW1]-[.KV1]))^2" office:value-type="float" office:value="0.0000000204014399876913" calcext:value-type="float">
            <text:p>2.04014399876913E-08</text:p>
          </table:table-cell>
          <table:table-cell table:formula="of:=0.5*[.KX12]*(([.KX6]-[.KW6])/([.KX1]-[.KW1]))^2" office:value-type="float" office:value="0.000000121641330289842" calcext:value-type="float">
            <text:p>1.21641330289842E-07</text:p>
          </table:table-cell>
          <table:table-cell table:formula="of:=0.5*[.KY12]*(([.KY6]-[.KX6])/([.KY1]-[.KX1]))^2" office:value-type="float" office:value="0.0000000984298221679997" calcext:value-type="float">
            <text:p>9.84298221679997E-08</text:p>
          </table:table-cell>
          <table:table-cell table:formula="of:=0.5*[.KZ12]*(([.KZ6]-[.KY6])/([.KZ1]-[.KY1]))^2" office:value-type="float" office:value="0.00000000835687969196296" calcext:value-type="float">
            <text:p>8.35687969196296E-09</text:p>
          </table:table-cell>
          <table:table-cell table:formula="of:=0.5*[.LA12]*(([.LA6]-[.KZ6])/([.LA1]-[.KZ1]))^2" office:value-type="float" office:value="0.0000000254309967161517" calcext:value-type="float">
            <text:p>2.54309967161517E-08</text:p>
          </table:table-cell>
          <table:table-cell table:formula="of:=0.5*[.LB12]*(([.LB6]-[.LA6])/([.LB1]-[.LA1]))^2" office:value-type="float" office:value="0.00000158825658072838" calcext:value-type="float">
            <text:p>1.58825658072838E-06</text:p>
          </table:table-cell>
          <table:table-cell table:formula="of:=0.5*[.LC12]*(([.LC6]-[.LB6])/([.LC1]-[.LB1]))^2" office:value-type="float" office:value="0.0000000686151505260522" calcext:value-type="float">
            <text:p>6.86151505260522E-08</text:p>
          </table:table-cell>
          <table:table-cell table:formula="of:=0.5*[.LD12]*(([.LD6]-[.LC6])/([.LD1]-[.LC1]))^2" office:value-type="float" office:value="0.00000194692758419613" calcext:value-type="float">
            <text:p>1.94692758419613E-06</text:p>
          </table:table-cell>
          <table:table-cell table:formula="of:=0.5*[.LE12]*(([.LE6]-[.LD6])/([.LE1]-[.LD1]))^2" office:value-type="float" office:value="0.00000000536307180844109" calcext:value-type="float">
            <text:p>5.36307180844109E-09</text:p>
          </table:table-cell>
          <table:table-cell table:formula="of:=0.5*[.LF12]*(([.LF6]-[.LE6])/([.LF1]-[.LE1]))^2" office:value-type="float" office:value="0.0000000217692756931302" calcext:value-type="float">
            <text:p>2.17692756931302E-08</text:p>
          </table:table-cell>
          <table:table-cell table:formula="of:=0.5*[.LG12]*(([.LG6]-[.LF6])/([.LG1]-[.LF1]))^2" office:value-type="float" office:value="0.00000144629168682214" calcext:value-type="float">
            <text:p>1.44629168682214E-06</text:p>
          </table:table-cell>
          <table:table-cell table:formula="of:=0.5*[.LH12]*(([.LH6]-[.LG6])/([.LH1]-[.LG1]))^2" office:value-type="float" office:value="0.000000287043248645113" calcext:value-type="float">
            <text:p>2.87043248645113E-07</text:p>
          </table:table-cell>
          <table:table-cell table:formula="of:=0.5*[.LI12]*(([.LI6]-[.LH6])/([.LI1]-[.LH1]))^2" office:value-type="float" office:value="0.000000000497849392881994" calcext:value-type="float">
            <text:p>4.97849392881994E-10</text:p>
          </table:table-cell>
          <table:table-cell table:formula="of:=0.5*[.LJ12]*(([.LJ6]-[.LI6])/([.LJ1]-[.LI1]))^2" office:value-type="float" office:value="0.000000299507566591896" calcext:value-type="float">
            <text:p>2.99507566591896E-07</text:p>
          </table:table-cell>
          <table:table-cell table:formula="of:=0.5*[.LK12]*(([.LK6]-[.LJ6])/([.LK1]-[.LJ1]))^2" office:value-type="float" office:value="0.0000000334649874290989" calcext:value-type="float">
            <text:p>3.34649874290989E-08</text:p>
          </table:table-cell>
          <table:table-cell table:formula="of:=0.5*[.LL12]*(([.LL6]-[.LK6])/([.LL1]-[.LK1]))^2" office:value-type="float" office:value="0.000000000608265488989861" calcext:value-type="float">
            <text:p>6.08265488989861E-10</text:p>
          </table:table-cell>
          <table:table-cell table:formula="of:=0.5*[.LM12]*(([.LM6]-[.LL6])/([.LM1]-[.LL1]))^2" office:value-type="float" office:value="0.000000324229360494513" calcext:value-type="float">
            <text:p>3.24229360494513E-07</text:p>
          </table:table-cell>
          <table:table-cell table:formula="of:=0.5*[.LN12]*(([.LN6]-[.LM6])/([.LN1]-[.LM1]))^2" office:value-type="float" office:value="0.00000126179167181476" calcext:value-type="float">
            <text:p>1.26179167181476E-06</text:p>
          </table:table-cell>
          <table:table-cell table:formula="of:=0.5*[.LO12]*(([.LO6]-[.LN6])/([.LO1]-[.LN1]))^2" office:value-type="float" office:value="0.000000306744680043976" calcext:value-type="float">
            <text:p>3.06744680043976E-07</text:p>
          </table:table-cell>
          <table:table-cell table:formula="of:=0.5*[.LP12]*(([.LP6]-[.LO6])/([.LP1]-[.LO1]))^2" office:value-type="float" office:value="0.00000222746820888366" calcext:value-type="float">
            <text:p>2.22746820888366E-06</text:p>
          </table:table-cell>
          <table:table-cell table:formula="of:=0.5*[.LQ12]*(([.LQ6]-[.LP6])/([.LQ1]-[.LP1]))^2" office:value-type="float" office:value="0.00000438120302553381" calcext:value-type="float">
            <text:p>4.38120302553381E-06</text:p>
          </table:table-cell>
          <table:table-cell table:formula="of:=0.5*[.LR12]*(([.LR6]-[.LQ6])/([.LR1]-[.LQ1]))^2" office:value-type="float" office:value="0.000000457429326059157" calcext:value-type="float">
            <text:p>4.57429326059157E-07</text:p>
          </table:table-cell>
          <table:table-cell table:formula="of:=0.5*[.LS12]*(([.LS6]-[.LR6])/([.LS1]-[.LR1]))^2" office:value-type="float" office:value="0.000458661981505282" calcext:value-type="float">
            <text:p>0.000458661981505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LR13])" office:value-type="float" office:value="4.25731742879932" calcext:value-type="float">
            <text:p>4.25731742879932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LR14])" office:value-type="float" office:value="0.665700533456571" calcext:value-type="float">
            <text:p>0.665700533456571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4.92301796225589" calcext:value-type="float">
            <text:p>4.92301796225589</text:p>
          </table:table-cell>
          <table:table-cell table:formula="of:=[.B17]+[.C9]" office:value-type="float" office:value="8.56754019002219" calcext:value-type="float">
            <text:p>8.56754019002219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8:17:32.113746945</dc:date>
    <meta:editing-duration>PT32S</meta:editing-duration>
    <meta:editing-cycles>1</meta:editing-cycles>
    <meta:document-statistic meta:table-count="1" meta:cell-count="5180" meta:object-count="0"/>
    <meta:generator>LibreOffice/6.4.7.2$Linux_X86_64 LibreOffice_project/40$Build-2</meta:generator>
  </office:meta>
</office:document-meta>
</file>